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4.617cm" svg:y="0.1cm">
            <draw:object draw:notify-on-update-of-ranges="Лист1.A1:Лист1.A223 Лист1.B1:Лист1.B2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7.194cm" svg:y="0.1cm">
            <draw:object draw:notify-on-update-of-ranges="Лист1.K1:Лист1.K623 Лист1.L1:Лист1.L6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6.8165374" calcext:value-type="float">
            <text:p>6,8165374</text:p>
          </table:table-cell>
          <table:table-cell office:value-type="float" office:value="12.6976065" calcext:value-type="float">
            <text:p>12,6976065</text:p>
          </table:table-cell>
          <table:table-cell table:number-columns-repeated="8"/>
          <table:table-cell office:value-type="float" office:value="11.1165836" calcext:value-type="float">
            <text:p>11,1165836</text:p>
          </table:table-cell>
          <table:table-cell office:value-type="float" office:value="14.1029917" calcext:value-type="float">
            <text:p>14,1029917</text:p>
          </table:table-cell>
        </table:table-row>
        <table:table-row table:style-name="ro1">
          <table:table-cell office:value-type="float" office:value="4.5917532" calcext:value-type="float">
            <text:p>4,5917532</text:p>
          </table:table-cell>
          <table:table-cell office:value-type="float" office:value="6.3670565" calcext:value-type="float">
            <text:p>6,3670565</text:p>
          </table:table-cell>
          <table:table-cell table:number-columns-repeated="8"/>
          <table:table-cell office:value-type="float" office:value="10.6971306" calcext:value-type="float">
            <text:p>10,6971306</text:p>
          </table:table-cell>
          <table:table-cell office:value-type="float" office:value="14.4194323" calcext:value-type="float">
            <text:p>14,4194323</text:p>
          </table:table-cell>
        </table:table-row>
        <table:table-row table:style-name="ro1">
          <table:table-cell office:value-type="float" office:value="3.3718976" calcext:value-type="float">
            <text:p>3,3718976</text:p>
          </table:table-cell>
          <table:table-cell office:value-type="float" office:value="6.5275851" calcext:value-type="float">
            <text:p>6,5275851</text:p>
          </table:table-cell>
          <table:table-cell table:number-columns-repeated="8"/>
          <table:table-cell office:value-type="float" office:value="11.5294126" calcext:value-type="float">
            <text:p>11,5294126</text:p>
          </table:table-cell>
          <table:table-cell office:value-type="float" office:value="14.9986701" calcext:value-type="float">
            <text:p>14,9986701</text:p>
          </table:table-cell>
        </table:table-row>
        <table:table-row table:style-name="ro1">
          <table:table-cell office:value-type="float" office:value="7.2119604" calcext:value-type="float">
            <text:p>7,2119604</text:p>
          </table:table-cell>
          <table:table-cell office:value-type="float" office:value="12.0288522" calcext:value-type="float">
            <text:p>12,0288522</text:p>
          </table:table-cell>
          <table:table-cell table:number-columns-repeated="8"/>
          <table:table-cell office:value-type="float" office:value="22.172422" calcext:value-type="float">
            <text:p>22,172422</text:p>
          </table:table-cell>
          <table:table-cell office:value-type="float" office:value="24.2279216" calcext:value-type="float">
            <text:p>24,2279216</text:p>
          </table:table-cell>
        </table:table-row>
        <table:table-row table:style-name="ro1">
          <table:table-cell office:value-type="float" office:value="3.8471735" calcext:value-type="float">
            <text:p>3,8471735</text:p>
          </table:table-cell>
          <table:table-cell office:value-type="float" office:value="6.1225014" calcext:value-type="float">
            <text:p>6,1225014</text:p>
          </table:table-cell>
          <table:table-cell table:number-columns-repeated="8"/>
          <table:table-cell office:value-type="float" office:value="11.686865" calcext:value-type="float">
            <text:p>11,686865</text:p>
          </table:table-cell>
          <table:table-cell office:value-type="float" office:value="13.6353511" calcext:value-type="float">
            <text:p>13,6353511</text:p>
          </table:table-cell>
        </table:table-row>
        <table:table-row table:style-name="ro1">
          <table:table-cell office:value-type="float" office:value="7.0625947" calcext:value-type="float">
            <text:p>7,0625947</text:p>
          </table:table-cell>
          <table:table-cell office:value-type="float" office:value="12.5027093" calcext:value-type="float">
            <text:p>12,5027093</text:p>
          </table:table-cell>
          <table:table-cell table:number-columns-repeated="8"/>
          <table:table-cell office:value-type="float" office:value="10.2206658" calcext:value-type="float">
            <text:p>10,2206658</text:p>
          </table:table-cell>
          <table:table-cell office:value-type="float" office:value="16.1594838" calcext:value-type="float">
            <text:p>16,1594838</text:p>
          </table:table-cell>
        </table:table-row>
        <table:table-row table:style-name="ro1">
          <table:table-cell office:value-type="float" office:value="3.5237345" calcext:value-type="float">
            <text:p>3,5237345</text:p>
          </table:table-cell>
          <table:table-cell office:value-type="float" office:value="5.8044232" calcext:value-type="float">
            <text:p>5,8044232</text:p>
          </table:table-cell>
          <table:table-cell table:number-columns-repeated="8"/>
          <table:table-cell office:value-type="float" office:value="11.9541128" calcext:value-type="float">
            <text:p>11,9541128</text:p>
          </table:table-cell>
          <table:table-cell office:value-type="float" office:value="14.5577495" calcext:value-type="float">
            <text:p>14,5577495</text:p>
          </table:table-cell>
        </table:table-row>
        <table:table-row table:style-name="ro1">
          <table:table-cell office:value-type="float" office:value="3.7220073" calcext:value-type="float">
            <text:p>3,7220073</text:p>
          </table:table-cell>
          <table:table-cell office:value-type="float" office:value="6.3890818" calcext:value-type="float">
            <text:p>6,3890818</text:p>
          </table:table-cell>
          <table:table-cell table:number-columns-repeated="8"/>
          <table:table-cell office:value-type="float" office:value="15.6854171" calcext:value-type="float">
            <text:p>15,6854171</text:p>
          </table:table-cell>
          <table:table-cell office:value-type="float" office:value="23.3589346" calcext:value-type="float">
            <text:p>23,3589346</text:p>
          </table:table-cell>
        </table:table-row>
        <table:table-row table:style-name="ro1">
          <table:table-cell office:value-type="float" office:value="3.6908411" calcext:value-type="float">
            <text:p>3,6908411</text:p>
          </table:table-cell>
          <table:table-cell office:value-type="float" office:value="6.1332166" calcext:value-type="float">
            <text:p>6,1332166</text:p>
          </table:table-cell>
          <table:table-cell table:number-columns-repeated="8"/>
          <table:table-cell office:value-type="float" office:value="11.3958091" calcext:value-type="float">
            <text:p>11,3958091</text:p>
          </table:table-cell>
          <table:table-cell office:value-type="float" office:value="14.1584971" calcext:value-type="float">
            <text:p>14,1584971</text:p>
          </table:table-cell>
        </table:table-row>
        <table:table-row table:style-name="ro1">
          <table:table-cell office:value-type="float" office:value="5.0789911" calcext:value-type="float">
            <text:p>5,0789911</text:p>
          </table:table-cell>
          <table:table-cell office:value-type="float" office:value="6.0491137" calcext:value-type="float">
            <text:p>6,0491137</text:p>
          </table:table-cell>
          <table:table-cell table:number-columns-repeated="8"/>
          <table:table-cell office:value-type="float" office:value="10.9820546" calcext:value-type="float">
            <text:p>10,9820546</text:p>
          </table:table-cell>
          <table:table-cell office:value-type="float" office:value="14.454958" calcext:value-type="float">
            <text:p>14,454958</text:p>
          </table:table-cell>
        </table:table-row>
        <table:table-row table:style-name="ro1">
          <table:table-cell office:value-type="float" office:value="4.5628148" calcext:value-type="float">
            <text:p>4,5628148</text:p>
          </table:table-cell>
          <table:table-cell office:value-type="float" office:value="6.0726462" calcext:value-type="float">
            <text:p>6,0726462</text:p>
          </table:table-cell>
          <table:table-cell table:number-columns-repeated="8"/>
          <table:table-cell office:value-type="float" office:value="15.3540333" calcext:value-type="float">
            <text:p>15,3540333</text:p>
          </table:table-cell>
          <table:table-cell office:value-type="float" office:value="23.9794832" calcext:value-type="float">
            <text:p>23,9794832</text:p>
          </table:table-cell>
        </table:table-row>
        <table:table-row table:style-name="ro1">
          <table:table-cell office:value-type="float" office:value="3.9761909" calcext:value-type="float">
            <text:p>3,9761909</text:p>
          </table:table-cell>
          <table:table-cell office:value-type="float" office:value="5.6772897" calcext:value-type="float">
            <text:p>5,6772897</text:p>
          </table:table-cell>
          <table:table-cell table:number-columns-repeated="8"/>
          <table:table-cell office:value-type="float" office:value="11.7865111" calcext:value-type="float">
            <text:p>11,7865111</text:p>
          </table:table-cell>
          <table:table-cell office:value-type="float" office:value="14.9071454" calcext:value-type="float">
            <text:p>14,9071454</text:p>
          </table:table-cell>
        </table:table-row>
        <table:table-row table:style-name="ro1">
          <table:table-cell office:value-type="float" office:value="6.6107746" calcext:value-type="float">
            <text:p>6,6107746</text:p>
          </table:table-cell>
          <table:table-cell office:value-type="float" office:value="12.3683542" calcext:value-type="float">
            <text:p>12,3683542</text:p>
          </table:table-cell>
          <table:table-cell table:number-columns-repeated="8"/>
          <table:table-cell office:value-type="float" office:value="12.0772861" calcext:value-type="float">
            <text:p>12,0772861</text:p>
          </table:table-cell>
          <table:table-cell office:value-type="float" office:value="14.0340861" calcext:value-type="float">
            <text:p>14,0340861</text:p>
          </table:table-cell>
        </table:table-row>
        <table:table-row table:style-name="ro1">
          <table:table-cell office:value-type="float" office:value="4.8127478" calcext:value-type="float">
            <text:p>4,8127478</text:p>
          </table:table-cell>
          <table:table-cell office:value-type="float" office:value="5.8752393" calcext:value-type="float">
            <text:p>5,8752393</text:p>
          </table:table-cell>
          <table:table-cell table:number-columns-repeated="8"/>
          <table:table-cell office:value-type="float" office:value="12.2968283" calcext:value-type="float">
            <text:p>12,2968283</text:p>
          </table:table-cell>
          <table:table-cell office:value-type="float" office:value="14.4469716" calcext:value-type="float">
            <text:p>14,4469716</text:p>
          </table:table-cell>
        </table:table-row>
        <table:table-row table:style-name="ro1">
          <table:table-cell office:value-type="float" office:value="4.4808178" calcext:value-type="float">
            <text:p>4,4808178</text:p>
          </table:table-cell>
          <table:table-cell office:value-type="float" office:value="5.9823728" calcext:value-type="float">
            <text:p>5,9823728</text:p>
          </table:table-cell>
          <table:table-cell table:number-columns-repeated="8"/>
          <table:table-cell office:value-type="float" office:value="14.63571" calcext:value-type="float">
            <text:p>14,63571</text:p>
          </table:table-cell>
          <table:table-cell office:value-type="float" office:value="23.3060232" calcext:value-type="float">
            <text:p>23,3060232</text:p>
          </table:table-cell>
        </table:table-row>
        <table:table-row table:style-name="ro1">
          <table:table-cell office:value-type="float" office:value="3.3649368" calcext:value-type="float">
            <text:p>3,3649368</text:p>
          </table:table-cell>
          <table:table-cell office:value-type="float" office:value="5.8396" calcext:value-type="float">
            <text:p>5,8396</text:p>
          </table:table-cell>
          <table:table-cell table:number-columns-repeated="8"/>
          <table:table-cell office:value-type="float" office:value="11.5796635" calcext:value-type="float">
            <text:p>11,5796635</text:p>
          </table:table-cell>
          <table:table-cell office:value-type="float" office:value="15.5721294" calcext:value-type="float">
            <text:p>15,5721294</text:p>
          </table:table-cell>
        </table:table-row>
        <table:table-row table:style-name="ro1">
          <table:table-cell office:value-type="float" office:value="4.0410983" calcext:value-type="float">
            <text:p>4,0410983</text:p>
          </table:table-cell>
          <table:table-cell office:value-type="float" office:value="6.2433918" calcext:value-type="float">
            <text:p>6,2433918</text:p>
          </table:table-cell>
          <table:table-cell table:number-columns-repeated="8"/>
          <table:table-cell office:value-type="float" office:value="10.8763727" calcext:value-type="float">
            <text:p>10,8763727</text:p>
          </table:table-cell>
          <table:table-cell office:value-type="float" office:value="14.0650517" calcext:value-type="float">
            <text:p>14,0650517</text:p>
          </table:table-cell>
        </table:table-row>
        <table:table-row table:style-name="ro1">
          <table:table-cell office:value-type="float" office:value="8.4837936" calcext:value-type="float">
            <text:p>8,4837936</text:p>
          </table:table-cell>
          <table:table-cell office:value-type="float" office:value="12.5978545" calcext:value-type="float">
            <text:p>12,5978545</text:p>
          </table:table-cell>
          <table:table-cell table:number-columns-repeated="8"/>
          <table:table-cell office:value-type="float" office:value="12.174527" calcext:value-type="float">
            <text:p>12,174527</text:p>
          </table:table-cell>
          <table:table-cell office:value-type="float" office:value="15.1739449" calcext:value-type="float">
            <text:p>15,1739449</text:p>
          </table:table-cell>
        </table:table-row>
        <table:table-row table:style-name="ro1">
          <table:table-cell office:value-type="float" office:value="3.2434691" calcext:value-type="float">
            <text:p>3,2434691</text:p>
          </table:table-cell>
          <table:table-cell office:value-type="float" office:value="6.3451925" calcext:value-type="float">
            <text:p>6,3451925</text:p>
          </table:table-cell>
          <table:table-cell table:number-columns-repeated="8"/>
          <table:table-cell office:value-type="float" office:value="20.677202" calcext:value-type="float">
            <text:p>20,677202</text:p>
          </table:table-cell>
          <table:table-cell office:value-type="float" office:value="25.5657622" calcext:value-type="float">
            <text:p>25,5657622</text:p>
          </table:table-cell>
        </table:table-row>
        <table:table-row table:style-name="ro1">
          <table:table-cell office:value-type="float" office:value="7.189353" calcext:value-type="float">
            <text:p>7,189353</text:p>
          </table:table-cell>
          <table:table-cell office:value-type="float" office:value="12.4778674" calcext:value-type="float">
            <text:p>12,4778674</text:p>
          </table:table-cell>
          <table:table-cell table:number-columns-repeated="8"/>
          <table:table-cell office:value-type="float" office:value="11.8470443" calcext:value-type="float">
            <text:p>11,8470443</text:p>
          </table:table-cell>
          <table:table-cell office:value-type="float" office:value="14.5280639" calcext:value-type="float">
            <text:p>14,5280639</text:p>
          </table:table-cell>
        </table:table-row>
        <table:table-row table:style-name="ro1">
          <table:table-cell office:value-type="float" office:value="6.4899308" calcext:value-type="float">
            <text:p>6,4899308</text:p>
          </table:table-cell>
          <table:table-cell office:value-type="float" office:value="12.2496948" calcext:value-type="float">
            <text:p>12,2496948</text:p>
          </table:table-cell>
          <table:table-cell table:number-columns-repeated="8"/>
          <table:table-cell office:value-type="float" office:value="13.6058937" calcext:value-type="float">
            <text:p>13,6058937</text:p>
          </table:table-cell>
          <table:table-cell office:value-type="float" office:value="24.7488447" calcext:value-type="float">
            <text:p>24,7488447</text:p>
          </table:table-cell>
        </table:table-row>
        <table:table-row table:style-name="ro1">
          <table:table-cell office:value-type="float" office:value="6.7058305" calcext:value-type="float">
            <text:p>6,7058305</text:p>
          </table:table-cell>
          <table:table-cell office:value-type="float" office:value="11.8266423" calcext:value-type="float">
            <text:p>11,8266423</text:p>
          </table:table-cell>
          <table:table-cell table:number-columns-repeated="8"/>
          <table:table-cell office:value-type="float" office:value="12.4238593" calcext:value-type="float">
            <text:p>12,4238593</text:p>
          </table:table-cell>
          <table:table-cell office:value-type="float" office:value="14.1522352" calcext:value-type="float">
            <text:p>14,1522352</text:p>
          </table:table-cell>
        </table:table-row>
        <table:table-row table:style-name="ro1">
          <table:table-cell office:value-type="float" office:value="6.2779327" calcext:value-type="float">
            <text:p>6,2779327</text:p>
          </table:table-cell>
          <table:table-cell office:value-type="float" office:value="11.4649632" calcext:value-type="float">
            <text:p>11,4649632</text:p>
          </table:table-cell>
          <table:table-cell table:number-columns-repeated="8"/>
          <table:table-cell office:value-type="float" office:value="12.0082287" calcext:value-type="float">
            <text:p>12,0082287</text:p>
          </table:table-cell>
          <table:table-cell office:value-type="float" office:value="15.0324406" calcext:value-type="float">
            <text:p>15,0324406</text:p>
          </table:table-cell>
        </table:table-row>
        <table:table-row table:style-name="ro1">
          <table:table-cell office:value-type="float" office:value="4.4386972" calcext:value-type="float">
            <text:p>4,4386972</text:p>
          </table:table-cell>
          <table:table-cell office:value-type="float" office:value="6.0750262" calcext:value-type="float">
            <text:p>6,0750262</text:p>
          </table:table-cell>
          <table:table-cell table:number-columns-repeated="8"/>
          <table:table-cell office:value-type="float" office:value="12.6298508" calcext:value-type="float">
            <text:p>12,6298508</text:p>
          </table:table-cell>
          <table:table-cell office:value-type="float" office:value="13.807758" calcext:value-type="float">
            <text:p>13,807758</text:p>
          </table:table-cell>
        </table:table-row>
        <table:table-row table:style-name="ro1">
          <table:table-cell office:value-type="float" office:value="6.9600935" calcext:value-type="float">
            <text:p>6,9600935</text:p>
          </table:table-cell>
          <table:table-cell office:value-type="float" office:value="12.7403518" calcext:value-type="float">
            <text:p>12,7403518</text:p>
          </table:table-cell>
          <table:table-cell table:number-columns-repeated="8"/>
          <table:table-cell office:value-type="float" office:value="11.787478" calcext:value-type="float">
            <text:p>11,787478</text:p>
          </table:table-cell>
          <table:table-cell office:value-type="float" office:value="14.2409339" calcext:value-type="float">
            <text:p>14,2409339</text:p>
          </table:table-cell>
        </table:table-row>
        <table:table-row table:style-name="ro1">
          <table:table-cell office:value-type="float" office:value="3.8209512" calcext:value-type="float">
            <text:p>3,8209512</text:p>
          </table:table-cell>
          <table:table-cell office:value-type="float" office:value="5.5542061" calcext:value-type="float">
            <text:p>5,5542061</text:p>
          </table:table-cell>
          <table:table-cell table:number-columns-repeated="8"/>
          <table:table-cell office:value-type="float" office:value="15.3274679" calcext:value-type="float">
            <text:p>15,3274679</text:p>
          </table:table-cell>
          <table:table-cell office:value-type="float" office:value="23.7596841" calcext:value-type="float">
            <text:p>23,7596841</text:p>
          </table:table-cell>
        </table:table-row>
        <table:table-row table:style-name="ro1">
          <table:table-cell office:value-type="float" office:value="3.9166485" calcext:value-type="float">
            <text:p>3,9166485</text:p>
          </table:table-cell>
          <table:table-cell office:value-type="float" office:value="6.4147538" calcext:value-type="float">
            <text:p>6,4147538</text:p>
          </table:table-cell>
          <table:table-cell table:number-columns-repeated="8"/>
          <table:table-cell office:value-type="float" office:value="10.9977545" calcext:value-type="float">
            <text:p>10,9977545</text:p>
          </table:table-cell>
          <table:table-cell office:value-type="float" office:value="13.003092" calcext:value-type="float">
            <text:p>13,003092</text:p>
          </table:table-cell>
        </table:table-row>
        <table:table-row table:style-name="ro1">
          <table:table-cell office:value-type="float" office:value="4.1849127" calcext:value-type="float">
            <text:p>4,1849127</text:p>
          </table:table-cell>
          <table:table-cell office:value-type="float" office:value="6.635873" calcext:value-type="float">
            <text:p>6,635873</text:p>
          </table:table-cell>
          <table:table-cell table:number-columns-repeated="8"/>
          <table:table-cell office:value-type="float" office:value="10.044393" calcext:value-type="float">
            <text:p>10,044393</text:p>
          </table:table-cell>
          <table:table-cell office:value-type="float" office:value="15.6897847" calcext:value-type="float">
            <text:p>15,6897847</text:p>
          </table:table-cell>
        </table:table-row>
        <table:table-row table:style-name="ro1">
          <table:table-cell office:value-type="float" office:value="4.3853119" calcext:value-type="float">
            <text:p>4,3853119</text:p>
          </table:table-cell>
          <table:table-cell office:value-type="float" office:value="6.318272" calcext:value-type="float">
            <text:p>6,318272</text:p>
          </table:table-cell>
          <table:table-cell table:number-columns-repeated="8"/>
          <table:table-cell office:value-type="float" office:value="11.4215829" calcext:value-type="float">
            <text:p>11,4215829</text:p>
          </table:table-cell>
          <table:table-cell office:value-type="float" office:value="15.7641637" calcext:value-type="float">
            <text:p>15,7641637</text:p>
          </table:table-cell>
        </table:table-row>
        <table:table-row table:style-name="ro1">
          <table:table-cell office:value-type="float" office:value="6.3108066" calcext:value-type="float">
            <text:p>6,3108066</text:p>
          </table:table-cell>
          <table:table-cell office:value-type="float" office:value="12.1382904" calcext:value-type="float">
            <text:p>12,1382904</text:p>
          </table:table-cell>
          <table:table-cell table:number-columns-repeated="8"/>
          <table:table-cell office:value-type="float" office:value="14.3219369" calcext:value-type="float">
            <text:p>14,3219369</text:p>
          </table:table-cell>
          <table:table-cell office:value-type="float" office:value="23.7213624" calcext:value-type="float">
            <text:p>23,7213624</text:p>
          </table:table-cell>
        </table:table-row>
        <table:table-row table:style-name="ro1">
          <table:table-cell office:value-type="float" office:value="7.5950877" calcext:value-type="float">
            <text:p>7,5950877</text:p>
          </table:table-cell>
          <table:table-cell office:value-type="float" office:value="12.6190696" calcext:value-type="float">
            <text:p>12,6190696</text:p>
          </table:table-cell>
          <table:table-cell table:number-columns-repeated="8"/>
          <table:table-cell office:value-type="float" office:value="12.682663" calcext:value-type="float">
            <text:p>12,682663</text:p>
          </table:table-cell>
          <table:table-cell office:value-type="float" office:value="15.3411394" calcext:value-type="float">
            <text:p>15,3411394</text:p>
          </table:table-cell>
        </table:table-row>
        <table:table-row table:style-name="ro1">
          <table:table-cell office:value-type="float" office:value="4.1995432" calcext:value-type="float">
            <text:p>4,1995432</text:p>
          </table:table-cell>
          <table:table-cell office:value-type="float" office:value="6.0140662" calcext:value-type="float">
            <text:p>6,0140662</text:p>
          </table:table-cell>
          <table:table-cell table:number-columns-repeated="8"/>
          <table:table-cell office:value-type="float" office:value="21.4075233" calcext:value-type="float">
            <text:p>21,4075233</text:p>
          </table:table-cell>
          <table:table-cell office:value-type="float" office:value="24.5295223" calcext:value-type="float">
            <text:p>24,5295223</text:p>
          </table:table-cell>
        </table:table-row>
        <table:table-row table:style-name="ro1">
          <table:table-cell office:value-type="float" office:value="3.1205314" calcext:value-type="float">
            <text:p>3,1205314</text:p>
          </table:table-cell>
          <table:table-cell office:value-type="float" office:value="5.5700617" calcext:value-type="float">
            <text:p>5,5700617</text:p>
          </table:table-cell>
          <table:table-cell table:number-columns-repeated="8"/>
          <table:table-cell office:value-type="float" office:value="14.4740788" calcext:value-type="float">
            <text:p>14,4740788</text:p>
          </table:table-cell>
          <table:table-cell office:value-type="float" office:value="23.533963" calcext:value-type="float">
            <text:p>23,533963</text:p>
          </table:table-cell>
        </table:table-row>
        <table:table-row table:style-name="ro1">
          <table:table-cell office:value-type="float" office:value="7.119378" calcext:value-type="float">
            <text:p>7,119378</text:p>
          </table:table-cell>
          <table:table-cell office:value-type="float" office:value="11.7026587" calcext:value-type="float">
            <text:p>11,7026587</text:p>
          </table:table-cell>
          <table:table-cell table:number-columns-repeated="8"/>
          <table:table-cell office:value-type="float" office:value="11.894513" calcext:value-type="float">
            <text:p>11,894513</text:p>
          </table:table-cell>
          <table:table-cell office:value-type="float" office:value="14.439439" calcext:value-type="float">
            <text:p>14,439439</text:p>
          </table:table-cell>
        </table:table-row>
        <table:table-row table:style-name="ro1">
          <table:table-cell office:value-type="float" office:value="3.0983143" calcext:value-type="float">
            <text:p>3,0983143</text:p>
          </table:table-cell>
          <table:table-cell office:value-type="float" office:value="6.3067308" calcext:value-type="float">
            <text:p>6,3067308</text:p>
          </table:table-cell>
          <table:table-cell table:number-columns-repeated="8"/>
          <table:table-cell office:value-type="float" office:value="10.862795" calcext:value-type="float">
            <text:p>10,862795</text:p>
          </table:table-cell>
          <table:table-cell office:value-type="float" office:value="14.3945414" calcext:value-type="float">
            <text:p>14,3945414</text:p>
          </table:table-cell>
        </table:table-row>
        <table:table-row table:style-name="ro1">
          <table:table-cell office:value-type="float" office:value="7.4308695" calcext:value-type="float">
            <text:p>7,4308695</text:p>
          </table:table-cell>
          <table:table-cell office:value-type="float" office:value="11.813578" calcext:value-type="float">
            <text:p>11,813578</text:p>
          </table:table-cell>
          <table:table-cell table:number-columns-repeated="8"/>
          <table:table-cell office:value-type="float" office:value="11.627048" calcext:value-type="float">
            <text:p>11,627048</text:p>
          </table:table-cell>
          <table:table-cell office:value-type="float" office:value="13.8833309" calcext:value-type="float">
            <text:p>13,8833309</text:p>
          </table:table-cell>
        </table:table-row>
        <table:table-row table:style-name="ro1">
          <table:table-cell office:value-type="float" office:value="3.867747" calcext:value-type="float">
            <text:p>3,867747</text:p>
          </table:table-cell>
          <table:table-cell office:value-type="float" office:value="5.6157075" calcext:value-type="float">
            <text:p>5,6157075</text:p>
          </table:table-cell>
          <table:table-cell table:number-columns-repeated="8"/>
          <table:table-cell office:value-type="float" office:value="11.8206637" calcext:value-type="float">
            <text:p>11,8206637</text:p>
          </table:table-cell>
          <table:table-cell office:value-type="float" office:value="14.0777294" calcext:value-type="float">
            <text:p>14,0777294</text:p>
          </table:table-cell>
        </table:table-row>
        <table:table-row table:style-name="ro1">
          <table:table-cell office:value-type="float" office:value="3.8584375" calcext:value-type="float">
            <text:p>3,8584375</text:p>
          </table:table-cell>
          <table:table-cell office:value-type="float" office:value="5.2939373" calcext:value-type="float">
            <text:p>5,2939373</text:p>
          </table:table-cell>
          <table:table-cell table:number-columns-repeated="8"/>
          <table:table-cell office:value-type="float" office:value="12.5524444" calcext:value-type="float">
            <text:p>12,5524444</text:p>
          </table:table-cell>
          <table:table-cell office:value-type="float" office:value="13.8347839" calcext:value-type="float">
            <text:p>13,8347839</text:p>
          </table:table-cell>
        </table:table-row>
        <table:table-row table:style-name="ro1">
          <table:table-cell office:value-type="float" office:value="3.5828954" calcext:value-type="float">
            <text:p>3,5828954</text:p>
          </table:table-cell>
          <table:table-cell office:value-type="float" office:value="6.137847" calcext:value-type="float">
            <text:p>6,137847</text:p>
          </table:table-cell>
          <table:table-cell table:number-columns-repeated="8"/>
          <table:table-cell office:value-type="float" office:value="11.7622595" calcext:value-type="float">
            <text:p>11,7622595</text:p>
          </table:table-cell>
          <table:table-cell office:value-type="float" office:value="14.9853232" calcext:value-type="float">
            <text:p>14,9853232</text:p>
          </table:table-cell>
        </table:table-row>
        <table:table-row table:style-name="ro1">
          <table:table-cell office:value-type="float" office:value="5.8444073" calcext:value-type="float">
            <text:p>5,8444073</text:p>
          </table:table-cell>
          <table:table-cell office:value-type="float" office:value="12.6155225" calcext:value-type="float">
            <text:p>12,6155225</text:p>
          </table:table-cell>
          <table:table-cell table:number-columns-repeated="8"/>
          <table:table-cell office:value-type="float" office:value="11.1992543" calcext:value-type="float">
            <text:p>11,1992543</text:p>
          </table:table-cell>
          <table:table-cell office:value-type="float" office:value="15.6218154" calcext:value-type="float">
            <text:p>15,6218154</text:p>
          </table:table-cell>
        </table:table-row>
        <table:table-row table:style-name="ro1">
          <table:table-cell office:value-type="float" office:value="6.6485294" calcext:value-type="float">
            <text:p>6,6485294</text:p>
          </table:table-cell>
          <table:table-cell office:value-type="float" office:value="12.6593794" calcext:value-type="float">
            <text:p>12,6593794</text:p>
          </table:table-cell>
          <table:table-cell table:number-columns-repeated="8"/>
          <table:table-cell office:value-type="float" office:value="11.9379034" calcext:value-type="float">
            <text:p>11,9379034</text:p>
          </table:table-cell>
          <table:table-cell office:value-type="float" office:value="13.9561934" calcext:value-type="float">
            <text:p>13,9561934</text:p>
          </table:table-cell>
        </table:table-row>
        <table:table-row table:style-name="ro1">
          <table:table-cell office:value-type="float" office:value="5.9985779" calcext:value-type="float">
            <text:p>5,9985779</text:p>
          </table:table-cell>
          <table:table-cell office:value-type="float" office:value="12.3805728" calcext:value-type="float">
            <text:p>12,3805728</text:p>
          </table:table-cell>
          <table:table-cell table:number-columns-repeated="8"/>
          <table:table-cell office:value-type="float" office:value="12.9907848" calcext:value-type="float">
            <text:p>12,9907848</text:p>
          </table:table-cell>
          <table:table-cell office:value-type="float" office:value="14.0958722" calcext:value-type="float">
            <text:p>14,0958722</text:p>
          </table:table-cell>
        </table:table-row>
        <table:table-row table:style-name="ro1">
          <table:table-cell office:value-type="float" office:value="6.8120654" calcext:value-type="float">
            <text:p>6,8120654</text:p>
          </table:table-cell>
          <table:table-cell office:value-type="float" office:value="12.025675" calcext:value-type="float">
            <text:p>12,025675</text:p>
          </table:table-cell>
          <table:table-cell table:number-columns-repeated="8"/>
          <table:table-cell office:value-type="float" office:value="10.7928009" calcext:value-type="float">
            <text:p>10,7928009</text:p>
          </table:table-cell>
          <table:table-cell office:value-type="float" office:value="14.7157205" calcext:value-type="float">
            <text:p>14,7157205</text:p>
          </table:table-cell>
        </table:table-row>
        <table:table-row table:style-name="ro1">
          <table:table-cell office:value-type="float" office:value="6.3364429" calcext:value-type="float">
            <text:p>6,3364429</text:p>
          </table:table-cell>
          <table:table-cell office:value-type="float" office:value="12.5041112" calcext:value-type="float">
            <text:p>12,5041112</text:p>
          </table:table-cell>
          <table:table-cell table:number-columns-repeated="8"/>
          <table:table-cell office:value-type="float" office:value="20.8834676" calcext:value-type="float">
            <text:p>20,8834676</text:p>
          </table:table-cell>
          <table:table-cell office:value-type="float" office:value="25.6198073" calcext:value-type="float">
            <text:p>25,6198073</text:p>
          </table:table-cell>
        </table:table-row>
        <table:table-row table:style-name="ro1">
          <table:table-cell office:value-type="float" office:value="6.4183497" calcext:value-type="float">
            <text:p>6,4183497</text:p>
          </table:table-cell>
          <table:table-cell office:value-type="float" office:value="12.179554" calcext:value-type="float">
            <text:p>12,179554</text:p>
          </table:table-cell>
          <table:table-cell table:number-columns-repeated="8"/>
          <table:table-cell office:value-type="float" office:value="11.8480003" calcext:value-type="float">
            <text:p>11,8480003</text:p>
          </table:table-cell>
          <table:table-cell office:value-type="float" office:value="13.9858384" calcext:value-type="float">
            <text:p>13,9858384</text:p>
          </table:table-cell>
        </table:table-row>
        <table:table-row table:style-name="ro1">
          <table:table-cell office:value-type="float" office:value="4.6127713" calcext:value-type="float">
            <text:p>4,6127713</text:p>
          </table:table-cell>
          <table:table-cell office:value-type="float" office:value="5.7919748" calcext:value-type="float">
            <text:p>5,7919748</text:p>
          </table:table-cell>
          <table:table-cell table:number-columns-repeated="8"/>
          <table:table-cell office:value-type="float" office:value="10.967154" calcext:value-type="float">
            <text:p>10,967154</text:p>
          </table:table-cell>
          <table:table-cell office:value-type="float" office:value="14.4972867" calcext:value-type="float">
            <text:p>14,4972867</text:p>
          </table:table-cell>
        </table:table-row>
        <table:table-row table:style-name="ro1">
          <table:table-cell office:value-type="float" office:value="6.8404005" calcext:value-type="float">
            <text:p>6,8404005</text:p>
          </table:table-cell>
          <table:table-cell office:value-type="float" office:value="12.3073165" calcext:value-type="float">
            <text:p>12,3073165</text:p>
          </table:table-cell>
          <table:table-cell table:number-columns-repeated="8"/>
          <table:table-cell office:value-type="float" office:value="14.524529" calcext:value-type="float">
            <text:p>14,524529</text:p>
          </table:table-cell>
          <table:table-cell office:value-type="float" office:value="22.3586464" calcext:value-type="float">
            <text:p>22,3586464</text:p>
          </table:table-cell>
        </table:table-row>
        <table:table-row table:style-name="ro1">
          <table:table-cell office:value-type="float" office:value="3.4870242" calcext:value-type="float">
            <text:p>3,4870242</text:p>
          </table:table-cell>
          <table:table-cell office:value-type="float" office:value="5.6617462" calcext:value-type="float">
            <text:p>5,6617462</text:p>
          </table:table-cell>
          <table:table-cell table:number-columns-repeated="8"/>
          <table:table-cell office:value-type="float" office:value="12.1622894" calcext:value-type="float">
            <text:p>12,1622894</text:p>
          </table:table-cell>
          <table:table-cell office:value-type="float" office:value="14.4193087" calcext:value-type="float">
            <text:p>14,4193087</text:p>
          </table:table-cell>
        </table:table-row>
        <table:table-row table:style-name="ro1">
          <table:table-cell office:value-type="float" office:value="3.7415606" calcext:value-type="float">
            <text:p>3,7415606</text:p>
          </table:table-cell>
          <table:table-cell office:value-type="float" office:value="6.1855119" calcext:value-type="float">
            <text:p>6,1855119</text:p>
          </table:table-cell>
          <table:table-cell table:number-columns-repeated="8"/>
          <table:table-cell office:value-type="float" office:value="10.5130697" calcext:value-type="float">
            <text:p>10,5130697</text:p>
          </table:table-cell>
          <table:table-cell office:value-type="float" office:value="13.4411232" calcext:value-type="float">
            <text:p>13,4411232</text:p>
          </table:table-cell>
        </table:table-row>
        <table:table-row table:style-name="ro1">
          <table:table-cell office:value-type="float" office:value="2.2041051" calcext:value-type="float">
            <text:p>2,2041051</text:p>
          </table:table-cell>
          <table:table-cell office:value-type="float" office:value="6.6768364" calcext:value-type="float">
            <text:p>6,6768364</text:p>
          </table:table-cell>
          <table:table-cell table:number-columns-repeated="8"/>
          <table:table-cell office:value-type="float" office:value="14.3619256" calcext:value-type="float">
            <text:p>14,3619256</text:p>
          </table:table-cell>
          <table:table-cell office:value-type="float" office:value="24.1156115" calcext:value-type="float">
            <text:p>24,1156115</text:p>
          </table:table-cell>
        </table:table-row>
        <table:table-row table:style-name="ro1">
          <table:table-cell office:value-type="float" office:value="4.182129" calcext:value-type="float">
            <text:p>4,182129</text:p>
          </table:table-cell>
          <table:table-cell office:value-type="float" office:value="6.355851" calcext:value-type="float">
            <text:p>6,355851</text:p>
          </table:table-cell>
          <table:table-cell table:number-columns-repeated="8"/>
          <table:table-cell office:value-type="float" office:value="21.1592668" calcext:value-type="float">
            <text:p>21,1592668</text:p>
          </table:table-cell>
          <table:table-cell office:value-type="float" office:value="25.085443" calcext:value-type="float">
            <text:p>25,085443</text:p>
          </table:table-cell>
        </table:table-row>
        <table:table-row table:style-name="ro1">
          <table:table-cell office:value-type="float" office:value="7.7362391" calcext:value-type="float">
            <text:p>7,7362391</text:p>
          </table:table-cell>
          <table:table-cell office:value-type="float" office:value="12.7337379" calcext:value-type="float">
            <text:p>12,7337379</text:p>
          </table:table-cell>
          <table:table-cell table:number-columns-repeated="8"/>
          <table:table-cell office:value-type="float" office:value="10.6917534" calcext:value-type="float">
            <text:p>10,6917534</text:p>
          </table:table-cell>
          <table:table-cell office:value-type="float" office:value="15.9363347" calcext:value-type="float">
            <text:p>15,9363347</text:p>
          </table:table-cell>
        </table:table-row>
        <table:table-row table:style-name="ro1">
          <table:table-cell office:value-type="float" office:value="3.6910258" calcext:value-type="float">
            <text:p>3,6910258</text:p>
          </table:table-cell>
          <table:table-cell office:value-type="float" office:value="5.3097123" calcext:value-type="float">
            <text:p>5,3097123</text:p>
          </table:table-cell>
          <table:table-cell table:number-columns-repeated="8"/>
          <table:table-cell office:value-type="float" office:value="12.5711689" calcext:value-type="float">
            <text:p>12,5711689</text:p>
          </table:table-cell>
          <table:table-cell office:value-type="float" office:value="14.4795698" calcext:value-type="float">
            <text:p>14,4795698</text:p>
          </table:table-cell>
        </table:table-row>
        <table:table-row table:style-name="ro1">
          <table:table-cell office:value-type="float" office:value="7.3703687" calcext:value-type="float">
            <text:p>7,3703687</text:p>
          </table:table-cell>
          <table:table-cell office:value-type="float" office:value="11.954758" calcext:value-type="float">
            <text:p>11,954758</text:p>
          </table:table-cell>
          <table:table-cell table:number-columns-repeated="8"/>
          <table:table-cell office:value-type="float" office:value="11.8058088" calcext:value-type="float">
            <text:p>11,8058088</text:p>
          </table:table-cell>
          <table:table-cell office:value-type="float" office:value="15.5965925" calcext:value-type="float">
            <text:p>15,5965925</text:p>
          </table:table-cell>
        </table:table-row>
        <table:table-row table:style-name="ro1">
          <table:table-cell office:value-type="float" office:value="6.1340091" calcext:value-type="float">
            <text:p>6,1340091</text:p>
          </table:table-cell>
          <table:table-cell office:value-type="float" office:value="12.826658" calcext:value-type="float">
            <text:p>12,826658</text:p>
          </table:table-cell>
          <table:table-cell table:number-columns-repeated="8"/>
          <table:table-cell office:value-type="float" office:value="15.3066982" calcext:value-type="float">
            <text:p>15,3066982</text:p>
          </table:table-cell>
          <table:table-cell office:value-type="float" office:value="22.9713893" calcext:value-type="float">
            <text:p>22,9713893</text:p>
          </table:table-cell>
        </table:table-row>
        <table:table-row table:style-name="ro1">
          <table:table-cell office:value-type="float" office:value="5.0737105" calcext:value-type="float">
            <text:p>5,0737105</text:p>
          </table:table-cell>
          <table:table-cell office:value-type="float" office:value="6.0829993" calcext:value-type="float">
            <text:p>6,0829993</text:p>
          </table:table-cell>
          <table:table-cell table:number-columns-repeated="8"/>
          <table:table-cell office:value-type="float" office:value="10.7849113" calcext:value-type="float">
            <text:p>10,7849113</text:p>
          </table:table-cell>
          <table:table-cell office:value-type="float" office:value="15.2659752" calcext:value-type="float">
            <text:p>15,2659752</text:p>
          </table:table-cell>
        </table:table-row>
        <table:table-row table:style-name="ro1">
          <table:table-cell office:value-type="float" office:value="5.5290704" calcext:value-type="float">
            <text:p>5,5290704</text:p>
          </table:table-cell>
          <table:table-cell office:value-type="float" office:value="6.3370952" calcext:value-type="float">
            <text:p>6,3370952</text:p>
          </table:table-cell>
          <table:table-cell table:number-columns-repeated="8"/>
          <table:table-cell office:value-type="float" office:value="12.4819076" calcext:value-type="float">
            <text:p>12,4819076</text:p>
          </table:table-cell>
          <table:table-cell office:value-type="float" office:value="14.2847808" calcext:value-type="float">
            <text:p>14,2847808</text:p>
          </table:table-cell>
        </table:table-row>
        <table:table-row table:style-name="ro1">
          <table:table-cell office:value-type="float" office:value="6.6765541" calcext:value-type="float">
            <text:p>6,6765541</text:p>
          </table:table-cell>
          <table:table-cell office:value-type="float" office:value="12.0231751" calcext:value-type="float">
            <text:p>12,0231751</text:p>
          </table:table-cell>
          <table:table-cell table:number-columns-repeated="8"/>
          <table:table-cell office:value-type="float" office:value="14.3682196" calcext:value-type="float">
            <text:p>14,3682196</text:p>
          </table:table-cell>
          <table:table-cell office:value-type="float" office:value="22.0775014" calcext:value-type="float">
            <text:p>22,0775014</text:p>
          </table:table-cell>
        </table:table-row>
        <table:table-row table:style-name="ro1">
          <table:table-cell office:value-type="float" office:value="4.3818931" calcext:value-type="float">
            <text:p>4,3818931</text:p>
          </table:table-cell>
          <table:table-cell office:value-type="float" office:value="6.2113485" calcext:value-type="float">
            <text:p>6,2113485</text:p>
          </table:table-cell>
          <table:table-cell table:number-columns-repeated="8"/>
          <table:table-cell office:value-type="float" office:value="20.8337489" calcext:value-type="float">
            <text:p>20,8337489</text:p>
          </table:table-cell>
          <table:table-cell office:value-type="float" office:value="24.713563" calcext:value-type="float">
            <text:p>24,713563</text:p>
          </table:table-cell>
        </table:table-row>
        <table:table-row table:style-name="ro1">
          <table:table-cell office:value-type="float" office:value="8.0264084" calcext:value-type="float">
            <text:p>8,0264084</text:p>
          </table:table-cell>
          <table:table-cell office:value-type="float" office:value="12.6086112" calcext:value-type="float">
            <text:p>12,6086112</text:p>
          </table:table-cell>
          <table:table-cell table:number-columns-repeated="8"/>
          <table:table-cell office:value-type="float" office:value="12.5141455" calcext:value-type="float">
            <text:p>12,5141455</text:p>
          </table:table-cell>
          <table:table-cell office:value-type="float" office:value="13.8535424" calcext:value-type="float">
            <text:p>13,8535424</text:p>
          </table:table-cell>
        </table:table-row>
        <table:table-row table:style-name="ro1">
          <table:table-cell office:value-type="float" office:value="6.5223835" calcext:value-type="float">
            <text:p>6,5223835</text:p>
          </table:table-cell>
          <table:table-cell office:value-type="float" office:value="12.2566877" calcext:value-type="float">
            <text:p>12,2566877</text:p>
          </table:table-cell>
          <table:table-cell table:number-columns-repeated="8"/>
          <table:table-cell office:value-type="float" office:value="11.9644194" calcext:value-type="float">
            <text:p>11,9644194</text:p>
          </table:table-cell>
          <table:table-cell office:value-type="float" office:value="14.1937073" calcext:value-type="float">
            <text:p>14,1937073</text:p>
          </table:table-cell>
        </table:table-row>
        <table:table-row table:style-name="ro1">
          <table:table-cell office:value-type="float" office:value="6.0395902" calcext:value-type="float">
            <text:p>6,0395902</text:p>
          </table:table-cell>
          <table:table-cell office:value-type="float" office:value="12.4695212" calcext:value-type="float">
            <text:p>12,4695212</text:p>
          </table:table-cell>
          <table:table-cell table:number-columns-repeated="8"/>
          <table:table-cell office:value-type="float" office:value="15.33827" calcext:value-type="float">
            <text:p>15,33827</text:p>
          </table:table-cell>
          <table:table-cell office:value-type="float" office:value="24.8171514" calcext:value-type="float">
            <text:p>24,8171514</text:p>
          </table:table-cell>
        </table:table-row>
        <table:table-row table:style-name="ro1">
          <table:table-cell office:value-type="float" office:value="3.9376238" calcext:value-type="float">
            <text:p>3,9376238</text:p>
          </table:table-cell>
          <table:table-cell office:value-type="float" office:value="6.2523969" calcext:value-type="float">
            <text:p>6,2523969</text:p>
          </table:table-cell>
          <table:table-cell table:number-columns-repeated="8"/>
          <table:table-cell office:value-type="float" office:value="20.2047393" calcext:value-type="float">
            <text:p>20,2047393</text:p>
          </table:table-cell>
          <table:table-cell office:value-type="float" office:value="25.454529" calcext:value-type="float">
            <text:p>25,454529</text:p>
          </table:table-cell>
        </table:table-row>
        <table:table-row table:style-name="ro1">
          <table:table-cell office:value-type="float" office:value="5.735486" calcext:value-type="float">
            <text:p>5,735486</text:p>
          </table:table-cell>
          <table:table-cell office:value-type="float" office:value="12.4108415" calcext:value-type="float">
            <text:p>12,4108415</text:p>
          </table:table-cell>
          <table:table-cell table:number-columns-repeated="8"/>
          <table:table-cell office:value-type="float" office:value="21.7720574" calcext:value-type="float">
            <text:p>21,7720574</text:p>
          </table:table-cell>
          <table:table-cell office:value-type="float" office:value="24.2766081" calcext:value-type="float">
            <text:p>24,2766081</text:p>
          </table:table-cell>
        </table:table-row>
        <table:table-row table:style-name="ro1">
          <table:table-cell office:value-type="float" office:value="6.4368875" calcext:value-type="float">
            <text:p>6,4368875</text:p>
          </table:table-cell>
          <table:table-cell office:value-type="float" office:value="12.1056512" calcext:value-type="float">
            <text:p>12,1056512</text:p>
          </table:table-cell>
          <table:table-cell table:number-columns-repeated="8"/>
          <table:table-cell office:value-type="float" office:value="10.9563882" calcext:value-type="float">
            <text:p>10,9563882</text:p>
          </table:table-cell>
          <table:table-cell office:value-type="float" office:value="14.3653335" calcext:value-type="float">
            <text:p>14,3653335</text:p>
          </table:table-cell>
        </table:table-row>
        <table:table-row table:style-name="ro1">
          <table:table-cell office:value-type="float" office:value="2.8592643" calcext:value-type="float">
            <text:p>2,8592643</text:p>
          </table:table-cell>
          <table:table-cell office:value-type="float" office:value="6.253253" calcext:value-type="float">
            <text:p>6,253253</text:p>
          </table:table-cell>
          <table:table-cell table:number-columns-repeated="8"/>
          <table:table-cell office:value-type="float" office:value="11.1801565" calcext:value-type="float">
            <text:p>11,1801565</text:p>
          </table:table-cell>
          <table:table-cell office:value-type="float" office:value="14.3406702" calcext:value-type="float">
            <text:p>14,3406702</text:p>
          </table:table-cell>
        </table:table-row>
        <table:table-row table:style-name="ro1">
          <table:table-cell office:value-type="float" office:value="7.419195" calcext:value-type="float">
            <text:p>7,419195</text:p>
          </table:table-cell>
          <table:table-cell office:value-type="float" office:value="13.0042192" calcext:value-type="float">
            <text:p>13,0042192</text:p>
          </table:table-cell>
          <table:table-cell table:number-columns-repeated="8"/>
          <table:table-cell office:value-type="float" office:value="12.1047741" calcext:value-type="float">
            <text:p>12,1047741</text:p>
          </table:table-cell>
          <table:table-cell office:value-type="float" office:value="14.1921931" calcext:value-type="float">
            <text:p>14,1921931</text:p>
          </table:table-cell>
        </table:table-row>
        <table:table-row table:style-name="ro1">
          <table:table-cell office:value-type="float" office:value="2.8483952" calcext:value-type="float">
            <text:p>2,8483952</text:p>
          </table:table-cell>
          <table:table-cell office:value-type="float" office:value="6.3700966" calcext:value-type="float">
            <text:p>6,3700966</text:p>
          </table:table-cell>
          <table:table-cell table:number-columns-repeated="8"/>
          <table:table-cell office:value-type="float" office:value="11.2848772" calcext:value-type="float">
            <text:p>11,2848772</text:p>
          </table:table-cell>
          <table:table-cell office:value-type="float" office:value="15.1047664" calcext:value-type="float">
            <text:p>15,1047664</text:p>
          </table:table-cell>
        </table:table-row>
        <table:table-row table:style-name="ro1">
          <table:table-cell office:value-type="float" office:value="3.6696525" calcext:value-type="float">
            <text:p>3,6696525</text:p>
          </table:table-cell>
          <table:table-cell office:value-type="float" office:value="6.1281851" calcext:value-type="float">
            <text:p>6,1281851</text:p>
          </table:table-cell>
          <table:table-cell table:number-columns-repeated="8"/>
          <table:table-cell office:value-type="float" office:value="12.4257829" calcext:value-type="float">
            <text:p>12,4257829</text:p>
          </table:table-cell>
          <table:table-cell office:value-type="float" office:value="14.5522221" calcext:value-type="float">
            <text:p>14,5522221</text:p>
          </table:table-cell>
        </table:table-row>
        <table:table-row table:style-name="ro1">
          <table:table-cell office:value-type="float" office:value="4.1224868" calcext:value-type="float">
            <text:p>4,1224868</text:p>
          </table:table-cell>
          <table:table-cell office:value-type="float" office:value="5.8516133" calcext:value-type="float">
            <text:p>5,8516133</text:p>
          </table:table-cell>
          <table:table-cell table:number-columns-repeated="8"/>
          <table:table-cell office:value-type="float" office:value="10.162318" calcext:value-type="float">
            <text:p>10,162318</text:p>
          </table:table-cell>
          <table:table-cell office:value-type="float" office:value="15.6731132" calcext:value-type="float">
            <text:p>15,6731132</text:p>
          </table:table-cell>
        </table:table-row>
        <table:table-row table:style-name="ro1">
          <table:table-cell office:value-type="float" office:value="2.0899538" calcext:value-type="float">
            <text:p>2,0899538</text:p>
          </table:table-cell>
          <table:table-cell office:value-type="float" office:value="6.1176602" calcext:value-type="float">
            <text:p>6,1176602</text:p>
          </table:table-cell>
          <table:table-cell table:number-columns-repeated="8"/>
          <table:table-cell office:value-type="float" office:value="22.1770249" calcext:value-type="float">
            <text:p>22,1770249</text:p>
          </table:table-cell>
          <table:table-cell office:value-type="float" office:value="25.22795" calcext:value-type="float">
            <text:p>25,22795</text:p>
          </table:table-cell>
        </table:table-row>
        <table:table-row table:style-name="ro1">
          <table:table-cell office:value-type="float" office:value="7.3815704" calcext:value-type="float">
            <text:p>7,3815704</text:p>
          </table:table-cell>
          <table:table-cell office:value-type="float" office:value="12.8888042" calcext:value-type="float">
            <text:p>12,8888042</text:p>
          </table:table-cell>
          <table:table-cell table:number-columns-repeated="8"/>
          <table:table-cell office:value-type="float" office:value="22.8420046" calcext:value-type="float">
            <text:p>22,8420046</text:p>
          </table:table-cell>
          <table:table-cell office:value-type="float" office:value="24.6460202" calcext:value-type="float">
            <text:p>24,6460202</text:p>
          </table:table-cell>
        </table:table-row>
        <table:table-row table:style-name="ro1">
          <table:table-cell office:value-type="float" office:value="3.9951754" calcext:value-type="float">
            <text:p>3,9951754</text:p>
          </table:table-cell>
          <table:table-cell office:value-type="float" office:value="5.7468867" calcext:value-type="float">
            <text:p>5,7468867</text:p>
          </table:table-cell>
          <table:table-cell table:number-columns-repeated="8"/>
          <table:table-cell office:value-type="float" office:value="12.2758573" calcext:value-type="float">
            <text:p>12,2758573</text:p>
          </table:table-cell>
          <table:table-cell office:value-type="float" office:value="14.5299145" calcext:value-type="float">
            <text:p>14,5299145</text:p>
          </table:table-cell>
        </table:table-row>
        <table:table-row table:style-name="ro1">
          <table:table-cell office:value-type="float" office:value="7.3633897" calcext:value-type="float">
            <text:p>7,3633897</text:p>
          </table:table-cell>
          <table:table-cell office:value-type="float" office:value="12.1066727" calcext:value-type="float">
            <text:p>12,1066727</text:p>
          </table:table-cell>
          <table:table-cell table:number-columns-repeated="8"/>
          <table:table-cell office:value-type="float" office:value="12.2537572" calcext:value-type="float">
            <text:p>12,2537572</text:p>
          </table:table-cell>
          <table:table-cell office:value-type="float" office:value="15.0618676" calcext:value-type="float">
            <text:p>15,0618676</text:p>
          </table:table-cell>
        </table:table-row>
        <table:table-row table:style-name="ro1">
          <table:table-cell office:value-type="float" office:value="2.5477279" calcext:value-type="float">
            <text:p>2,5477279</text:p>
          </table:table-cell>
          <table:table-cell office:value-type="float" office:value="6.3983045" calcext:value-type="float">
            <text:p>6,3983045</text:p>
          </table:table-cell>
          <table:table-cell table:number-columns-repeated="8"/>
          <table:table-cell office:value-type="float" office:value="12.2840789" calcext:value-type="float">
            <text:p>12,2840789</text:p>
          </table:table-cell>
          <table:table-cell office:value-type="float" office:value="14.5733156" calcext:value-type="float">
            <text:p>14,5733156</text:p>
          </table:table-cell>
        </table:table-row>
        <table:table-row table:style-name="ro1">
          <table:table-cell office:value-type="float" office:value="3.6964985" calcext:value-type="float">
            <text:p>3,6964985</text:p>
          </table:table-cell>
          <table:table-cell office:value-type="float" office:value="6.3722811" calcext:value-type="float">
            <text:p>6,3722811</text:p>
          </table:table-cell>
          <table:table-cell table:number-columns-repeated="8"/>
          <table:table-cell office:value-type="float" office:value="21.8127945" calcext:value-type="float">
            <text:p>21,8127945</text:p>
          </table:table-cell>
          <table:table-cell office:value-type="float" office:value="24.2936896" calcext:value-type="float">
            <text:p>24,2936896</text:p>
          </table:table-cell>
        </table:table-row>
        <table:table-row table:style-name="ro1">
          <table:table-cell office:value-type="float" office:value="2.9896794" calcext:value-type="float">
            <text:p>2,9896794</text:p>
          </table:table-cell>
          <table:table-cell office:value-type="float" office:value="6.3429387" calcext:value-type="float">
            <text:p>6,3429387</text:p>
          </table:table-cell>
          <table:table-cell table:number-columns-repeated="8"/>
          <table:table-cell office:value-type="float" office:value="12.7677354" calcext:value-type="float">
            <text:p>12,7677354</text:p>
          </table:table-cell>
          <table:table-cell office:value-type="float" office:value="15.3224112" calcext:value-type="float">
            <text:p>15,3224112</text:p>
          </table:table-cell>
        </table:table-row>
        <table:table-row table:style-name="ro1">
          <table:table-cell office:value-type="float" office:value="3.8238252" calcext:value-type="float">
            <text:p>3,8238252</text:p>
          </table:table-cell>
          <table:table-cell office:value-type="float" office:value="6.5612626" calcext:value-type="float">
            <text:p>6,5612626</text:p>
          </table:table-cell>
          <table:table-cell table:number-columns-repeated="8"/>
          <table:table-cell office:value-type="float" office:value="12.4672603" calcext:value-type="float">
            <text:p>12,4672603</text:p>
          </table:table-cell>
          <table:table-cell office:value-type="float" office:value="14.7344382" calcext:value-type="float">
            <text:p>14,7344382</text:p>
          </table:table-cell>
        </table:table-row>
        <table:table-row table:style-name="ro1">
          <table:table-cell office:value-type="float" office:value="7.9922122" calcext:value-type="float">
            <text:p>7,9922122</text:p>
          </table:table-cell>
          <table:table-cell office:value-type="float" office:value="12.002634" calcext:value-type="float">
            <text:p>12,002634</text:p>
          </table:table-cell>
          <table:table-cell table:number-columns-repeated="8"/>
          <table:table-cell office:value-type="float" office:value="14.7552271" calcext:value-type="float">
            <text:p>14,7552271</text:p>
          </table:table-cell>
          <table:table-cell office:value-type="float" office:value="23.0794144" calcext:value-type="float">
            <text:p>23,0794144</text:p>
          </table:table-cell>
        </table:table-row>
        <table:table-row table:style-name="ro1">
          <table:table-cell office:value-type="float" office:value="5.3699432" calcext:value-type="float">
            <text:p>5,3699432</text:p>
          </table:table-cell>
          <table:table-cell office:value-type="float" office:value="6.5302491" calcext:value-type="float">
            <text:p>6,5302491</text:p>
          </table:table-cell>
          <table:table-cell table:number-columns-repeated="8"/>
          <table:table-cell office:value-type="float" office:value="11.0602715" calcext:value-type="float">
            <text:p>11,0602715</text:p>
          </table:table-cell>
          <table:table-cell office:value-type="float" office:value="13.4461187" calcext:value-type="float">
            <text:p>13,4461187</text:p>
          </table:table-cell>
        </table:table-row>
        <table:table-row table:style-name="ro1">
          <table:table-cell office:value-type="float" office:value="6.5829041" calcext:value-type="float">
            <text:p>6,5829041</text:p>
          </table:table-cell>
          <table:table-cell office:value-type="float" office:value="12.1078107" calcext:value-type="float">
            <text:p>12,1078107</text:p>
          </table:table-cell>
          <table:table-cell table:number-columns-repeated="8"/>
          <table:table-cell office:value-type="float" office:value="11.3010499" calcext:value-type="float">
            <text:p>11,3010499</text:p>
          </table:table-cell>
          <table:table-cell office:value-type="float" office:value="14.2925426" calcext:value-type="float">
            <text:p>14,2925426</text:p>
          </table:table-cell>
        </table:table-row>
        <table:table-row table:style-name="ro1">
          <table:table-cell office:value-type="float" office:value="7.3278786" calcext:value-type="float">
            <text:p>7,3278786</text:p>
          </table:table-cell>
          <table:table-cell office:value-type="float" office:value="12.6222308" calcext:value-type="float">
            <text:p>12,6222308</text:p>
          </table:table-cell>
          <table:table-cell table:number-columns-repeated="8"/>
          <table:table-cell office:value-type="float" office:value="14.193596" calcext:value-type="float">
            <text:p>14,193596</text:p>
          </table:table-cell>
          <table:table-cell office:value-type="float" office:value="23.623886" calcext:value-type="float">
            <text:p>23,623886</text:p>
          </table:table-cell>
        </table:table-row>
        <table:table-row table:style-name="ro1">
          <table:table-cell office:value-type="float" office:value="3.6357195" calcext:value-type="float">
            <text:p>3,6357195</text:p>
          </table:table-cell>
          <table:table-cell office:value-type="float" office:value="5.5571264" calcext:value-type="float">
            <text:p>5,5571264</text:p>
          </table:table-cell>
          <table:table-cell table:number-columns-repeated="8"/>
          <table:table-cell office:value-type="float" office:value="12.9210592" calcext:value-type="float">
            <text:p>12,9210592</text:p>
          </table:table-cell>
          <table:table-cell office:value-type="float" office:value="14.477943" calcext:value-type="float">
            <text:p>14,477943</text:p>
          </table:table-cell>
        </table:table-row>
        <table:table-row table:style-name="ro1">
          <table:table-cell office:value-type="float" office:value="3.5992143" calcext:value-type="float">
            <text:p>3,5992143</text:p>
          </table:table-cell>
          <table:table-cell office:value-type="float" office:value="6.5503782" calcext:value-type="float">
            <text:p>6,5503782</text:p>
          </table:table-cell>
          <table:table-cell table:number-columns-repeated="8"/>
          <table:table-cell office:value-type="float" office:value="11.8327589" calcext:value-type="float">
            <text:p>11,8327589</text:p>
          </table:table-cell>
          <table:table-cell office:value-type="float" office:value="15.0463985" calcext:value-type="float">
            <text:p>15,0463985</text:p>
          </table:table-cell>
        </table:table-row>
        <table:table-row table:style-name="ro1">
          <table:table-cell office:value-type="float" office:value="3.3136864" calcext:value-type="float">
            <text:p>3,3136864</text:p>
          </table:table-cell>
          <table:table-cell office:value-type="float" office:value="5.4956585" calcext:value-type="float">
            <text:p>5,4956585</text:p>
          </table:table-cell>
          <table:table-cell table:number-columns-repeated="8"/>
          <table:table-cell office:value-type="float" office:value="21.9567465" calcext:value-type="float">
            <text:p>21,9567465</text:p>
          </table:table-cell>
          <table:table-cell office:value-type="float" office:value="24.5824734" calcext:value-type="float">
            <text:p>24,5824734</text:p>
          </table:table-cell>
        </table:table-row>
        <table:table-row table:style-name="ro1">
          <table:table-cell office:value-type="float" office:value="5.2777805" calcext:value-type="float">
            <text:p>5,2777805</text:p>
          </table:table-cell>
          <table:table-cell office:value-type="float" office:value="5.8928639" calcext:value-type="float">
            <text:p>5,8928639</text:p>
          </table:table-cell>
          <table:table-cell table:number-columns-repeated="8"/>
          <table:table-cell office:value-type="float" office:value="11.9334753" calcext:value-type="float">
            <text:p>11,9334753</text:p>
          </table:table-cell>
          <table:table-cell office:value-type="float" office:value="12.9145349" calcext:value-type="float">
            <text:p>12,9145349</text:p>
          </table:table-cell>
        </table:table-row>
        <table:table-row table:style-name="ro1">
          <table:table-cell office:value-type="float" office:value="6.8911339" calcext:value-type="float">
            <text:p>6,8911339</text:p>
          </table:table-cell>
          <table:table-cell office:value-type="float" office:value="12.8299611" calcext:value-type="float">
            <text:p>12,8299611</text:p>
          </table:table-cell>
          <table:table-cell table:number-columns-repeated="8"/>
          <table:table-cell office:value-type="float" office:value="14.7653622" calcext:value-type="float">
            <text:p>14,7653622</text:p>
          </table:table-cell>
          <table:table-cell office:value-type="float" office:value="23.7151495" calcext:value-type="float">
            <text:p>23,7151495</text:p>
          </table:table-cell>
        </table:table-row>
        <table:table-row table:style-name="ro1">
          <table:table-cell office:value-type="float" office:value="4.1115386" calcext:value-type="float">
            <text:p>4,1115386</text:p>
          </table:table-cell>
          <table:table-cell office:value-type="float" office:value="6.5256207" calcext:value-type="float">
            <text:p>6,5256207</text:p>
          </table:table-cell>
          <table:table-cell table:number-columns-repeated="8"/>
          <table:table-cell office:value-type="float" office:value="12.5025691" calcext:value-type="float">
            <text:p>12,5025691</text:p>
          </table:table-cell>
          <table:table-cell office:value-type="float" office:value="13.6242084" calcext:value-type="float">
            <text:p>13,6242084</text:p>
          </table:table-cell>
        </table:table-row>
        <table:table-row table:style-name="ro1">
          <table:table-cell office:value-type="float" office:value="7.2656019" calcext:value-type="float">
            <text:p>7,2656019</text:p>
          </table:table-cell>
          <table:table-cell office:value-type="float" office:value="12.4221152" calcext:value-type="float">
            <text:p>12,4221152</text:p>
          </table:table-cell>
          <table:table-cell table:number-columns-repeated="8"/>
          <table:table-cell office:value-type="float" office:value="11.5019137" calcext:value-type="float">
            <text:p>11,5019137</text:p>
          </table:table-cell>
          <table:table-cell office:value-type="float" office:value="14.5238011" calcext:value-type="float">
            <text:p>14,5238011</text:p>
          </table:table-cell>
        </table:table-row>
        <table:table-row table:style-name="ro1">
          <table:table-cell office:value-type="float" office:value="7.175377" calcext:value-type="float">
            <text:p>7,175377</text:p>
          </table:table-cell>
          <table:table-cell office:value-type="float" office:value="12.3117229" calcext:value-type="float">
            <text:p>12,3117229</text:p>
          </table:table-cell>
          <table:table-cell table:number-columns-repeated="8"/>
          <table:table-cell office:value-type="float" office:value="11.1429647" calcext:value-type="float">
            <text:p>11,1429647</text:p>
          </table:table-cell>
          <table:table-cell office:value-type="float" office:value="14.9954942" calcext:value-type="float">
            <text:p>14,9954942</text:p>
          </table:table-cell>
        </table:table-row>
        <table:table-row table:style-name="ro1">
          <table:table-cell office:value-type="float" office:value="3.9546323" calcext:value-type="float">
            <text:p>3,9546323</text:p>
          </table:table-cell>
          <table:table-cell office:value-type="float" office:value="6.9649362" calcext:value-type="float">
            <text:p>6,9649362</text:p>
          </table:table-cell>
          <table:table-cell table:number-columns-repeated="8"/>
          <table:table-cell office:value-type="float" office:value="21.7363058" calcext:value-type="float">
            <text:p>21,7363058</text:p>
          </table:table-cell>
          <table:table-cell office:value-type="float" office:value="24.4133714" calcext:value-type="float">
            <text:p>24,4133714</text:p>
          </table:table-cell>
        </table:table-row>
        <table:table-row table:style-name="ro1">
          <table:table-cell office:value-type="float" office:value="5.5187594" calcext:value-type="float">
            <text:p>5,5187594</text:p>
          </table:table-cell>
          <table:table-cell office:value-type="float" office:value="12.8933735" calcext:value-type="float">
            <text:p>12,8933735</text:p>
          </table:table-cell>
          <table:table-cell table:number-columns-repeated="8"/>
          <table:table-cell office:value-type="float" office:value="12.224689" calcext:value-type="float">
            <text:p>12,224689</text:p>
          </table:table-cell>
          <table:table-cell office:value-type="float" office:value="13.0668829" calcext:value-type="float">
            <text:p>13,0668829</text:p>
          </table:table-cell>
        </table:table-row>
        <table:table-row table:style-name="ro1">
          <table:table-cell office:value-type="float" office:value="3.3997798" calcext:value-type="float">
            <text:p>3,3997798</text:p>
          </table:table-cell>
          <table:table-cell office:value-type="float" office:value="5.8617179" calcext:value-type="float">
            <text:p>5,8617179</text:p>
          </table:table-cell>
          <table:table-cell table:number-columns-repeated="8"/>
          <table:table-cell office:value-type="float" office:value="14.3661354" calcext:value-type="float">
            <text:p>14,3661354</text:p>
          </table:table-cell>
          <table:table-cell office:value-type="float" office:value="23.483024" calcext:value-type="float">
            <text:p>23,483024</text:p>
          </table:table-cell>
        </table:table-row>
        <table:table-row table:style-name="ro1">
          <table:table-cell office:value-type="float" office:value="3.9575824" calcext:value-type="float">
            <text:p>3,9575824</text:p>
          </table:table-cell>
          <table:table-cell office:value-type="float" office:value="6.4547978" calcext:value-type="float">
            <text:p>6,4547978</text:p>
          </table:table-cell>
          <table:table-cell table:number-columns-repeated="8"/>
          <table:table-cell office:value-type="float" office:value="14.9818154" calcext:value-type="float">
            <text:p>14,9818154</text:p>
          </table:table-cell>
          <table:table-cell office:value-type="float" office:value="23.0985874" calcext:value-type="float">
            <text:p>23,0985874</text:p>
          </table:table-cell>
        </table:table-row>
        <table:table-row table:style-name="ro1">
          <table:table-cell office:value-type="float" office:value="4.2887303" calcext:value-type="float">
            <text:p>4,2887303</text:p>
          </table:table-cell>
          <table:table-cell office:value-type="float" office:value="6.7432009" calcext:value-type="float">
            <text:p>6,7432009</text:p>
          </table:table-cell>
          <table:table-cell table:number-columns-repeated="8"/>
          <table:table-cell office:value-type="float" office:value="11.7981735" calcext:value-type="float">
            <text:p>11,7981735</text:p>
          </table:table-cell>
          <table:table-cell office:value-type="float" office:value="13.550541" calcext:value-type="float">
            <text:p>13,550541</text:p>
          </table:table-cell>
        </table:table-row>
        <table:table-row table:style-name="ro1">
          <table:table-cell office:value-type="float" office:value="8.3415667" calcext:value-type="float">
            <text:p>8,3415667</text:p>
          </table:table-cell>
          <table:table-cell office:value-type="float" office:value="12.905261" calcext:value-type="float">
            <text:p>12,905261</text:p>
          </table:table-cell>
          <table:table-cell table:number-columns-repeated="8"/>
          <table:table-cell office:value-type="float" office:value="15.6014804" calcext:value-type="float">
            <text:p>15,6014804</text:p>
          </table:table-cell>
          <table:table-cell office:value-type="float" office:value="22.9445453" calcext:value-type="float">
            <text:p>22,9445453</text:p>
          </table:table-cell>
        </table:table-row>
        <table:table-row table:style-name="ro1">
          <table:table-cell office:value-type="float" office:value="7.2147038" calcext:value-type="float">
            <text:p>7,2147038</text:p>
          </table:table-cell>
          <table:table-cell office:value-type="float" office:value="12.8881253" calcext:value-type="float">
            <text:p>12,8881253</text:p>
          </table:table-cell>
          <table:table-cell table:number-columns-repeated="8"/>
          <table:table-cell office:value-type="float" office:value="11.4323635" calcext:value-type="float">
            <text:p>11,4323635</text:p>
          </table:table-cell>
          <table:table-cell office:value-type="float" office:value="15.3237276" calcext:value-type="float">
            <text:p>15,3237276</text:p>
          </table:table-cell>
        </table:table-row>
        <table:table-row table:style-name="ro1">
          <table:table-cell office:value-type="float" office:value="6.8010857" calcext:value-type="float">
            <text:p>6,8010857</text:p>
          </table:table-cell>
          <table:table-cell office:value-type="float" office:value="11.9653266" calcext:value-type="float">
            <text:p>11,9653266</text:p>
          </table:table-cell>
          <table:table-cell table:number-columns-repeated="8"/>
          <table:table-cell office:value-type="float" office:value="11.8155155" calcext:value-type="float">
            <text:p>11,8155155</text:p>
          </table:table-cell>
          <table:table-cell office:value-type="float" office:value="13.4192443" calcext:value-type="float">
            <text:p>13,4192443</text:p>
          </table:table-cell>
        </table:table-row>
        <table:table-row table:style-name="ro1">
          <table:table-cell office:value-type="float" office:value="6.1787346" calcext:value-type="float">
            <text:p>6,1787346</text:p>
          </table:table-cell>
          <table:table-cell office:value-type="float" office:value="12.5152782" calcext:value-type="float">
            <text:p>12,5152782</text:p>
          </table:table-cell>
          <table:table-cell table:number-columns-repeated="8"/>
          <table:table-cell office:value-type="float" office:value="13.7329526" calcext:value-type="float">
            <text:p>13,7329526</text:p>
          </table:table-cell>
          <table:table-cell office:value-type="float" office:value="23.9923981" calcext:value-type="float">
            <text:p>23,9923981</text:p>
          </table:table-cell>
        </table:table-row>
        <table:table-row table:style-name="ro1">
          <table:table-cell office:value-type="float" office:value="3.9511745" calcext:value-type="float">
            <text:p>3,9511745</text:p>
          </table:table-cell>
          <table:table-cell office:value-type="float" office:value="6.2712242" calcext:value-type="float">
            <text:p>6,2712242</text:p>
          </table:table-cell>
          <table:table-cell table:number-columns-repeated="8"/>
          <table:table-cell office:value-type="float" office:value="14.6275088" calcext:value-type="float">
            <text:p>14,6275088</text:p>
          </table:table-cell>
          <table:table-cell office:value-type="float" office:value="23.5024317" calcext:value-type="float">
            <text:p>23,5024317</text:p>
          </table:table-cell>
        </table:table-row>
        <table:table-row table:style-name="ro1">
          <table:table-cell office:value-type="float" office:value="7.0598792" calcext:value-type="float">
            <text:p>7,0598792</text:p>
          </table:table-cell>
          <table:table-cell office:value-type="float" office:value="12.5856753" calcext:value-type="float">
            <text:p>12,5856753</text:p>
          </table:table-cell>
          <table:table-cell table:number-columns-repeated="8"/>
          <table:table-cell office:value-type="float" office:value="20.7648914" calcext:value-type="float">
            <text:p>20,7648914</text:p>
          </table:table-cell>
          <table:table-cell office:value-type="float" office:value="24.8970741" calcext:value-type="float">
            <text:p>24,8970741</text:p>
          </table:table-cell>
        </table:table-row>
        <table:table-row table:style-name="ro1">
          <table:table-cell office:value-type="float" office:value="4.1322135" calcext:value-type="float">
            <text:p>4,1322135</text:p>
          </table:table-cell>
          <table:table-cell office:value-type="float" office:value="6.0396753" calcext:value-type="float">
            <text:p>6,0396753</text:p>
          </table:table-cell>
          <table:table-cell table:number-columns-repeated="8"/>
          <table:table-cell office:value-type="float" office:value="11.1453556" calcext:value-type="float">
            <text:p>11,1453556</text:p>
          </table:table-cell>
          <table:table-cell office:value-type="float" office:value="13.2739594" calcext:value-type="float">
            <text:p>13,2739594</text:p>
          </table:table-cell>
        </table:table-row>
        <table:table-row table:style-name="ro1">
          <table:table-cell office:value-type="float" office:value="3.3310825" calcext:value-type="float">
            <text:p>3,3310825</text:p>
          </table:table-cell>
          <table:table-cell office:value-type="float" office:value="6.0947699" calcext:value-type="float">
            <text:p>6,0947699</text:p>
          </table:table-cell>
          <table:table-cell table:number-columns-repeated="8"/>
          <table:table-cell office:value-type="float" office:value="11.1257317" calcext:value-type="float">
            <text:p>11,1257317</text:p>
          </table:table-cell>
          <table:table-cell office:value-type="float" office:value="15.0692735" calcext:value-type="float">
            <text:p>15,0692735</text:p>
          </table:table-cell>
        </table:table-row>
        <table:table-row table:style-name="ro1">
          <table:table-cell office:value-type="float" office:value="4.0903731" calcext:value-type="float">
            <text:p>4,0903731</text:p>
          </table:table-cell>
          <table:table-cell office:value-type="float" office:value="6.3221838" calcext:value-type="float">
            <text:p>6,3221838</text:p>
          </table:table-cell>
          <table:table-cell table:number-columns-repeated="8"/>
          <table:table-cell office:value-type="float" office:value="12.282847" calcext:value-type="float">
            <text:p>12,282847</text:p>
          </table:table-cell>
          <table:table-cell office:value-type="float" office:value="13.6483281" calcext:value-type="float">
            <text:p>13,6483281</text:p>
          </table:table-cell>
        </table:table-row>
        <table:table-row table:style-name="ro1">
          <table:table-cell office:value-type="float" office:value="5.4682157" calcext:value-type="float">
            <text:p>5,4682157</text:p>
          </table:table-cell>
          <table:table-cell office:value-type="float" office:value="12.2320218" calcext:value-type="float">
            <text:p>12,2320218</text:p>
          </table:table-cell>
          <table:table-cell table:number-columns-repeated="8"/>
          <table:table-cell office:value-type="float" office:value="15.6960082" calcext:value-type="float">
            <text:p>15,6960082</text:p>
          </table:table-cell>
          <table:table-cell office:value-type="float" office:value="23.2481939" calcext:value-type="float">
            <text:p>23,2481939</text:p>
          </table:table-cell>
        </table:table-row>
        <table:table-row table:style-name="ro1">
          <table:table-cell office:value-type="float" office:value="7.4560688" calcext:value-type="float">
            <text:p>7,4560688</text:p>
          </table:table-cell>
          <table:table-cell office:value-type="float" office:value="12.1736479" calcext:value-type="float">
            <text:p>12,1736479</text:p>
          </table:table-cell>
          <table:table-cell table:number-columns-repeated="8"/>
          <table:table-cell office:value-type="float" office:value="11.9512831" calcext:value-type="float">
            <text:p>11,9512831</text:p>
          </table:table-cell>
          <table:table-cell office:value-type="float" office:value="15.3558758" calcext:value-type="float">
            <text:p>15,3558758</text:p>
          </table:table-cell>
        </table:table-row>
        <table:table-row table:style-name="ro1">
          <table:table-cell office:value-type="float" office:value="4.1042045" calcext:value-type="float">
            <text:p>4,1042045</text:p>
          </table:table-cell>
          <table:table-cell office:value-type="float" office:value="6.1188078" calcext:value-type="float">
            <text:p>6,1188078</text:p>
          </table:table-cell>
          <table:table-cell table:number-columns-repeated="8"/>
          <table:table-cell office:value-type="float" office:value="11.7058656" calcext:value-type="float">
            <text:p>11,7058656</text:p>
          </table:table-cell>
          <table:table-cell office:value-type="float" office:value="13.941221" calcext:value-type="float">
            <text:p>13,941221</text:p>
          </table:table-cell>
        </table:table-row>
        <table:table-row table:style-name="ro1">
          <table:table-cell office:value-type="float" office:value="3.7002731" calcext:value-type="float">
            <text:p>3,7002731</text:p>
          </table:table-cell>
          <table:table-cell office:value-type="float" office:value="6.159793" calcext:value-type="float">
            <text:p>6,159793</text:p>
          </table:table-cell>
          <table:table-cell table:number-columns-repeated="8"/>
          <table:table-cell office:value-type="float" office:value="21.3366831" calcext:value-type="float">
            <text:p>21,3366831</text:p>
          </table:table-cell>
          <table:table-cell office:value-type="float" office:value="25.4485233" calcext:value-type="float">
            <text:p>25,4485233</text:p>
          </table:table-cell>
        </table:table-row>
        <table:table-row table:style-name="ro1">
          <table:table-cell office:value-type="float" office:value="4.2734741" calcext:value-type="float">
            <text:p>4,2734741</text:p>
          </table:table-cell>
          <table:table-cell office:value-type="float" office:value="6.5240874" calcext:value-type="float">
            <text:p>6,5240874</text:p>
          </table:table-cell>
          <table:table-cell table:number-columns-repeated="8"/>
          <table:table-cell office:value-type="float" office:value="20.2747684" calcext:value-type="float">
            <text:p>20,2747684</text:p>
          </table:table-cell>
          <table:table-cell office:value-type="float" office:value="25.60901" calcext:value-type="float">
            <text:p>25,60901</text:p>
          </table:table-cell>
        </table:table-row>
        <table:table-row table:style-name="ro1">
          <table:table-cell office:value-type="float" office:value="6.8750553" calcext:value-type="float">
            <text:p>6,8750553</text:p>
          </table:table-cell>
          <table:table-cell office:value-type="float" office:value="12.5023255" calcext:value-type="float">
            <text:p>12,5023255</text:p>
          </table:table-cell>
          <table:table-cell table:number-columns-repeated="8"/>
          <table:table-cell office:value-type="float" office:value="14.7612671" calcext:value-type="float">
            <text:p>14,7612671</text:p>
          </table:table-cell>
          <table:table-cell office:value-type="float" office:value="23.8297936" calcext:value-type="float">
            <text:p>23,8297936</text:p>
          </table:table-cell>
        </table:table-row>
        <table:table-row table:style-name="ro1">
          <table:table-cell office:value-type="float" office:value="4.5937487" calcext:value-type="float">
            <text:p>4,5937487</text:p>
          </table:table-cell>
          <table:table-cell office:value-type="float" office:value="6.861456" calcext:value-type="float">
            <text:p>6,861456</text:p>
          </table:table-cell>
          <table:table-cell table:number-columns-repeated="8"/>
          <table:table-cell office:value-type="float" office:value="12.6157595" calcext:value-type="float">
            <text:p>12,6157595</text:p>
          </table:table-cell>
          <table:table-cell office:value-type="float" office:value="14.1041872" calcext:value-type="float">
            <text:p>14,1041872</text:p>
          </table:table-cell>
        </table:table-row>
        <table:table-row table:style-name="ro1">
          <table:table-cell office:value-type="float" office:value="3.7756995" calcext:value-type="float">
            <text:p>3,7756995</text:p>
          </table:table-cell>
          <table:table-cell office:value-type="float" office:value="6.164725" calcext:value-type="float">
            <text:p>6,164725</text:p>
          </table:table-cell>
          <table:table-cell table:number-columns-repeated="8"/>
          <table:table-cell office:value-type="float" office:value="11.6701761" calcext:value-type="float">
            <text:p>11,6701761</text:p>
          </table:table-cell>
          <table:table-cell office:value-type="float" office:value="13.6555256" calcext:value-type="float">
            <text:p>13,6555256</text:p>
          </table:table-cell>
        </table:table-row>
        <table:table-row table:style-name="ro1">
          <table:table-cell office:value-type="float" office:value="3.9289247" calcext:value-type="float">
            <text:p>3,9289247</text:p>
          </table:table-cell>
          <table:table-cell office:value-type="float" office:value="5.7554205" calcext:value-type="float">
            <text:p>5,7554205</text:p>
          </table:table-cell>
          <table:table-cell table:number-columns-repeated="8"/>
          <table:table-cell office:value-type="float" office:value="10.2810933" calcext:value-type="float">
            <text:p>10,2810933</text:p>
          </table:table-cell>
          <table:table-cell office:value-type="float" office:value="13.9333134" calcext:value-type="float">
            <text:p>13,9333134</text:p>
          </table:table-cell>
        </table:table-row>
        <table:table-row table:style-name="ro1">
          <table:table-cell office:value-type="float" office:value="7.035357" calcext:value-type="float">
            <text:p>7,035357</text:p>
          </table:table-cell>
          <table:table-cell office:value-type="float" office:value="12.648004" calcext:value-type="float">
            <text:p>12,648004</text:p>
          </table:table-cell>
          <table:table-cell table:number-columns-repeated="8"/>
          <table:table-cell office:value-type="float" office:value="10.9558833" calcext:value-type="float">
            <text:p>10,9558833</text:p>
          </table:table-cell>
          <table:table-cell office:value-type="float" office:value="14.0581823" calcext:value-type="float">
            <text:p>14,0581823</text:p>
          </table:table-cell>
        </table:table-row>
        <table:table-row table:style-name="ro1">
          <table:table-cell office:value-type="float" office:value="4.7250939" calcext:value-type="float">
            <text:p>4,7250939</text:p>
          </table:table-cell>
          <table:table-cell office:value-type="float" office:value="5.9842362" calcext:value-type="float">
            <text:p>5,9842362</text:p>
          </table:table-cell>
          <table:table-cell table:number-columns-repeated="8"/>
          <table:table-cell office:value-type="float" office:value="12.8635608" calcext:value-type="float">
            <text:p>12,8635608</text:p>
          </table:table-cell>
          <table:table-cell office:value-type="float" office:value="13.778977" calcext:value-type="float">
            <text:p>13,778977</text:p>
          </table:table-cell>
        </table:table-row>
        <table:table-row table:style-name="ro1">
          <table:table-cell office:value-type="float" office:value="7.5960763" calcext:value-type="float">
            <text:p>7,5960763</text:p>
          </table:table-cell>
          <table:table-cell office:value-type="float" office:value="12.5065982" calcext:value-type="float">
            <text:p>12,5065982</text:p>
          </table:table-cell>
          <table:table-cell table:number-columns-repeated="8"/>
          <table:table-cell office:value-type="float" office:value="10.8713315" calcext:value-type="float">
            <text:p>10,8713315</text:p>
          </table:table-cell>
          <table:table-cell office:value-type="float" office:value="14.4878706" calcext:value-type="float">
            <text:p>14,4878706</text:p>
          </table:table-cell>
        </table:table-row>
        <table:table-row table:style-name="ro1">
          <table:table-cell office:value-type="float" office:value="4.6684927" calcext:value-type="float">
            <text:p>4,6684927</text:p>
          </table:table-cell>
          <table:table-cell office:value-type="float" office:value="5.6803628" calcext:value-type="float">
            <text:p>5,6803628</text:p>
          </table:table-cell>
          <table:table-cell table:number-columns-repeated="8"/>
          <table:table-cell office:value-type="float" office:value="12.4215591" calcext:value-type="float">
            <text:p>12,4215591</text:p>
          </table:table-cell>
          <table:table-cell office:value-type="float" office:value="14.539881" calcext:value-type="float">
            <text:p>14,539881</text:p>
          </table:table-cell>
        </table:table-row>
        <table:table-row table:style-name="ro1">
          <table:table-cell office:value-type="float" office:value="6.3089831" calcext:value-type="float">
            <text:p>6,3089831</text:p>
          </table:table-cell>
          <table:table-cell office:value-type="float" office:value="12.2820857" calcext:value-type="float">
            <text:p>12,2820857</text:p>
          </table:table-cell>
          <table:table-cell table:number-columns-repeated="8"/>
          <table:table-cell office:value-type="float" office:value="11.9270518" calcext:value-type="float">
            <text:p>11,9270518</text:p>
          </table:table-cell>
          <table:table-cell office:value-type="float" office:value="13.6707899" calcext:value-type="float">
            <text:p>13,6707899</text:p>
          </table:table-cell>
        </table:table-row>
        <table:table-row table:style-name="ro1">
          <table:table-cell office:value-type="float" office:value="7.4566973" calcext:value-type="float">
            <text:p>7,4566973</text:p>
          </table:table-cell>
          <table:table-cell office:value-type="float" office:value="12.7009025" calcext:value-type="float">
            <text:p>12,7009025</text:p>
          </table:table-cell>
          <table:table-cell table:number-columns-repeated="8"/>
          <table:table-cell office:value-type="float" office:value="20.5824277" calcext:value-type="float">
            <text:p>20,5824277</text:p>
          </table:table-cell>
          <table:table-cell office:value-type="float" office:value="24.2007527" calcext:value-type="float">
            <text:p>24,2007527</text:p>
          </table:table-cell>
        </table:table-row>
        <table:table-row table:style-name="ro1">
          <table:table-cell office:value-type="float" office:value="4.5557198" calcext:value-type="float">
            <text:p>4,5557198</text:p>
          </table:table-cell>
          <table:table-cell office:value-type="float" office:value="6.3025789" calcext:value-type="float">
            <text:p>6,3025789</text:p>
          </table:table-cell>
          <table:table-cell table:number-columns-repeated="8"/>
          <table:table-cell office:value-type="float" office:value="11.4913354" calcext:value-type="float">
            <text:p>11,4913354</text:p>
          </table:table-cell>
          <table:table-cell office:value-type="float" office:value="15.0267699" calcext:value-type="float">
            <text:p>15,0267699</text:p>
          </table:table-cell>
        </table:table-row>
        <table:table-row table:style-name="ro1">
          <table:table-cell office:value-type="float" office:value="4.1379852" calcext:value-type="float">
            <text:p>4,1379852</text:p>
          </table:table-cell>
          <table:table-cell office:value-type="float" office:value="6.1179521" calcext:value-type="float">
            <text:p>6,1179521</text:p>
          </table:table-cell>
          <table:table-cell table:number-columns-repeated="8"/>
          <table:table-cell office:value-type="float" office:value="14.361529" calcext:value-type="float">
            <text:p>14,361529</text:p>
          </table:table-cell>
          <table:table-cell office:value-type="float" office:value="23.8452753" calcext:value-type="float">
            <text:p>23,8452753</text:p>
          </table:table-cell>
        </table:table-row>
        <table:table-row table:style-name="ro1">
          <table:table-cell office:value-type="float" office:value="7.9239031" calcext:value-type="float">
            <text:p>7,9239031</text:p>
          </table:table-cell>
          <table:table-cell office:value-type="float" office:value="12.2165092" calcext:value-type="float">
            <text:p>12,2165092</text:p>
          </table:table-cell>
          <table:table-cell table:number-columns-repeated="8"/>
          <table:table-cell office:value-type="float" office:value="14.8795751" calcext:value-type="float">
            <text:p>14,8795751</text:p>
          </table:table-cell>
          <table:table-cell office:value-type="float" office:value="23.0175439" calcext:value-type="float">
            <text:p>23,0175439</text:p>
          </table:table-cell>
        </table:table-row>
        <table:table-row table:style-name="ro1">
          <table:table-cell office:value-type="float" office:value="3.6584067" calcext:value-type="float">
            <text:p>3,6584067</text:p>
          </table:table-cell>
          <table:table-cell office:value-type="float" office:value="5.8578399" calcext:value-type="float">
            <text:p>5,8578399</text:p>
          </table:table-cell>
          <table:table-cell table:number-columns-repeated="8"/>
          <table:table-cell office:value-type="float" office:value="11.0773883" calcext:value-type="float">
            <text:p>11,0773883</text:p>
          </table:table-cell>
          <table:table-cell office:value-type="float" office:value="13.8060154" calcext:value-type="float">
            <text:p>13,8060154</text:p>
          </table:table-cell>
        </table:table-row>
        <table:table-row table:style-name="ro1">
          <table:table-cell office:value-type="float" office:value="4.5078602" calcext:value-type="float">
            <text:p>4,5078602</text:p>
          </table:table-cell>
          <table:table-cell office:value-type="float" office:value="6.5548557" calcext:value-type="float">
            <text:p>6,5548557</text:p>
          </table:table-cell>
          <table:table-cell table:number-columns-repeated="8"/>
          <table:table-cell office:value-type="float" office:value="12.0295747" calcext:value-type="float">
            <text:p>12,0295747</text:p>
          </table:table-cell>
          <table:table-cell office:value-type="float" office:value="13.43063" calcext:value-type="float">
            <text:p>13,43063</text:p>
          </table:table-cell>
        </table:table-row>
        <table:table-row table:style-name="ro1">
          <table:table-cell office:value-type="float" office:value="5.3472" calcext:value-type="float">
            <text:p>5,3472</text:p>
          </table:table-cell>
          <table:table-cell office:value-type="float" office:value="6.0782949" calcext:value-type="float">
            <text:p>6,0782949</text:p>
          </table:table-cell>
          <table:table-cell table:number-columns-repeated="8"/>
          <table:table-cell office:value-type="float" office:value="14.2875417" calcext:value-type="float">
            <text:p>14,2875417</text:p>
          </table:table-cell>
          <table:table-cell office:value-type="float" office:value="22.4938429" calcext:value-type="float">
            <text:p>22,4938429</text:p>
          </table:table-cell>
        </table:table-row>
        <table:table-row table:style-name="ro1">
          <table:table-cell office:value-type="float" office:value="4.0750817" calcext:value-type="float">
            <text:p>4,0750817</text:p>
          </table:table-cell>
          <table:table-cell office:value-type="float" office:value="6.4075457" calcext:value-type="float">
            <text:p>6,4075457</text:p>
          </table:table-cell>
          <table:table-cell table:number-columns-repeated="8"/>
          <table:table-cell office:value-type="float" office:value="12.1749531" calcext:value-type="float">
            <text:p>12,1749531</text:p>
          </table:table-cell>
          <table:table-cell office:value-type="float" office:value="14.9233786" calcext:value-type="float">
            <text:p>14,9233786</text:p>
          </table:table-cell>
        </table:table-row>
        <table:table-row table:style-name="ro1">
          <table:table-cell office:value-type="float" office:value="3.0110988" calcext:value-type="float">
            <text:p>3,0110988</text:p>
          </table:table-cell>
          <table:table-cell office:value-type="float" office:value="6.6941713" calcext:value-type="float">
            <text:p>6,6941713</text:p>
          </table:table-cell>
          <table:table-cell table:number-columns-repeated="8"/>
          <table:table-cell office:value-type="float" office:value="12.5076384" calcext:value-type="float">
            <text:p>12,5076384</text:p>
          </table:table-cell>
          <table:table-cell office:value-type="float" office:value="14.8210973" calcext:value-type="float">
            <text:p>14,8210973</text:p>
          </table:table-cell>
        </table:table-row>
        <table:table-row table:style-name="ro1">
          <table:table-cell office:value-type="float" office:value="7.0984584" calcext:value-type="float">
            <text:p>7,0984584</text:p>
          </table:table-cell>
          <table:table-cell office:value-type="float" office:value="12.6161649" calcext:value-type="float">
            <text:p>12,6161649</text:p>
          </table:table-cell>
          <table:table-cell table:number-columns-repeated="8"/>
          <table:table-cell office:value-type="float" office:value="11.2021605" calcext:value-type="float">
            <text:p>11,2021605</text:p>
          </table:table-cell>
          <table:table-cell office:value-type="float" office:value="14.5797522" calcext:value-type="float">
            <text:p>14,5797522</text:p>
          </table:table-cell>
        </table:table-row>
        <table:table-row table:style-name="ro1">
          <table:table-cell office:value-type="float" office:value="3.5653935" calcext:value-type="float">
            <text:p>3,5653935</text:p>
          </table:table-cell>
          <table:table-cell office:value-type="float" office:value="6.0894357" calcext:value-type="float">
            <text:p>6,0894357</text:p>
          </table:table-cell>
          <table:table-cell table:number-columns-repeated="8"/>
          <table:table-cell office:value-type="float" office:value="11.6463475" calcext:value-type="float">
            <text:p>11,6463475</text:p>
          </table:table-cell>
          <table:table-cell office:value-type="float" office:value="14.5513675" calcext:value-type="float">
            <text:p>14,5513675</text:p>
          </table:table-cell>
        </table:table-row>
        <table:table-row table:style-name="ro1">
          <table:table-cell office:value-type="float" office:value="4.7995983" calcext:value-type="float">
            <text:p>4,7995983</text:p>
          </table:table-cell>
          <table:table-cell office:value-type="float" office:value="5.8446336" calcext:value-type="float">
            <text:p>5,8446336</text:p>
          </table:table-cell>
          <table:table-cell table:number-columns-repeated="8"/>
          <table:table-cell office:value-type="float" office:value="11.3953707" calcext:value-type="float">
            <text:p>11,3953707</text:p>
          </table:table-cell>
          <table:table-cell office:value-type="float" office:value="15.2623199" calcext:value-type="float">
            <text:p>15,2623199</text:p>
          </table:table-cell>
        </table:table-row>
        <table:table-row table:style-name="ro1">
          <table:table-cell office:value-type="float" office:value="2.9866065" calcext:value-type="float">
            <text:p>2,9866065</text:p>
          </table:table-cell>
          <table:table-cell office:value-type="float" office:value="6.5343785" calcext:value-type="float">
            <text:p>6,5343785</text:p>
          </table:table-cell>
          <table:table-cell table:number-columns-repeated="8"/>
          <table:table-cell office:value-type="float" office:value="11.9760863" calcext:value-type="float">
            <text:p>11,9760863</text:p>
          </table:table-cell>
          <table:table-cell office:value-type="float" office:value="13.8217798" calcext:value-type="float">
            <text:p>13,8217798</text:p>
          </table:table-cell>
        </table:table-row>
        <table:table-row table:style-name="ro1">
          <table:table-cell office:value-type="float" office:value="4.0305603" calcext:value-type="float">
            <text:p>4,0305603</text:p>
          </table:table-cell>
          <table:table-cell office:value-type="float" office:value="5.6450668" calcext:value-type="float">
            <text:p>5,6450668</text:p>
          </table:table-cell>
          <table:table-cell table:number-columns-repeated="8"/>
          <table:table-cell office:value-type="float" office:value="11.2465361" calcext:value-type="float">
            <text:p>11,2465361</text:p>
          </table:table-cell>
          <table:table-cell office:value-type="float" office:value="14.6117174" calcext:value-type="float">
            <text:p>14,6117174</text:p>
          </table:table-cell>
        </table:table-row>
        <table:table-row table:style-name="ro1">
          <table:table-cell office:value-type="float" office:value="6.9651173" calcext:value-type="float">
            <text:p>6,9651173</text:p>
          </table:table-cell>
          <table:table-cell office:value-type="float" office:value="12.2288038" calcext:value-type="float">
            <text:p>12,2288038</text:p>
          </table:table-cell>
          <table:table-cell table:number-columns-repeated="8"/>
          <table:table-cell office:value-type="float" office:value="11.2937418" calcext:value-type="float">
            <text:p>11,2937418</text:p>
          </table:table-cell>
          <table:table-cell office:value-type="float" office:value="13.2735614" calcext:value-type="float">
            <text:p>13,2735614</text:p>
          </table:table-cell>
        </table:table-row>
        <table:table-row table:style-name="ro1">
          <table:table-cell office:value-type="float" office:value="3.5269544" calcext:value-type="float">
            <text:p>3,5269544</text:p>
          </table:table-cell>
          <table:table-cell office:value-type="float" office:value="6.1392004" calcext:value-type="float">
            <text:p>6,1392004</text:p>
          </table:table-cell>
          <table:table-cell table:number-columns-repeated="8"/>
          <table:table-cell office:value-type="float" office:value="11.272733" calcext:value-type="float">
            <text:p>11,272733</text:p>
          </table:table-cell>
          <table:table-cell office:value-type="float" office:value="14.8008825" calcext:value-type="float">
            <text:p>14,8008825</text:p>
          </table:table-cell>
        </table:table-row>
        <table:table-row table:style-name="ro1">
          <table:table-cell office:value-type="float" office:value="4.0226167" calcext:value-type="float">
            <text:p>4,0226167</text:p>
          </table:table-cell>
          <table:table-cell office:value-type="float" office:value="5.8496453" calcext:value-type="float">
            <text:p>5,8496453</text:p>
          </table:table-cell>
          <table:table-cell table:number-columns-repeated="8"/>
          <table:table-cell office:value-type="float" office:value="21.7263192" calcext:value-type="float">
            <text:p>21,7263192</text:p>
          </table:table-cell>
          <table:table-cell office:value-type="float" office:value="24.6146385" calcext:value-type="float">
            <text:p>24,6146385</text:p>
          </table:table-cell>
        </table:table-row>
        <table:table-row table:style-name="ro1">
          <table:table-cell office:value-type="float" office:value="4.3020038" calcext:value-type="float">
            <text:p>4,3020038</text:p>
          </table:table-cell>
          <table:table-cell office:value-type="float" office:value="6.7485812" calcext:value-type="float">
            <text:p>6,7485812</text:p>
          </table:table-cell>
          <table:table-cell table:number-columns-repeated="8"/>
          <table:table-cell office:value-type="float" office:value="20.628505" calcext:value-type="float">
            <text:p>20,628505</text:p>
          </table:table-cell>
          <table:table-cell office:value-type="float" office:value="25.1196576" calcext:value-type="float">
            <text:p>25,1196576</text:p>
          </table:table-cell>
        </table:table-row>
        <table:table-row table:style-name="ro1">
          <table:table-cell office:value-type="float" office:value="7.4434332" calcext:value-type="float">
            <text:p>7,4434332</text:p>
          </table:table-cell>
          <table:table-cell office:value-type="float" office:value="12.1898013" calcext:value-type="float">
            <text:p>12,1898013</text:p>
          </table:table-cell>
          <table:table-cell table:number-columns-repeated="8"/>
          <table:table-cell office:value-type="float" office:value="11.5435401" calcext:value-type="float">
            <text:p>11,5435401</text:p>
          </table:table-cell>
          <table:table-cell office:value-type="float" office:value="13.7722888" calcext:value-type="float">
            <text:p>13,7722888</text:p>
          </table:table-cell>
        </table:table-row>
        <table:table-row table:style-name="ro1">
          <table:table-cell office:value-type="float" office:value="3.5584673" calcext:value-type="float">
            <text:p>3,5584673</text:p>
          </table:table-cell>
          <table:table-cell office:value-type="float" office:value="6.3679136" calcext:value-type="float">
            <text:p>6,3679136</text:p>
          </table:table-cell>
          <table:table-cell table:number-columns-repeated="8"/>
          <table:table-cell office:value-type="float" office:value="10.7067677" calcext:value-type="float">
            <text:p>10,7067677</text:p>
          </table:table-cell>
          <table:table-cell office:value-type="float" office:value="13.4789667" calcext:value-type="float">
            <text:p>13,4789667</text:p>
          </table:table-cell>
        </table:table-row>
        <table:table-row table:style-name="ro1">
          <table:table-cell office:value-type="float" office:value="3.2998827" calcext:value-type="float">
            <text:p>3,2998827</text:p>
          </table:table-cell>
          <table:table-cell office:value-type="float" office:value="6.0565423" calcext:value-type="float">
            <text:p>6,0565423</text:p>
          </table:table-cell>
          <table:table-cell table:number-columns-repeated="8"/>
          <table:table-cell office:value-type="float" office:value="12.3119464" calcext:value-type="float">
            <text:p>12,3119464</text:p>
          </table:table-cell>
          <table:table-cell office:value-type="float" office:value="15.7497187" calcext:value-type="float">
            <text:p>15,7497187</text:p>
          </table:table-cell>
        </table:table-row>
        <table:table-row table:style-name="ro1">
          <table:table-cell office:value-type="float" office:value="7.8894451" calcext:value-type="float">
            <text:p>7,8894451</text:p>
          </table:table-cell>
          <table:table-cell office:value-type="float" office:value="11.8784714" calcext:value-type="float">
            <text:p>11,8784714</text:p>
          </table:table-cell>
          <table:table-cell table:number-columns-repeated="8"/>
          <table:table-cell office:value-type="float" office:value="20.687323" calcext:value-type="float">
            <text:p>20,687323</text:p>
          </table:table-cell>
          <table:table-cell office:value-type="float" office:value="23.7926161" calcext:value-type="float">
            <text:p>23,7926161</text:p>
          </table:table-cell>
        </table:table-row>
        <table:table-row table:style-name="ro1">
          <table:table-cell office:value-type="float" office:value="5.019544" calcext:value-type="float">
            <text:p>5,019544</text:p>
          </table:table-cell>
          <table:table-cell office:value-type="float" office:value="6.2269973" calcext:value-type="float">
            <text:p>6,2269973</text:p>
          </table:table-cell>
          <table:table-cell table:number-columns-repeated="8"/>
          <table:table-cell office:value-type="float" office:value="15.4707842" calcext:value-type="float">
            <text:p>15,4707842</text:p>
          </table:table-cell>
          <table:table-cell office:value-type="float" office:value="24.512007" calcext:value-type="float">
            <text:p>24,512007</text:p>
          </table:table-cell>
        </table:table-row>
        <table:table-row table:style-name="ro1">
          <table:table-cell office:value-type="float" office:value="7.4041641" calcext:value-type="float">
            <text:p>7,4041641</text:p>
          </table:table-cell>
          <table:table-cell office:value-type="float" office:value="11.788006" calcext:value-type="float">
            <text:p>11,788006</text:p>
          </table:table-cell>
          <table:table-cell table:number-columns-repeated="8"/>
          <table:table-cell office:value-type="float" office:value="14.701039" calcext:value-type="float">
            <text:p>14,701039</text:p>
          </table:table-cell>
          <table:table-cell office:value-type="float" office:value="22.6080313" calcext:value-type="float">
            <text:p>22,6080313</text:p>
          </table:table-cell>
        </table:table-row>
        <table:table-row table:style-name="ro1">
          <table:table-cell office:value-type="float" office:value="4.2414691" calcext:value-type="float">
            <text:p>4,2414691</text:p>
          </table:table-cell>
          <table:table-cell office:value-type="float" office:value="6.2416956" calcext:value-type="float">
            <text:p>6,2416956</text:p>
          </table:table-cell>
          <table:table-cell table:number-columns-repeated="8"/>
          <table:table-cell office:value-type="float" office:value="13.1498007" calcext:value-type="float">
            <text:p>13,1498007</text:p>
          </table:table-cell>
          <table:table-cell office:value-type="float" office:value="24.0042345" calcext:value-type="float">
            <text:p>24,0042345</text:p>
          </table:table-cell>
        </table:table-row>
        <table:table-row table:style-name="ro1">
          <table:table-cell office:value-type="float" office:value="3.8657477" calcext:value-type="float">
            <text:p>3,8657477</text:p>
          </table:table-cell>
          <table:table-cell office:value-type="float" office:value="5.4531229" calcext:value-type="float">
            <text:p>5,4531229</text:p>
          </table:table-cell>
          <table:table-cell table:number-columns-repeated="8"/>
          <table:table-cell office:value-type="float" office:value="12.0747073" calcext:value-type="float">
            <text:p>12,0747073</text:p>
          </table:table-cell>
          <table:table-cell office:value-type="float" office:value="14.2587048" calcext:value-type="float">
            <text:p>14,2587048</text:p>
          </table:table-cell>
        </table:table-row>
        <table:table-row table:style-name="ro1">
          <table:table-cell office:value-type="float" office:value="6.5906753" calcext:value-type="float">
            <text:p>6,5906753</text:p>
          </table:table-cell>
          <table:table-cell office:value-type="float" office:value="12.2505632" calcext:value-type="float">
            <text:p>12,2505632</text:p>
          </table:table-cell>
          <table:table-cell table:number-columns-repeated="8"/>
          <table:table-cell office:value-type="float" office:value="12.8812291" calcext:value-type="float">
            <text:p>12,8812291</text:p>
          </table:table-cell>
          <table:table-cell office:value-type="float" office:value="13.813811" calcext:value-type="float">
            <text:p>13,813811</text:p>
          </table:table-cell>
        </table:table-row>
        <table:table-row table:style-name="ro1">
          <table:table-cell office:value-type="float" office:value="3.6781949" calcext:value-type="float">
            <text:p>3,6781949</text:p>
          </table:table-cell>
          <table:table-cell office:value-type="float" office:value="6.177711" calcext:value-type="float">
            <text:p>6,177711</text:p>
          </table:table-cell>
          <table:table-cell table:number-columns-repeated="8"/>
          <table:table-cell office:value-type="float" office:value="21.3412028" calcext:value-type="float">
            <text:p>21,3412028</text:p>
          </table:table-cell>
          <table:table-cell office:value-type="float" office:value="24.3035933" calcext:value-type="float">
            <text:p>24,3035933</text:p>
          </table:table-cell>
        </table:table-row>
        <table:table-row table:style-name="ro1">
          <table:table-cell office:value-type="float" office:value="5.0109277" calcext:value-type="float">
            <text:p>5,0109277</text:p>
          </table:table-cell>
          <table:table-cell office:value-type="float" office:value="5.8880766" calcext:value-type="float">
            <text:p>5,8880766</text:p>
          </table:table-cell>
          <table:table-cell table:number-columns-repeated="8"/>
          <table:table-cell office:value-type="float" office:value="14.0555033" calcext:value-type="float">
            <text:p>14,0555033</text:p>
          </table:table-cell>
          <table:table-cell office:value-type="float" office:value="24.4816224" calcext:value-type="float">
            <text:p>24,4816224</text:p>
          </table:table-cell>
        </table:table-row>
        <table:table-row table:style-name="ro1">
          <table:table-cell office:value-type="float" office:value="6.48713" calcext:value-type="float">
            <text:p>6,48713</text:p>
          </table:table-cell>
          <table:table-cell office:value-type="float" office:value="11.5831545" calcext:value-type="float">
            <text:p>11,5831545</text:p>
          </table:table-cell>
          <table:table-cell table:number-columns-repeated="8"/>
          <table:table-cell office:value-type="float" office:value="14.7183801" calcext:value-type="float">
            <text:p>14,7183801</text:p>
          </table:table-cell>
          <table:table-cell office:value-type="float" office:value="23.4830235" calcext:value-type="float">
            <text:p>23,4830235</text:p>
          </table:table-cell>
        </table:table-row>
        <table:table-row table:style-name="ro1">
          <table:table-cell office:value-type="float" office:value="7.1543987" calcext:value-type="float">
            <text:p>7,1543987</text:p>
          </table:table-cell>
          <table:table-cell office:value-type="float" office:value="12.2214663" calcext:value-type="float">
            <text:p>12,2214663</text:p>
          </table:table-cell>
          <table:table-cell table:number-columns-repeated="8"/>
          <table:table-cell office:value-type="float" office:value="11.1810894" calcext:value-type="float">
            <text:p>11,1810894</text:p>
          </table:table-cell>
          <table:table-cell office:value-type="float" office:value="14.2721859" calcext:value-type="float">
            <text:p>14,2721859</text:p>
          </table:table-cell>
        </table:table-row>
        <table:table-row table:style-name="ro1">
          <table:table-cell office:value-type="float" office:value="7.8454189" calcext:value-type="float">
            <text:p>7,8454189</text:p>
          </table:table-cell>
          <table:table-cell office:value-type="float" office:value="12.5519462" calcext:value-type="float">
            <text:p>12,5519462</text:p>
          </table:table-cell>
          <table:table-cell table:number-columns-repeated="8"/>
          <table:table-cell office:value-type="float" office:value="10.6828626" calcext:value-type="float">
            <text:p>10,6828626</text:p>
          </table:table-cell>
          <table:table-cell office:value-type="float" office:value="14.8895522" calcext:value-type="float">
            <text:p>14,8895522</text:p>
          </table:table-cell>
        </table:table-row>
        <table:table-row table:style-name="ro1">
          <table:table-cell office:value-type="float" office:value="3.1386326" calcext:value-type="float">
            <text:p>3,1386326</text:p>
          </table:table-cell>
          <table:table-cell office:value-type="float" office:value="5.5612245" calcext:value-type="float">
            <text:p>5,5612245</text:p>
          </table:table-cell>
          <table:table-cell table:number-columns-repeated="8"/>
          <table:table-cell office:value-type="float" office:value="12.7747832" calcext:value-type="float">
            <text:p>12,7747832</text:p>
          </table:table-cell>
          <table:table-cell office:value-type="float" office:value="13.5735079" calcext:value-type="float">
            <text:p>13,5735079</text:p>
          </table:table-cell>
        </table:table-row>
        <table:table-row table:style-name="ro1">
          <table:table-cell office:value-type="float" office:value="3.5031593" calcext:value-type="float">
            <text:p>3,5031593</text:p>
          </table:table-cell>
          <table:table-cell office:value-type="float" office:value="5.9830362" calcext:value-type="float">
            <text:p>5,9830362</text:p>
          </table:table-cell>
          <table:table-cell table:number-columns-repeated="8"/>
          <table:table-cell office:value-type="float" office:value="11.555522" calcext:value-type="float">
            <text:p>11,555522</text:p>
          </table:table-cell>
          <table:table-cell office:value-type="float" office:value="14.5042082" calcext:value-type="float">
            <text:p>14,5042082</text:p>
          </table:table-cell>
        </table:table-row>
        <table:table-row table:style-name="ro1">
          <table:table-cell office:value-type="float" office:value="6.9077204" calcext:value-type="float">
            <text:p>6,9077204</text:p>
          </table:table-cell>
          <table:table-cell office:value-type="float" office:value="12.2673607" calcext:value-type="float">
            <text:p>12,2673607</text:p>
          </table:table-cell>
          <table:table-cell table:number-columns-repeated="8"/>
          <table:table-cell office:value-type="float" office:value="14.5370469" calcext:value-type="float">
            <text:p>14,5370469</text:p>
          </table:table-cell>
          <table:table-cell office:value-type="float" office:value="23.5236855" calcext:value-type="float">
            <text:p>23,5236855</text:p>
          </table:table-cell>
        </table:table-row>
        <table:table-row table:style-name="ro1">
          <table:table-cell office:value-type="float" office:value="7.6933396" calcext:value-type="float">
            <text:p>7,6933396</text:p>
          </table:table-cell>
          <table:table-cell office:value-type="float" office:value="12.5676996" calcext:value-type="float">
            <text:p>12,5676996</text:p>
          </table:table-cell>
          <table:table-cell table:number-columns-repeated="8"/>
          <table:table-cell office:value-type="float" office:value="10.9585429" calcext:value-type="float">
            <text:p>10,9585429</text:p>
          </table:table-cell>
          <table:table-cell office:value-type="float" office:value="14.849876" calcext:value-type="float">
            <text:p>14,849876</text:p>
          </table:table-cell>
        </table:table-row>
        <table:table-row table:style-name="ro1">
          <table:table-cell office:value-type="float" office:value="3.8632836" calcext:value-type="float">
            <text:p>3,8632836</text:p>
          </table:table-cell>
          <table:table-cell office:value-type="float" office:value="5.6805542" calcext:value-type="float">
            <text:p>5,6805542</text:p>
          </table:table-cell>
          <table:table-cell table:number-columns-repeated="8"/>
          <table:table-cell office:value-type="float" office:value="10.9764163" calcext:value-type="float">
            <text:p>10,9764163</text:p>
          </table:table-cell>
          <table:table-cell office:value-type="float" office:value="14.6867088" calcext:value-type="float">
            <text:p>14,6867088</text:p>
          </table:table-cell>
        </table:table-row>
        <table:table-row table:style-name="ro1">
          <table:table-cell office:value-type="float" office:value="7.0391548" calcext:value-type="float">
            <text:p>7,0391548</text:p>
          </table:table-cell>
          <table:table-cell office:value-type="float" office:value="12.3587258" calcext:value-type="float">
            <text:p>12,3587258</text:p>
          </table:table-cell>
          <table:table-cell table:number-columns-repeated="8"/>
          <table:table-cell office:value-type="float" office:value="12.2048933" calcext:value-type="float">
            <text:p>12,2048933</text:p>
          </table:table-cell>
          <table:table-cell office:value-type="float" office:value="15.4821926" calcext:value-type="float">
            <text:p>15,4821926</text:p>
          </table:table-cell>
        </table:table-row>
        <table:table-row table:style-name="ro1">
          <table:table-cell office:value-type="float" office:value="6.6506883" calcext:value-type="float">
            <text:p>6,6506883</text:p>
          </table:table-cell>
          <table:table-cell office:value-type="float" office:value="12.5600011" calcext:value-type="float">
            <text:p>12,5600011</text:p>
          </table:table-cell>
          <table:table-cell table:number-columns-repeated="8"/>
          <table:table-cell office:value-type="float" office:value="11.7111519" calcext:value-type="float">
            <text:p>11,7111519</text:p>
          </table:table-cell>
          <table:table-cell office:value-type="float" office:value="13.1932287" calcext:value-type="float">
            <text:p>13,1932287</text:p>
          </table:table-cell>
        </table:table-row>
        <table:table-row table:style-name="ro1">
          <table:table-cell office:value-type="float" office:value="7.4268851" calcext:value-type="float">
            <text:p>7,4268851</text:p>
          </table:table-cell>
          <table:table-cell office:value-type="float" office:value="12.1781313" calcext:value-type="float">
            <text:p>12,1781313</text:p>
          </table:table-cell>
          <table:table-cell table:number-columns-repeated="8"/>
          <table:table-cell office:value-type="float" office:value="21.0075335" calcext:value-type="float">
            <text:p>21,0075335</text:p>
          </table:table-cell>
          <table:table-cell office:value-type="float" office:value="25.015454" calcext:value-type="float">
            <text:p>25,015454</text:p>
          </table:table-cell>
        </table:table-row>
        <table:table-row table:style-name="ro1">
          <table:table-cell office:value-type="float" office:value="3.6832189" calcext:value-type="float">
            <text:p>3,6832189</text:p>
          </table:table-cell>
          <table:table-cell office:value-type="float" office:value="6.2058103" calcext:value-type="float">
            <text:p>6,2058103</text:p>
          </table:table-cell>
          <table:table-cell table:number-columns-repeated="8"/>
          <table:table-cell office:value-type="float" office:value="12.5450589" calcext:value-type="float">
            <text:p>12,5450589</text:p>
          </table:table-cell>
          <table:table-cell office:value-type="float" office:value="14.1576877" calcext:value-type="float">
            <text:p>14,1576877</text:p>
          </table:table-cell>
        </table:table-row>
        <table:table-row table:style-name="ro1">
          <table:table-cell office:value-type="float" office:value="6.1061642" calcext:value-type="float">
            <text:p>6,1061642</text:p>
          </table:table-cell>
          <table:table-cell office:value-type="float" office:value="12.5808067" calcext:value-type="float">
            <text:p>12,5808067</text:p>
          </table:table-cell>
          <table:table-cell table:number-columns-repeated="8"/>
          <table:table-cell office:value-type="float" office:value="12.0662598" calcext:value-type="float">
            <text:p>12,0662598</text:p>
          </table:table-cell>
          <table:table-cell office:value-type="float" office:value="15.0103625" calcext:value-type="float">
            <text:p>15,0103625</text:p>
          </table:table-cell>
        </table:table-row>
        <table:table-row table:style-name="ro1">
          <table:table-cell office:value-type="float" office:value="5.4675583" calcext:value-type="float">
            <text:p>5,4675583</text:p>
          </table:table-cell>
          <table:table-cell office:value-type="float" office:value="5.6803508" calcext:value-type="float">
            <text:p>5,6803508</text:p>
          </table:table-cell>
          <table:table-cell table:number-columns-repeated="8"/>
          <table:table-cell office:value-type="float" office:value="11.6803875" calcext:value-type="float">
            <text:p>11,6803875</text:p>
          </table:table-cell>
          <table:table-cell office:value-type="float" office:value="13.485862" calcext:value-type="float">
            <text:p>13,485862</text:p>
          </table:table-cell>
        </table:table-row>
        <table:table-row table:style-name="ro1">
          <table:table-cell office:value-type="float" office:value="4.3745747" calcext:value-type="float">
            <text:p>4,3745747</text:p>
          </table:table-cell>
          <table:table-cell office:value-type="float" office:value="6.2379036" calcext:value-type="float">
            <text:p>6,2379036</text:p>
          </table:table-cell>
          <table:table-cell table:number-columns-repeated="8"/>
          <table:table-cell office:value-type="float" office:value="14.4169167" calcext:value-type="float">
            <text:p>14,4169167</text:p>
          </table:table-cell>
          <table:table-cell office:value-type="float" office:value="24.6219401" calcext:value-type="float">
            <text:p>24,6219401</text:p>
          </table:table-cell>
        </table:table-row>
        <table:table-row table:style-name="ro1">
          <table:table-cell office:value-type="float" office:value="2.8440425" calcext:value-type="float">
            <text:p>2,8440425</text:p>
          </table:table-cell>
          <table:table-cell office:value-type="float" office:value="6.226045" calcext:value-type="float">
            <text:p>6,226045</text:p>
          </table:table-cell>
          <table:table-cell table:number-columns-repeated="8"/>
          <table:table-cell office:value-type="float" office:value="22.2082199" calcext:value-type="float">
            <text:p>22,2082199</text:p>
          </table:table-cell>
          <table:table-cell office:value-type="float" office:value="24.2762313" calcext:value-type="float">
            <text:p>24,2762313</text:p>
          </table:table-cell>
        </table:table-row>
        <table:table-row table:style-name="ro1">
          <table:table-cell office:value-type="float" office:value="3.5093684" calcext:value-type="float">
            <text:p>3,5093684</text:p>
          </table:table-cell>
          <table:table-cell office:value-type="float" office:value="5.8976171" calcext:value-type="float">
            <text:p>5,8976171</text:p>
          </table:table-cell>
          <table:table-cell table:number-columns-repeated="8"/>
          <table:table-cell office:value-type="float" office:value="11.1940487" calcext:value-type="float">
            <text:p>11,1940487</text:p>
          </table:table-cell>
          <table:table-cell office:value-type="float" office:value="15.2461328" calcext:value-type="float">
            <text:p>15,2461328</text:p>
          </table:table-cell>
        </table:table-row>
        <table:table-row table:style-name="ro1">
          <table:table-cell office:value-type="float" office:value="6.1684179" calcext:value-type="float">
            <text:p>6,1684179</text:p>
          </table:table-cell>
          <table:table-cell office:value-type="float" office:value="12.8618199" calcext:value-type="float">
            <text:p>12,8618199</text:p>
          </table:table-cell>
          <table:table-cell table:number-columns-repeated="8"/>
          <table:table-cell office:value-type="float" office:value="20.679103" calcext:value-type="float">
            <text:p>20,679103</text:p>
          </table:table-cell>
          <table:table-cell office:value-type="float" office:value="24.8226912" calcext:value-type="float">
            <text:p>24,8226912</text:p>
          </table:table-cell>
        </table:table-row>
        <table:table-row table:style-name="ro1">
          <table:table-cell office:value-type="float" office:value="3.3204689" calcext:value-type="float">
            <text:p>3,3204689</text:p>
          </table:table-cell>
          <table:table-cell office:value-type="float" office:value="5.7322371" calcext:value-type="float">
            <text:p>5,7322371</text:p>
          </table:table-cell>
          <table:table-cell table:number-columns-repeated="8"/>
          <table:table-cell office:value-type="float" office:value="13.4275758" calcext:value-type="float">
            <text:p>13,4275758</text:p>
          </table:table-cell>
          <table:table-cell office:value-type="float" office:value="25.4691271" calcext:value-type="float">
            <text:p>25,4691271</text:p>
          </table:table-cell>
        </table:table-row>
        <table:table-row table:style-name="ro1">
          <table:table-cell office:value-type="float" office:value="6.5077696" calcext:value-type="float">
            <text:p>6,5077696</text:p>
          </table:table-cell>
          <table:table-cell office:value-type="float" office:value="12.5433692" calcext:value-type="float">
            <text:p>12,5433692</text:p>
          </table:table-cell>
          <table:table-cell table:number-columns-repeated="8"/>
          <table:table-cell office:value-type="float" office:value="11.3482235" calcext:value-type="float">
            <text:p>11,3482235</text:p>
          </table:table-cell>
          <table:table-cell office:value-type="float" office:value="14.4573486" calcext:value-type="float">
            <text:p>14,4573486</text:p>
          </table:table-cell>
        </table:table-row>
        <table:table-row table:style-name="ro1">
          <table:table-cell office:value-type="float" office:value="7.2033222" calcext:value-type="float">
            <text:p>7,2033222</text:p>
          </table:table-cell>
          <table:table-cell office:value-type="float" office:value="12.358836" calcext:value-type="float">
            <text:p>12,358836</text:p>
          </table:table-cell>
          <table:table-cell table:number-columns-repeated="8"/>
          <table:table-cell office:value-type="float" office:value="11.815451" calcext:value-type="float">
            <text:p>11,815451</text:p>
          </table:table-cell>
          <table:table-cell office:value-type="float" office:value="14.1960078" calcext:value-type="float">
            <text:p>14,1960078</text:p>
          </table:table-cell>
        </table:table-row>
        <table:table-row table:style-name="ro1">
          <table:table-cell office:value-type="float" office:value="3.5933527" calcext:value-type="float">
            <text:p>3,5933527</text:p>
          </table:table-cell>
          <table:table-cell office:value-type="float" office:value="6.1088258" calcext:value-type="float">
            <text:p>6,1088258</text:p>
          </table:table-cell>
          <table:table-cell table:number-columns-repeated="8"/>
          <table:table-cell office:value-type="float" office:value="12.088057" calcext:value-type="float">
            <text:p>12,088057</text:p>
          </table:table-cell>
          <table:table-cell office:value-type="float" office:value="15.5121639" calcext:value-type="float">
            <text:p>15,5121639</text:p>
          </table:table-cell>
        </table:table-row>
        <table:table-row table:style-name="ro1">
          <table:table-cell office:value-type="float" office:value="5.7062198" calcext:value-type="float">
            <text:p>5,7062198</text:p>
          </table:table-cell>
          <table:table-cell office:value-type="float" office:value="12.5463518" calcext:value-type="float">
            <text:p>12,5463518</text:p>
          </table:table-cell>
          <table:table-cell table:number-columns-repeated="8"/>
          <table:table-cell office:value-type="float" office:value="10.6323033" calcext:value-type="float">
            <text:p>10,6323033</text:p>
          </table:table-cell>
          <table:table-cell office:value-type="float" office:value="14.2988863" calcext:value-type="float">
            <text:p>14,2988863</text:p>
          </table:table-cell>
        </table:table-row>
        <table:table-row table:style-name="ro1">
          <table:table-cell office:value-type="float" office:value="7.0757103" calcext:value-type="float">
            <text:p>7,0757103</text:p>
          </table:table-cell>
          <table:table-cell office:value-type="float" office:value="12.3929452" calcext:value-type="float">
            <text:p>12,3929452</text:p>
          </table:table-cell>
          <table:table-cell table:number-columns-repeated="8"/>
          <table:table-cell office:value-type="float" office:value="11.0127517" calcext:value-type="float">
            <text:p>11,0127517</text:p>
          </table:table-cell>
          <table:table-cell office:value-type="float" office:value="14.8614785" calcext:value-type="float">
            <text:p>14,8614785</text:p>
          </table:table-cell>
        </table:table-row>
        <table:table-row table:style-name="ro1">
          <table:table-cell office:value-type="float" office:value="6.3514911" calcext:value-type="float">
            <text:p>6,3514911</text:p>
          </table:table-cell>
          <table:table-cell office:value-type="float" office:value="12.3141136" calcext:value-type="float">
            <text:p>12,3141136</text:p>
          </table:table-cell>
          <table:table-cell table:number-columns-repeated="8"/>
          <table:table-cell office:value-type="float" office:value="11.3022658" calcext:value-type="float">
            <text:p>11,3022658</text:p>
          </table:table-cell>
          <table:table-cell office:value-type="float" office:value="14.7316725" calcext:value-type="float">
            <text:p>14,7316725</text:p>
          </table:table-cell>
        </table:table-row>
        <table:table-row table:style-name="ro1">
          <table:table-cell office:value-type="float" office:value="3.1249121" calcext:value-type="float">
            <text:p>3,1249121</text:p>
          </table:table-cell>
          <table:table-cell office:value-type="float" office:value="5.8108559" calcext:value-type="float">
            <text:p>5,8108559</text:p>
          </table:table-cell>
          <table:table-cell table:number-columns-repeated="8"/>
          <table:table-cell office:value-type="float" office:value="11.963273" calcext:value-type="float">
            <text:p>11,963273</text:p>
          </table:table-cell>
          <table:table-cell office:value-type="float" office:value="14.5222429" calcext:value-type="float">
            <text:p>14,5222429</text:p>
          </table:table-cell>
        </table:table-row>
        <table:table-row table:style-name="ro1">
          <table:table-cell office:value-type="float" office:value="7.306566" calcext:value-type="float">
            <text:p>7,306566</text:p>
          </table:table-cell>
          <table:table-cell office:value-type="float" office:value="12.2730579" calcext:value-type="float">
            <text:p>12,2730579</text:p>
          </table:table-cell>
          <table:table-cell table:number-columns-repeated="8"/>
          <table:table-cell office:value-type="float" office:value="13.3348603" calcext:value-type="float">
            <text:p>13,3348603</text:p>
          </table:table-cell>
          <table:table-cell office:value-type="float" office:value="24.8510958" calcext:value-type="float">
            <text:p>24,8510958</text:p>
          </table:table-cell>
        </table:table-row>
        <table:table-row table:style-name="ro1">
          <table:table-cell office:value-type="float" office:value="3.2156703" calcext:value-type="float">
            <text:p>3,2156703</text:p>
          </table:table-cell>
          <table:table-cell office:value-type="float" office:value="5.4835108" calcext:value-type="float">
            <text:p>5,4835108</text:p>
          </table:table-cell>
          <table:table-cell table:number-columns-repeated="8"/>
          <table:table-cell office:value-type="float" office:value="22.1815972" calcext:value-type="float">
            <text:p>22,1815972</text:p>
          </table:table-cell>
          <table:table-cell office:value-type="float" office:value="23.904857" calcext:value-type="float">
            <text:p>23,904857</text:p>
          </table:table-cell>
        </table:table-row>
        <table:table-row table:style-name="ro1">
          <table:table-cell office:value-type="float" office:value="7.4868311" calcext:value-type="float">
            <text:p>7,4868311</text:p>
          </table:table-cell>
          <table:table-cell office:value-type="float" office:value="12.7135684" calcext:value-type="float">
            <text:p>12,7135684</text:p>
          </table:table-cell>
          <table:table-cell table:number-columns-repeated="8"/>
          <table:table-cell office:value-type="float" office:value="11.0908125" calcext:value-type="float">
            <text:p>11,0908125</text:p>
          </table:table-cell>
          <table:table-cell office:value-type="float" office:value="14.5964991" calcext:value-type="float">
            <text:p>14,5964991</text:p>
          </table:table-cell>
        </table:table-row>
        <table:table-row table:style-name="ro1">
          <table:table-cell office:value-type="float" office:value="3.7005587" calcext:value-type="float">
            <text:p>3,7005587</text:p>
          </table:table-cell>
          <table:table-cell office:value-type="float" office:value="5.9884348" calcext:value-type="float">
            <text:p>5,9884348</text:p>
          </table:table-cell>
          <table:table-cell table:number-columns-repeated="8"/>
          <table:table-cell office:value-type="float" office:value="11.8748903" calcext:value-type="float">
            <text:p>11,8748903</text:p>
          </table:table-cell>
          <table:table-cell office:value-type="float" office:value="14.786065" calcext:value-type="float">
            <text:p>14,786065</text:p>
          </table:table-cell>
        </table:table-row>
        <table:table-row table:style-name="ro1">
          <table:table-cell office:value-type="float" office:value="4.1658303" calcext:value-type="float">
            <text:p>4,1658303</text:p>
          </table:table-cell>
          <table:table-cell office:value-type="float" office:value="5.4497637" calcext:value-type="float">
            <text:p>5,4497637</text:p>
          </table:table-cell>
          <table:table-cell table:number-columns-repeated="8"/>
          <table:table-cell office:value-type="float" office:value="11.3157" calcext:value-type="float">
            <text:p>11,3157</text:p>
          </table:table-cell>
          <table:table-cell office:value-type="float" office:value="15.4876004" calcext:value-type="float">
            <text:p>15,4876004</text:p>
          </table:table-cell>
        </table:table-row>
        <table:table-row table:style-name="ro1">
          <table:table-cell office:value-type="float" office:value="6.2310652" calcext:value-type="float">
            <text:p>6,2310652</text:p>
          </table:table-cell>
          <table:table-cell office:value-type="float" office:value="12.393177" calcext:value-type="float">
            <text:p>12,393177</text:p>
          </table:table-cell>
          <table:table-cell table:number-columns-repeated="8"/>
          <table:table-cell office:value-type="float" office:value="12.3782316" calcext:value-type="float">
            <text:p>12,3782316</text:p>
          </table:table-cell>
          <table:table-cell office:value-type="float" office:value="14.6397717" calcext:value-type="float">
            <text:p>14,6397717</text:p>
          </table:table-cell>
        </table:table-row>
        <table:table-row table:style-name="ro1">
          <table:table-cell office:value-type="float" office:value="5.6434835" calcext:value-type="float">
            <text:p>5,6434835</text:p>
          </table:table-cell>
          <table:table-cell office:value-type="float" office:value="12.4294444" calcext:value-type="float">
            <text:p>12,4294444</text:p>
          </table:table-cell>
          <table:table-cell table:number-columns-repeated="8"/>
          <table:table-cell office:value-type="float" office:value="21.5984615" calcext:value-type="float">
            <text:p>21,5984615</text:p>
          </table:table-cell>
          <table:table-cell office:value-type="float" office:value="24.5399062" calcext:value-type="float">
            <text:p>24,5399062</text:p>
          </table:table-cell>
        </table:table-row>
        <table:table-row table:style-name="ro1">
          <table:table-cell office:value-type="float" office:value="2.7898957" calcext:value-type="float">
            <text:p>2,7898957</text:p>
          </table:table-cell>
          <table:table-cell office:value-type="float" office:value="6.5780882" calcext:value-type="float">
            <text:p>6,5780882</text:p>
          </table:table-cell>
          <table:table-cell table:number-columns-repeated="8"/>
          <table:table-cell office:value-type="float" office:value="12.5257563" calcext:value-type="float">
            <text:p>12,5257563</text:p>
          </table:table-cell>
          <table:table-cell office:value-type="float" office:value="14.7190946" calcext:value-type="float">
            <text:p>14,7190946</text:p>
          </table:table-cell>
        </table:table-row>
        <table:table-row table:style-name="ro1">
          <table:table-cell office:value-type="float" office:value="6.2009875" calcext:value-type="float">
            <text:p>6,2009875</text:p>
          </table:table-cell>
          <table:table-cell office:value-type="float" office:value="12.3865047" calcext:value-type="float">
            <text:p>12,3865047</text:p>
          </table:table-cell>
          <table:table-cell table:number-columns-repeated="8"/>
          <table:table-cell office:value-type="float" office:value="11.5116211" calcext:value-type="float">
            <text:p>11,5116211</text:p>
          </table:table-cell>
          <table:table-cell office:value-type="float" office:value="14.0479938" calcext:value-type="float">
            <text:p>14,0479938</text:p>
          </table:table-cell>
        </table:table-row>
        <table:table-row table:style-name="ro1">
          <table:table-cell office:value-type="float" office:value="4.1614734" calcext:value-type="float">
            <text:p>4,1614734</text:p>
          </table:table-cell>
          <table:table-cell office:value-type="float" office:value="5.9100656" calcext:value-type="float">
            <text:p>5,9100656</text:p>
          </table:table-cell>
          <table:table-cell table:number-columns-repeated="8"/>
          <table:table-cell office:value-type="float" office:value="11.5701525" calcext:value-type="float">
            <text:p>11,5701525</text:p>
          </table:table-cell>
          <table:table-cell office:value-type="float" office:value="14.2896177" calcext:value-type="float">
            <text:p>14,2896177</text:p>
          </table:table-cell>
        </table:table-row>
        <table:table-row table:style-name="ro1">
          <table:table-cell office:value-type="float" office:value="3.9127991" calcext:value-type="float">
            <text:p>3,9127991</text:p>
          </table:table-cell>
          <table:table-cell office:value-type="float" office:value="5.9353222" calcext:value-type="float">
            <text:p>5,9353222</text:p>
          </table:table-cell>
          <table:table-cell table:number-columns-repeated="8"/>
          <table:table-cell office:value-type="float" office:value="15.0786773" calcext:value-type="float">
            <text:p>15,0786773</text:p>
          </table:table-cell>
          <table:table-cell office:value-type="float" office:value="23.7019518" calcext:value-type="float">
            <text:p>23,7019518</text:p>
          </table:table-cell>
        </table:table-row>
        <table:table-row table:style-name="ro1">
          <table:table-cell office:value-type="float" office:value="3.4293809" calcext:value-type="float">
            <text:p>3,4293809</text:p>
          </table:table-cell>
          <table:table-cell office:value-type="float" office:value="6.0236694" calcext:value-type="float">
            <text:p>6,0236694</text:p>
          </table:table-cell>
          <table:table-cell table:number-columns-repeated="8"/>
          <table:table-cell office:value-type="float" office:value="11.8853118" calcext:value-type="float">
            <text:p>11,8853118</text:p>
          </table:table-cell>
          <table:table-cell office:value-type="float" office:value="15.0319695" calcext:value-type="float">
            <text:p>15,0319695</text:p>
          </table:table-cell>
        </table:table-row>
        <table:table-row table:style-name="ro1">
          <table:table-cell office:value-type="float" office:value="4.3116091" calcext:value-type="float">
            <text:p>4,3116091</text:p>
          </table:table-cell>
          <table:table-cell office:value-type="float" office:value="6.1799206" calcext:value-type="float">
            <text:p>6,1799206</text:p>
          </table:table-cell>
          <table:table-cell table:number-columns-repeated="8"/>
          <table:table-cell office:value-type="float" office:value="15.9659169" calcext:value-type="float">
            <text:p>15,9659169</text:p>
          </table:table-cell>
          <table:table-cell office:value-type="float" office:value="24.2334843" calcext:value-type="float">
            <text:p>24,2334843</text:p>
          </table:table-cell>
        </table:table-row>
        <table:table-row table:style-name="ro1">
          <table:table-cell office:value-type="float" office:value="3.0666174" calcext:value-type="float">
            <text:p>3,0666174</text:p>
          </table:table-cell>
          <table:table-cell office:value-type="float" office:value="5.8899268" calcext:value-type="float">
            <text:p>5,8899268</text:p>
          </table:table-cell>
          <table:table-cell table:number-columns-repeated="8"/>
          <table:table-cell office:value-type="float" office:value="11.1193054" calcext:value-type="float">
            <text:p>11,1193054</text:p>
          </table:table-cell>
          <table:table-cell office:value-type="float" office:value="14.7102922" calcext:value-type="float">
            <text:p>14,7102922</text:p>
          </table:table-cell>
        </table:table-row>
        <table:table-row table:style-name="ro1">
          <table:table-cell office:value-type="float" office:value="2.3889054" calcext:value-type="float">
            <text:p>2,3889054</text:p>
          </table:table-cell>
          <table:table-cell office:value-type="float" office:value="6.2877581" calcext:value-type="float">
            <text:p>6,2877581</text:p>
          </table:table-cell>
          <table:table-cell table:number-columns-repeated="8"/>
          <table:table-cell office:value-type="float" office:value="11.026286" calcext:value-type="float">
            <text:p>11,026286</text:p>
          </table:table-cell>
          <table:table-cell office:value-type="float" office:value="13.8448121" calcext:value-type="float">
            <text:p>13,8448121</text:p>
          </table:table-cell>
        </table:table-row>
        <table:table-row table:style-name="ro1">
          <table:table-cell office:value-type="float" office:value="4.1010245" calcext:value-type="float">
            <text:p>4,1010245</text:p>
          </table:table-cell>
          <table:table-cell office:value-type="float" office:value="5.5009017" calcext:value-type="float">
            <text:p>5,5009017</text:p>
          </table:table-cell>
          <table:table-cell table:number-columns-repeated="8"/>
          <table:table-cell office:value-type="float" office:value="11.4647359" calcext:value-type="float">
            <text:p>11,4647359</text:p>
          </table:table-cell>
          <table:table-cell office:value-type="float" office:value="15.184709" calcext:value-type="float">
            <text:p>15,184709</text:p>
          </table:table-cell>
        </table:table-row>
        <table:table-row table:style-name="ro1">
          <table:table-cell office:value-type="float" office:value="7.552651" calcext:value-type="float">
            <text:p>7,552651</text:p>
          </table:table-cell>
          <table:table-cell office:value-type="float" office:value="12.8914287" calcext:value-type="float">
            <text:p>12,8914287</text:p>
          </table:table-cell>
          <table:table-cell table:number-columns-repeated="8"/>
          <table:table-cell office:value-type="float" office:value="12.5404259" calcext:value-type="float">
            <text:p>12,5404259</text:p>
          </table:table-cell>
          <table:table-cell office:value-type="float" office:value="13.5635903" calcext:value-type="float">
            <text:p>13,5635903</text:p>
          </table:table-cell>
        </table:table-row>
        <table:table-row table:style-name="ro1">
          <table:table-cell office:value-type="float" office:value="4.2517509" calcext:value-type="float">
            <text:p>4,2517509</text:p>
          </table:table-cell>
          <table:table-cell office:value-type="float" office:value="5.8778293" calcext:value-type="float">
            <text:p>5,8778293</text:p>
          </table:table-cell>
          <table:table-cell table:number-columns-repeated="8"/>
          <table:table-cell office:value-type="float" office:value="10.9876042" calcext:value-type="float">
            <text:p>10,9876042</text:p>
          </table:table-cell>
          <table:table-cell office:value-type="float" office:value="15.5058247" calcext:value-type="float">
            <text:p>15,5058247</text:p>
          </table:table-cell>
        </table:table-row>
        <table:table-row table:style-name="ro1">
          <table:table-cell office:value-type="float" office:value="4.9213368" calcext:value-type="float">
            <text:p>4,9213368</text:p>
          </table:table-cell>
          <table:table-cell office:value-type="float" office:value="6.2893921" calcext:value-type="float">
            <text:p>6,2893921</text:p>
          </table:table-cell>
          <table:table-cell table:number-columns-repeated="8"/>
          <table:table-cell office:value-type="float" office:value="11.8524576" calcext:value-type="float">
            <text:p>11,8524576</text:p>
          </table:table-cell>
          <table:table-cell office:value-type="float" office:value="14.3341485" calcext:value-type="float">
            <text:p>14,3341485</text:p>
          </table:table-cell>
        </table:table-row>
        <table:table-row table:style-name="ro1">
          <table:table-cell office:value-type="float" office:value="5.7524719" calcext:value-type="float">
            <text:p>5,7524719</text:p>
          </table:table-cell>
          <table:table-cell office:value-type="float" office:value="12.6734164" calcext:value-type="float">
            <text:p>12,6734164</text:p>
          </table:table-cell>
          <table:table-cell table:number-columns-repeated="8"/>
          <table:table-cell office:value-type="float" office:value="11.8343379" calcext:value-type="float">
            <text:p>11,8343379</text:p>
          </table:table-cell>
          <table:table-cell office:value-type="float" office:value="14.9908334" calcext:value-type="float">
            <text:p>14,9908334</text:p>
          </table:table-cell>
        </table:table-row>
        <table:table-row table:style-name="ro1">
          <table:table-cell office:value-type="float" office:value="4.5509609" calcext:value-type="float">
            <text:p>4,5509609</text:p>
          </table:table-cell>
          <table:table-cell office:value-type="float" office:value="5.3696788" calcext:value-type="float">
            <text:p>5,3696788</text:p>
          </table:table-cell>
          <table:table-cell table:number-columns-repeated="8"/>
          <table:table-cell office:value-type="float" office:value="14.8449118" calcext:value-type="float">
            <text:p>14,8449118</text:p>
          </table:table-cell>
          <table:table-cell office:value-type="float" office:value="24.2580746" calcext:value-type="float">
            <text:p>24,2580746</text:p>
          </table:table-cell>
        </table:table-row>
        <table:table-row table:style-name="ro1">
          <table:table-cell office:value-type="float" office:value="3.605663" calcext:value-type="float">
            <text:p>3,605663</text:p>
          </table:table-cell>
          <table:table-cell office:value-type="float" office:value="6.8328718" calcext:value-type="float">
            <text:p>6,8328718</text:p>
          </table:table-cell>
          <table:table-cell table:number-columns-repeated="8"/>
          <table:table-cell office:value-type="float" office:value="11.0342438" calcext:value-type="float">
            <text:p>11,0342438</text:p>
          </table:table-cell>
          <table:table-cell office:value-type="float" office:value="14.4182699" calcext:value-type="float">
            <text:p>14,4182699</text:p>
          </table:table-cell>
        </table:table-row>
        <table:table-row table:style-name="ro1">
          <table:table-cell office:value-type="float" office:value="6.5653226" calcext:value-type="float">
            <text:p>6,5653226</text:p>
          </table:table-cell>
          <table:table-cell office:value-type="float" office:value="12.4647165" calcext:value-type="float">
            <text:p>12,4647165</text:p>
          </table:table-cell>
          <table:table-cell table:number-columns-repeated="8"/>
          <table:table-cell office:value-type="float" office:value="15.5759724" calcext:value-type="float">
            <text:p>15,5759724</text:p>
          </table:table-cell>
          <table:table-cell office:value-type="float" office:value="23.9668341" calcext:value-type="float">
            <text:p>23,9668341</text:p>
          </table:table-cell>
        </table:table-row>
        <table:table-row table:style-name="ro1">
          <table:table-cell office:value-type="float" office:value="5.1485825" calcext:value-type="float">
            <text:p>5,1485825</text:p>
          </table:table-cell>
          <table:table-cell office:value-type="float" office:value="6.0564092" calcext:value-type="float">
            <text:p>6,0564092</text:p>
          </table:table-cell>
          <table:table-cell table:number-columns-repeated="8"/>
          <table:table-cell office:value-type="float" office:value="12.2908908" calcext:value-type="float">
            <text:p>12,2908908</text:p>
          </table:table-cell>
          <table:table-cell office:value-type="float" office:value="14.9049773" calcext:value-type="float">
            <text:p>14,9049773</text:p>
          </table:table-cell>
        </table:table-row>
        <table:table-row table:style-name="ro1">
          <table:table-cell office:value-type="float" office:value="7.1893019" calcext:value-type="float">
            <text:p>7,1893019</text:p>
          </table:table-cell>
          <table:table-cell office:value-type="float" office:value="12.530392" calcext:value-type="float">
            <text:p>12,530392</text:p>
          </table:table-cell>
          <table:table-cell table:number-columns-repeated="8"/>
          <table:table-cell office:value-type="float" office:value="11.8556127" calcext:value-type="float">
            <text:p>11,8556127</text:p>
          </table:table-cell>
          <table:table-cell office:value-type="float" office:value="15.4749111" calcext:value-type="float">
            <text:p>15,4749111</text:p>
          </table:table-cell>
        </table:table-row>
        <table:table-row table:style-name="ro1">
          <table:table-cell office:value-type="float" office:value="7.3075377" calcext:value-type="float">
            <text:p>7,3075377</text:p>
          </table:table-cell>
          <table:table-cell office:value-type="float" office:value="12.8764371" calcext:value-type="float">
            <text:p>12,8764371</text:p>
          </table:table-cell>
          <table:table-cell table:number-columns-repeated="8"/>
          <table:table-cell office:value-type="float" office:value="22.3570443" calcext:value-type="float">
            <text:p>22,3570443</text:p>
          </table:table-cell>
          <table:table-cell office:value-type="float" office:value="24.5058861" calcext:value-type="float">
            <text:p>24,5058861</text:p>
          </table:table-cell>
        </table:table-row>
        <table:table-row table:style-name="ro1">
          <table:table-cell office:value-type="float" office:value="3.8273749" calcext:value-type="float">
            <text:p>3,8273749</text:p>
          </table:table-cell>
          <table:table-cell office:value-type="float" office:value="5.7834834" calcext:value-type="float">
            <text:p>5,7834834</text:p>
          </table:table-cell>
          <table:table-cell table:number-columns-repeated="8"/>
          <table:table-cell office:value-type="float" office:value="14.8460063" calcext:value-type="float">
            <text:p>14,8460063</text:p>
          </table:table-cell>
          <table:table-cell office:value-type="float" office:value="23.6644532" calcext:value-type="float">
            <text:p>23,6644532</text:p>
          </table:table-cell>
        </table:table-row>
        <table:table-row table:style-name="ro1">
          <table:table-cell office:value-type="float" office:value="3.5111027" calcext:value-type="float">
            <text:p>3,5111027</text:p>
          </table:table-cell>
          <table:table-cell office:value-type="float" office:value="6.0647787" calcext:value-type="float">
            <text:p>6,0647787</text:p>
          </table:table-cell>
          <table:table-cell table:number-columns-repeated="8"/>
          <table:table-cell office:value-type="float" office:value="12.6234535" calcext:value-type="float">
            <text:p>12,6234535</text:p>
          </table:table-cell>
          <table:table-cell office:value-type="float" office:value="14.0642149" calcext:value-type="float">
            <text:p>14,0642149</text:p>
          </table:table-cell>
        </table:table-row>
        <table:table-row table:style-name="ro1">
          <table:table-cell office:value-type="float" office:value="3.9568309" calcext:value-type="float">
            <text:p>3,9568309</text:p>
          </table:table-cell>
          <table:table-cell office:value-type="float" office:value="6.3667366" calcext:value-type="float">
            <text:p>6,3667366</text:p>
          </table:table-cell>
          <table:table-cell table:number-columns-repeated="8"/>
          <table:table-cell office:value-type="float" office:value="21.6038478" calcext:value-type="float">
            <text:p>21,6038478</text:p>
          </table:table-cell>
          <table:table-cell office:value-type="float" office:value="25.2892821" calcext:value-type="float">
            <text:p>25,2892821</text:p>
          </table:table-cell>
        </table:table-row>
        <table:table-row table:style-name="ro1">
          <table:table-cell office:value-type="float" office:value="4.1917362" calcext:value-type="float">
            <text:p>4,1917362</text:p>
          </table:table-cell>
          <table:table-cell office:value-type="float" office:value="6.0600715" calcext:value-type="float">
            <text:p>6,0600715</text:p>
          </table:table-cell>
          <table:table-cell table:number-columns-repeated="8"/>
          <table:table-cell office:value-type="float" office:value="11.5706384" calcext:value-type="float">
            <text:p>11,5706384</text:p>
          </table:table-cell>
          <table:table-cell office:value-type="float" office:value="14.1791084" calcext:value-type="float">
            <text:p>14,1791084</text:p>
          </table:table-cell>
        </table:table-row>
        <table:table-row table:style-name="ro1">
          <table:table-cell office:value-type="float" office:value="3.9932565" calcext:value-type="float">
            <text:p>3,9932565</text:p>
          </table:table-cell>
          <table:table-cell office:value-type="float" office:value="5.8929707" calcext:value-type="float">
            <text:p>5,8929707</text:p>
          </table:table-cell>
          <table:table-cell table:number-columns-repeated="8"/>
          <table:table-cell office:value-type="float" office:value="21.5494977" calcext:value-type="float">
            <text:p>21,5494977</text:p>
          </table:table-cell>
          <table:table-cell office:value-type="float" office:value="24.3176075" calcext:value-type="float">
            <text:p>24,3176075</text:p>
          </table:table-cell>
        </table:table-row>
        <table:table-row table:style-name="ro1">
          <table:table-cell office:value-type="float" office:value="7.4577417" calcext:value-type="float">
            <text:p>7,4577417</text:p>
          </table:table-cell>
          <table:table-cell office:value-type="float" office:value="12.7375089" calcext:value-type="float">
            <text:p>12,7375089</text:p>
          </table:table-cell>
          <table:table-cell table:number-columns-repeated="8"/>
          <table:table-cell office:value-type="float" office:value="12.141272" calcext:value-type="float">
            <text:p>12,141272</text:p>
          </table:table-cell>
          <table:table-cell office:value-type="float" office:value="13.1333999" calcext:value-type="float">
            <text:p>13,1333999</text:p>
          </table:table-cell>
        </table:table-row>
        <table:table-row table:style-name="ro1">
          <table:table-cell office:value-type="float" office:value="6.8866156" calcext:value-type="float">
            <text:p>6,8866156</text:p>
          </table:table-cell>
          <table:table-cell office:value-type="float" office:value="12.5171953" calcext:value-type="float">
            <text:p>12,5171953</text:p>
          </table:table-cell>
          <table:table-cell table:number-columns-repeated="8"/>
          <table:table-cell office:value-type="float" office:value="11.3321081" calcext:value-type="float">
            <text:p>11,3321081</text:p>
          </table:table-cell>
          <table:table-cell office:value-type="float" office:value="13.6239298" calcext:value-type="float">
            <text:p>13,6239298</text:p>
          </table:table-cell>
        </table:table-row>
        <table:table-row table:style-name="ro1">
          <table:table-cell office:value-type="float" office:value="4.1295704" calcext:value-type="float">
            <text:p>4,1295704</text:p>
          </table:table-cell>
          <table:table-cell office:value-type="float" office:value="5.8606805" calcext:value-type="float">
            <text:p>5,8606805</text:p>
          </table:table-cell>
          <table:table-cell table:number-columns-repeated="8"/>
          <table:table-cell office:value-type="float" office:value="11.2815464" calcext:value-type="float">
            <text:p>11,2815464</text:p>
          </table:table-cell>
          <table:table-cell office:value-type="float" office:value="14.5173934" calcext:value-type="float">
            <text:p>14,5173934</text:p>
          </table:table-cell>
        </table:table-row>
        <table:table-row table:style-name="ro1">
          <table:table-cell office:value-type="float" office:value="3.5835656" calcext:value-type="float">
            <text:p>3,5835656</text:p>
          </table:table-cell>
          <table:table-cell office:value-type="float" office:value="5.9213016" calcext:value-type="float">
            <text:p>5,9213016</text:p>
          </table:table-cell>
          <table:table-cell table:number-columns-repeated="8"/>
          <table:table-cell office:value-type="float" office:value="10.9477635" calcext:value-type="float">
            <text:p>10,9477635</text:p>
          </table:table-cell>
          <table:table-cell office:value-type="float" office:value="13.3440104" calcext:value-type="float">
            <text:p>13,3440104</text:p>
          </table:table-cell>
        </table:table-row>
        <table:table-row table:style-name="ro1">
          <table:table-cell office:value-type="float" office:value="3.6380362" calcext:value-type="float">
            <text:p>3,6380362</text:p>
          </table:table-cell>
          <table:table-cell office:value-type="float" office:value="6.2436988" calcext:value-type="float">
            <text:p>6,2436988</text:p>
          </table:table-cell>
          <table:table-cell table:number-columns-repeated="8"/>
          <table:table-cell office:value-type="float" office:value="11.7964789" calcext:value-type="float">
            <text:p>11,7964789</text:p>
          </table:table-cell>
          <table:table-cell office:value-type="float" office:value="15.3222597" calcext:value-type="float">
            <text:p>15,3222597</text:p>
          </table:table-cell>
        </table:table-row>
        <table:table-row table:style-name="ro1">
          <table:table-cell office:value-type="float" office:value="4.9487566" calcext:value-type="float">
            <text:p>4,9487566</text:p>
          </table:table-cell>
          <table:table-cell office:value-type="float" office:value="5.7036279" calcext:value-type="float">
            <text:p>5,7036279</text:p>
          </table:table-cell>
          <table:table-cell table:number-columns-repeated="8"/>
          <table:table-cell office:value-type="float" office:value="11.3061826" calcext:value-type="float">
            <text:p>11,3061826</text:p>
          </table:table-cell>
          <table:table-cell office:value-type="float" office:value="13.4682218" calcext:value-type="float">
            <text:p>13,4682218</text:p>
          </table:table-cell>
        </table:table-row>
        <table:table-row table:style-name="ro1">
          <table:table-cell office:value-type="float" office:value="3.9372191" calcext:value-type="float">
            <text:p>3,9372191</text:p>
          </table:table-cell>
          <table:table-cell office:value-type="float" office:value="6.4849584" calcext:value-type="float">
            <text:p>6,4849584</text:p>
          </table:table-cell>
          <table:table-cell table:number-columns-repeated="8"/>
          <table:table-cell office:value-type="float" office:value="11.6744226" calcext:value-type="float">
            <text:p>11,6744226</text:p>
          </table:table-cell>
          <table:table-cell office:value-type="float" office:value="14.469222" calcext:value-type="float">
            <text:p>14,469222</text:p>
          </table:table-cell>
        </table:table-row>
        <table:table-row table:style-name="ro1">
          <table:table-cell office:value-type="float" office:value="7.3024752" calcext:value-type="float">
            <text:p>7,3024752</text:p>
          </table:table-cell>
          <table:table-cell office:value-type="float" office:value="12.3646605" calcext:value-type="float">
            <text:p>12,3646605</text:p>
          </table:table-cell>
          <table:table-cell table:number-columns-repeated="8"/>
          <table:table-cell office:value-type="float" office:value="14.877274" calcext:value-type="float">
            <text:p>14,877274</text:p>
          </table:table-cell>
          <table:table-cell office:value-type="float" office:value="23.3818276" calcext:value-type="float">
            <text:p>23,3818276</text:p>
          </table:table-cell>
        </table:table-row>
        <table:table-row table:style-name="ro1">
          <table:table-cell office:value-type="float" office:value="7.7468864" calcext:value-type="float">
            <text:p>7,7468864</text:p>
          </table:table-cell>
          <table:table-cell office:value-type="float" office:value="12.5525944" calcext:value-type="float">
            <text:p>12,5525944</text:p>
          </table:table-cell>
          <table:table-cell table:number-columns-repeated="8"/>
          <table:table-cell office:value-type="float" office:value="11.6878978" calcext:value-type="float">
            <text:p>11,6878978</text:p>
          </table:table-cell>
          <table:table-cell office:value-type="float" office:value="14.0485954" calcext:value-type="float">
            <text:p>14,0485954</text:p>
          </table:table-cell>
        </table:table-row>
        <table:table-row table:style-name="ro1">
          <table:table-cell office:value-type="float" office:value="6.0327862" calcext:value-type="float">
            <text:p>6,0327862</text:p>
          </table:table-cell>
          <table:table-cell office:value-type="float" office:value="12.41366" calcext:value-type="float">
            <text:p>12,41366</text:p>
          </table:table-cell>
          <table:table-cell table:number-columns-repeated="8"/>
          <table:table-cell office:value-type="float" office:value="15.0493461" calcext:value-type="float">
            <text:p>15,0493461</text:p>
          </table:table-cell>
          <table:table-cell office:value-type="float" office:value="23.3720511" calcext:value-type="float">
            <text:p>23,3720511</text:p>
          </table:table-cell>
        </table:table-row>
        <table:table-row table:style-name="ro1">
          <table:table-cell office:value-type="float" office:value="6.1925952" calcext:value-type="float">
            <text:p>6,1925952</text:p>
          </table:table-cell>
          <table:table-cell office:value-type="float" office:value="12.5192383" calcext:value-type="float">
            <text:p>12,5192383</text:p>
          </table:table-cell>
          <table:table-cell table:number-columns-repeated="8"/>
          <table:table-cell office:value-type="float" office:value="11.0738797" calcext:value-type="float">
            <text:p>11,0738797</text:p>
          </table:table-cell>
          <table:table-cell office:value-type="float" office:value="14.1059978" calcext:value-type="float">
            <text:p>14,1059978</text:p>
          </table:table-cell>
        </table:table-row>
        <table:table-row table:style-name="ro1">
          <table:table-cell office:value-type="float" office:value="3.3783531" calcext:value-type="float">
            <text:p>3,3783531</text:p>
          </table:table-cell>
          <table:table-cell office:value-type="float" office:value="6.3537614" calcext:value-type="float">
            <text:p>6,3537614</text:p>
          </table:table-cell>
          <table:table-cell table:number-columns-repeated="8"/>
          <table:table-cell office:value-type="float" office:value="14.5420353" calcext:value-type="float">
            <text:p>14,5420353</text:p>
          </table:table-cell>
          <table:table-cell office:value-type="float" office:value="24.1681315" calcext:value-type="float">
            <text:p>24,1681315</text:p>
          </table:table-cell>
        </table:table-row>
        <table:table-row table:style-name="ro1">
          <table:table-cell office:value-type="float" office:value="3.6602685" calcext:value-type="float">
            <text:p>3,6602685</text:p>
          </table:table-cell>
          <table:table-cell office:value-type="float" office:value="6.0639322" calcext:value-type="float">
            <text:p>6,0639322</text:p>
          </table:table-cell>
          <table:table-cell table:number-columns-repeated="8"/>
          <table:table-cell office:value-type="float" office:value="11.0395046" calcext:value-type="float">
            <text:p>11,0395046</text:p>
          </table:table-cell>
          <table:table-cell office:value-type="float" office:value="15.9313618" calcext:value-type="float">
            <text:p>15,9313618</text:p>
          </table:table-cell>
        </table:table-row>
        <table:table-row table:style-name="ro1">
          <table:table-cell office:value-type="float" office:value="6.4214068" calcext:value-type="float">
            <text:p>6,4214068</text:p>
          </table:table-cell>
          <table:table-cell office:value-type="float" office:value="12.4066176" calcext:value-type="float">
            <text:p>12,4066176</text:p>
          </table:table-cell>
          <table:table-cell table:number-columns-repeated="8"/>
          <table:table-cell office:value-type="float" office:value="14.3500398" calcext:value-type="float">
            <text:p>14,3500398</text:p>
          </table:table-cell>
          <table:table-cell office:value-type="float" office:value="24.3920083" calcext:value-type="float">
            <text:p>24,3920083</text:p>
          </table:table-cell>
        </table:table-row>
        <table:table-row table:style-name="ro1">
          <table:table-cell office:value-type="float" office:value="4.3974868" calcext:value-type="float">
            <text:p>4,3974868</text:p>
          </table:table-cell>
          <table:table-cell office:value-type="float" office:value="6.1683568" calcext:value-type="float">
            <text:p>6,1683568</text:p>
          </table:table-cell>
          <table:table-cell table:number-columns-repeated="8"/>
          <table:table-cell office:value-type="float" office:value="11.7750011" calcext:value-type="float">
            <text:p>11,7750011</text:p>
          </table:table-cell>
          <table:table-cell office:value-type="float" office:value="14.416581" calcext:value-type="float">
            <text:p>14,416581</text:p>
          </table:table-cell>
        </table:table-row>
        <table:table-row table:style-name="ro1">
          <table:table-cell office:value-type="float" office:value="4.8795185" calcext:value-type="float">
            <text:p>4,8795185</text:p>
          </table:table-cell>
          <table:table-cell office:value-type="float" office:value="5.9288174" calcext:value-type="float">
            <text:p>5,9288174</text:p>
          </table:table-cell>
          <table:table-cell table:number-columns-repeated="8"/>
          <table:table-cell office:value-type="float" office:value="11.4501293" calcext:value-type="float">
            <text:p>11,4501293</text:p>
          </table:table-cell>
          <table:table-cell office:value-type="float" office:value="16.3759884" calcext:value-type="float">
            <text:p>16,3759884</text:p>
          </table:table-cell>
        </table:table-row>
        <table:table-row table:style-name="ro1">
          <table:table-cell office:value-type="float" office:value="7.5685093" calcext:value-type="float">
            <text:p>7,5685093</text:p>
          </table:table-cell>
          <table:table-cell office:value-type="float" office:value="12.2770527" calcext:value-type="float">
            <text:p>12,2770527</text:p>
          </table:table-cell>
          <table:table-cell table:number-columns-repeated="8"/>
          <table:table-cell office:value-type="float" office:value="14.2248908" calcext:value-type="float">
            <text:p>14,2248908</text:p>
          </table:table-cell>
          <table:table-cell office:value-type="float" office:value="23.0934881" calcext:value-type="float">
            <text:p>23,0934881</text:p>
          </table:table-cell>
        </table:table-row>
        <table:table-row table:style-name="ro1">
          <table:table-cell office:value-type="float" office:value="2.571259" calcext:value-type="float">
            <text:p>2,571259</text:p>
          </table:table-cell>
          <table:table-cell office:value-type="float" office:value="6.1632119" calcext:value-type="float">
            <text:p>6,1632119</text:p>
          </table:table-cell>
          <table:table-cell table:number-columns-repeated="8"/>
          <table:table-cell office:value-type="float" office:value="13.6647674" calcext:value-type="float">
            <text:p>13,6647674</text:p>
          </table:table-cell>
          <table:table-cell office:value-type="float" office:value="23.6138178" calcext:value-type="float">
            <text:p>23,6138178</text:p>
          </table:table-cell>
        </table:table-row>
        <table:table-row table:style-name="ro1">
          <table:table-cell office:value-type="float" office:value="3.3718569" calcext:value-type="float">
            <text:p>3,3718569</text:p>
          </table:table-cell>
          <table:table-cell office:value-type="float" office:value="6.4171422" calcext:value-type="float">
            <text:p>6,4171422</text:p>
          </table:table-cell>
          <table:table-cell table:number-columns-repeated="8"/>
          <table:table-cell office:value-type="float" office:value="14.109433" calcext:value-type="float">
            <text:p>14,109433</text:p>
          </table:table-cell>
          <table:table-cell office:value-type="float" office:value="24.3234782" calcext:value-type="float">
            <text:p>24,3234782</text:p>
          </table:table-cell>
        </table:table-row>
        <table:table-row table:style-name="ro1">
          <table:table-cell table:number-columns-repeated="10"/>
          <table:table-cell office:value-type="float" office:value="10.9749346" calcext:value-type="float">
            <text:p>10,9749346</text:p>
          </table:table-cell>
          <table:table-cell office:value-type="float" office:value="14.090696" calcext:value-type="float">
            <text:p>14,090696</text:p>
          </table:table-cell>
        </table:table-row>
        <table:table-row table:style-name="ro1">
          <table:table-cell table:number-columns-repeated="10"/>
          <table:table-cell office:value-type="float" office:value="11.8058275" calcext:value-type="float">
            <text:p>11,8058275</text:p>
          </table:table-cell>
          <table:table-cell office:value-type="float" office:value="14.0337785" calcext:value-type="float">
            <text:p>14,0337785</text:p>
          </table:table-cell>
        </table:table-row>
        <table:table-row table:style-name="ro1">
          <table:table-cell table:number-columns-repeated="10"/>
          <table:table-cell office:value-type="float" office:value="14.9561653" calcext:value-type="float">
            <text:p>14,9561653</text:p>
          </table:table-cell>
          <table:table-cell office:value-type="float" office:value="23.186238" calcext:value-type="float">
            <text:p>23,186238</text:p>
          </table:table-cell>
        </table:table-row>
        <table:table-row table:style-name="ro1">
          <table:table-cell table:number-columns-repeated="10"/>
          <table:table-cell office:value-type="float" office:value="11.1945295" calcext:value-type="float">
            <text:p>11,1945295</text:p>
          </table:table-cell>
          <table:table-cell office:value-type="float" office:value="15.2075229" calcext:value-type="float">
            <text:p>15,2075229</text:p>
          </table:table-cell>
        </table:table-row>
        <table:table-row table:style-name="ro1">
          <table:table-cell table:number-columns-repeated="10"/>
          <table:table-cell office:value-type="float" office:value="14.653643" calcext:value-type="float">
            <text:p>14,653643</text:p>
          </table:table-cell>
          <table:table-cell office:value-type="float" office:value="22.9836362" calcext:value-type="float">
            <text:p>22,9836362</text:p>
          </table:table-cell>
        </table:table-row>
        <table:table-row table:style-name="ro1">
          <table:table-cell table:number-columns-repeated="10"/>
          <table:table-cell office:value-type="float" office:value="13.6630558" calcext:value-type="float">
            <text:p>13,6630558</text:p>
          </table:table-cell>
          <table:table-cell office:value-type="float" office:value="23.5165753" calcext:value-type="float">
            <text:p>23,5165753</text:p>
          </table:table-cell>
        </table:table-row>
        <table:table-row table:style-name="ro1">
          <table:table-cell table:number-columns-repeated="10"/>
          <table:table-cell office:value-type="float" office:value="11.2028322" calcext:value-type="float">
            <text:p>11,2028322</text:p>
          </table:table-cell>
          <table:table-cell office:value-type="float" office:value="15.7551363" calcext:value-type="float">
            <text:p>15,7551363</text:p>
          </table:table-cell>
        </table:table-row>
        <table:table-row table:style-name="ro1">
          <table:table-cell table:number-columns-repeated="10"/>
          <table:table-cell office:value-type="float" office:value="11.9431173" calcext:value-type="float">
            <text:p>11,9431173</text:p>
          </table:table-cell>
          <table:table-cell office:value-type="float" office:value="15.1152243" calcext:value-type="float">
            <text:p>15,1152243</text:p>
          </table:table-cell>
        </table:table-row>
        <table:table-row table:style-name="ro1">
          <table:table-cell table:number-columns-repeated="10"/>
          <table:table-cell office:value-type="float" office:value="11.1743403" calcext:value-type="float">
            <text:p>11,1743403</text:p>
          </table:table-cell>
          <table:table-cell office:value-type="float" office:value="13.3787359" calcext:value-type="float">
            <text:p>13,3787359</text:p>
          </table:table-cell>
        </table:table-row>
        <table:table-row table:style-name="ro1">
          <table:table-cell table:number-columns-repeated="10"/>
          <table:table-cell office:value-type="float" office:value="11.9818014" calcext:value-type="float">
            <text:p>11,9818014</text:p>
          </table:table-cell>
          <table:table-cell office:value-type="float" office:value="13.3565187" calcext:value-type="float">
            <text:p>13,3565187</text:p>
          </table:table-cell>
        </table:table-row>
        <table:table-row table:style-name="ro1">
          <table:table-cell table:number-columns-repeated="10"/>
          <table:table-cell office:value-type="float" office:value="21.4241497" calcext:value-type="float">
            <text:p>21,4241497</text:p>
          </table:table-cell>
          <table:table-cell office:value-type="float" office:value="24.789388" calcext:value-type="float">
            <text:p>24,789388</text:p>
          </table:table-cell>
        </table:table-row>
        <table:table-row table:style-name="ro1">
          <table:table-cell table:number-columns-repeated="10"/>
          <table:table-cell office:value-type="float" office:value="11.5188943" calcext:value-type="float">
            <text:p>11,5188943</text:p>
          </table:table-cell>
          <table:table-cell office:value-type="float" office:value="15.7702048" calcext:value-type="float">
            <text:p>15,7702048</text:p>
          </table:table-cell>
        </table:table-row>
        <table:table-row table:style-name="ro1">
          <table:table-cell table:number-columns-repeated="10"/>
          <table:table-cell office:value-type="float" office:value="12.1260158" calcext:value-type="float">
            <text:p>12,1260158</text:p>
          </table:table-cell>
          <table:table-cell office:value-type="float" office:value="14.5905877" calcext:value-type="float">
            <text:p>14,5905877</text:p>
          </table:table-cell>
        </table:table-row>
        <table:table-row table:style-name="ro1">
          <table:table-cell table:number-columns-repeated="10"/>
          <table:table-cell office:value-type="float" office:value="15.597212" calcext:value-type="float">
            <text:p>15,597212</text:p>
          </table:table-cell>
          <table:table-cell office:value-type="float" office:value="23.2094419" calcext:value-type="float">
            <text:p>23,2094419</text:p>
          </table:table-cell>
        </table:table-row>
        <table:table-row table:style-name="ro1">
          <table:table-cell table:number-columns-repeated="10"/>
          <table:table-cell office:value-type="float" office:value="15.9783576" calcext:value-type="float">
            <text:p>15,9783576</text:p>
          </table:table-cell>
          <table:table-cell office:value-type="float" office:value="22.7504108" calcext:value-type="float">
            <text:p>22,7504108</text:p>
          </table:table-cell>
        </table:table-row>
        <table:table-row table:style-name="ro1">
          <table:table-cell table:number-columns-repeated="10"/>
          <table:table-cell office:value-type="float" office:value="11.9285004" calcext:value-type="float">
            <text:p>11,9285004</text:p>
          </table:table-cell>
          <table:table-cell office:value-type="float" office:value="14.6661305" calcext:value-type="float">
            <text:p>14,6661305</text:p>
          </table:table-cell>
        </table:table-row>
        <table:table-row table:style-name="ro1">
          <table:table-cell table:number-columns-repeated="10"/>
          <table:table-cell office:value-type="float" office:value="11.2664173" calcext:value-type="float">
            <text:p>11,2664173</text:p>
          </table:table-cell>
          <table:table-cell office:value-type="float" office:value="14.0936509" calcext:value-type="float">
            <text:p>14,0936509</text:p>
          </table:table-cell>
        </table:table-row>
        <table:table-row table:style-name="ro1">
          <table:table-cell table:number-columns-repeated="10"/>
          <table:table-cell office:value-type="float" office:value="11.5697228" calcext:value-type="float">
            <text:p>11,5697228</text:p>
          </table:table-cell>
          <table:table-cell office:value-type="float" office:value="16.0704136" calcext:value-type="float">
            <text:p>16,0704136</text:p>
          </table:table-cell>
        </table:table-row>
        <table:table-row table:style-name="ro1">
          <table:table-cell table:number-columns-repeated="10"/>
          <table:table-cell office:value-type="float" office:value="20.8032464" calcext:value-type="float">
            <text:p>20,8032464</text:p>
          </table:table-cell>
          <table:table-cell office:value-type="float" office:value="24.9760261" calcext:value-type="float">
            <text:p>24,9760261</text:p>
          </table:table-cell>
        </table:table-row>
        <table:table-row table:style-name="ro1">
          <table:table-cell table:number-columns-repeated="10"/>
          <table:table-cell office:value-type="float" office:value="14.7361338" calcext:value-type="float">
            <text:p>14,7361338</text:p>
          </table:table-cell>
          <table:table-cell office:value-type="float" office:value="23.4038969" calcext:value-type="float">
            <text:p>23,4038969</text:p>
          </table:table-cell>
        </table:table-row>
        <table:table-row table:style-name="ro1">
          <table:table-cell table:number-columns-repeated="10"/>
          <table:table-cell office:value-type="float" office:value="12.1128235" calcext:value-type="float">
            <text:p>12,1128235</text:p>
          </table:table-cell>
          <table:table-cell office:value-type="float" office:value="15.3998827" calcext:value-type="float">
            <text:p>15,3998827</text:p>
          </table:table-cell>
        </table:table-row>
        <table:table-row table:style-name="ro1">
          <table:table-cell table:number-columns-repeated="10"/>
          <table:table-cell office:value-type="float" office:value="20.8378717" calcext:value-type="float">
            <text:p>20,8378717</text:p>
          </table:table-cell>
          <table:table-cell office:value-type="float" office:value="24.6490232" calcext:value-type="float">
            <text:p>24,6490232</text:p>
          </table:table-cell>
        </table:table-row>
        <table:table-row table:style-name="ro1">
          <table:table-cell table:number-columns-repeated="10"/>
          <table:table-cell office:value-type="float" office:value="20.4021533" calcext:value-type="float">
            <text:p>20,4021533</text:p>
          </table:table-cell>
          <table:table-cell office:value-type="float" office:value="25.2420883" calcext:value-type="float">
            <text:p>25,2420883</text:p>
          </table:table-cell>
        </table:table-row>
        <table:table-row table:style-name="ro1">
          <table:table-cell table:number-columns-repeated="10"/>
          <table:table-cell office:value-type="float" office:value="11.417852" calcext:value-type="float">
            <text:p>11,417852</text:p>
          </table:table-cell>
          <table:table-cell office:value-type="float" office:value="14.8630338" calcext:value-type="float">
            <text:p>14,8630338</text:p>
          </table:table-cell>
        </table:table-row>
        <table:table-row table:style-name="ro1">
          <table:table-cell table:number-columns-repeated="10"/>
          <table:table-cell office:value-type="float" office:value="10.9757559" calcext:value-type="float">
            <text:p>10,9757559</text:p>
          </table:table-cell>
          <table:table-cell office:value-type="float" office:value="14.1747336" calcext:value-type="float">
            <text:p>14,1747336</text:p>
          </table:table-cell>
        </table:table-row>
        <table:table-row table:style-name="ro1">
          <table:table-cell table:number-columns-repeated="10"/>
          <table:table-cell office:value-type="float" office:value="11.8046261" calcext:value-type="float">
            <text:p>11,8046261</text:p>
          </table:table-cell>
          <table:table-cell office:value-type="float" office:value="15.7731371" calcext:value-type="float">
            <text:p>15,7731371</text:p>
          </table:table-cell>
        </table:table-row>
        <table:table-row table:style-name="ro1">
          <table:table-cell table:number-columns-repeated="10"/>
          <table:table-cell office:value-type="float" office:value="11.3622353" calcext:value-type="float">
            <text:p>11,3622353</text:p>
          </table:table-cell>
          <table:table-cell office:value-type="float" office:value="14.2103329" calcext:value-type="float">
            <text:p>14,2103329</text:p>
          </table:table-cell>
        </table:table-row>
        <table:table-row table:style-name="ro1">
          <table:table-cell table:number-columns-repeated="10"/>
          <table:table-cell office:value-type="float" office:value="11.2773877" calcext:value-type="float">
            <text:p>11,2773877</text:p>
          </table:table-cell>
          <table:table-cell office:value-type="float" office:value="14.2014022" calcext:value-type="float">
            <text:p>14,2014022</text:p>
          </table:table-cell>
        </table:table-row>
        <table:table-row table:style-name="ro1">
          <table:table-cell table:number-columns-repeated="10"/>
          <table:table-cell office:value-type="float" office:value="21.6180386" calcext:value-type="float">
            <text:p>21,6180386</text:p>
          </table:table-cell>
          <table:table-cell office:value-type="float" office:value="24.9662077" calcext:value-type="float">
            <text:p>24,9662077</text:p>
          </table:table-cell>
        </table:table-row>
        <table:table-row table:style-name="ro1">
          <table:table-cell table:number-columns-repeated="10"/>
          <table:table-cell office:value-type="float" office:value="11.7147964" calcext:value-type="float">
            <text:p>11,7147964</text:p>
          </table:table-cell>
          <table:table-cell office:value-type="float" office:value="13.8346577" calcext:value-type="float">
            <text:p>13,8346577</text:p>
          </table:table-cell>
        </table:table-row>
        <table:table-row table:style-name="ro1">
          <table:table-cell table:number-columns-repeated="10"/>
          <table:table-cell office:value-type="float" office:value="22.0101258" calcext:value-type="float">
            <text:p>22,0101258</text:p>
          </table:table-cell>
          <table:table-cell office:value-type="float" office:value="25.4609935" calcext:value-type="float">
            <text:p>25,4609935</text:p>
          </table:table-cell>
        </table:table-row>
        <table:table-row table:style-name="ro1">
          <table:table-cell table:number-columns-repeated="10"/>
          <table:table-cell office:value-type="float" office:value="12.0305446" calcext:value-type="float">
            <text:p>12,0305446</text:p>
          </table:table-cell>
          <table:table-cell office:value-type="float" office:value="13.9886572" calcext:value-type="float">
            <text:p>13,9886572</text:p>
          </table:table-cell>
        </table:table-row>
        <table:table-row table:style-name="ro1">
          <table:table-cell table:number-columns-repeated="10"/>
          <table:table-cell office:value-type="float" office:value="10.6910162" calcext:value-type="float">
            <text:p>10,6910162</text:p>
          </table:table-cell>
          <table:table-cell office:value-type="float" office:value="15.5307313" calcext:value-type="float">
            <text:p>15,5307313</text:p>
          </table:table-cell>
        </table:table-row>
        <table:table-row table:style-name="ro1">
          <table:table-cell table:number-columns-repeated="10"/>
          <table:table-cell office:value-type="float" office:value="11.7193634" calcext:value-type="float">
            <text:p>11,7193634</text:p>
          </table:table-cell>
          <table:table-cell office:value-type="float" office:value="14.5996139" calcext:value-type="float">
            <text:p>14,5996139</text:p>
          </table:table-cell>
        </table:table-row>
        <table:table-row table:style-name="ro1">
          <table:table-cell table:number-columns-repeated="10"/>
          <table:table-cell office:value-type="float" office:value="11.5009466" calcext:value-type="float">
            <text:p>11,5009466</text:p>
          </table:table-cell>
          <table:table-cell office:value-type="float" office:value="14.0786333" calcext:value-type="float">
            <text:p>14,0786333</text:p>
          </table:table-cell>
        </table:table-row>
        <table:table-row table:style-name="ro1">
          <table:table-cell table:number-columns-repeated="10"/>
          <table:table-cell office:value-type="float" office:value="22.2476636" calcext:value-type="float">
            <text:p>22,2476636</text:p>
          </table:table-cell>
          <table:table-cell office:value-type="float" office:value="25.9755939" calcext:value-type="float">
            <text:p>25,9755939</text:p>
          </table:table-cell>
        </table:table-row>
        <table:table-row table:style-name="ro1">
          <table:table-cell table:number-columns-repeated="10"/>
          <table:table-cell office:value-type="float" office:value="10.893566" calcext:value-type="float">
            <text:p>10,893566</text:p>
          </table:table-cell>
          <table:table-cell office:value-type="float" office:value="15.2878309" calcext:value-type="float">
            <text:p>15,2878309</text:p>
          </table:table-cell>
        </table:table-row>
        <table:table-row table:style-name="ro1">
          <table:table-cell table:number-columns-repeated="10"/>
          <table:table-cell office:value-type="float" office:value="14.9574996" calcext:value-type="float">
            <text:p>14,9574996</text:p>
          </table:table-cell>
          <table:table-cell office:value-type="float" office:value="24.3166959" calcext:value-type="float">
            <text:p>24,3166959</text:p>
          </table:table-cell>
        </table:table-row>
        <table:table-row table:style-name="ro1">
          <table:table-cell table:number-columns-repeated="10"/>
          <table:table-cell office:value-type="float" office:value="10.4758977" calcext:value-type="float">
            <text:p>10,4758977</text:p>
          </table:table-cell>
          <table:table-cell office:value-type="float" office:value="14.1689181" calcext:value-type="float">
            <text:p>14,1689181</text:p>
          </table:table-cell>
        </table:table-row>
        <table:table-row table:style-name="ro1">
          <table:table-cell table:number-columns-repeated="10"/>
          <table:table-cell office:value-type="float" office:value="22.240585" calcext:value-type="float">
            <text:p>22,240585</text:p>
          </table:table-cell>
          <table:table-cell office:value-type="float" office:value="24.1361784" calcext:value-type="float">
            <text:p>24,1361784</text:p>
          </table:table-cell>
        </table:table-row>
        <table:table-row table:style-name="ro1">
          <table:table-cell table:number-columns-repeated="10"/>
          <table:table-cell office:value-type="float" office:value="11.0975716" calcext:value-type="float">
            <text:p>11,0975716</text:p>
          </table:table-cell>
          <table:table-cell office:value-type="float" office:value="13.3462621" calcext:value-type="float">
            <text:p>13,3462621</text:p>
          </table:table-cell>
        </table:table-row>
        <table:table-row table:style-name="ro1">
          <table:table-cell table:number-columns-repeated="10"/>
          <table:table-cell office:value-type="float" office:value="11.1266618" calcext:value-type="float">
            <text:p>11,1266618</text:p>
          </table:table-cell>
          <table:table-cell office:value-type="float" office:value="14.9396025" calcext:value-type="float">
            <text:p>14,9396025</text:p>
          </table:table-cell>
        </table:table-row>
        <table:table-row table:style-name="ro1">
          <table:table-cell table:number-columns-repeated="10"/>
          <table:table-cell office:value-type="float" office:value="10.9520091" calcext:value-type="float">
            <text:p>10,9520091</text:p>
          </table:table-cell>
          <table:table-cell office:value-type="float" office:value="13.8659915" calcext:value-type="float">
            <text:p>13,8659915</text:p>
          </table:table-cell>
        </table:table-row>
        <table:table-row table:style-name="ro1">
          <table:table-cell table:number-columns-repeated="10"/>
          <table:table-cell office:value-type="float" office:value="14.5980208" calcext:value-type="float">
            <text:p>14,5980208</text:p>
          </table:table-cell>
          <table:table-cell office:value-type="float" office:value="23.0677202" calcext:value-type="float">
            <text:p>23,0677202</text:p>
          </table:table-cell>
        </table:table-row>
        <table:table-row table:style-name="ro1">
          <table:table-cell table:number-columns-repeated="10"/>
          <table:table-cell office:value-type="float" office:value="12.1068155" calcext:value-type="float">
            <text:p>12,1068155</text:p>
          </table:table-cell>
          <table:table-cell office:value-type="float" office:value="14.3829472" calcext:value-type="float">
            <text:p>14,3829472</text:p>
          </table:table-cell>
        </table:table-row>
        <table:table-row table:style-name="ro1">
          <table:table-cell table:number-columns-repeated="10"/>
          <table:table-cell office:value-type="float" office:value="11.4856546" calcext:value-type="float">
            <text:p>11,4856546</text:p>
          </table:table-cell>
          <table:table-cell office:value-type="float" office:value="15.1116216" calcext:value-type="float">
            <text:p>15,1116216</text:p>
          </table:table-cell>
        </table:table-row>
        <table:table-row table:style-name="ro1">
          <table:table-cell table:number-columns-repeated="10"/>
          <table:table-cell office:value-type="float" office:value="13.4668609" calcext:value-type="float">
            <text:p>13,4668609</text:p>
          </table:table-cell>
          <table:table-cell office:value-type="float" office:value="22.7641939" calcext:value-type="float">
            <text:p>22,7641939</text:p>
          </table:table-cell>
        </table:table-row>
        <table:table-row table:style-name="ro1">
          <table:table-cell table:number-columns-repeated="10"/>
          <table:table-cell office:value-type="float" office:value="12.1576703" calcext:value-type="float">
            <text:p>12,1576703</text:p>
          </table:table-cell>
          <table:table-cell office:value-type="float" office:value="14.9032391" calcext:value-type="float">
            <text:p>14,9032391</text:p>
          </table:table-cell>
        </table:table-row>
        <table:table-row table:style-name="ro1">
          <table:table-cell table:number-columns-repeated="10"/>
          <table:table-cell office:value-type="float" office:value="10.8348424" calcext:value-type="float">
            <text:p>10,8348424</text:p>
          </table:table-cell>
          <table:table-cell office:value-type="float" office:value="14.3961025" calcext:value-type="float">
            <text:p>14,3961025</text:p>
          </table:table-cell>
        </table:table-row>
        <table:table-row table:style-name="ro1">
          <table:table-cell table:number-columns-repeated="10"/>
          <table:table-cell office:value-type="float" office:value="12.388855" calcext:value-type="float">
            <text:p>12,388855</text:p>
          </table:table-cell>
          <table:table-cell office:value-type="float" office:value="14.7767369" calcext:value-type="float">
            <text:p>14,7767369</text:p>
          </table:table-cell>
        </table:table-row>
        <table:table-row table:style-name="ro1">
          <table:table-cell table:number-columns-repeated="10"/>
          <table:table-cell office:value-type="float" office:value="14.2114395" calcext:value-type="float">
            <text:p>14,2114395</text:p>
          </table:table-cell>
          <table:table-cell office:value-type="float" office:value="22.6667082" calcext:value-type="float">
            <text:p>22,6667082</text:p>
          </table:table-cell>
        </table:table-row>
        <table:table-row table:style-name="ro1">
          <table:table-cell table:number-columns-repeated="10"/>
          <table:table-cell office:value-type="float" office:value="11.445273" calcext:value-type="float">
            <text:p>11,445273</text:p>
          </table:table-cell>
          <table:table-cell office:value-type="float" office:value="15.2631633" calcext:value-type="float">
            <text:p>15,2631633</text:p>
          </table:table-cell>
        </table:table-row>
        <table:table-row table:style-name="ro1">
          <table:table-cell table:number-columns-repeated="10"/>
          <table:table-cell office:value-type="float" office:value="11.2906552" calcext:value-type="float">
            <text:p>11,2906552</text:p>
          </table:table-cell>
          <table:table-cell office:value-type="float" office:value="14.3810258" calcext:value-type="float">
            <text:p>14,3810258</text:p>
          </table:table-cell>
        </table:table-row>
        <table:table-row table:style-name="ro1">
          <table:table-cell table:number-columns-repeated="10"/>
          <table:table-cell office:value-type="float" office:value="11.3916977" calcext:value-type="float">
            <text:p>11,3916977</text:p>
          </table:table-cell>
          <table:table-cell office:value-type="float" office:value="14.4966975" calcext:value-type="float">
            <text:p>14,4966975</text:p>
          </table:table-cell>
        </table:table-row>
        <table:table-row table:style-name="ro1">
          <table:table-cell table:number-columns-repeated="10"/>
          <table:table-cell office:value-type="float" office:value="11.7397709" calcext:value-type="float">
            <text:p>11,7397709</text:p>
          </table:table-cell>
          <table:table-cell office:value-type="float" office:value="16.1009149" calcext:value-type="float">
            <text:p>16,1009149</text:p>
          </table:table-cell>
        </table:table-row>
        <table:table-row table:style-name="ro1">
          <table:table-cell table:number-columns-repeated="10"/>
          <table:table-cell office:value-type="float" office:value="11.9878782" calcext:value-type="float">
            <text:p>11,9878782</text:p>
          </table:table-cell>
          <table:table-cell office:value-type="float" office:value="13.9480182" calcext:value-type="float">
            <text:p>13,9480182</text:p>
          </table:table-cell>
        </table:table-row>
        <table:table-row table:style-name="ro1">
          <table:table-cell table:number-columns-repeated="10"/>
          <table:table-cell office:value-type="float" office:value="11.8062503" calcext:value-type="float">
            <text:p>11,8062503</text:p>
          </table:table-cell>
          <table:table-cell office:value-type="float" office:value="14.3467535" calcext:value-type="float">
            <text:p>14,3467535</text:p>
          </table:table-cell>
        </table:table-row>
        <table:table-row table:style-name="ro1">
          <table:table-cell table:number-columns-repeated="10"/>
          <table:table-cell office:value-type="float" office:value="21.7412344" calcext:value-type="float">
            <text:p>21,7412344</text:p>
          </table:table-cell>
          <table:table-cell office:value-type="float" office:value="24.9612643" calcext:value-type="float">
            <text:p>24,9612643</text:p>
          </table:table-cell>
        </table:table-row>
        <table:table-row table:style-name="ro1">
          <table:table-cell table:number-columns-repeated="10"/>
          <table:table-cell office:value-type="float" office:value="10.2214376" calcext:value-type="float">
            <text:p>10,2214376</text:p>
          </table:table-cell>
          <table:table-cell office:value-type="float" office:value="15.7196015" calcext:value-type="float">
            <text:p>15,7196015</text:p>
          </table:table-cell>
        </table:table-row>
        <table:table-row table:style-name="ro1">
          <table:table-cell table:number-columns-repeated="10"/>
          <table:table-cell office:value-type="float" office:value="11.4650454" calcext:value-type="float">
            <text:p>11,4650454</text:p>
          </table:table-cell>
          <table:table-cell office:value-type="float" office:value="14.8287728" calcext:value-type="float">
            <text:p>14,8287728</text:p>
          </table:table-cell>
        </table:table-row>
        <table:table-row table:style-name="ro1">
          <table:table-cell table:number-columns-repeated="10"/>
          <table:table-cell office:value-type="float" office:value="22.3124906" calcext:value-type="float">
            <text:p>22,3124906</text:p>
          </table:table-cell>
          <table:table-cell office:value-type="float" office:value="24.5251463" calcext:value-type="float">
            <text:p>24,5251463</text:p>
          </table:table-cell>
        </table:table-row>
        <table:table-row table:style-name="ro1">
          <table:table-cell table:number-columns-repeated="10"/>
          <table:table-cell office:value-type="float" office:value="15.4302202" calcext:value-type="float">
            <text:p>15,4302202</text:p>
          </table:table-cell>
          <table:table-cell office:value-type="float" office:value="23.2754922" calcext:value-type="float">
            <text:p>23,2754922</text:p>
          </table:table-cell>
        </table:table-row>
        <table:table-row table:style-name="ro1">
          <table:table-cell table:number-columns-repeated="10"/>
          <table:table-cell office:value-type="float" office:value="21.3138317" calcext:value-type="float">
            <text:p>21,3138317</text:p>
          </table:table-cell>
          <table:table-cell office:value-type="float" office:value="24.2053538" calcext:value-type="float">
            <text:p>24,2053538</text:p>
          </table:table-cell>
        </table:table-row>
        <table:table-row table:style-name="ro1">
          <table:table-cell table:number-columns-repeated="10"/>
          <table:table-cell office:value-type="float" office:value="11.1687814" calcext:value-type="float">
            <text:p>11,1687814</text:p>
          </table:table-cell>
          <table:table-cell office:value-type="float" office:value="14.9580577" calcext:value-type="float">
            <text:p>14,9580577</text:p>
          </table:table-cell>
        </table:table-row>
        <table:table-row table:style-name="ro1">
          <table:table-cell table:number-columns-repeated="10"/>
          <table:table-cell office:value-type="float" office:value="10.8901731" calcext:value-type="float">
            <text:p>10,8901731</text:p>
          </table:table-cell>
          <table:table-cell office:value-type="float" office:value="14.2835414" calcext:value-type="float">
            <text:p>14,2835414</text:p>
          </table:table-cell>
        </table:table-row>
        <table:table-row table:style-name="ro1">
          <table:table-cell table:number-columns-repeated="10"/>
          <table:table-cell office:value-type="float" office:value="12.4166126" calcext:value-type="float">
            <text:p>12,4166126</text:p>
          </table:table-cell>
          <table:table-cell office:value-type="float" office:value="13.2796117" calcext:value-type="float">
            <text:p>13,2796117</text:p>
          </table:table-cell>
        </table:table-row>
        <table:table-row table:style-name="ro1">
          <table:table-cell table:number-columns-repeated="10"/>
          <table:table-cell office:value-type="float" office:value="10.7376983" calcext:value-type="float">
            <text:p>10,7376983</text:p>
          </table:table-cell>
          <table:table-cell office:value-type="float" office:value="13.8897069" calcext:value-type="float">
            <text:p>13,8897069</text:p>
          </table:table-cell>
        </table:table-row>
        <table:table-row table:style-name="ro1">
          <table:table-cell table:number-columns-repeated="10"/>
          <table:table-cell office:value-type="float" office:value="12.3162549" calcext:value-type="float">
            <text:p>12,3162549</text:p>
          </table:table-cell>
          <table:table-cell office:value-type="float" office:value="14.2572781" calcext:value-type="float">
            <text:p>14,2572781</text:p>
          </table:table-cell>
        </table:table-row>
        <table:table-row table:style-name="ro1">
          <table:table-cell table:number-columns-repeated="10"/>
          <table:table-cell office:value-type="float" office:value="22.2715959" calcext:value-type="float">
            <text:p>22,2715959</text:p>
          </table:table-cell>
          <table:table-cell office:value-type="float" office:value="25.4993352" calcext:value-type="float">
            <text:p>25,4993352</text:p>
          </table:table-cell>
        </table:table-row>
        <table:table-row table:style-name="ro1">
          <table:table-cell table:number-columns-repeated="10"/>
          <table:table-cell office:value-type="float" office:value="11.5332522" calcext:value-type="float">
            <text:p>11,5332522</text:p>
          </table:table-cell>
          <table:table-cell office:value-type="float" office:value="15.9725117" calcext:value-type="float">
            <text:p>15,9725117</text:p>
          </table:table-cell>
        </table:table-row>
        <table:table-row table:style-name="ro1">
          <table:table-cell table:number-columns-repeated="10"/>
          <table:table-cell office:value-type="float" office:value="13.9679721" calcext:value-type="float">
            <text:p>13,9679721</text:p>
          </table:table-cell>
          <table:table-cell office:value-type="float" office:value="24.0588633" calcext:value-type="float">
            <text:p>24,0588633</text:p>
          </table:table-cell>
        </table:table-row>
        <table:table-row table:style-name="ro1">
          <table:table-cell table:number-columns-repeated="10"/>
          <table:table-cell office:value-type="float" office:value="20.9176416" calcext:value-type="float">
            <text:p>20,9176416</text:p>
          </table:table-cell>
          <table:table-cell office:value-type="float" office:value="24.9088655" calcext:value-type="float">
            <text:p>24,9088655</text:p>
          </table:table-cell>
        </table:table-row>
        <table:table-row table:style-name="ro1">
          <table:table-cell table:number-columns-repeated="10"/>
          <table:table-cell office:value-type="float" office:value="11.8302472" calcext:value-type="float">
            <text:p>11,8302472</text:p>
          </table:table-cell>
          <table:table-cell office:value-type="float" office:value="13.6801097" calcext:value-type="float">
            <text:p>13,6801097</text:p>
          </table:table-cell>
        </table:table-row>
        <table:table-row table:style-name="ro1">
          <table:table-cell table:number-columns-repeated="10"/>
          <table:table-cell office:value-type="float" office:value="11.5950352" calcext:value-type="float">
            <text:p>11,5950352</text:p>
          </table:table-cell>
          <table:table-cell office:value-type="float" office:value="13.6348792" calcext:value-type="float">
            <text:p>13,6348792</text:p>
          </table:table-cell>
        </table:table-row>
        <table:table-row table:style-name="ro1">
          <table:table-cell table:number-columns-repeated="10"/>
          <table:table-cell office:value-type="float" office:value="11.1702243" calcext:value-type="float">
            <text:p>11,1702243</text:p>
          </table:table-cell>
          <table:table-cell office:value-type="float" office:value="14.0119692" calcext:value-type="float">
            <text:p>14,0119692</text:p>
          </table:table-cell>
        </table:table-row>
        <table:table-row table:style-name="ro1">
          <table:table-cell table:number-columns-repeated="10"/>
          <table:table-cell office:value-type="float" office:value="12.2293723" calcext:value-type="float">
            <text:p>12,2293723</text:p>
          </table:table-cell>
          <table:table-cell office:value-type="float" office:value="14.7030142" calcext:value-type="float">
            <text:p>14,7030142</text:p>
          </table:table-cell>
        </table:table-row>
        <table:table-row table:style-name="ro1">
          <table:table-cell table:number-columns-repeated="10"/>
          <table:table-cell office:value-type="float" office:value="10.9582457" calcext:value-type="float">
            <text:p>10,9582457</text:p>
          </table:table-cell>
          <table:table-cell office:value-type="float" office:value="15.5200994" calcext:value-type="float">
            <text:p>15,5200994</text:p>
          </table:table-cell>
        </table:table-row>
        <table:table-row table:style-name="ro1">
          <table:table-cell table:number-columns-repeated="10"/>
          <table:table-cell office:value-type="float" office:value="22.3334876" calcext:value-type="float">
            <text:p>22,3334876</text:p>
          </table:table-cell>
          <table:table-cell office:value-type="float" office:value="24.8619003" calcext:value-type="float">
            <text:p>24,8619003</text:p>
          </table:table-cell>
        </table:table-row>
        <table:table-row table:style-name="ro1">
          <table:table-cell table:number-columns-repeated="10"/>
          <table:table-cell office:value-type="float" office:value="22.0989232" calcext:value-type="float">
            <text:p>22,0989232</text:p>
          </table:table-cell>
          <table:table-cell office:value-type="float" office:value="25.1819284" calcext:value-type="float">
            <text:p>25,1819284</text:p>
          </table:table-cell>
        </table:table-row>
        <table:table-row table:style-name="ro1">
          <table:table-cell table:number-columns-repeated="10"/>
          <table:table-cell office:value-type="float" office:value="11.5378336" calcext:value-type="float">
            <text:p>11,5378336</text:p>
          </table:table-cell>
          <table:table-cell office:value-type="float" office:value="13.9588178" calcext:value-type="float">
            <text:p>13,9588178</text:p>
          </table:table-cell>
        </table:table-row>
        <table:table-row table:style-name="ro1">
          <table:table-cell table:number-columns-repeated="10"/>
          <table:table-cell office:value-type="float" office:value="11.0517612" calcext:value-type="float">
            <text:p>11,0517612</text:p>
          </table:table-cell>
          <table:table-cell office:value-type="float" office:value="13.2696308" calcext:value-type="float">
            <text:p>13,2696308</text:p>
          </table:table-cell>
        </table:table-row>
        <table:table-row table:style-name="ro1">
          <table:table-cell table:number-columns-repeated="10"/>
          <table:table-cell office:value-type="float" office:value="21.0933324" calcext:value-type="float">
            <text:p>21,0933324</text:p>
          </table:table-cell>
          <table:table-cell office:value-type="float" office:value="25.7363047" calcext:value-type="float">
            <text:p>25,7363047</text:p>
          </table:table-cell>
        </table:table-row>
        <table:table-row table:style-name="ro1">
          <table:table-cell table:number-columns-repeated="10"/>
          <table:table-cell office:value-type="float" office:value="10.1774514" calcext:value-type="float">
            <text:p>10,1774514</text:p>
          </table:table-cell>
          <table:table-cell office:value-type="float" office:value="14.9865968" calcext:value-type="float">
            <text:p>14,9865968</text:p>
          </table:table-cell>
        </table:table-row>
        <table:table-row table:style-name="ro1">
          <table:table-cell table:number-columns-repeated="10"/>
          <table:table-cell office:value-type="float" office:value="10.6301319" calcext:value-type="float">
            <text:p>10,6301319</text:p>
          </table:table-cell>
          <table:table-cell office:value-type="float" office:value="14.6315524" calcext:value-type="float">
            <text:p>14,6315524</text:p>
          </table:table-cell>
        </table:table-row>
        <table:table-row table:style-name="ro1">
          <table:table-cell table:number-columns-repeated="10"/>
          <table:table-cell office:value-type="float" office:value="12.9010925" calcext:value-type="float">
            <text:p>12,9010925</text:p>
          </table:table-cell>
          <table:table-cell office:value-type="float" office:value="15.4307919" calcext:value-type="float">
            <text:p>15,4307919</text:p>
          </table:table-cell>
        </table:table-row>
        <table:table-row table:style-name="ro1">
          <table:table-cell table:number-columns-repeated="10"/>
          <table:table-cell office:value-type="float" office:value="11.5458496" calcext:value-type="float">
            <text:p>11,5458496</text:p>
          </table:table-cell>
          <table:table-cell office:value-type="float" office:value="14.7679097" calcext:value-type="float">
            <text:p>14,7679097</text:p>
          </table:table-cell>
        </table:table-row>
        <table:table-row table:style-name="ro1">
          <table:table-cell table:number-columns-repeated="10"/>
          <table:table-cell office:value-type="float" office:value="10.4373776" calcext:value-type="float">
            <text:p>10,4373776</text:p>
          </table:table-cell>
          <table:table-cell office:value-type="float" office:value="13.8457568" calcext:value-type="float">
            <text:p>13,8457568</text:p>
          </table:table-cell>
        </table:table-row>
        <table:table-row table:style-name="ro1">
          <table:table-cell table:number-columns-repeated="10"/>
          <table:table-cell office:value-type="float" office:value="12.0543159" calcext:value-type="float">
            <text:p>12,0543159</text:p>
          </table:table-cell>
          <table:table-cell office:value-type="float" office:value="14.8131951" calcext:value-type="float">
            <text:p>14,8131951</text:p>
          </table:table-cell>
        </table:table-row>
        <table:table-row table:style-name="ro1">
          <table:table-cell table:number-columns-repeated="10"/>
          <table:table-cell office:value-type="float" office:value="22.0365438" calcext:value-type="float">
            <text:p>22,0365438</text:p>
          </table:table-cell>
          <table:table-cell office:value-type="float" office:value="24.7452948" calcext:value-type="float">
            <text:p>24,7452948</text:p>
          </table:table-cell>
        </table:table-row>
        <table:table-row table:style-name="ro1">
          <table:table-cell table:number-columns-repeated="10"/>
          <table:table-cell office:value-type="float" office:value="11.04622" calcext:value-type="float">
            <text:p>11,04622</text:p>
          </table:table-cell>
          <table:table-cell office:value-type="float" office:value="15.2380567" calcext:value-type="float">
            <text:p>15,2380567</text:p>
          </table:table-cell>
        </table:table-row>
        <table:table-row table:style-name="ro1">
          <table:table-cell table:number-columns-repeated="10"/>
          <table:table-cell office:value-type="float" office:value="10.8625867" calcext:value-type="float">
            <text:p>10,8625867</text:p>
          </table:table-cell>
          <table:table-cell office:value-type="float" office:value="15.6581343" calcext:value-type="float">
            <text:p>15,6581343</text:p>
          </table:table-cell>
        </table:table-row>
        <table:table-row table:style-name="ro1">
          <table:table-cell table:number-columns-repeated="10"/>
          <table:table-cell office:value-type="float" office:value="15.3189156" calcext:value-type="float">
            <text:p>15,3189156</text:p>
          </table:table-cell>
          <table:table-cell office:value-type="float" office:value="21.7369403" calcext:value-type="float">
            <text:p>21,7369403</text:p>
          </table:table-cell>
        </table:table-row>
        <table:table-row table:style-name="ro1">
          <table:table-cell table:number-columns-repeated="10"/>
          <table:table-cell office:value-type="float" office:value="14.8176434" calcext:value-type="float">
            <text:p>14,8176434</text:p>
          </table:table-cell>
          <table:table-cell office:value-type="float" office:value="22.1401919" calcext:value-type="float">
            <text:p>22,1401919</text:p>
          </table:table-cell>
        </table:table-row>
        <table:table-row table:style-name="ro1">
          <table:table-cell table:number-columns-repeated="10"/>
          <table:table-cell office:value-type="float" office:value="12.7306413" calcext:value-type="float">
            <text:p>12,7306413</text:p>
          </table:table-cell>
          <table:table-cell office:value-type="float" office:value="12.6365889" calcext:value-type="float">
            <text:p>12,6365889</text:p>
          </table:table-cell>
        </table:table-row>
        <table:table-row table:style-name="ro1">
          <table:table-cell table:number-columns-repeated="10"/>
          <table:table-cell office:value-type="float" office:value="12.2375127" calcext:value-type="float">
            <text:p>12,2375127</text:p>
          </table:table-cell>
          <table:table-cell office:value-type="float" office:value="14.2861928" calcext:value-type="float">
            <text:p>14,2861928</text:p>
          </table:table-cell>
        </table:table-row>
        <table:table-row table:style-name="ro1">
          <table:table-cell table:number-columns-repeated="10"/>
          <table:table-cell office:value-type="float" office:value="11.897417" calcext:value-type="float">
            <text:p>11,897417</text:p>
          </table:table-cell>
          <table:table-cell office:value-type="float" office:value="13.886443" calcext:value-type="float">
            <text:p>13,886443</text:p>
          </table:table-cell>
        </table:table-row>
        <table:table-row table:style-name="ro1">
          <table:table-cell table:number-columns-repeated="10"/>
          <table:table-cell office:value-type="float" office:value="14.9831198" calcext:value-type="float">
            <text:p>14,9831198</text:p>
          </table:table-cell>
          <table:table-cell office:value-type="float" office:value="23.8050754" calcext:value-type="float">
            <text:p>23,8050754</text:p>
          </table:table-cell>
        </table:table-row>
        <table:table-row table:style-name="ro1">
          <table:table-cell table:number-columns-repeated="10"/>
          <table:table-cell office:value-type="float" office:value="11.7463767" calcext:value-type="float">
            <text:p>11,7463767</text:p>
          </table:table-cell>
          <table:table-cell office:value-type="float" office:value="14.1521954" calcext:value-type="float">
            <text:p>14,1521954</text:p>
          </table:table-cell>
        </table:table-row>
        <table:table-row table:style-name="ro1">
          <table:table-cell table:number-columns-repeated="10"/>
          <table:table-cell office:value-type="float" office:value="12.2984482" calcext:value-type="float">
            <text:p>12,2984482</text:p>
          </table:table-cell>
          <table:table-cell office:value-type="float" office:value="13.2747229" calcext:value-type="float">
            <text:p>13,2747229</text:p>
          </table:table-cell>
        </table:table-row>
        <table:table-row table:style-name="ro1">
          <table:table-cell table:number-columns-repeated="10"/>
          <table:table-cell office:value-type="float" office:value="10.8216803" calcext:value-type="float">
            <text:p>10,8216803</text:p>
          </table:table-cell>
          <table:table-cell office:value-type="float" office:value="15.7188722" calcext:value-type="float">
            <text:p>15,7188722</text:p>
          </table:table-cell>
        </table:table-row>
        <table:table-row table:style-name="ro1">
          <table:table-cell table:number-columns-repeated="10"/>
          <table:table-cell office:value-type="float" office:value="11.6305601" calcext:value-type="float">
            <text:p>11,6305601</text:p>
          </table:table-cell>
          <table:table-cell office:value-type="float" office:value="14.769004" calcext:value-type="float">
            <text:p>14,769004</text:p>
          </table:table-cell>
        </table:table-row>
        <table:table-row table:style-name="ro1">
          <table:table-cell table:number-columns-repeated="10"/>
          <table:table-cell office:value-type="float" office:value="12.8330103" calcext:value-type="float">
            <text:p>12,8330103</text:p>
          </table:table-cell>
          <table:table-cell office:value-type="float" office:value="14.9868444" calcext:value-type="float">
            <text:p>14,9868444</text:p>
          </table:table-cell>
        </table:table-row>
        <table:table-row table:style-name="ro1">
          <table:table-cell table:number-columns-repeated="10"/>
          <table:table-cell office:value-type="float" office:value="11.8118185" calcext:value-type="float">
            <text:p>11,8118185</text:p>
          </table:table-cell>
          <table:table-cell office:value-type="float" office:value="14.270328" calcext:value-type="float">
            <text:p>14,270328</text:p>
          </table:table-cell>
        </table:table-row>
        <table:table-row table:style-name="ro1">
          <table:table-cell table:number-columns-repeated="10"/>
          <table:table-cell office:value-type="float" office:value="15.8370876" calcext:value-type="float">
            <text:p>15,8370876</text:p>
          </table:table-cell>
          <table:table-cell office:value-type="float" office:value="23.9342641" calcext:value-type="float">
            <text:p>23,9342641</text:p>
          </table:table-cell>
        </table:table-row>
        <table:table-row table:style-name="ro1">
          <table:table-cell table:number-columns-repeated="10"/>
          <table:table-cell office:value-type="float" office:value="11.5743426" calcext:value-type="float">
            <text:p>11,5743426</text:p>
          </table:table-cell>
          <table:table-cell office:value-type="float" office:value="13.2781666" calcext:value-type="float">
            <text:p>13,2781666</text:p>
          </table:table-cell>
        </table:table-row>
        <table:table-row table:style-name="ro1">
          <table:table-cell table:number-columns-repeated="10"/>
          <table:table-cell office:value-type="float" office:value="12.743128" calcext:value-type="float">
            <text:p>12,743128</text:p>
          </table:table-cell>
          <table:table-cell office:value-type="float" office:value="13.9575629" calcext:value-type="float">
            <text:p>13,9575629</text:p>
          </table:table-cell>
        </table:table-row>
        <table:table-row table:style-name="ro1">
          <table:table-cell table:number-columns-repeated="10"/>
          <table:table-cell office:value-type="float" office:value="21.6575834" calcext:value-type="float">
            <text:p>21,6575834</text:p>
          </table:table-cell>
          <table:table-cell office:value-type="float" office:value="24.5228228" calcext:value-type="float">
            <text:p>24,5228228</text:p>
          </table:table-cell>
        </table:table-row>
        <table:table-row table:style-name="ro1">
          <table:table-cell table:number-columns-repeated="10"/>
          <table:table-cell office:value-type="float" office:value="11.2171597" calcext:value-type="float">
            <text:p>11,2171597</text:p>
          </table:table-cell>
          <table:table-cell office:value-type="float" office:value="14.7128626" calcext:value-type="float">
            <text:p>14,7128626</text:p>
          </table:table-cell>
        </table:table-row>
        <table:table-row table:style-name="ro1">
          <table:table-cell table:number-columns-repeated="10"/>
          <table:table-cell office:value-type="float" office:value="11.321032" calcext:value-type="float">
            <text:p>11,321032</text:p>
          </table:table-cell>
          <table:table-cell office:value-type="float" office:value="14.7417807" calcext:value-type="float">
            <text:p>14,7417807</text:p>
          </table:table-cell>
        </table:table-row>
        <table:table-row table:style-name="ro1">
          <table:table-cell table:number-columns-repeated="10"/>
          <table:table-cell office:value-type="float" office:value="11.1002114" calcext:value-type="float">
            <text:p>11,1002114</text:p>
          </table:table-cell>
          <table:table-cell office:value-type="float" office:value="13.5432558" calcext:value-type="float">
            <text:p>13,5432558</text:p>
          </table:table-cell>
        </table:table-row>
        <table:table-row table:style-name="ro1">
          <table:table-cell table:number-columns-repeated="10"/>
          <table:table-cell office:value-type="float" office:value="11.3577917" calcext:value-type="float">
            <text:p>11,3577917</text:p>
          </table:table-cell>
          <table:table-cell office:value-type="float" office:value="14.9971802" calcext:value-type="float">
            <text:p>14,9971802</text:p>
          </table:table-cell>
        </table:table-row>
        <table:table-row table:style-name="ro1">
          <table:table-cell table:number-columns-repeated="10"/>
          <table:table-cell office:value-type="float" office:value="15.1445213" calcext:value-type="float">
            <text:p>15,1445213</text:p>
          </table:table-cell>
          <table:table-cell office:value-type="float" office:value="23.2735772" calcext:value-type="float">
            <text:p>23,2735772</text:p>
          </table:table-cell>
        </table:table-row>
        <table:table-row table:style-name="ro1">
          <table:table-cell table:number-columns-repeated="10"/>
          <table:table-cell office:value-type="float" office:value="12.2331316" calcext:value-type="float">
            <text:p>12,2331316</text:p>
          </table:table-cell>
          <table:table-cell office:value-type="float" office:value="13.9313569" calcext:value-type="float">
            <text:p>13,9313569</text:p>
          </table:table-cell>
        </table:table-row>
        <table:table-row table:style-name="ro1">
          <table:table-cell table:number-columns-repeated="10"/>
          <table:table-cell office:value-type="float" office:value="12.1995053" calcext:value-type="float">
            <text:p>12,1995053</text:p>
          </table:table-cell>
          <table:table-cell office:value-type="float" office:value="12.9286391" calcext:value-type="float">
            <text:p>12,9286391</text:p>
          </table:table-cell>
        </table:table-row>
        <table:table-row table:style-name="ro1">
          <table:table-cell table:number-columns-repeated="10"/>
          <table:table-cell office:value-type="float" office:value="21.9431455" calcext:value-type="float">
            <text:p>21,9431455</text:p>
          </table:table-cell>
          <table:table-cell office:value-type="float" office:value="23.8706284" calcext:value-type="float">
            <text:p>23,8706284</text:p>
          </table:table-cell>
        </table:table-row>
        <table:table-row table:style-name="ro1">
          <table:table-cell table:number-columns-repeated="10"/>
          <table:table-cell office:value-type="float" office:value="11.1208331" calcext:value-type="float">
            <text:p>11,1208331</text:p>
          </table:table-cell>
          <table:table-cell office:value-type="float" office:value="14.4906329" calcext:value-type="float">
            <text:p>14,4906329</text:p>
          </table:table-cell>
        </table:table-row>
        <table:table-row table:style-name="ro1">
          <table:table-cell table:number-columns-repeated="10"/>
          <table:table-cell office:value-type="float" office:value="14.619524" calcext:value-type="float">
            <text:p>14,619524</text:p>
          </table:table-cell>
          <table:table-cell office:value-type="float" office:value="22.3268149" calcext:value-type="float">
            <text:p>22,3268149</text:p>
          </table:table-cell>
        </table:table-row>
        <table:table-row table:style-name="ro1">
          <table:table-cell table:number-columns-repeated="10"/>
          <table:table-cell office:value-type="float" office:value="11.6110227" calcext:value-type="float">
            <text:p>11,6110227</text:p>
          </table:table-cell>
          <table:table-cell office:value-type="float" office:value="15.0191744" calcext:value-type="float">
            <text:p>15,0191744</text:p>
          </table:table-cell>
        </table:table-row>
        <table:table-row table:style-name="ro1">
          <table:table-cell table:number-columns-repeated="10"/>
          <table:table-cell office:value-type="float" office:value="14.3976732" calcext:value-type="float">
            <text:p>14,3976732</text:p>
          </table:table-cell>
          <table:table-cell office:value-type="float" office:value="22.795733" calcext:value-type="float">
            <text:p>22,795733</text:p>
          </table:table-cell>
        </table:table-row>
        <table:table-row table:style-name="ro1">
          <table:table-cell table:number-columns-repeated="10"/>
          <table:table-cell office:value-type="float" office:value="12.7223917" calcext:value-type="float">
            <text:p>12,7223917</text:p>
          </table:table-cell>
          <table:table-cell office:value-type="float" office:value="16.0880596" calcext:value-type="float">
            <text:p>16,0880596</text:p>
          </table:table-cell>
        </table:table-row>
        <table:table-row table:style-name="ro1">
          <table:table-cell table:number-columns-repeated="10"/>
          <table:table-cell office:value-type="float" office:value="10.8065241" calcext:value-type="float">
            <text:p>10,8065241</text:p>
          </table:table-cell>
          <table:table-cell office:value-type="float" office:value="14.9532526" calcext:value-type="float">
            <text:p>14,9532526</text:p>
          </table:table-cell>
        </table:table-row>
        <table:table-row table:style-name="ro1">
          <table:table-cell table:number-columns-repeated="10"/>
          <table:table-cell office:value-type="float" office:value="10.9278249" calcext:value-type="float">
            <text:p>10,9278249</text:p>
          </table:table-cell>
          <table:table-cell office:value-type="float" office:value="15.4044268" calcext:value-type="float">
            <text:p>15,4044268</text:p>
          </table:table-cell>
        </table:table-row>
        <table:table-row table:style-name="ro1">
          <table:table-cell table:number-columns-repeated="10"/>
          <table:table-cell office:value-type="float" office:value="11.7000646" calcext:value-type="float">
            <text:p>11,7000646</text:p>
          </table:table-cell>
          <table:table-cell office:value-type="float" office:value="13.8018361" calcext:value-type="float">
            <text:p>13,8018361</text:p>
          </table:table-cell>
        </table:table-row>
        <table:table-row table:style-name="ro1">
          <table:table-cell table:number-columns-repeated="10"/>
          <table:table-cell office:value-type="float" office:value="11.2425783" calcext:value-type="float">
            <text:p>11,2425783</text:p>
          </table:table-cell>
          <table:table-cell office:value-type="float" office:value="14.8734248" calcext:value-type="float">
            <text:p>14,8734248</text:p>
          </table:table-cell>
        </table:table-row>
        <table:table-row table:style-name="ro1">
          <table:table-cell table:number-columns-repeated="10"/>
          <table:table-cell office:value-type="float" office:value="10.6938006" calcext:value-type="float">
            <text:p>10,6938006</text:p>
          </table:table-cell>
          <table:table-cell office:value-type="float" office:value="14.2809531" calcext:value-type="float">
            <text:p>14,2809531</text:p>
          </table:table-cell>
        </table:table-row>
        <table:table-row table:style-name="ro1">
          <table:table-cell table:number-columns-repeated="10"/>
          <table:table-cell office:value-type="float" office:value="11.5485854" calcext:value-type="float">
            <text:p>11,5485854</text:p>
          </table:table-cell>
          <table:table-cell office:value-type="float" office:value="14.2317236" calcext:value-type="float">
            <text:p>14,2317236</text:p>
          </table:table-cell>
        </table:table-row>
        <table:table-row table:style-name="ro1">
          <table:table-cell table:number-columns-repeated="10"/>
          <table:table-cell office:value-type="float" office:value="10.5886194" calcext:value-type="float">
            <text:p>10,5886194</text:p>
          </table:table-cell>
          <table:table-cell office:value-type="float" office:value="14.2842606" calcext:value-type="float">
            <text:p>14,2842606</text:p>
          </table:table-cell>
        </table:table-row>
        <table:table-row table:style-name="ro1">
          <table:table-cell table:number-columns-repeated="10"/>
          <table:table-cell office:value-type="float" office:value="11.7392366" calcext:value-type="float">
            <text:p>11,7392366</text:p>
          </table:table-cell>
          <table:table-cell office:value-type="float" office:value="13.9311996" calcext:value-type="float">
            <text:p>13,9311996</text:p>
          </table:table-cell>
        </table:table-row>
        <table:table-row table:style-name="ro1">
          <table:table-cell table:number-columns-repeated="10"/>
          <table:table-cell office:value-type="float" office:value="11.8584701" calcext:value-type="float">
            <text:p>11,8584701</text:p>
          </table:table-cell>
          <table:table-cell office:value-type="float" office:value="14.9446232" calcext:value-type="float">
            <text:p>14,9446232</text:p>
          </table:table-cell>
        </table:table-row>
        <table:table-row table:style-name="ro1">
          <table:table-cell table:number-columns-repeated="10"/>
          <table:table-cell office:value-type="float" office:value="20.9842497" calcext:value-type="float">
            <text:p>20,9842497</text:p>
          </table:table-cell>
          <table:table-cell office:value-type="float" office:value="25.1860285" calcext:value-type="float">
            <text:p>25,1860285</text:p>
          </table:table-cell>
        </table:table-row>
        <table:table-row table:style-name="ro1">
          <table:table-cell table:number-columns-repeated="10"/>
          <table:table-cell office:value-type="float" office:value="20.6741746" calcext:value-type="float">
            <text:p>20,6741746</text:p>
          </table:table-cell>
          <table:table-cell office:value-type="float" office:value="24.5730435" calcext:value-type="float">
            <text:p>24,5730435</text:p>
          </table:table-cell>
        </table:table-row>
        <table:table-row table:style-name="ro1">
          <table:table-cell table:number-columns-repeated="10"/>
          <table:table-cell office:value-type="float" office:value="14.2687937" calcext:value-type="float">
            <text:p>14,2687937</text:p>
          </table:table-cell>
          <table:table-cell office:value-type="float" office:value="23.9643826" calcext:value-type="float">
            <text:p>23,9643826</text:p>
          </table:table-cell>
        </table:table-row>
        <table:table-row table:style-name="ro1">
          <table:table-cell table:number-columns-repeated="10"/>
          <table:table-cell office:value-type="float" office:value="21.525531" calcext:value-type="float">
            <text:p>21,525531</text:p>
          </table:table-cell>
          <table:table-cell office:value-type="float" office:value="24.973814" calcext:value-type="float">
            <text:p>24,973814</text:p>
          </table:table-cell>
        </table:table-row>
        <table:table-row table:style-name="ro1">
          <table:table-cell table:number-columns-repeated="10"/>
          <table:table-cell office:value-type="float" office:value="22.1123875" calcext:value-type="float">
            <text:p>22,1123875</text:p>
          </table:table-cell>
          <table:table-cell office:value-type="float" office:value="23.8299506" calcext:value-type="float">
            <text:p>23,8299506</text:p>
          </table:table-cell>
        </table:table-row>
        <table:table-row table:style-name="ro1">
          <table:table-cell table:number-columns-repeated="10"/>
          <table:table-cell office:value-type="float" office:value="13.8299199" calcext:value-type="float">
            <text:p>13,8299199</text:p>
          </table:table-cell>
          <table:table-cell office:value-type="float" office:value="23.9503907" calcext:value-type="float">
            <text:p>23,9503907</text:p>
          </table:table-cell>
        </table:table-row>
        <table:table-row table:style-name="ro1">
          <table:table-cell table:number-columns-repeated="10"/>
          <table:table-cell office:value-type="float" office:value="12.9005428" calcext:value-type="float">
            <text:p>12,9005428</text:p>
          </table:table-cell>
          <table:table-cell office:value-type="float" office:value="13.5543196" calcext:value-type="float">
            <text:p>13,5543196</text:p>
          </table:table-cell>
        </table:table-row>
        <table:table-row table:style-name="ro1">
          <table:table-cell table:number-columns-repeated="10"/>
          <table:table-cell office:value-type="float" office:value="11.2473281" calcext:value-type="float">
            <text:p>11,2473281</text:p>
          </table:table-cell>
          <table:table-cell office:value-type="float" office:value="13.2516785" calcext:value-type="float">
            <text:p>13,2516785</text:p>
          </table:table-cell>
        </table:table-row>
        <table:table-row table:style-name="ro1">
          <table:table-cell table:number-columns-repeated="10"/>
          <table:table-cell office:value-type="float" office:value="14.7683551" calcext:value-type="float">
            <text:p>14,7683551</text:p>
          </table:table-cell>
          <table:table-cell office:value-type="float" office:value="23.3437211" calcext:value-type="float">
            <text:p>23,3437211</text:p>
          </table:table-cell>
        </table:table-row>
        <table:table-row table:style-name="ro1">
          <table:table-cell table:number-columns-repeated="10"/>
          <table:table-cell office:value-type="float" office:value="10.2680742" calcext:value-type="float">
            <text:p>10,2680742</text:p>
          </table:table-cell>
          <table:table-cell office:value-type="float" office:value="14.9187833" calcext:value-type="float">
            <text:p>14,9187833</text:p>
          </table:table-cell>
        </table:table-row>
        <table:table-row table:style-name="ro1">
          <table:table-cell table:number-columns-repeated="10"/>
          <table:table-cell office:value-type="float" office:value="11.7643052" calcext:value-type="float">
            <text:p>11,7643052</text:p>
          </table:table-cell>
          <table:table-cell office:value-type="float" office:value="14.6433739" calcext:value-type="float">
            <text:p>14,6433739</text:p>
          </table:table-cell>
        </table:table-row>
        <table:table-row table:style-name="ro1">
          <table:table-cell table:number-columns-repeated="10"/>
          <table:table-cell office:value-type="float" office:value="11.6713451" calcext:value-type="float">
            <text:p>11,6713451</text:p>
          </table:table-cell>
          <table:table-cell office:value-type="float" office:value="13.8530073" calcext:value-type="float">
            <text:p>13,8530073</text:p>
          </table:table-cell>
        </table:table-row>
        <table:table-row table:style-name="ro1">
          <table:table-cell table:number-columns-repeated="10"/>
          <table:table-cell office:value-type="float" office:value="13.1400888" calcext:value-type="float">
            <text:p>13,1400888</text:p>
          </table:table-cell>
          <table:table-cell office:value-type="float" office:value="13.1530628" calcext:value-type="float">
            <text:p>13,1530628</text:p>
          </table:table-cell>
        </table:table-row>
        <table:table-row table:style-name="ro1">
          <table:table-cell table:number-columns-repeated="10"/>
          <table:table-cell office:value-type="float" office:value="12.4296513" calcext:value-type="float">
            <text:p>12,4296513</text:p>
          </table:table-cell>
          <table:table-cell office:value-type="float" office:value="13.9516415" calcext:value-type="float">
            <text:p>13,9516415</text:p>
          </table:table-cell>
        </table:table-row>
        <table:table-row table:style-name="ro1">
          <table:table-cell table:number-columns-repeated="10"/>
          <table:table-cell office:value-type="float" office:value="11.2978737" calcext:value-type="float">
            <text:p>11,2978737</text:p>
          </table:table-cell>
          <table:table-cell office:value-type="float" office:value="14.0627907" calcext:value-type="float">
            <text:p>14,0627907</text:p>
          </table:table-cell>
        </table:table-row>
        <table:table-row table:style-name="ro1">
          <table:table-cell table:number-columns-repeated="10"/>
          <table:table-cell office:value-type="float" office:value="10.8883781" calcext:value-type="float">
            <text:p>10,8883781</text:p>
          </table:table-cell>
          <table:table-cell office:value-type="float" office:value="14.9171468" calcext:value-type="float">
            <text:p>14,9171468</text:p>
          </table:table-cell>
        </table:table-row>
        <table:table-row table:style-name="ro1">
          <table:table-cell table:number-columns-repeated="10"/>
          <table:table-cell office:value-type="float" office:value="10.5977861" calcext:value-type="float">
            <text:p>10,5977861</text:p>
          </table:table-cell>
          <table:table-cell office:value-type="float" office:value="15.5503858" calcext:value-type="float">
            <text:p>15,5503858</text:p>
          </table:table-cell>
        </table:table-row>
        <table:table-row table:style-name="ro1">
          <table:table-cell table:number-columns-repeated="10"/>
          <table:table-cell office:value-type="float" office:value="13.9504002" calcext:value-type="float">
            <text:p>13,9504002</text:p>
          </table:table-cell>
          <table:table-cell office:value-type="float" office:value="24.127747" calcext:value-type="float">
            <text:p>24,127747</text:p>
          </table:table-cell>
        </table:table-row>
        <table:table-row table:style-name="ro1">
          <table:table-cell table:number-columns-repeated="10"/>
          <table:table-cell office:value-type="float" office:value="11.5680275" calcext:value-type="float">
            <text:p>11,5680275</text:p>
          </table:table-cell>
          <table:table-cell office:value-type="float" office:value="15.0108546" calcext:value-type="float">
            <text:p>15,0108546</text:p>
          </table:table-cell>
        </table:table-row>
        <table:table-row table:style-name="ro1">
          <table:table-cell table:number-columns-repeated="10"/>
          <table:table-cell office:value-type="float" office:value="13.1719312" calcext:value-type="float">
            <text:p>13,1719312</text:p>
          </table:table-cell>
          <table:table-cell office:value-type="float" office:value="14.7298603" calcext:value-type="float">
            <text:p>14,7298603</text:p>
          </table:table-cell>
        </table:table-row>
        <table:table-row table:style-name="ro1">
          <table:table-cell table:number-columns-repeated="10"/>
          <table:table-cell office:value-type="float" office:value="11.7474928" calcext:value-type="float">
            <text:p>11,7474928</text:p>
          </table:table-cell>
          <table:table-cell office:value-type="float" office:value="13.8128936" calcext:value-type="float">
            <text:p>13,8128936</text:p>
          </table:table-cell>
        </table:table-row>
        <table:table-row table:style-name="ro1">
          <table:table-cell table:number-columns-repeated="10"/>
          <table:table-cell office:value-type="float" office:value="13.6706129" calcext:value-type="float">
            <text:p>13,6706129</text:p>
          </table:table-cell>
          <table:table-cell office:value-type="float" office:value="23.782159" calcext:value-type="float">
            <text:p>23,782159</text:p>
          </table:table-cell>
        </table:table-row>
        <table:table-row table:style-name="ro1">
          <table:table-cell table:number-columns-repeated="10"/>
          <table:table-cell office:value-type="float" office:value="11.8732542" calcext:value-type="float">
            <text:p>11,8732542</text:p>
          </table:table-cell>
          <table:table-cell office:value-type="float" office:value="13.6299818" calcext:value-type="float">
            <text:p>13,6299818</text:p>
          </table:table-cell>
        </table:table-row>
        <table:table-row table:style-name="ro1">
          <table:table-cell table:number-columns-repeated="10"/>
          <table:table-cell office:value-type="float" office:value="14.0003528" calcext:value-type="float">
            <text:p>14,0003528</text:p>
          </table:table-cell>
          <table:table-cell office:value-type="float" office:value="23.931913" calcext:value-type="float">
            <text:p>23,931913</text:p>
          </table:table-cell>
        </table:table-row>
        <table:table-row table:style-name="ro1">
          <table:table-cell table:number-columns-repeated="10"/>
          <table:table-cell office:value-type="float" office:value="12.633804" calcext:value-type="float">
            <text:p>12,633804</text:p>
          </table:table-cell>
          <table:table-cell office:value-type="float" office:value="13.6227762" calcext:value-type="float">
            <text:p>13,6227762</text:p>
          </table:table-cell>
        </table:table-row>
        <table:table-row table:style-name="ro1">
          <table:table-cell table:number-columns-repeated="10"/>
          <table:table-cell office:value-type="float" office:value="12.0665567" calcext:value-type="float">
            <text:p>12,0665567</text:p>
          </table:table-cell>
          <table:table-cell office:value-type="float" office:value="14.6482875" calcext:value-type="float">
            <text:p>14,6482875</text:p>
          </table:table-cell>
        </table:table-row>
        <table:table-row table:style-name="ro1">
          <table:table-cell table:number-columns-repeated="10"/>
          <table:table-cell office:value-type="float" office:value="10.6823287" calcext:value-type="float">
            <text:p>10,6823287</text:p>
          </table:table-cell>
          <table:table-cell office:value-type="float" office:value="14.2834568" calcext:value-type="float">
            <text:p>14,2834568</text:p>
          </table:table-cell>
        </table:table-row>
        <table:table-row table:style-name="ro1">
          <table:table-cell table:number-columns-repeated="10"/>
          <table:table-cell office:value-type="float" office:value="11.9839793" calcext:value-type="float">
            <text:p>11,9839793</text:p>
          </table:table-cell>
          <table:table-cell office:value-type="float" office:value="15.0647793" calcext:value-type="float">
            <text:p>15,0647793</text:p>
          </table:table-cell>
        </table:table-row>
        <table:table-row table:style-name="ro1">
          <table:table-cell table:number-columns-repeated="10"/>
          <table:table-cell office:value-type="float" office:value="11.1845696" calcext:value-type="float">
            <text:p>11,1845696</text:p>
          </table:table-cell>
          <table:table-cell office:value-type="float" office:value="14.4131183" calcext:value-type="float">
            <text:p>14,4131183</text:p>
          </table:table-cell>
        </table:table-row>
        <table:table-row table:style-name="ro1">
          <table:table-cell table:number-columns-repeated="10"/>
          <table:table-cell office:value-type="float" office:value="11.8541176" calcext:value-type="float">
            <text:p>11,8541176</text:p>
          </table:table-cell>
          <table:table-cell office:value-type="float" office:value="15.2808112" calcext:value-type="float">
            <text:p>15,2808112</text:p>
          </table:table-cell>
        </table:table-row>
        <table:table-row table:style-name="ro1">
          <table:table-cell table:number-columns-repeated="10"/>
          <table:table-cell office:value-type="float" office:value="20.5573317" calcext:value-type="float">
            <text:p>20,5573317</text:p>
          </table:table-cell>
          <table:table-cell office:value-type="float" office:value="25.716172" calcext:value-type="float">
            <text:p>25,716172</text:p>
          </table:table-cell>
        </table:table-row>
        <table:table-row table:style-name="ro1">
          <table:table-cell table:number-columns-repeated="10"/>
          <table:table-cell office:value-type="float" office:value="14.6920771" calcext:value-type="float">
            <text:p>14,6920771</text:p>
          </table:table-cell>
          <table:table-cell office:value-type="float" office:value="23.2761379" calcext:value-type="float">
            <text:p>23,2761379</text:p>
          </table:table-cell>
        </table:table-row>
        <table:table-row table:style-name="ro1">
          <table:table-cell table:number-columns-repeated="10"/>
          <table:table-cell office:value-type="float" office:value="11.0946353" calcext:value-type="float">
            <text:p>11,0946353</text:p>
          </table:table-cell>
          <table:table-cell office:value-type="float" office:value="14.4874304" calcext:value-type="float">
            <text:p>14,4874304</text:p>
          </table:table-cell>
        </table:table-row>
        <table:table-row table:style-name="ro1">
          <table:table-cell table:number-columns-repeated="10"/>
          <table:table-cell office:value-type="float" office:value="11.6546263" calcext:value-type="float">
            <text:p>11,6546263</text:p>
          </table:table-cell>
          <table:table-cell office:value-type="float" office:value="14.5819536" calcext:value-type="float">
            <text:p>14,5819536</text:p>
          </table:table-cell>
        </table:table-row>
        <table:table-row table:style-name="ro1">
          <table:table-cell table:number-columns-repeated="10"/>
          <table:table-cell office:value-type="float" office:value="12.0207551" calcext:value-type="float">
            <text:p>12,0207551</text:p>
          </table:table-cell>
          <table:table-cell office:value-type="float" office:value="14.5449648" calcext:value-type="float">
            <text:p>14,5449648</text:p>
          </table:table-cell>
        </table:table-row>
        <table:table-row table:style-name="ro1">
          <table:table-cell table:number-columns-repeated="10"/>
          <table:table-cell office:value-type="float" office:value="11.150235" calcext:value-type="float">
            <text:p>11,150235</text:p>
          </table:table-cell>
          <table:table-cell office:value-type="float" office:value="12.775115" calcext:value-type="float">
            <text:p>12,775115</text:p>
          </table:table-cell>
        </table:table-row>
        <table:table-row table:style-name="ro1">
          <table:table-cell table:number-columns-repeated="10"/>
          <table:table-cell office:value-type="float" office:value="20.4916945" calcext:value-type="float">
            <text:p>20,4916945</text:p>
          </table:table-cell>
          <table:table-cell office:value-type="float" office:value="25.3760169" calcext:value-type="float">
            <text:p>25,3760169</text:p>
          </table:table-cell>
        </table:table-row>
        <table:table-row table:style-name="ro1">
          <table:table-cell table:number-columns-repeated="10"/>
          <table:table-cell office:value-type="float" office:value="15.1934651" calcext:value-type="float">
            <text:p>15,1934651</text:p>
          </table:table-cell>
          <table:table-cell office:value-type="float" office:value="22.23194" calcext:value-type="float">
            <text:p>22,23194</text:p>
          </table:table-cell>
        </table:table-row>
        <table:table-row table:style-name="ro1">
          <table:table-cell table:number-columns-repeated="10"/>
          <table:table-cell office:value-type="float" office:value="11.571396" calcext:value-type="float">
            <text:p>11,571396</text:p>
          </table:table-cell>
          <table:table-cell office:value-type="float" office:value="15.1698299" calcext:value-type="float">
            <text:p>15,1698299</text:p>
          </table:table-cell>
        </table:table-row>
        <table:table-row table:style-name="ro1">
          <table:table-cell table:number-columns-repeated="10"/>
          <table:table-cell office:value-type="float" office:value="10.3994714" calcext:value-type="float">
            <text:p>10,3994714</text:p>
          </table:table-cell>
          <table:table-cell office:value-type="float" office:value="15.4060507" calcext:value-type="float">
            <text:p>15,4060507</text:p>
          </table:table-cell>
        </table:table-row>
        <table:table-row table:style-name="ro1">
          <table:table-cell table:number-columns-repeated="10"/>
          <table:table-cell office:value-type="float" office:value="20.9611984" calcext:value-type="float">
            <text:p>20,9611984</text:p>
          </table:table-cell>
          <table:table-cell office:value-type="float" office:value="25.393657" calcext:value-type="float">
            <text:p>25,393657</text:p>
          </table:table-cell>
        </table:table-row>
        <table:table-row table:style-name="ro1">
          <table:table-cell table:number-columns-repeated="10"/>
          <table:table-cell office:value-type="float" office:value="20.685577" calcext:value-type="float">
            <text:p>20,685577</text:p>
          </table:table-cell>
          <table:table-cell office:value-type="float" office:value="25.1797591" calcext:value-type="float">
            <text:p>25,1797591</text:p>
          </table:table-cell>
        </table:table-row>
        <table:table-row table:style-name="ro1">
          <table:table-cell table:number-columns-repeated="10"/>
          <table:table-cell office:value-type="float" office:value="12.4473872" calcext:value-type="float">
            <text:p>12,4473872</text:p>
          </table:table-cell>
          <table:table-cell office:value-type="float" office:value="14.1298165" calcext:value-type="float">
            <text:p>14,1298165</text:p>
          </table:table-cell>
        </table:table-row>
        <table:table-row table:style-name="ro1">
          <table:table-cell table:number-columns-repeated="10"/>
          <table:table-cell office:value-type="float" office:value="11.7825313" calcext:value-type="float">
            <text:p>11,7825313</text:p>
          </table:table-cell>
          <table:table-cell office:value-type="float" office:value="13.9524694" calcext:value-type="float">
            <text:p>13,9524694</text:p>
          </table:table-cell>
        </table:table-row>
        <table:table-row table:style-name="ro1">
          <table:table-cell table:number-columns-repeated="10"/>
          <table:table-cell office:value-type="float" office:value="10.8742519" calcext:value-type="float">
            <text:p>10,8742519</text:p>
          </table:table-cell>
          <table:table-cell office:value-type="float" office:value="13.6149143" calcext:value-type="float">
            <text:p>13,6149143</text:p>
          </table:table-cell>
        </table:table-row>
        <table:table-row table:style-name="ro1">
          <table:table-cell table:number-columns-repeated="10"/>
          <table:table-cell office:value-type="float" office:value="11.2500167" calcext:value-type="float">
            <text:p>11,2500167</text:p>
          </table:table-cell>
          <table:table-cell office:value-type="float" office:value="13.7921064" calcext:value-type="float">
            <text:p>13,7921064</text:p>
          </table:table-cell>
        </table:table-row>
        <table:table-row table:style-name="ro1">
          <table:table-cell table:number-columns-repeated="10"/>
          <table:table-cell office:value-type="float" office:value="11.8233506" calcext:value-type="float">
            <text:p>11,8233506</text:p>
          </table:table-cell>
          <table:table-cell office:value-type="float" office:value="13.5267333" calcext:value-type="float">
            <text:p>13,5267333</text:p>
          </table:table-cell>
        </table:table-row>
        <table:table-row table:style-name="ro1">
          <table:table-cell table:number-columns-repeated="10"/>
          <table:table-cell office:value-type="float" office:value="10.9350345" calcext:value-type="float">
            <text:p>10,9350345</text:p>
          </table:table-cell>
          <table:table-cell office:value-type="float" office:value="15.033234" calcext:value-type="float">
            <text:p>15,033234</text:p>
          </table:table-cell>
        </table:table-row>
        <table:table-row table:style-name="ro1">
          <table:table-cell table:number-columns-repeated="10"/>
          <table:table-cell office:value-type="float" office:value="11.128085" calcext:value-type="float">
            <text:p>11,128085</text:p>
          </table:table-cell>
          <table:table-cell office:value-type="float" office:value="15.0810798" calcext:value-type="float">
            <text:p>15,0810798</text:p>
          </table:table-cell>
        </table:table-row>
        <table:table-row table:style-name="ro1">
          <table:table-cell table:number-columns-repeated="10"/>
          <table:table-cell office:value-type="float" office:value="10.0091753" calcext:value-type="float">
            <text:p>10,0091753</text:p>
          </table:table-cell>
          <table:table-cell office:value-type="float" office:value="14.4467589" calcext:value-type="float">
            <text:p>14,4467589</text:p>
          </table:table-cell>
        </table:table-row>
        <table:table-row table:style-name="ro1">
          <table:table-cell table:number-columns-repeated="10"/>
          <table:table-cell office:value-type="float" office:value="12.7119482" calcext:value-type="float">
            <text:p>12,7119482</text:p>
          </table:table-cell>
          <table:table-cell office:value-type="float" office:value="13.4425785" calcext:value-type="float">
            <text:p>13,4425785</text:p>
          </table:table-cell>
        </table:table-row>
        <table:table-row table:style-name="ro1">
          <table:table-cell table:number-columns-repeated="10"/>
          <table:table-cell office:value-type="float" office:value="10.799667" calcext:value-type="float">
            <text:p>10,799667</text:p>
          </table:table-cell>
          <table:table-cell office:value-type="float" office:value="15.3364293" calcext:value-type="float">
            <text:p>15,3364293</text:p>
          </table:table-cell>
        </table:table-row>
        <table:table-row table:style-name="ro1">
          <table:table-cell table:number-columns-repeated="10"/>
          <table:table-cell office:value-type="float" office:value="22.1045374" calcext:value-type="float">
            <text:p>22,1045374</text:p>
          </table:table-cell>
          <table:table-cell office:value-type="float" office:value="25.3932403" calcext:value-type="float">
            <text:p>25,3932403</text:p>
          </table:table-cell>
        </table:table-row>
        <table:table-row table:style-name="ro1">
          <table:table-cell table:number-columns-repeated="10"/>
          <table:table-cell office:value-type="float" office:value="11.2133917" calcext:value-type="float">
            <text:p>11,2133917</text:p>
          </table:table-cell>
          <table:table-cell office:value-type="float" office:value="14.3302304" calcext:value-type="float">
            <text:p>14,3302304</text:p>
          </table:table-cell>
        </table:table-row>
        <table:table-row table:style-name="ro1">
          <table:table-cell table:number-columns-repeated="10"/>
          <table:table-cell office:value-type="float" office:value="11.4308764" calcext:value-type="float">
            <text:p>11,4308764</text:p>
          </table:table-cell>
          <table:table-cell office:value-type="float" office:value="13.1898993" calcext:value-type="float">
            <text:p>13,1898993</text:p>
          </table:table-cell>
        </table:table-row>
        <table:table-row table:style-name="ro1">
          <table:table-cell table:number-columns-repeated="10"/>
          <table:table-cell office:value-type="float" office:value="11.9670339" calcext:value-type="float">
            <text:p>11,9670339</text:p>
          </table:table-cell>
          <table:table-cell office:value-type="float" office:value="14.8859842" calcext:value-type="float">
            <text:p>14,8859842</text:p>
          </table:table-cell>
        </table:table-row>
        <table:table-row table:style-name="ro1">
          <table:table-cell table:number-columns-repeated="10"/>
          <table:table-cell office:value-type="float" office:value="11.6048202" calcext:value-type="float">
            <text:p>11,6048202</text:p>
          </table:table-cell>
          <table:table-cell office:value-type="float" office:value="15.3362129" calcext:value-type="float">
            <text:p>15,3362129</text:p>
          </table:table-cell>
        </table:table-row>
        <table:table-row table:style-name="ro1">
          <table:table-cell table:number-columns-repeated="10"/>
          <table:table-cell office:value-type="float" office:value="14.5950613" calcext:value-type="float">
            <text:p>14,5950613</text:p>
          </table:table-cell>
          <table:table-cell office:value-type="float" office:value="23.2885045" calcext:value-type="float">
            <text:p>23,2885045</text:p>
          </table:table-cell>
        </table:table-row>
        <table:table-row table:style-name="ro1">
          <table:table-cell table:number-columns-repeated="10"/>
          <table:table-cell office:value-type="float" office:value="11.0361934" calcext:value-type="float">
            <text:p>11,0361934</text:p>
          </table:table-cell>
          <table:table-cell office:value-type="float" office:value="13.8728338" calcext:value-type="float">
            <text:p>13,8728338</text:p>
          </table:table-cell>
        </table:table-row>
        <table:table-row table:style-name="ro1">
          <table:table-cell table:number-columns-repeated="10"/>
          <table:table-cell office:value-type="float" office:value="14.8646331" calcext:value-type="float">
            <text:p>14,8646331</text:p>
          </table:table-cell>
          <table:table-cell office:value-type="float" office:value="24.4887611" calcext:value-type="float">
            <text:p>24,4887611</text:p>
          </table:table-cell>
        </table:table-row>
        <table:table-row table:style-name="ro1">
          <table:table-cell table:number-columns-repeated="10"/>
          <table:table-cell office:value-type="float" office:value="22.2645577" calcext:value-type="float">
            <text:p>22,2645577</text:p>
          </table:table-cell>
          <table:table-cell office:value-type="float" office:value="23.6095213" calcext:value-type="float">
            <text:p>23,6095213</text:p>
          </table:table-cell>
        </table:table-row>
        <table:table-row table:style-name="ro1">
          <table:table-cell table:number-columns-repeated="10"/>
          <table:table-cell office:value-type="float" office:value="12.2731849" calcext:value-type="float">
            <text:p>12,2731849</text:p>
          </table:table-cell>
          <table:table-cell office:value-type="float" office:value="13.666842" calcext:value-type="float">
            <text:p>13,666842</text:p>
          </table:table-cell>
        </table:table-row>
        <table:table-row table:style-name="ro1">
          <table:table-cell table:number-columns-repeated="10"/>
          <table:table-cell office:value-type="float" office:value="12.4937505" calcext:value-type="float">
            <text:p>12,4937505</text:p>
          </table:table-cell>
          <table:table-cell office:value-type="float" office:value="13.7248402" calcext:value-type="float">
            <text:p>13,7248402</text:p>
          </table:table-cell>
        </table:table-row>
        <table:table-row table:style-name="ro1">
          <table:table-cell table:number-columns-repeated="10"/>
          <table:table-cell office:value-type="float" office:value="14.685402" calcext:value-type="float">
            <text:p>14,685402</text:p>
          </table:table-cell>
          <table:table-cell office:value-type="float" office:value="24.3050662" calcext:value-type="float">
            <text:p>24,3050662</text:p>
          </table:table-cell>
        </table:table-row>
        <table:table-row table:style-name="ro1">
          <table:table-cell table:number-columns-repeated="10"/>
          <table:table-cell office:value-type="float" office:value="13.5442237" calcext:value-type="float">
            <text:p>13,5442237</text:p>
          </table:table-cell>
          <table:table-cell office:value-type="float" office:value="25.1197097" calcext:value-type="float">
            <text:p>25,1197097</text:p>
          </table:table-cell>
        </table:table-row>
        <table:table-row table:style-name="ro1">
          <table:table-cell table:number-columns-repeated="10"/>
          <table:table-cell office:value-type="float" office:value="21.423941" calcext:value-type="float">
            <text:p>21,423941</text:p>
          </table:table-cell>
          <table:table-cell office:value-type="float" office:value="25.1865746" calcext:value-type="float">
            <text:p>25,1865746</text:p>
          </table:table-cell>
        </table:table-row>
        <table:table-row table:style-name="ro1">
          <table:table-cell table:number-columns-repeated="10"/>
          <table:table-cell office:value-type="float" office:value="11.9173896" calcext:value-type="float">
            <text:p>11,9173896</text:p>
          </table:table-cell>
          <table:table-cell office:value-type="float" office:value="14.1167007" calcext:value-type="float">
            <text:p>14,1167007</text:p>
          </table:table-cell>
        </table:table-row>
        <table:table-row table:style-name="ro1">
          <table:table-cell table:number-columns-repeated="10"/>
          <table:table-cell office:value-type="float" office:value="21.3577664" calcext:value-type="float">
            <text:p>21,3577664</text:p>
          </table:table-cell>
          <table:table-cell office:value-type="float" office:value="26.0134361" calcext:value-type="float">
            <text:p>26,0134361</text:p>
          </table:table-cell>
        </table:table-row>
        <table:table-row table:style-name="ro1">
          <table:table-cell table:number-columns-repeated="10"/>
          <table:table-cell office:value-type="float" office:value="10.8531215" calcext:value-type="float">
            <text:p>10,8531215</text:p>
          </table:table-cell>
          <table:table-cell office:value-type="float" office:value="15.5630873" calcext:value-type="float">
            <text:p>15,5630873</text:p>
          </table:table-cell>
        </table:table-row>
        <table:table-row table:style-name="ro1">
          <table:table-cell table:number-columns-repeated="10"/>
          <table:table-cell office:value-type="float" office:value="13.7467672" calcext:value-type="float">
            <text:p>13,7467672</text:p>
          </table:table-cell>
          <table:table-cell office:value-type="float" office:value="23.2528233" calcext:value-type="float">
            <text:p>23,2528233</text:p>
          </table:table-cell>
        </table:table-row>
        <table:table-row table:style-name="ro1">
          <table:table-cell table:number-columns-repeated="10"/>
          <table:table-cell office:value-type="float" office:value="14.4690028" calcext:value-type="float">
            <text:p>14,4690028</text:p>
          </table:table-cell>
          <table:table-cell office:value-type="float" office:value="24.4330998" calcext:value-type="float">
            <text:p>24,4330998</text:p>
          </table:table-cell>
        </table:table-row>
        <table:table-row table:style-name="ro1">
          <table:table-cell table:number-columns-repeated="10"/>
          <table:table-cell office:value-type="float" office:value="14.4017321" calcext:value-type="float">
            <text:p>14,4017321</text:p>
          </table:table-cell>
          <table:table-cell office:value-type="float" office:value="23.1078614" calcext:value-type="float">
            <text:p>23,1078614</text:p>
          </table:table-cell>
        </table:table-row>
        <table:table-row table:style-name="ro1">
          <table:table-cell table:number-columns-repeated="10"/>
          <table:table-cell office:value-type="float" office:value="11.4679691" calcext:value-type="float">
            <text:p>11,4679691</text:p>
          </table:table-cell>
          <table:table-cell office:value-type="float" office:value="14.1903689" calcext:value-type="float">
            <text:p>14,1903689</text:p>
          </table:table-cell>
        </table:table-row>
        <table:table-row table:style-name="ro1">
          <table:table-cell table:number-columns-repeated="10"/>
          <table:table-cell office:value-type="float" office:value="22.7751364" calcext:value-type="float">
            <text:p>22,7751364</text:p>
          </table:table-cell>
          <table:table-cell office:value-type="float" office:value="24.465283" calcext:value-type="float">
            <text:p>24,465283</text:p>
          </table:table-cell>
        </table:table-row>
        <table:table-row table:style-name="ro1">
          <table:table-cell table:number-columns-repeated="10"/>
          <table:table-cell office:value-type="float" office:value="10.8628753" calcext:value-type="float">
            <text:p>10,8628753</text:p>
          </table:table-cell>
          <table:table-cell office:value-type="float" office:value="15.7561223" calcext:value-type="float">
            <text:p>15,7561223</text:p>
          </table:table-cell>
        </table:table-row>
        <table:table-row table:style-name="ro1">
          <table:table-cell table:number-columns-repeated="10"/>
          <table:table-cell office:value-type="float" office:value="12.1196017" calcext:value-type="float">
            <text:p>12,1196017</text:p>
          </table:table-cell>
          <table:table-cell office:value-type="float" office:value="15.3138338" calcext:value-type="float">
            <text:p>15,3138338</text:p>
          </table:table-cell>
        </table:table-row>
        <table:table-row table:style-name="ro1">
          <table:table-cell table:number-columns-repeated="10"/>
          <table:table-cell office:value-type="float" office:value="11.2225795" calcext:value-type="float">
            <text:p>11,2225795</text:p>
          </table:table-cell>
          <table:table-cell office:value-type="float" office:value="14.1199167" calcext:value-type="float">
            <text:p>14,1199167</text:p>
          </table:table-cell>
        </table:table-row>
        <table:table-row table:style-name="ro1">
          <table:table-cell table:number-columns-repeated="10"/>
          <table:table-cell office:value-type="float" office:value="20.6110621" calcext:value-type="float">
            <text:p>20,6110621</text:p>
          </table:table-cell>
          <table:table-cell office:value-type="float" office:value="24.721282" calcext:value-type="float">
            <text:p>24,721282</text:p>
          </table:table-cell>
        </table:table-row>
        <table:table-row table:style-name="ro1">
          <table:table-cell table:number-columns-repeated="10"/>
          <table:table-cell office:value-type="float" office:value="21.0493681" calcext:value-type="float">
            <text:p>21,0493681</text:p>
          </table:table-cell>
          <table:table-cell office:value-type="float" office:value="24.3669758" calcext:value-type="float">
            <text:p>24,3669758</text:p>
          </table:table-cell>
        </table:table-row>
        <table:table-row table:style-name="ro1">
          <table:table-cell table:number-columns-repeated="10"/>
          <table:table-cell office:value-type="float" office:value="13.4425728" calcext:value-type="float">
            <text:p>13,4425728</text:p>
          </table:table-cell>
          <table:table-cell office:value-type="float" office:value="13.9513821" calcext:value-type="float">
            <text:p>13,9513821</text:p>
          </table:table-cell>
        </table:table-row>
        <table:table-row table:style-name="ro1">
          <table:table-cell table:number-columns-repeated="10"/>
          <table:table-cell office:value-type="float" office:value="21.1700415" calcext:value-type="float">
            <text:p>21,1700415</text:p>
          </table:table-cell>
          <table:table-cell office:value-type="float" office:value="24.8696064" calcext:value-type="float">
            <text:p>24,8696064</text:p>
          </table:table-cell>
        </table:table-row>
        <table:table-row table:style-name="ro1">
          <table:table-cell table:number-columns-repeated="10"/>
          <table:table-cell office:value-type="float" office:value="12.2277922" calcext:value-type="float">
            <text:p>12,2277922</text:p>
          </table:table-cell>
          <table:table-cell office:value-type="float" office:value="14.1773101" calcext:value-type="float">
            <text:p>14,1773101</text:p>
          </table:table-cell>
        </table:table-row>
        <table:table-row table:style-name="ro1">
          <table:table-cell table:number-columns-repeated="10"/>
          <table:table-cell office:value-type="float" office:value="21.2312292" calcext:value-type="float">
            <text:p>21,2312292</text:p>
          </table:table-cell>
          <table:table-cell office:value-type="float" office:value="24.2541162" calcext:value-type="float">
            <text:p>24,2541162</text:p>
          </table:table-cell>
        </table:table-row>
        <table:table-row table:style-name="ro1">
          <table:table-cell table:number-columns-repeated="10"/>
          <table:table-cell office:value-type="float" office:value="12.1233712" calcext:value-type="float">
            <text:p>12,1233712</text:p>
          </table:table-cell>
          <table:table-cell office:value-type="float" office:value="14.2892555" calcext:value-type="float">
            <text:p>14,2892555</text:p>
          </table:table-cell>
        </table:table-row>
        <table:table-row table:style-name="ro1">
          <table:table-cell table:number-columns-repeated="10"/>
          <table:table-cell office:value-type="float" office:value="14.2508002" calcext:value-type="float">
            <text:p>14,2508002</text:p>
          </table:table-cell>
          <table:table-cell office:value-type="float" office:value="22.600979" calcext:value-type="float">
            <text:p>22,600979</text:p>
          </table:table-cell>
        </table:table-row>
        <table:table-row table:style-name="ro1">
          <table:table-cell table:number-columns-repeated="10"/>
          <table:table-cell office:value-type="float" office:value="11.8338876" calcext:value-type="float">
            <text:p>11,8338876</text:p>
          </table:table-cell>
          <table:table-cell office:value-type="float" office:value="15.1593442" calcext:value-type="float">
            <text:p>15,1593442</text:p>
          </table:table-cell>
        </table:table-row>
        <table:table-row table:style-name="ro1">
          <table:table-cell table:number-columns-repeated="10"/>
          <table:table-cell office:value-type="float" office:value="12.0629271" calcext:value-type="float">
            <text:p>12,0629271</text:p>
          </table:table-cell>
          <table:table-cell office:value-type="float" office:value="13.4456467" calcext:value-type="float">
            <text:p>13,4456467</text:p>
          </table:table-cell>
        </table:table-row>
        <table:table-row table:style-name="ro1">
          <table:table-cell table:number-columns-repeated="10"/>
          <table:table-cell office:value-type="float" office:value="10.5690324" calcext:value-type="float">
            <text:p>10,5690324</text:p>
          </table:table-cell>
          <table:table-cell office:value-type="float" office:value="15.1385182" calcext:value-type="float">
            <text:p>15,1385182</text:p>
          </table:table-cell>
        </table:table-row>
        <table:table-row table:style-name="ro1">
          <table:table-cell table:number-columns-repeated="10"/>
          <table:table-cell office:value-type="float" office:value="12.6204802" calcext:value-type="float">
            <text:p>12,6204802</text:p>
          </table:table-cell>
          <table:table-cell office:value-type="float" office:value="15.1851811" calcext:value-type="float">
            <text:p>15,1851811</text:p>
          </table:table-cell>
        </table:table-row>
        <table:table-row table:style-name="ro1">
          <table:table-cell table:number-columns-repeated="10"/>
          <table:table-cell office:value-type="float" office:value="21.3946551" calcext:value-type="float">
            <text:p>21,3946551</text:p>
          </table:table-cell>
          <table:table-cell office:value-type="float" office:value="24.7510816" calcext:value-type="float">
            <text:p>24,7510816</text:p>
          </table:table-cell>
        </table:table-row>
        <table:table-row table:style-name="ro1">
          <table:table-cell table:number-columns-repeated="10"/>
          <table:table-cell office:value-type="float" office:value="21.2996928" calcext:value-type="float">
            <text:p>21,2996928</text:p>
          </table:table-cell>
          <table:table-cell office:value-type="float" office:value="25.3230873" calcext:value-type="float">
            <text:p>25,3230873</text:p>
          </table:table-cell>
        </table:table-row>
        <table:table-row table:style-name="ro1">
          <table:table-cell table:number-columns-repeated="10"/>
          <table:table-cell office:value-type="float" office:value="10.8691868" calcext:value-type="float">
            <text:p>10,8691868</text:p>
          </table:table-cell>
          <table:table-cell office:value-type="float" office:value="14.4776053" calcext:value-type="float">
            <text:p>14,4776053</text:p>
          </table:table-cell>
        </table:table-row>
        <table:table-row table:style-name="ro1">
          <table:table-cell table:number-columns-repeated="10"/>
          <table:table-cell office:value-type="float" office:value="10.8236636" calcext:value-type="float">
            <text:p>10,8236636</text:p>
          </table:table-cell>
          <table:table-cell office:value-type="float" office:value="13.7390944" calcext:value-type="float">
            <text:p>13,7390944</text:p>
          </table:table-cell>
        </table:table-row>
        <table:table-row table:style-name="ro1">
          <table:table-cell table:number-columns-repeated="10"/>
          <table:table-cell office:value-type="float" office:value="11.4227674" calcext:value-type="float">
            <text:p>11,4227674</text:p>
          </table:table-cell>
          <table:table-cell office:value-type="float" office:value="13.2549988" calcext:value-type="float">
            <text:p>13,2549988</text:p>
          </table:table-cell>
        </table:table-row>
        <table:table-row table:style-name="ro1">
          <table:table-cell table:number-columns-repeated="10"/>
          <table:table-cell office:value-type="float" office:value="14.4972176" calcext:value-type="float">
            <text:p>14,4972176</text:p>
          </table:table-cell>
          <table:table-cell office:value-type="float" office:value="23.8886833" calcext:value-type="float">
            <text:p>23,8886833</text:p>
          </table:table-cell>
        </table:table-row>
        <table:table-row table:style-name="ro1">
          <table:table-cell table:number-columns-repeated="10"/>
          <table:table-cell office:value-type="float" office:value="14.5573703" calcext:value-type="float">
            <text:p>14,5573703</text:p>
          </table:table-cell>
          <table:table-cell office:value-type="float" office:value="23.8793121" calcext:value-type="float">
            <text:p>23,8793121</text:p>
          </table:table-cell>
        </table:table-row>
        <table:table-row table:style-name="ro1">
          <table:table-cell table:number-columns-repeated="10"/>
          <table:table-cell office:value-type="float" office:value="11.5974409" calcext:value-type="float">
            <text:p>11,5974409</text:p>
          </table:table-cell>
          <table:table-cell office:value-type="float" office:value="15.4982576" calcext:value-type="float">
            <text:p>15,4982576</text:p>
          </table:table-cell>
        </table:table-row>
        <table:table-row table:style-name="ro1">
          <table:table-cell table:number-columns-repeated="10"/>
          <table:table-cell office:value-type="float" office:value="20.3943147" calcext:value-type="float">
            <text:p>20,3943147</text:p>
          </table:table-cell>
          <table:table-cell office:value-type="float" office:value="24.3788818" calcext:value-type="float">
            <text:p>24,3788818</text:p>
          </table:table-cell>
        </table:table-row>
        <table:table-row table:style-name="ro1">
          <table:table-cell table:number-columns-repeated="10"/>
          <table:table-cell office:value-type="float" office:value="9.9675271" calcext:value-type="float">
            <text:p>9,9675271</text:p>
          </table:table-cell>
          <table:table-cell office:value-type="float" office:value="16.3530663" calcext:value-type="float">
            <text:p>16,3530663</text:p>
          </table:table-cell>
        </table:table-row>
        <table:table-row table:style-name="ro1">
          <table:table-cell table:number-columns-repeated="10"/>
          <table:table-cell office:value-type="float" office:value="39.1257571" calcext:value-type="float">
            <text:p>39,1257571</text:p>
          </table:table-cell>
          <table:table-cell office:value-type="float" office:value="41.3337089" calcext:value-type="float">
            <text:p>41,3337089</text:p>
          </table:table-cell>
        </table:table-row>
        <table:table-row table:style-name="ro1">
          <table:table-cell table:number-columns-repeated="10"/>
          <table:table-cell office:value-type="float" office:value="14.528571" calcext:value-type="float">
            <text:p>14,528571</text:p>
          </table:table-cell>
          <table:table-cell office:value-type="float" office:value="24.1866865" calcext:value-type="float">
            <text:p>24,1866865</text:p>
          </table:table-cell>
        </table:table-row>
        <table:table-row table:style-name="ro1">
          <table:table-cell table:number-columns-repeated="10"/>
          <table:table-cell office:value-type="float" office:value="14.7083268" calcext:value-type="float">
            <text:p>14,7083268</text:p>
          </table:table-cell>
          <table:table-cell office:value-type="float" office:value="23.4977196" calcext:value-type="float">
            <text:p>23,4977196</text:p>
          </table:table-cell>
        </table:table-row>
        <table:table-row table:style-name="ro1">
          <table:table-cell table:number-columns-repeated="10"/>
          <table:table-cell office:value-type="float" office:value="11.1981003" calcext:value-type="float">
            <text:p>11,1981003</text:p>
          </table:table-cell>
          <table:table-cell office:value-type="float" office:value="14.2187247" calcext:value-type="float">
            <text:p>14,2187247</text:p>
          </table:table-cell>
        </table:table-row>
        <table:table-row table:style-name="ro1">
          <table:table-cell table:number-columns-repeated="10"/>
          <table:table-cell office:value-type="float" office:value="12.7037024" calcext:value-type="float">
            <text:p>12,7037024</text:p>
          </table:table-cell>
          <table:table-cell office:value-type="float" office:value="12.4219801" calcext:value-type="float">
            <text:p>12,4219801</text:p>
          </table:table-cell>
        </table:table-row>
        <table:table-row table:style-name="ro1">
          <table:table-cell table:number-columns-repeated="10"/>
          <table:table-cell office:value-type="float" office:value="20.9616469" calcext:value-type="float">
            <text:p>20,9616469</text:p>
          </table:table-cell>
          <table:table-cell office:value-type="float" office:value="26.3337089" calcext:value-type="float">
            <text:p>26,3337089</text:p>
          </table:table-cell>
        </table:table-row>
        <table:table-row table:style-name="ro1">
          <table:table-cell table:number-columns-repeated="10"/>
          <table:table-cell office:value-type="float" office:value="21.1900448" calcext:value-type="float">
            <text:p>21,1900448</text:p>
          </table:table-cell>
          <table:table-cell office:value-type="float" office:value="23.851828" calcext:value-type="float">
            <text:p>23,851828</text:p>
          </table:table-cell>
        </table:table-row>
        <table:table-row table:style-name="ro1">
          <table:table-cell table:number-columns-repeated="10"/>
          <table:table-cell office:value-type="float" office:value="12.5031868" calcext:value-type="float">
            <text:p>12,5031868</text:p>
          </table:table-cell>
          <table:table-cell office:value-type="float" office:value="14.0396702" calcext:value-type="float">
            <text:p>14,0396702</text:p>
          </table:table-cell>
        </table:table-row>
        <table:table-row table:style-name="ro1">
          <table:table-cell table:number-columns-repeated="10"/>
          <table:table-cell office:value-type="float" office:value="13.5709992" calcext:value-type="float">
            <text:p>13,5709992</text:p>
          </table:table-cell>
          <table:table-cell office:value-type="float" office:value="13.455653" calcext:value-type="float">
            <text:p>13,455653</text:p>
          </table:table-cell>
        </table:table-row>
        <table:table-row table:style-name="ro1">
          <table:table-cell table:number-columns-repeated="10"/>
          <table:table-cell office:value-type="float" office:value="11.5304265" calcext:value-type="float">
            <text:p>11,5304265</text:p>
          </table:table-cell>
          <table:table-cell office:value-type="float" office:value="13.3316471" calcext:value-type="float">
            <text:p>13,3316471</text:p>
          </table:table-cell>
        </table:table-row>
        <table:table-row table:style-name="ro1">
          <table:table-cell table:number-columns-repeated="10"/>
          <table:table-cell office:value-type="float" office:value="11.4348272" calcext:value-type="float">
            <text:p>11,4348272</text:p>
          </table:table-cell>
          <table:table-cell office:value-type="float" office:value="14.1659453" calcext:value-type="float">
            <text:p>14,1659453</text:p>
          </table:table-cell>
        </table:table-row>
        <table:table-row table:style-name="ro1">
          <table:table-cell table:number-columns-repeated="10"/>
          <table:table-cell office:value-type="float" office:value="11.6922405" calcext:value-type="float">
            <text:p>11,6922405</text:p>
          </table:table-cell>
          <table:table-cell office:value-type="float" office:value="14.6010856" calcext:value-type="float">
            <text:p>14,6010856</text:p>
          </table:table-cell>
        </table:table-row>
        <table:table-row table:style-name="ro1">
          <table:table-cell table:number-columns-repeated="10"/>
          <table:table-cell office:value-type="float" office:value="14.3327908" calcext:value-type="float">
            <text:p>14,3327908</text:p>
          </table:table-cell>
          <table:table-cell office:value-type="float" office:value="22.8457533" calcext:value-type="float">
            <text:p>22,8457533</text:p>
          </table:table-cell>
        </table:table-row>
        <table:table-row table:style-name="ro1">
          <table:table-cell table:number-columns-repeated="10"/>
          <table:table-cell office:value-type="float" office:value="11.3136637" calcext:value-type="float">
            <text:p>11,3136637</text:p>
          </table:table-cell>
          <table:table-cell office:value-type="float" office:value="12.7517057" calcext:value-type="float">
            <text:p>12,7517057</text:p>
          </table:table-cell>
        </table:table-row>
        <table:table-row table:style-name="ro1">
          <table:table-cell table:number-columns-repeated="10"/>
          <table:table-cell office:value-type="float" office:value="-8.649038" calcext:value-type="float">
            <text:p>-8,649038</text:p>
          </table:table-cell>
          <table:table-cell office:value-type="float" office:value="36.3337089" calcext:value-type="float">
            <text:p>36,3337089</text:p>
          </table:table-cell>
        </table:table-row>
        <table:table-row table:style-name="ro1">
          <table:table-cell table:number-columns-repeated="10"/>
          <table:table-cell office:value-type="float" office:value="11.5167581" calcext:value-type="float">
            <text:p>11,5167581</text:p>
          </table:table-cell>
          <table:table-cell office:value-type="float" office:value="13.8627712" calcext:value-type="float">
            <text:p>13,8627712</text:p>
          </table:table-cell>
        </table:table-row>
        <table:table-row table:style-name="ro1">
          <table:table-cell table:number-columns-repeated="10"/>
          <table:table-cell office:value-type="float" office:value="14.7720093" calcext:value-type="float">
            <text:p>14,7720093</text:p>
          </table:table-cell>
          <table:table-cell office:value-type="float" office:value="22.5732996" calcext:value-type="float">
            <text:p>22,5732996</text:p>
          </table:table-cell>
        </table:table-row>
        <table:table-row table:style-name="ro1">
          <table:table-cell table:number-columns-repeated="10"/>
          <table:table-cell office:value-type="float" office:value="11.528133" calcext:value-type="float">
            <text:p>11,528133</text:p>
          </table:table-cell>
          <table:table-cell office:value-type="float" office:value="14.3901348" calcext:value-type="float">
            <text:p>14,3901348</text:p>
          </table:table-cell>
        </table:table-row>
        <table:table-row table:style-name="ro1">
          <table:table-cell table:number-columns-repeated="10"/>
          <table:table-cell office:value-type="float" office:value="11.6545993" calcext:value-type="float">
            <text:p>11,6545993</text:p>
          </table:table-cell>
          <table:table-cell office:value-type="float" office:value="14.5922393" calcext:value-type="float">
            <text:p>14,5922393</text:p>
          </table:table-cell>
        </table:table-row>
        <table:table-row table:style-name="ro1">
          <table:table-cell table:number-columns-repeated="10"/>
          <table:table-cell office:value-type="float" office:value="11.3873092" calcext:value-type="float">
            <text:p>11,3873092</text:p>
          </table:table-cell>
          <table:table-cell office:value-type="float" office:value="13.2544548" calcext:value-type="float">
            <text:p>13,2544548</text:p>
          </table:table-cell>
        </table:table-row>
        <table:table-row table:style-name="ro1">
          <table:table-cell table:number-columns-repeated="10"/>
          <table:table-cell office:value-type="float" office:value="11.4571945" calcext:value-type="float">
            <text:p>11,4571945</text:p>
          </table:table-cell>
          <table:table-cell office:value-type="float" office:value="15.3785393" calcext:value-type="float">
            <text:p>15,3785393</text:p>
          </table:table-cell>
        </table:table-row>
        <table:table-row table:style-name="ro1">
          <table:table-cell table:number-columns-repeated="10"/>
          <table:table-cell office:value-type="float" office:value="19.9710584" calcext:value-type="float">
            <text:p>19,9710584</text:p>
          </table:table-cell>
          <table:table-cell office:value-type="float" office:value="24.9448802" calcext:value-type="float">
            <text:p>24,9448802</text:p>
          </table:table-cell>
        </table:table-row>
        <table:table-row table:style-name="ro1">
          <table:table-cell table:number-columns-repeated="10"/>
          <table:table-cell office:value-type="float" office:value="11.3436179" calcext:value-type="float">
            <text:p>11,3436179</text:p>
          </table:table-cell>
          <table:table-cell office:value-type="float" office:value="14.3048655" calcext:value-type="float">
            <text:p>14,3048655</text:p>
          </table:table-cell>
        </table:table-row>
        <table:table-row table:style-name="ro1">
          <table:table-cell table:number-columns-repeated="10"/>
          <table:table-cell office:value-type="float" office:value="22.0372974" calcext:value-type="float">
            <text:p>22,0372974</text:p>
          </table:table-cell>
          <table:table-cell office:value-type="float" office:value="24.8107169" calcext:value-type="float">
            <text:p>24,8107169</text:p>
          </table:table-cell>
        </table:table-row>
        <table:table-row table:style-name="ro1">
          <table:table-cell table:number-columns-repeated="10"/>
          <table:table-cell office:value-type="float" office:value="20.9868326" calcext:value-type="float">
            <text:p>20,9868326</text:p>
          </table:table-cell>
          <table:table-cell office:value-type="float" office:value="24.9813575" calcext:value-type="float">
            <text:p>24,9813575</text:p>
          </table:table-cell>
        </table:table-row>
        <table:table-row table:style-name="ro1">
          <table:table-cell table:number-columns-repeated="10"/>
          <table:table-cell office:value-type="float" office:value="14.6128086" calcext:value-type="float">
            <text:p>14,6128086</text:p>
          </table:table-cell>
          <table:table-cell office:value-type="float" office:value="23.8988821" calcext:value-type="float">
            <text:p>23,8988821</text:p>
          </table:table-cell>
        </table:table-row>
        <table:table-row table:style-name="ro1">
          <table:table-cell table:number-columns-repeated="10"/>
          <table:table-cell office:value-type="float" office:value="13.5448821" calcext:value-type="float">
            <text:p>13,5448821</text:p>
          </table:table-cell>
          <table:table-cell office:value-type="float" office:value="24.353569" calcext:value-type="float">
            <text:p>24,353569</text:p>
          </table:table-cell>
        </table:table-row>
        <table:table-row table:style-name="ro1">
          <table:table-cell table:number-columns-repeated="10"/>
          <table:table-cell office:value-type="float" office:value="11.0989767" calcext:value-type="float">
            <text:p>11,0989767</text:p>
          </table:table-cell>
          <table:table-cell office:value-type="float" office:value="14.7817509" calcext:value-type="float">
            <text:p>14,7817509</text:p>
          </table:table-cell>
        </table:table-row>
        <table:table-row table:style-name="ro1">
          <table:table-cell table:number-columns-repeated="10"/>
          <table:table-cell office:value-type="float" office:value="12.6209936" calcext:value-type="float">
            <text:p>12,6209936</text:p>
          </table:table-cell>
          <table:table-cell office:value-type="float" office:value="14.5239905" calcext:value-type="float">
            <text:p>14,5239905</text:p>
          </table:table-cell>
        </table:table-row>
        <table:table-row table:style-name="ro1">
          <table:table-cell table:number-columns-repeated="10"/>
          <table:table-cell office:value-type="float" office:value="21.2241345" calcext:value-type="float">
            <text:p>21,2241345</text:p>
          </table:table-cell>
          <table:table-cell office:value-type="float" office:value="23.579927" calcext:value-type="float">
            <text:p>23,579927</text:p>
          </table:table-cell>
        </table:table-row>
        <table:table-row table:style-name="ro1">
          <table:table-cell table:number-columns-repeated="10"/>
          <table:table-cell office:value-type="float" office:value="14.9855868" calcext:value-type="float">
            <text:p>14,9855868</text:p>
          </table:table-cell>
          <table:table-cell office:value-type="float" office:value="23.3133851" calcext:value-type="float">
            <text:p>23,3133851</text:p>
          </table:table-cell>
        </table:table-row>
        <table:table-row table:style-name="ro1">
          <table:table-cell table:number-columns-repeated="10"/>
          <table:table-cell office:value-type="float" office:value="10.7679337" calcext:value-type="float">
            <text:p>10,7679337</text:p>
          </table:table-cell>
          <table:table-cell office:value-type="float" office:value="16.4647448" calcext:value-type="float">
            <text:p>16,4647448</text:p>
          </table:table-cell>
        </table:table-row>
        <table:table-row table:style-name="ro1">
          <table:table-cell table:number-columns-repeated="10"/>
          <table:table-cell office:value-type="float" office:value="11.4020011" calcext:value-type="float">
            <text:p>11,4020011</text:p>
          </table:table-cell>
          <table:table-cell office:value-type="float" office:value="14.8993447" calcext:value-type="float">
            <text:p>14,8993447</text:p>
          </table:table-cell>
        </table:table-row>
        <table:table-row table:style-name="ro1">
          <table:table-cell table:number-columns-repeated="10"/>
          <table:table-cell office:value-type="float" office:value="12.809581" calcext:value-type="float">
            <text:p>12,809581</text:p>
          </table:table-cell>
          <table:table-cell office:value-type="float" office:value="12.9697528" calcext:value-type="float">
            <text:p>12,9697528</text:p>
          </table:table-cell>
        </table:table-row>
        <table:table-row table:style-name="ro1">
          <table:table-cell table:number-columns-repeated="10"/>
          <table:table-cell office:value-type="float" office:value="11.3128212" calcext:value-type="float">
            <text:p>11,3128212</text:p>
          </table:table-cell>
          <table:table-cell office:value-type="float" office:value="14.8207991" calcext:value-type="float">
            <text:p>14,8207991</text:p>
          </table:table-cell>
        </table:table-row>
        <table:table-row table:style-name="ro1">
          <table:table-cell table:number-columns-repeated="10"/>
          <table:table-cell office:value-type="float" office:value="11.4480406" calcext:value-type="float">
            <text:p>11,4480406</text:p>
          </table:table-cell>
          <table:table-cell office:value-type="float" office:value="14.913217" calcext:value-type="float">
            <text:p>14,913217</text:p>
          </table:table-cell>
        </table:table-row>
        <table:table-row table:style-name="ro1">
          <table:table-cell table:number-columns-repeated="10"/>
          <table:table-cell office:value-type="float" office:value="11.3456616" calcext:value-type="float">
            <text:p>11,3456616</text:p>
          </table:table-cell>
          <table:table-cell office:value-type="float" office:value="15.0094838" calcext:value-type="float">
            <text:p>15,0094838</text:p>
          </table:table-cell>
        </table:table-row>
        <table:table-row table:style-name="ro1">
          <table:table-cell table:number-columns-repeated="10"/>
          <table:table-cell office:value-type="float" office:value="11.1721906" calcext:value-type="float">
            <text:p>11,1721906</text:p>
          </table:table-cell>
          <table:table-cell office:value-type="float" office:value="15.6901229" calcext:value-type="float">
            <text:p>15,6901229</text:p>
          </table:table-cell>
        </table:table-row>
        <table:table-row table:style-name="ro1">
          <table:table-cell table:number-columns-repeated="10"/>
          <table:table-cell office:value-type="float" office:value="11.4399529" calcext:value-type="float">
            <text:p>11,4399529</text:p>
          </table:table-cell>
          <table:table-cell office:value-type="float" office:value="15.0442395" calcext:value-type="float">
            <text:p>15,0442395</text:p>
          </table:table-cell>
        </table:table-row>
        <table:table-row table:style-name="ro1">
          <table:table-cell table:number-columns-repeated="10"/>
          <table:table-cell office:value-type="float" office:value="10.875404" calcext:value-type="float">
            <text:p>10,875404</text:p>
          </table:table-cell>
          <table:table-cell office:value-type="float" office:value="14.8424144" calcext:value-type="float">
            <text:p>14,8424144</text:p>
          </table:table-cell>
        </table:table-row>
        <table:table-row table:style-name="ro1">
          <table:table-cell table:number-columns-repeated="10"/>
          <table:table-cell office:value-type="float" office:value="11.7252881" calcext:value-type="float">
            <text:p>11,7252881</text:p>
          </table:table-cell>
          <table:table-cell office:value-type="float" office:value="14.6470852" calcext:value-type="float">
            <text:p>14,6470852</text:p>
          </table:table-cell>
        </table:table-row>
        <table:table-row table:style-name="ro1">
          <table:table-cell table:number-columns-repeated="10"/>
          <table:table-cell office:value-type="float" office:value="10.9089466" calcext:value-type="float">
            <text:p>10,9089466</text:p>
          </table:table-cell>
          <table:table-cell office:value-type="float" office:value="14.3267244" calcext:value-type="float">
            <text:p>14,3267244</text:p>
          </table:table-cell>
        </table:table-row>
        <table:table-row table:style-name="ro1">
          <table:table-cell table:number-columns-repeated="10"/>
          <table:table-cell office:value-type="float" office:value="22.334588" calcext:value-type="float">
            <text:p>22,334588</text:p>
          </table:table-cell>
          <table:table-cell office:value-type="float" office:value="25.0154578" calcext:value-type="float">
            <text:p>25,0154578</text:p>
          </table:table-cell>
        </table:table-row>
        <table:table-row table:style-name="ro1">
          <table:table-cell table:number-columns-repeated="10"/>
          <table:table-cell office:value-type="float" office:value="20.6494763" calcext:value-type="float">
            <text:p>20,6494763</text:p>
          </table:table-cell>
          <table:table-cell office:value-type="float" office:value="25.1356247" calcext:value-type="float">
            <text:p>25,1356247</text:p>
          </table:table-cell>
        </table:table-row>
        <table:table-row table:style-name="ro1">
          <table:table-cell table:number-columns-repeated="10"/>
          <table:table-cell office:value-type="float" office:value="11.0053939" calcext:value-type="float">
            <text:p>11,0053939</text:p>
          </table:table-cell>
          <table:table-cell office:value-type="float" office:value="16.1923945" calcext:value-type="float">
            <text:p>16,1923945</text:p>
          </table:table-cell>
        </table:table-row>
        <table:table-row table:style-name="ro1">
          <table:table-cell table:number-columns-repeated="10"/>
          <table:table-cell office:value-type="float" office:value="10.0566632" calcext:value-type="float">
            <text:p>10,0566632</text:p>
          </table:table-cell>
          <table:table-cell office:value-type="float" office:value="14.5625379" calcext:value-type="float">
            <text:p>14,5625379</text:p>
          </table:table-cell>
        </table:table-row>
        <table:table-row table:style-name="ro1">
          <table:table-cell table:number-columns-repeated="10"/>
          <table:table-cell office:value-type="float" office:value="9.7491752" calcext:value-type="float">
            <text:p>9,7491752</text:p>
          </table:table-cell>
          <table:table-cell office:value-type="float" office:value="14.8582486" calcext:value-type="float">
            <text:p>14,8582486</text:p>
          </table:table-cell>
        </table:table-row>
        <table:table-row table:style-name="ro1">
          <table:table-cell table:number-columns-repeated="10"/>
          <table:table-cell office:value-type="float" office:value="13.6066639" calcext:value-type="float">
            <text:p>13,6066639</text:p>
          </table:table-cell>
          <table:table-cell office:value-type="float" office:value="24.5684979" calcext:value-type="float">
            <text:p>24,5684979</text:p>
          </table:table-cell>
        </table:table-row>
        <table:table-row table:style-name="ro1">
          <table:table-cell table:number-columns-repeated="10"/>
          <table:table-cell office:value-type="float" office:value="23.1257571" calcext:value-type="float">
            <text:p>23,1257571</text:p>
          </table:table-cell>
          <table:table-cell office:value-type="float" office:value="23.3363392" calcext:value-type="float">
            <text:p>23,3363392</text:p>
          </table:table-cell>
        </table:table-row>
        <table:table-row table:style-name="ro1">
          <table:table-cell table:number-columns-repeated="10"/>
          <table:table-cell office:value-type="float" office:value="20.8735911" calcext:value-type="float">
            <text:p>20,8735911</text:p>
          </table:table-cell>
          <table:table-cell office:value-type="float" office:value="24.3012534" calcext:value-type="float">
            <text:p>24,3012534</text:p>
          </table:table-cell>
        </table:table-row>
        <table:table-row table:style-name="ro1">
          <table:table-cell table:number-columns-repeated="10"/>
          <table:table-cell office:value-type="float" office:value="21.8771588" calcext:value-type="float">
            <text:p>21,8771588</text:p>
          </table:table-cell>
          <table:table-cell office:value-type="float" office:value="25.5163014" calcext:value-type="float">
            <text:p>25,5163014</text:p>
          </table:table-cell>
        </table:table-row>
        <table:table-row table:style-name="ro1">
          <table:table-cell table:number-columns-repeated="10"/>
          <table:table-cell office:value-type="float" office:value="21.0574683" calcext:value-type="float">
            <text:p>21,0574683</text:p>
          </table:table-cell>
          <table:table-cell office:value-type="float" office:value="24.6403758" calcext:value-type="float">
            <text:p>24,6403758</text:p>
          </table:table-cell>
        </table:table-row>
        <table:table-row table:style-name="ro1">
          <table:table-cell table:number-columns-repeated="10"/>
          <table:table-cell office:value-type="float" office:value="13.0894802" calcext:value-type="float">
            <text:p>13,0894802</text:p>
          </table:table-cell>
          <table:table-cell office:value-type="float" office:value="14.3014856" calcext:value-type="float">
            <text:p>14,3014856</text:p>
          </table:table-cell>
        </table:table-row>
        <table:table-row table:style-name="ro1">
          <table:table-cell table:number-columns-repeated="10"/>
          <table:table-cell office:value-type="float" office:value="14.8602579" calcext:value-type="float">
            <text:p>14,8602579</text:p>
          </table:table-cell>
          <table:table-cell office:value-type="float" office:value="23.763646" calcext:value-type="float">
            <text:p>23,763646</text:p>
          </table:table-cell>
        </table:table-row>
        <table:table-row table:style-name="ro1">
          <table:table-cell table:number-columns-repeated="10"/>
          <table:table-cell office:value-type="float" office:value="12.9294504" calcext:value-type="float">
            <text:p>12,9294504</text:p>
          </table:table-cell>
          <table:table-cell office:value-type="float" office:value="14.3642736" calcext:value-type="float">
            <text:p>14,3642736</text:p>
          </table:table-cell>
        </table:table-row>
        <table:table-row table:style-name="ro1">
          <table:table-cell table:number-columns-repeated="10"/>
          <table:table-cell office:value-type="float" office:value="13.991477" calcext:value-type="float">
            <text:p>13,991477</text:p>
          </table:table-cell>
          <table:table-cell office:value-type="float" office:value="23.8033797" calcext:value-type="float">
            <text:p>23,8033797</text:p>
          </table:table-cell>
        </table:table-row>
        <table:table-row table:style-name="ro1">
          <table:table-cell table:number-columns-repeated="10"/>
          <table:table-cell office:value-type="float" office:value="16.5417972" calcext:value-type="float">
            <text:p>16,5417972</text:p>
          </table:table-cell>
          <table:table-cell office:value-type="float" office:value="23.1693768" calcext:value-type="float">
            <text:p>23,1693768</text:p>
          </table:table-cell>
        </table:table-row>
        <table:table-row table:style-name="ro1">
          <table:table-cell table:number-columns-repeated="10"/>
          <table:table-cell office:value-type="float" office:value="10.8907247" calcext:value-type="float">
            <text:p>10,8907247</text:p>
          </table:table-cell>
          <table:table-cell office:value-type="float" office:value="15.2684504" calcext:value-type="float">
            <text:p>15,2684504</text:p>
          </table:table-cell>
        </table:table-row>
        <table:table-row table:style-name="ro1">
          <table:table-cell table:number-columns-repeated="10"/>
          <table:table-cell office:value-type="float" office:value="20.6479706" calcext:value-type="float">
            <text:p>20,6479706</text:p>
          </table:table-cell>
          <table:table-cell office:value-type="float" office:value="24.8035539" calcext:value-type="float">
            <text:p>24,8035539</text:p>
          </table:table-cell>
        </table:table-row>
        <table:table-row table:style-name="ro1">
          <table:table-cell table:number-columns-repeated="10"/>
          <table:table-cell office:value-type="float" office:value="14.0122822" calcext:value-type="float">
            <text:p>14,0122822</text:p>
          </table:table-cell>
          <table:table-cell office:value-type="float" office:value="23.2130598" calcext:value-type="float">
            <text:p>23,2130598</text:p>
          </table:table-cell>
        </table:table-row>
        <table:table-row table:style-name="ro1">
          <table:table-cell table:number-columns-repeated="10"/>
          <table:table-cell office:value-type="float" office:value="10.7131981" calcext:value-type="float">
            <text:p>10,7131981</text:p>
          </table:table-cell>
          <table:table-cell office:value-type="float" office:value="13.389053" calcext:value-type="float">
            <text:p>13,389053</text:p>
          </table:table-cell>
        </table:table-row>
        <table:table-row table:style-name="ro1">
          <table:table-cell table:number-columns-repeated="10"/>
          <table:table-cell office:value-type="float" office:value="13.9019351" calcext:value-type="float">
            <text:p>13,9019351</text:p>
          </table:table-cell>
          <table:table-cell office:value-type="float" office:value="23.3024809" calcext:value-type="float">
            <text:p>23,3024809</text:p>
          </table:table-cell>
        </table:table-row>
        <table:table-row table:style-name="ro1">
          <table:table-cell table:number-columns-repeated="10"/>
          <table:table-cell office:value-type="float" office:value="11.591733" calcext:value-type="float">
            <text:p>11,591733</text:p>
          </table:table-cell>
          <table:table-cell office:value-type="float" office:value="14.1144992" calcext:value-type="float">
            <text:p>14,1144992</text:p>
          </table:table-cell>
        </table:table-row>
        <table:table-row table:style-name="ro1">
          <table:table-cell table:number-columns-repeated="10"/>
          <table:table-cell office:value-type="float" office:value="11.6168438" calcext:value-type="float">
            <text:p>11,6168438</text:p>
          </table:table-cell>
          <table:table-cell office:value-type="float" office:value="15.5960887" calcext:value-type="float">
            <text:p>15,5960887</text:p>
          </table:table-cell>
        </table:table-row>
        <table:table-row table:style-name="ro1">
          <table:table-cell table:number-columns-repeated="10"/>
          <table:table-cell office:value-type="float" office:value="14.6017448" calcext:value-type="float">
            <text:p>14,6017448</text:p>
          </table:table-cell>
          <table:table-cell office:value-type="float" office:value="23.8803519" calcext:value-type="float">
            <text:p>23,8803519</text:p>
          </table:table-cell>
        </table:table-row>
        <table:table-row table:style-name="ro1">
          <table:table-cell table:number-columns-repeated="10"/>
          <table:table-cell office:value-type="float" office:value="21.3637941" calcext:value-type="float">
            <text:p>21,3637941</text:p>
          </table:table-cell>
          <table:table-cell office:value-type="float" office:value="23.564466" calcext:value-type="float">
            <text:p>23,564466</text:p>
          </table:table-cell>
        </table:table-row>
        <table:table-row table:style-name="ro1">
          <table:table-cell table:number-columns-repeated="10"/>
          <table:table-cell office:value-type="float" office:value="12.1662575" calcext:value-type="float">
            <text:p>12,1662575</text:p>
          </table:table-cell>
          <table:table-cell office:value-type="float" office:value="14.8109859" calcext:value-type="float">
            <text:p>14,8109859</text:p>
          </table:table-cell>
        </table:table-row>
        <table:table-row table:style-name="ro1">
          <table:table-cell table:number-columns-repeated="10"/>
          <table:table-cell office:value-type="float" office:value="14.4319311" calcext:value-type="float">
            <text:p>14,4319311</text:p>
          </table:table-cell>
          <table:table-cell office:value-type="float" office:value="25.2866623" calcext:value-type="float">
            <text:p>25,2866623</text:p>
          </table:table-cell>
        </table:table-row>
        <table:table-row table:style-name="ro1">
          <table:table-cell table:number-columns-repeated="10"/>
          <table:table-cell office:value-type="float" office:value="12.0561306" calcext:value-type="float">
            <text:p>12,0561306</text:p>
          </table:table-cell>
          <table:table-cell office:value-type="float" office:value="13.654521" calcext:value-type="float">
            <text:p>13,654521</text:p>
          </table:table-cell>
        </table:table-row>
        <table:table-row table:style-name="ro1">
          <table:table-cell table:number-columns-repeated="10"/>
          <table:table-cell office:value-type="float" office:value="10.9857175" calcext:value-type="float">
            <text:p>10,9857175</text:p>
          </table:table-cell>
          <table:table-cell office:value-type="float" office:value="15.1933404" calcext:value-type="float">
            <text:p>15,1933404</text:p>
          </table:table-cell>
        </table:table-row>
        <table:table-row table:style-name="ro1">
          <table:table-cell table:number-columns-repeated="10"/>
          <table:table-cell office:value-type="float" office:value="13.4289837" calcext:value-type="float">
            <text:p>13,4289837</text:p>
          </table:table-cell>
          <table:table-cell office:value-type="float" office:value="24.3177307" calcext:value-type="float">
            <text:p>24,3177307</text:p>
          </table:table-cell>
        </table:table-row>
        <table:table-row table:style-name="ro1">
          <table:table-cell table:number-columns-repeated="10"/>
          <table:table-cell office:value-type="float" office:value="14.1594861" calcext:value-type="float">
            <text:p>14,1594861</text:p>
          </table:table-cell>
          <table:table-cell office:value-type="float" office:value="23.85844" calcext:value-type="float">
            <text:p>23,85844</text:p>
          </table:table-cell>
        </table:table-row>
        <table:table-row table:style-name="ro1">
          <table:table-cell table:number-columns-repeated="10"/>
          <table:table-cell office:value-type="float" office:value="15.2530798" calcext:value-type="float">
            <text:p>15,2530798</text:p>
          </table:table-cell>
          <table:table-cell office:value-type="float" office:value="23.5599486" calcext:value-type="float">
            <text:p>23,5599486</text:p>
          </table:table-cell>
        </table:table-row>
        <table:table-row table:style-name="ro1">
          <table:table-cell table:number-columns-repeated="10"/>
          <table:table-cell office:value-type="float" office:value="10.0260109" calcext:value-type="float">
            <text:p>10,0260109</text:p>
          </table:table-cell>
          <table:table-cell office:value-type="float" office:value="14.2366933" calcext:value-type="float">
            <text:p>14,2366933</text:p>
          </table:table-cell>
        </table:table-row>
        <table:table-row table:style-name="ro1">
          <table:table-cell table:number-columns-repeated="10"/>
          <table:table-cell office:value-type="float" office:value="12.0605747" calcext:value-type="float">
            <text:p>12,0605747</text:p>
          </table:table-cell>
          <table:table-cell office:value-type="float" office:value="14.8859202" calcext:value-type="float">
            <text:p>14,8859202</text:p>
          </table:table-cell>
        </table:table-row>
        <table:table-row table:style-name="ro1">
          <table:table-cell table:number-columns-repeated="10"/>
          <table:table-cell office:value-type="float" office:value="13.7184771" calcext:value-type="float">
            <text:p>13,7184771</text:p>
          </table:table-cell>
          <table:table-cell office:value-type="float" office:value="22.6115558" calcext:value-type="float">
            <text:p>22,6115558</text:p>
          </table:table-cell>
        </table:table-row>
        <table:table-row table:style-name="ro1">
          <table:table-cell table:number-columns-repeated="10"/>
          <table:table-cell office:value-type="float" office:value="12.0879178" calcext:value-type="float">
            <text:p>12,0879178</text:p>
          </table:table-cell>
          <table:table-cell office:value-type="float" office:value="15.9050276" calcext:value-type="float">
            <text:p>15,9050276</text:p>
          </table:table-cell>
        </table:table-row>
        <table:table-row table:style-name="ro1">
          <table:table-cell table:number-columns-repeated="10"/>
          <table:table-cell office:value-type="float" office:value="12.5439214" calcext:value-type="float">
            <text:p>12,5439214</text:p>
          </table:table-cell>
          <table:table-cell office:value-type="float" office:value="12.6729827" calcext:value-type="float">
            <text:p>12,6729827</text:p>
          </table:table-cell>
        </table:table-row>
        <table:table-row table:style-name="ro1">
          <table:table-cell table:number-columns-repeated="10"/>
          <table:table-cell office:value-type="float" office:value="12.0878139" calcext:value-type="float">
            <text:p>12,0878139</text:p>
          </table:table-cell>
          <table:table-cell office:value-type="float" office:value="13.6074799" calcext:value-type="float">
            <text:p>13,6074799</text:p>
          </table:table-cell>
        </table:table-row>
        <table:table-row table:style-name="ro1">
          <table:table-cell table:number-columns-repeated="10"/>
          <table:table-cell office:value-type="float" office:value="12.8336256" calcext:value-type="float">
            <text:p>12,8336256</text:p>
          </table:table-cell>
          <table:table-cell office:value-type="float" office:value="13.9572924" calcext:value-type="float">
            <text:p>13,9572924</text:p>
          </table:table-cell>
        </table:table-row>
        <table:table-row table:style-name="ro1">
          <table:table-cell table:number-columns-repeated="10"/>
          <table:table-cell office:value-type="float" office:value="12.1695874" calcext:value-type="float">
            <text:p>12,1695874</text:p>
          </table:table-cell>
          <table:table-cell office:value-type="float" office:value="15.1013865" calcext:value-type="float">
            <text:p>15,1013865</text:p>
          </table:table-cell>
        </table:table-row>
        <table:table-row table:style-name="ro1">
          <table:table-cell table:number-columns-repeated="10"/>
          <table:table-cell office:value-type="float" office:value="12.0727356" calcext:value-type="float">
            <text:p>12,0727356</text:p>
          </table:table-cell>
          <table:table-cell office:value-type="float" office:value="14.8914787" calcext:value-type="float">
            <text:p>14,8914787</text:p>
          </table:table-cell>
        </table:table-row>
        <table:table-row table:style-name="ro1">
          <table:table-cell table:number-columns-repeated="10"/>
          <table:table-cell office:value-type="float" office:value="11.4840446" calcext:value-type="float">
            <text:p>11,4840446</text:p>
          </table:table-cell>
          <table:table-cell office:value-type="float" office:value="13.8726654" calcext:value-type="float">
            <text:p>13,8726654</text:p>
          </table:table-cell>
        </table:table-row>
        <table:table-row table:style-name="ro1">
          <table:table-cell table:number-columns-repeated="10"/>
          <table:table-cell office:value-type="float" office:value="20.1299441" calcext:value-type="float">
            <text:p>20,1299441</text:p>
          </table:table-cell>
          <table:table-cell office:value-type="float" office:value="25.8980112" calcext:value-type="float">
            <text:p>25,8980112</text:p>
          </table:table-cell>
        </table:table-row>
        <table:table-row table:style-name="ro1">
          <table:table-cell table:number-columns-repeated="10"/>
          <table:table-cell office:value-type="float" office:value="21.5387035" calcext:value-type="float">
            <text:p>21,5387035</text:p>
          </table:table-cell>
          <table:table-cell office:value-type="float" office:value="24.8504045" calcext:value-type="float">
            <text:p>24,8504045</text:p>
          </table:table-cell>
        </table:table-row>
        <table:table-row table:style-name="ro1">
          <table:table-cell table:number-columns-repeated="10"/>
          <table:table-cell office:value-type="float" office:value="15.4537011" calcext:value-type="float">
            <text:p>15,4537011</text:p>
          </table:table-cell>
          <table:table-cell office:value-type="float" office:value="23.9341905" calcext:value-type="float">
            <text:p>23,9341905</text:p>
          </table:table-cell>
        </table:table-row>
        <table:table-row table:style-name="ro1">
          <table:table-cell table:number-columns-repeated="10"/>
          <table:table-cell office:value-type="float" office:value="14.2514195" calcext:value-type="float">
            <text:p>14,2514195</text:p>
          </table:table-cell>
          <table:table-cell office:value-type="float" office:value="23.4512868" calcext:value-type="float">
            <text:p>23,4512868</text:p>
          </table:table-cell>
        </table:table-row>
        <table:table-row table:style-name="ro1">
          <table:table-cell table:number-columns-repeated="10"/>
          <table:table-cell office:value-type="float" office:value="11.7569522" calcext:value-type="float">
            <text:p>11,7569522</text:p>
          </table:table-cell>
          <table:table-cell office:value-type="float" office:value="14.3765116" calcext:value-type="float">
            <text:p>14,3765116</text:p>
          </table:table-cell>
        </table:table-row>
        <table:table-row table:style-name="ro1">
          <table:table-cell table:number-columns-repeated="10"/>
          <table:table-cell office:value-type="float" office:value="11.0257538" calcext:value-type="float">
            <text:p>11,0257538</text:p>
          </table:table-cell>
          <table:table-cell office:value-type="float" office:value="12.9063673" calcext:value-type="float">
            <text:p>12,9063673</text:p>
          </table:table-cell>
        </table:table-row>
        <table:table-row table:style-name="ro1">
          <table:table-cell table:number-columns-repeated="10"/>
          <table:table-cell office:value-type="float" office:value="11.1299834" calcext:value-type="float">
            <text:p>11,1299834</text:p>
          </table:table-cell>
          <table:table-cell office:value-type="float" office:value="13.9727719" calcext:value-type="float">
            <text:p>13,9727719</text:p>
          </table:table-cell>
        </table:table-row>
        <table:table-row table:style-name="ro1">
          <table:table-cell table:number-columns-repeated="10"/>
          <table:table-cell office:value-type="float" office:value="1.580962" calcext:value-type="float">
            <text:p>1,580962</text:p>
          </table:table-cell>
          <table:table-cell office:value-type="float" office:value="-11.8780199" calcext:value-type="float">
            <text:p>-11,8780199</text:p>
          </table:table-cell>
        </table:table-row>
        <table:table-row table:style-name="ro1">
          <table:table-cell table:number-columns-repeated="10"/>
          <table:table-cell office:value-type="float" office:value="12.0776445" calcext:value-type="float">
            <text:p>12,0776445</text:p>
          </table:table-cell>
          <table:table-cell office:value-type="float" office:value="13.7937892" calcext:value-type="float">
            <text:p>13,7937892</text:p>
          </table:table-cell>
        </table:table-row>
        <table:table-row table:style-name="ro1">
          <table:table-cell table:number-columns-repeated="10"/>
          <table:table-cell office:value-type="float" office:value="12.9645727" calcext:value-type="float">
            <text:p>12,9645727</text:p>
          </table:table-cell>
          <table:table-cell office:value-type="float" office:value="15.4017377" calcext:value-type="float">
            <text:p>15,4017377</text:p>
          </table:table-cell>
        </table:table-row>
        <table:table-row table:style-name="ro1">
          <table:table-cell table:number-columns-repeated="10"/>
          <table:table-cell office:value-type="float" office:value="11.103606" calcext:value-type="float">
            <text:p>11,103606</text:p>
          </table:table-cell>
          <table:table-cell office:value-type="float" office:value="14.5841227" calcext:value-type="float">
            <text:p>14,5841227</text:p>
          </table:table-cell>
        </table:table-row>
        <table:table-row table:style-name="ro1">
          <table:table-cell table:number-columns-repeated="10"/>
          <table:table-cell office:value-type="float" office:value="11.3762977" calcext:value-type="float">
            <text:p>11,3762977</text:p>
          </table:table-cell>
          <table:table-cell office:value-type="float" office:value="15.4743196" calcext:value-type="float">
            <text:p>15,4743196</text:p>
          </table:table-cell>
        </table:table-row>
        <table:table-row table:style-name="ro1">
          <table:table-cell table:number-columns-repeated="10"/>
          <table:table-cell office:value-type="float" office:value="20.0655903" calcext:value-type="float">
            <text:p>20,0655903</text:p>
          </table:table-cell>
          <table:table-cell office:value-type="float" office:value="24.1195067" calcext:value-type="float">
            <text:p>24,1195067</text:p>
          </table:table-cell>
        </table:table-row>
        <table:table-row table:style-name="ro1">
          <table:table-cell table:number-columns-repeated="10"/>
          <table:table-cell office:value-type="float" office:value="12.5776593" calcext:value-type="float">
            <text:p>12,5776593</text:p>
          </table:table-cell>
          <table:table-cell office:value-type="float" office:value="13.6875693" calcext:value-type="float">
            <text:p>13,6875693</text:p>
          </table:table-cell>
        </table:table-row>
        <table:table-row table:style-name="ro1">
          <table:table-cell table:number-columns-repeated="10"/>
          <table:table-cell office:value-type="float" office:value="21.5244522" calcext:value-type="float">
            <text:p>21,5244522</text:p>
          </table:table-cell>
          <table:table-cell office:value-type="float" office:value="23.518268" calcext:value-type="float">
            <text:p>23,518268</text:p>
          </table:table-cell>
        </table:table-row>
        <table:table-row table:style-name="ro1">
          <table:table-cell table:number-columns-repeated="10"/>
          <table:table-cell office:value-type="float" office:value="11.4040755" calcext:value-type="float">
            <text:p>11,4040755</text:p>
          </table:table-cell>
          <table:table-cell office:value-type="float" office:value="15.033279" calcext:value-type="float">
            <text:p>15,033279</text:p>
          </table:table-cell>
        </table:table-row>
        <table:table-row table:style-name="ro1">
          <table:table-cell table:number-columns-repeated="10"/>
          <table:table-cell office:value-type="float" office:value="14.8500802" calcext:value-type="float">
            <text:p>14,8500802</text:p>
          </table:table-cell>
          <table:table-cell office:value-type="float" office:value="23.6365211" calcext:value-type="float">
            <text:p>23,6365211</text:p>
          </table:table-cell>
        </table:table-row>
        <table:table-row table:style-name="ro1">
          <table:table-cell table:number-columns-repeated="10"/>
          <table:table-cell office:value-type="float" office:value="21.3656903" calcext:value-type="float">
            <text:p>21,3656903</text:p>
          </table:table-cell>
          <table:table-cell office:value-type="float" office:value="26.0498902" calcext:value-type="float">
            <text:p>26,0498902</text:p>
          </table:table-cell>
        </table:table-row>
        <table:table-row table:style-name="ro1">
          <table:table-cell table:number-columns-repeated="10"/>
          <table:table-cell office:value-type="float" office:value="10.6407997" calcext:value-type="float">
            <text:p>10,6407997</text:p>
          </table:table-cell>
          <table:table-cell office:value-type="float" office:value="15.6619707" calcext:value-type="float">
            <text:p>15,6619707</text:p>
          </table:table-cell>
        </table:table-row>
        <table:table-row table:style-name="ro1">
          <table:table-cell table:number-columns-repeated="10"/>
          <table:table-cell office:value-type="float" office:value="11.0223389" calcext:value-type="float">
            <text:p>11,0223389</text:p>
          </table:table-cell>
          <table:table-cell office:value-type="float" office:value="15.4188516" calcext:value-type="float">
            <text:p>15,4188516</text:p>
          </table:table-cell>
        </table:table-row>
        <table:table-row table:style-name="ro1">
          <table:table-cell table:number-columns-repeated="10"/>
          <table:table-cell office:value-type="float" office:value="12.0161491" calcext:value-type="float">
            <text:p>12,0161491</text:p>
          </table:table-cell>
          <table:table-cell office:value-type="float" office:value="15.6153766" calcext:value-type="float">
            <text:p>15,6153766</text:p>
          </table:table-cell>
        </table:table-row>
        <table:table-row table:style-name="ro1">
          <table:table-cell table:number-columns-repeated="10"/>
          <table:table-cell office:value-type="float" office:value="11.4791021" calcext:value-type="float">
            <text:p>11,4791021</text:p>
          </table:table-cell>
          <table:table-cell office:value-type="float" office:value="15.127362" calcext:value-type="float">
            <text:p>15,127362</text:p>
          </table:table-cell>
        </table:table-row>
        <table:table-row table:style-name="ro1">
          <table:table-cell table:number-columns-repeated="10"/>
          <table:table-cell office:value-type="float" office:value="14.285948" calcext:value-type="float">
            <text:p>14,285948</text:p>
          </table:table-cell>
          <table:table-cell office:value-type="float" office:value="22.4824905" calcext:value-type="float">
            <text:p>22,4824905</text:p>
          </table:table-cell>
        </table:table-row>
        <table:table-row table:style-name="ro1">
          <table:table-cell table:number-columns-repeated="10"/>
          <table:table-cell office:value-type="float" office:value="11.2057205" calcext:value-type="float">
            <text:p>11,2057205</text:p>
          </table:table-cell>
          <table:table-cell office:value-type="float" office:value="13.3885924" calcext:value-type="float">
            <text:p>13,3885924</text:p>
          </table:table-cell>
        </table:table-row>
        <table:table-row table:style-name="ro1">
          <table:table-cell table:number-columns-repeated="10"/>
          <table:table-cell office:value-type="float" office:value="12.3085874" calcext:value-type="float">
            <text:p>12,3085874</text:p>
          </table:table-cell>
          <table:table-cell office:value-type="float" office:value="15.2505175" calcext:value-type="float">
            <text:p>15,2505175</text:p>
          </table:table-cell>
        </table:table-row>
        <table:table-row table:style-name="ro1">
          <table:table-cell table:number-columns-repeated="10"/>
          <table:table-cell office:value-type="float" office:value="22.7108924" calcext:value-type="float">
            <text:p>22,7108924</text:p>
          </table:table-cell>
          <table:table-cell office:value-type="float" office:value="24.6602245" calcext:value-type="float">
            <text:p>24,6602245</text:p>
          </table:table-cell>
        </table:table-row>
        <table:table-row table:style-name="ro1">
          <table:table-cell table:number-columns-repeated="10"/>
          <table:table-cell office:value-type="float" office:value="11.3847746" calcext:value-type="float">
            <text:p>11,3847746</text:p>
          </table:table-cell>
          <table:table-cell office:value-type="float" office:value="13.2028994" calcext:value-type="float">
            <text:p>13,2028994</text:p>
          </table:table-cell>
        </table:table-row>
        <table:table-row table:style-name="ro1">
          <table:table-cell table:number-columns-repeated="10"/>
          <table:table-cell office:value-type="float" office:value="11.9087082" calcext:value-type="float">
            <text:p>11,9087082</text:p>
          </table:table-cell>
          <table:table-cell office:value-type="float" office:value="14.4142496" calcext:value-type="float">
            <text:p>14,4142496</text:p>
          </table:table-cell>
        </table:table-row>
        <table:table-row table:style-name="ro1">
          <table:table-cell table:number-columns-repeated="10"/>
          <table:table-cell office:value-type="float" office:value="12.3432651" calcext:value-type="float">
            <text:p>12,3432651</text:p>
          </table:table-cell>
          <table:table-cell office:value-type="float" office:value="15.2063536" calcext:value-type="float">
            <text:p>15,2063536</text:p>
          </table:table-cell>
        </table:table-row>
        <table:table-row table:style-name="ro1">
          <table:table-cell table:number-columns-repeated="10"/>
          <table:table-cell office:value-type="float" office:value="11.3227256" calcext:value-type="float">
            <text:p>11,3227256</text:p>
          </table:table-cell>
          <table:table-cell office:value-type="float" office:value="16.126698" calcext:value-type="float">
            <text:p>16,126698</text:p>
          </table:table-cell>
        </table:table-row>
        <table:table-row table:style-name="ro1">
          <table:table-cell table:number-columns-repeated="10"/>
          <table:table-cell office:value-type="float" office:value="12.0402505" calcext:value-type="float">
            <text:p>12,0402505</text:p>
          </table:table-cell>
          <table:table-cell office:value-type="float" office:value="14.7951472" calcext:value-type="float">
            <text:p>14,7951472</text:p>
          </table:table-cell>
        </table:table-row>
        <table:table-row table:style-name="ro1">
          <table:table-cell table:number-columns-repeated="10"/>
          <table:table-cell office:value-type="float" office:value="11.5699224" calcext:value-type="float">
            <text:p>11,5699224</text:p>
          </table:table-cell>
          <table:table-cell office:value-type="float" office:value="13.2224838" calcext:value-type="float">
            <text:p>13,2224838</text:p>
          </table:table-cell>
        </table:table-row>
        <table:table-row table:style-name="ro1">
          <table:table-cell table:number-columns-repeated="10"/>
          <table:table-cell office:value-type="float" office:value="21.6493323" calcext:value-type="float">
            <text:p>21,6493323</text:p>
          </table:table-cell>
          <table:table-cell office:value-type="float" office:value="24.1326197" calcext:value-type="float">
            <text:p>24,1326197</text:p>
          </table:table-cell>
        </table:table-row>
        <table:table-row table:style-name="ro1">
          <table:table-cell table:number-columns-repeated="10"/>
          <table:table-cell office:value-type="float" office:value="11.5985848" calcext:value-type="float">
            <text:p>11,5985848</text:p>
          </table:table-cell>
          <table:table-cell office:value-type="float" office:value="13.3545386" calcext:value-type="float">
            <text:p>13,3545386</text:p>
          </table:table-cell>
        </table:table-row>
        <table:table-row table:style-name="ro1">
          <table:table-cell table:number-columns-repeated="10"/>
          <table:table-cell office:value-type="float" office:value="11.7270541" calcext:value-type="float">
            <text:p>11,7270541</text:p>
          </table:table-cell>
          <table:table-cell office:value-type="float" office:value="13.1248003" calcext:value-type="float">
            <text:p>13,1248003</text:p>
          </table:table-cell>
        </table:table-row>
        <table:table-row table:style-name="ro1">
          <table:table-cell table:number-columns-repeated="10"/>
          <table:table-cell office:value-type="float" office:value="14.9648703" calcext:value-type="float">
            <text:p>14,9648703</text:p>
          </table:table-cell>
          <table:table-cell office:value-type="float" office:value="22.9325583" calcext:value-type="float">
            <text:p>22,9325583</text:p>
          </table:table-cell>
        </table:table-row>
        <table:table-row table:style-name="ro1">
          <table:table-cell table:number-columns-repeated="10"/>
          <table:table-cell office:value-type="float" office:value="10.8884752" calcext:value-type="float">
            <text:p>10,8884752</text:p>
          </table:table-cell>
          <table:table-cell office:value-type="float" office:value="14.7458879" calcext:value-type="float">
            <text:p>14,7458879</text:p>
          </table:table-cell>
        </table:table-row>
        <table:table-row table:style-name="ro1">
          <table:table-cell table:number-columns-repeated="10"/>
          <table:table-cell office:value-type="float" office:value="12.9374344" calcext:value-type="float">
            <text:p>12,9374344</text:p>
          </table:table-cell>
          <table:table-cell office:value-type="float" office:value="14.2843745" calcext:value-type="float">
            <text:p>14,2843745</text:p>
          </table:table-cell>
        </table:table-row>
        <table:table-row table:style-name="ro1">
          <table:table-cell table:number-columns-repeated="10"/>
          <table:table-cell office:value-type="float" office:value="21.4318899" calcext:value-type="float">
            <text:p>21,4318899</text:p>
          </table:table-cell>
          <table:table-cell office:value-type="float" office:value="24.5372584" calcext:value-type="float">
            <text:p>24,5372584</text:p>
          </table:table-cell>
        </table:table-row>
        <table:table-row table:style-name="ro1">
          <table:table-cell table:number-columns-repeated="10"/>
          <table:table-cell office:value-type="float" office:value="11.1710353" calcext:value-type="float">
            <text:p>11,1710353</text:p>
          </table:table-cell>
          <table:table-cell office:value-type="float" office:value="14.7654462" calcext:value-type="float">
            <text:p>14,7654462</text:p>
          </table:table-cell>
        </table:table-row>
        <table:table-row table:style-name="ro1">
          <table:table-cell table:number-columns-repeated="10"/>
          <table:table-cell office:value-type="float" office:value="9.350962" calcext:value-type="float">
            <text:p>9,350962</text:p>
          </table:table-cell>
          <table:table-cell office:value-type="float" office:value="15.7454534" calcext:value-type="float">
            <text:p>15,7454534</text:p>
          </table:table-cell>
        </table:table-row>
        <table:table-row table:style-name="ro1">
          <table:table-cell table:number-columns-repeated="10"/>
          <table:table-cell office:value-type="float" office:value="11.3829105" calcext:value-type="float">
            <text:p>11,3829105</text:p>
          </table:table-cell>
          <table:table-cell office:value-type="float" office:value="16.9810736" calcext:value-type="float">
            <text:p>16,9810736</text:p>
          </table:table-cell>
        </table:table-row>
        <table:table-row table:style-name="ro1">
          <table:table-cell table:number-columns-repeated="10"/>
          <table:table-cell office:value-type="float" office:value="14.9370805" calcext:value-type="float">
            <text:p>14,9370805</text:p>
          </table:table-cell>
          <table:table-cell office:value-type="float" office:value="23.7175051" calcext:value-type="float">
            <text:p>23,7175051</text:p>
          </table:table-cell>
        </table:table-row>
        <table:table-row table:style-name="ro1">
          <table:table-cell table:number-columns-repeated="10"/>
          <table:table-cell office:value-type="float" office:value="15.5259637" calcext:value-type="float">
            <text:p>15,5259637</text:p>
          </table:table-cell>
          <table:table-cell office:value-type="float" office:value="23.9623202" calcext:value-type="float">
            <text:p>23,9623202</text:p>
          </table:table-cell>
        </table:table-row>
        <table:table-row table:style-name="ro1">
          <table:table-cell table:number-columns-repeated="10"/>
          <table:table-cell office:value-type="float" office:value="11.7523454" calcext:value-type="float">
            <text:p>11,7523454</text:p>
          </table:table-cell>
          <table:table-cell office:value-type="float" office:value="14.6972886" calcext:value-type="float">
            <text:p>14,6972886</text:p>
          </table:table-cell>
        </table:table-row>
        <table:table-row table:style-name="ro1">
          <table:table-cell table:number-columns-repeated="10"/>
          <table:table-cell office:value-type="float" office:value="11.2539055" calcext:value-type="float">
            <text:p>11,2539055</text:p>
          </table:table-cell>
          <table:table-cell office:value-type="float" office:value="14.5850203" calcext:value-type="float">
            <text:p>14,5850203</text:p>
          </table:table-cell>
        </table:table-row>
        <table:table-row table:style-name="ro1">
          <table:table-cell table:number-columns-repeated="10"/>
          <table:table-cell office:value-type="float" office:value="10.6963952" calcext:value-type="float">
            <text:p>10,6963952</text:p>
          </table:table-cell>
          <table:table-cell office:value-type="float" office:value="14.5917071" calcext:value-type="float">
            <text:p>14,5917071</text:p>
          </table:table-cell>
        </table:table-row>
        <table:table-row table:style-name="ro1">
          <table:table-cell table:number-columns-repeated="10"/>
          <table:table-cell office:value-type="float" office:value="21.6896108" calcext:value-type="float">
            <text:p>21,6896108</text:p>
          </table:table-cell>
          <table:table-cell office:value-type="float" office:value="24.6279085" calcext:value-type="float">
            <text:p>24,6279085</text:p>
          </table:table-cell>
        </table:table-row>
        <table:table-row table:style-name="ro1">
          <table:table-cell table:number-columns-repeated="10"/>
          <table:table-cell office:value-type="float" office:value="11.162104" calcext:value-type="float">
            <text:p>11,162104</text:p>
          </table:table-cell>
          <table:table-cell office:value-type="float" office:value="15.6605288" calcext:value-type="float">
            <text:p>15,6605288</text:p>
          </table:table-cell>
        </table:table-row>
        <table:table-row table:style-name="ro1">
          <table:table-cell table:number-columns-repeated="10"/>
          <table:table-cell office:value-type="float" office:value="14.7679956" calcext:value-type="float">
            <text:p>14,7679956</text:p>
          </table:table-cell>
          <table:table-cell office:value-type="float" office:value="23.0742859" calcext:value-type="float">
            <text:p>23,0742859</text:p>
          </table:table-cell>
        </table:table-row>
        <table:table-row table:style-name="ro1">
          <table:table-cell table:number-columns-repeated="10"/>
          <table:table-cell office:value-type="float" office:value="11.8949186" calcext:value-type="float">
            <text:p>11,8949186</text:p>
          </table:table-cell>
          <table:table-cell office:value-type="float" office:value="15.7475543" calcext:value-type="float">
            <text:p>15,7475543</text:p>
          </table:table-cell>
        </table:table-row>
        <table:table-row table:style-name="ro1">
          <table:table-cell table:number-columns-repeated="10"/>
          <table:table-cell office:value-type="float" office:value="22.9963346" calcext:value-type="float">
            <text:p>22,9963346</text:p>
          </table:table-cell>
          <table:table-cell office:value-type="float" office:value="24.2491767" calcext:value-type="float">
            <text:p>24,2491767</text:p>
          </table:table-cell>
        </table:table-row>
        <table:table-row table:style-name="ro1">
          <table:table-cell table:number-columns-repeated="10"/>
          <table:table-cell office:value-type="float" office:value="21.0632831" calcext:value-type="float">
            <text:p>21,0632831</text:p>
          </table:table-cell>
          <table:table-cell office:value-type="float" office:value="23.8902587" calcext:value-type="float">
            <text:p>23,8902587</text:p>
          </table:table-cell>
        </table:table-row>
        <table:table-row table:style-name="ro1">
          <table:table-cell table:number-columns-repeated="10"/>
          <table:table-cell office:value-type="float" office:value="11.9497306" calcext:value-type="float">
            <text:p>11,9497306</text:p>
          </table:table-cell>
          <table:table-cell office:value-type="float" office:value="14.5817936" calcext:value-type="float">
            <text:p>14,5817936</text:p>
          </table:table-cell>
        </table:table-row>
        <table:table-row table:style-name="ro1">
          <table:table-cell table:number-columns-repeated="10"/>
          <table:table-cell office:value-type="float" office:value="21.8141756" calcext:value-type="float">
            <text:p>21,8141756</text:p>
          </table:table-cell>
          <table:table-cell office:value-type="float" office:value="24.1374691" calcext:value-type="float">
            <text:p>24,1374691</text:p>
          </table:table-cell>
        </table:table-row>
        <table:table-row table:style-name="ro1">
          <table:table-cell table:number-columns-repeated="10"/>
          <table:table-cell office:value-type="float" office:value="11.9538217" calcext:value-type="float">
            <text:p>11,9538217</text:p>
          </table:table-cell>
          <table:table-cell office:value-type="float" office:value="14.2263184" calcext:value-type="float">
            <text:p>14,2263184</text:p>
          </table:table-cell>
        </table:table-row>
        <table:table-row table:style-name="ro1">
          <table:table-cell table:number-columns-repeated="10"/>
          <table:table-cell office:value-type="float" office:value="20.9313342" calcext:value-type="float">
            <text:p>20,9313342</text:p>
          </table:table-cell>
          <table:table-cell office:value-type="float" office:value="25.2779334" calcext:value-type="float">
            <text:p>25,2779334</text:p>
          </table:table-cell>
        </table:table-row>
        <table:table-row table:style-name="ro1">
          <table:table-cell table:number-columns-repeated="10"/>
          <table:table-cell office:value-type="float" office:value="15.2353415" calcext:value-type="float">
            <text:p>15,2353415</text:p>
          </table:table-cell>
          <table:table-cell office:value-type="float" office:value="23.8970107" calcext:value-type="float">
            <text:p>23,8970107</text:p>
          </table:table-cell>
        </table:table-row>
        <table:table-row table:style-name="ro1">
          <table:table-cell table:number-columns-repeated="10"/>
          <table:table-cell office:value-type="float" office:value="22.8075601" calcext:value-type="float">
            <text:p>22,8075601</text:p>
          </table:table-cell>
          <table:table-cell office:value-type="float" office:value="25.2650864" calcext:value-type="float">
            <text:p>25,2650864</text:p>
          </table:table-cell>
        </table:table-row>
        <table:table-row table:style-name="ro1">
          <table:table-cell table:number-columns-repeated="10"/>
          <table:table-cell office:value-type="float" office:value="11.4959456" calcext:value-type="float">
            <text:p>11,4959456</text:p>
          </table:table-cell>
          <table:table-cell office:value-type="float" office:value="13.9201889" calcext:value-type="float">
            <text:p>13,9201889</text:p>
          </table:table-cell>
        </table:table-row>
        <table:table-row table:style-name="ro1">
          <table:table-cell table:number-columns-repeated="10"/>
          <table:table-cell office:value-type="float" office:value="11.203456" calcext:value-type="float">
            <text:p>11,203456</text:p>
          </table:table-cell>
          <table:table-cell office:value-type="float" office:value="15.8167989" calcext:value-type="float">
            <text:p>15,8167989</text:p>
          </table:table-cell>
        </table:table-row>
        <table:table-row table:style-name="ro1">
          <table:table-cell table:number-columns-repeated="10"/>
          <table:table-cell office:value-type="float" office:value="11.6559558" calcext:value-type="float">
            <text:p>11,6559558</text:p>
          </table:table-cell>
          <table:table-cell office:value-type="float" office:value="15.6002625" calcext:value-type="float">
            <text:p>15,6002625</text:p>
          </table:table-cell>
        </table:table-row>
        <table:table-row table:style-name="ro1">
          <table:table-cell table:number-columns-repeated="10"/>
          <table:table-cell office:value-type="float" office:value="11.6616883" calcext:value-type="float">
            <text:p>11,6616883</text:p>
          </table:table-cell>
          <table:table-cell office:value-type="float" office:value="14.2648237" calcext:value-type="float">
            <text:p>14,2648237</text:p>
          </table:table-cell>
        </table:table-row>
        <table:table-row table:style-name="ro1">
          <table:table-cell table:number-columns-repeated="10"/>
          <table:table-cell office:value-type="float" office:value="11.5443343" calcext:value-type="float">
            <text:p>11,5443343</text:p>
          </table:table-cell>
          <table:table-cell office:value-type="float" office:value="14.8158008" calcext:value-type="float">
            <text:p>14,8158008</text:p>
          </table:table-cell>
        </table:table-row>
        <table:table-row table:style-name="ro1">
          <table:table-cell table:number-columns-repeated="10"/>
          <table:table-cell office:value-type="float" office:value="11.2626254" calcext:value-type="float">
            <text:p>11,2626254</text:p>
          </table:table-cell>
          <table:table-cell office:value-type="float" office:value="12.6005911" calcext:value-type="float">
            <text:p>12,6005911</text:p>
          </table:table-cell>
        </table:table-row>
        <table:table-row table:style-name="ro1">
          <table:table-cell table:number-columns-repeated="10"/>
          <table:table-cell office:value-type="float" office:value="10.1766187" calcext:value-type="float">
            <text:p>10,1766187</text:p>
          </table:table-cell>
          <table:table-cell office:value-type="float" office:value="15.579293" calcext:value-type="float">
            <text:p>15,579293</text:p>
          </table:table-cell>
        </table:table-row>
        <table:table-row table:style-name="ro1">
          <table:table-cell table:number-columns-repeated="10"/>
          <table:table-cell office:value-type="float" office:value="12.0680244" calcext:value-type="float">
            <text:p>12,0680244</text:p>
          </table:table-cell>
          <table:table-cell office:value-type="float" office:value="13.2281662" calcext:value-type="float">
            <text:p>13,2281662</text:p>
          </table:table-cell>
        </table:table-row>
        <table:table-row table:style-name="ro1">
          <table:table-cell table:number-columns-repeated="10"/>
          <table:table-cell office:value-type="float" office:value="10.9759637" calcext:value-type="float">
            <text:p>10,9759637</text:p>
          </table:table-cell>
          <table:table-cell office:value-type="float" office:value="13.6232998" calcext:value-type="float">
            <text:p>13,6232998</text:p>
          </table:table-cell>
        </table:table-row>
        <table:table-row table:style-name="ro1">
          <table:table-cell table:number-columns-repeated="10"/>
          <table:table-cell office:value-type="float" office:value="21.0124964" calcext:value-type="float">
            <text:p>21,0124964</text:p>
          </table:table-cell>
          <table:table-cell office:value-type="float" office:value="24.3206943" calcext:value-type="float">
            <text:p>24,3206943</text:p>
          </table:table-cell>
        </table:table-row>
        <table:table-row table:style-name="ro1">
          <table:table-cell table:number-columns-repeated="10"/>
          <table:table-cell office:value-type="float" office:value="11.7665777" calcext:value-type="float">
            <text:p>11,7665777</text:p>
          </table:table-cell>
          <table:table-cell office:value-type="float" office:value="16.2457351" calcext:value-type="float">
            <text:p>16,2457351</text:p>
          </table:table-cell>
        </table:table-row>
        <table:table-row table:style-name="ro1">
          <table:table-cell table:number-columns-repeated="10"/>
          <table:table-cell office:value-type="float" office:value="21.7040445" calcext:value-type="float">
            <text:p>21,7040445</text:p>
          </table:table-cell>
          <table:table-cell office:value-type="float" office:value="24.0405911" calcext:value-type="float">
            <text:p>24,0405911</text:p>
          </table:table-cell>
        </table:table-row>
        <table:table-row table:style-name="ro1">
          <table:table-cell table:number-columns-repeated="10"/>
          <table:table-cell office:value-type="float" office:value="11.6060633" calcext:value-type="float">
            <text:p>11,6060633</text:p>
          </table:table-cell>
          <table:table-cell office:value-type="float" office:value="14.0475579" calcext:value-type="float">
            <text:p>14,0475579</text:p>
          </table:table-cell>
        </table:table-row>
        <table:table-row table:style-name="ro1">
          <table:table-cell table:number-columns-repeated="10"/>
          <table:table-cell office:value-type="float" office:value="11.6180377" calcext:value-type="float">
            <text:p>11,6180377</text:p>
          </table:table-cell>
          <table:table-cell office:value-type="float" office:value="13.8064359" calcext:value-type="float">
            <text:p>13,8064359</text:p>
          </table:table-cell>
        </table:table-row>
        <table:table-row table:style-name="ro1">
          <table:table-cell table:number-columns-repeated="10"/>
          <table:table-cell office:value-type="float" office:value="10.5750602" calcext:value-type="float">
            <text:p>10,5750602</text:p>
          </table:table-cell>
          <table:table-cell office:value-type="float" office:value="12.4315649" calcext:value-type="float">
            <text:p>12,4315649</text:p>
          </table:table-cell>
        </table:table-row>
        <table:table-row table:style-name="ro1">
          <table:table-cell table:number-columns-repeated="10"/>
          <table:table-cell office:value-type="float" office:value="10.702646" calcext:value-type="float">
            <text:p>10,702646</text:p>
          </table:table-cell>
          <table:table-cell office:value-type="float" office:value="15.8454235" calcext:value-type="float">
            <text:p>15,8454235</text:p>
          </table:table-cell>
        </table:table-row>
        <table:table-row table:style-name="ro1">
          <table:table-cell table:number-columns-repeated="10"/>
          <table:table-cell office:value-type="float" office:value="20.7675706" calcext:value-type="float">
            <text:p>20,7675706</text:p>
          </table:table-cell>
          <table:table-cell office:value-type="float" office:value="24.9844584" calcext:value-type="float">
            <text:p>24,9844584</text:p>
          </table:table-cell>
        </table:table-row>
        <table:table-row table:style-name="ro1">
          <table:table-cell table:number-columns-repeated="10"/>
          <table:table-cell office:value-type="float" office:value="10.935789" calcext:value-type="float">
            <text:p>10,935789</text:p>
          </table:table-cell>
          <table:table-cell office:value-type="float" office:value="14.5447209" calcext:value-type="float">
            <text:p>14,5447209</text:p>
          </table:table-cell>
        </table:table-row>
        <table:table-row table:style-name="ro1">
          <table:table-cell table:number-columns-repeated="10"/>
          <table:table-cell office:value-type="float" office:value="12.0888471" calcext:value-type="float">
            <text:p>12,0888471</text:p>
          </table:table-cell>
          <table:table-cell office:value-type="float" office:value="14.550123" calcext:value-type="float">
            <text:p>14,550123</text:p>
          </table:table-cell>
        </table:table-row>
        <table:table-row table:style-name="ro1">
          <table:table-cell table:number-columns-repeated="10"/>
          <table:table-cell office:value-type="float" office:value="10.9905786" calcext:value-type="float">
            <text:p>10,9905786</text:p>
          </table:table-cell>
          <table:table-cell office:value-type="float" office:value="15.8255434" calcext:value-type="float">
            <text:p>15,8255434</text:p>
          </table:table-cell>
        </table:table-row>
        <table:table-row table:style-name="ro1">
          <table:table-cell table:number-columns-repeated="10"/>
          <table:table-cell office:value-type="float" office:value="11.9100237" calcext:value-type="float">
            <text:p>11,9100237</text:p>
          </table:table-cell>
          <table:table-cell office:value-type="float" office:value="13.486241" calcext:value-type="float">
            <text:p>13,486241</text:p>
          </table:table-cell>
        </table:table-row>
        <table:table-row table:style-name="ro1">
          <table:table-cell table:number-columns-repeated="10"/>
          <table:table-cell office:value-type="float" office:value="14.6477974" calcext:value-type="float">
            <text:p>14,6477974</text:p>
          </table:table-cell>
          <table:table-cell office:value-type="float" office:value="22.9219077" calcext:value-type="float">
            <text:p>22,9219077</text:p>
          </table:table-cell>
        </table:table-row>
        <table:table-row table:style-name="ro1">
          <table:table-cell table:number-columns-repeated="10"/>
          <table:table-cell office:value-type="float" office:value="12.3158624" calcext:value-type="float">
            <text:p>12,3158624</text:p>
          </table:table-cell>
          <table:table-cell office:value-type="float" office:value="14.4726661" calcext:value-type="float">
            <text:p>14,4726661</text:p>
          </table:table-cell>
        </table:table-row>
        <table:table-row table:style-name="ro1">
          <table:table-cell table:number-columns-repeated="10"/>
          <table:table-cell office:value-type="float" office:value="11.7451293" calcext:value-type="float">
            <text:p>11,7451293</text:p>
          </table:table-cell>
          <table:table-cell office:value-type="float" office:value="14.6682503" calcext:value-type="float">
            <text:p>14,6682503</text:p>
          </table:table-cell>
        </table:table-row>
        <table:table-row table:style-name="ro1">
          <table:table-cell table:number-columns-repeated="10"/>
          <table:table-cell office:value-type="float" office:value="10.8712557" calcext:value-type="float">
            <text:p>10,8712557</text:p>
          </table:table-cell>
          <table:table-cell office:value-type="float" office:value="14.2629136" calcext:value-type="float">
            <text:p>14,2629136</text:p>
          </table:table-cell>
        </table:table-row>
        <table:table-row table:style-name="ro1">
          <table:table-cell table:number-columns-repeated="10"/>
          <table:table-cell office:value-type="float" office:value="11.6373712" calcext:value-type="float">
            <text:p>11,6373712</text:p>
          </table:table-cell>
          <table:table-cell office:value-type="float" office:value="15.3901149" calcext:value-type="float">
            <text:p>15,3901149</text:p>
          </table:table-cell>
        </table:table-row>
        <table:table-row table:style-name="ro1">
          <table:table-cell table:number-columns-repeated="10"/>
          <table:table-cell office:value-type="float" office:value="10.6308016" calcext:value-type="float">
            <text:p>10,6308016</text:p>
          </table:table-cell>
          <table:table-cell office:value-type="float" office:value="14.6805425" calcext:value-type="float">
            <text:p>14,6805425</text:p>
          </table:table-cell>
        </table:table-row>
        <table:table-row table:style-name="ro1">
          <table:table-cell table:number-columns-repeated="10"/>
          <table:table-cell office:value-type="float" office:value="21.4650433" calcext:value-type="float">
            <text:p>21,4650433</text:p>
          </table:table-cell>
          <table:table-cell office:value-type="float" office:value="24.2562502" calcext:value-type="float">
            <text:p>24,2562502</text:p>
          </table:table-cell>
        </table:table-row>
        <table:table-row table:style-name="ro1">
          <table:table-cell table:number-columns-repeated="10"/>
          <table:table-cell office:value-type="float" office:value="11.5444395" calcext:value-type="float">
            <text:p>11,5444395</text:p>
          </table:table-cell>
          <table:table-cell office:value-type="float" office:value="14.1381906" calcext:value-type="float">
            <text:p>14,1381906</text:p>
          </table:table-cell>
        </table:table-row>
        <table:table-row table:style-name="ro1">
          <table:table-cell table:number-columns-repeated="10"/>
          <table:table-cell office:value-type="float" office:value="14.5942954" calcext:value-type="float">
            <text:p>14,5942954</text:p>
          </table:table-cell>
          <table:table-cell office:value-type="float" office:value="23.1756423" calcext:value-type="float">
            <text:p>23,17564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30T15:29:10.759681900</meta:creation-date>
    <dc:date>2025-12-30T17:16:17.646030500</dc:date>
    <meta:editing-duration>PT1H36M36S</meta:editing-duration>
    <meta:editing-cycles>1</meta:editing-cycles>
    <meta:document-statistic meta:table-count="1" meta:cell-count="1692" meta:object-count="2"/>
    <meta:generator>LibreOffice/25.8.1.1$Windows_X86_64 LibreOffice_project/54047653041915e595ad4e45cccea684809c77b5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37cm" svg:y="4.201cm" style:legend-expansion="high" chart:style-name="ch2"/>
        <chart:plot-area chart:style-name="ch3" svg:x="0.492cm" svg:y="0.365cm" svg:width="12.896cm" svg:height="8.637cm">
          <chart:coordinate-region svg:x="1.126cm" svg:y="0.564cm" svg:width="12.165cm" svg:height="7.79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1:Лист1.B223" chart:class="chart:scatter">
            <chart:domain table:cell-range-address="Лист1.A1:Лист1.A223"/>
            <chart:data-point chart:repeated="2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8165374">
                <text:p>6.8165374</text:p>
                <draw:g>
                  <svg:desc>Лист1.A1:Лист1.A223</svg:desc>
                </draw:g>
              </table:table-cell>
              <table:table-cell office:value-type="float" office:value="12.6976065">
                <text:p>12.6976065</text:p>
                <draw:g>
                  <svg:desc>Лист1.B1:Лист1.B2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917532">
                <text:p>4.5917532</text:p>
              </table:table-cell>
              <table:table-cell office:value-type="float" office:value="6.3670565">
                <text:p>6.3670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718976">
                <text:p>3.3718976</text:p>
              </table:table-cell>
              <table:table-cell office:value-type="float" office:value="6.5275851">
                <text:p>6.5275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119604">
                <text:p>7.2119604</text:p>
              </table:table-cell>
              <table:table-cell office:value-type="float" office:value="12.0288522">
                <text:p>12.0288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471735">
                <text:p>3.8471735</text:p>
              </table:table-cell>
              <table:table-cell office:value-type="float" office:value="6.1225014">
                <text:p>6.1225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625947">
                <text:p>7.0625947</text:p>
              </table:table-cell>
              <table:table-cell office:value-type="float" office:value="12.5027093">
                <text:p>12.5027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237345">
                <text:p>3.5237345</text:p>
              </table:table-cell>
              <table:table-cell office:value-type="float" office:value="5.8044232">
                <text:p>5.8044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220073">
                <text:p>3.7220073</text:p>
              </table:table-cell>
              <table:table-cell office:value-type="float" office:value="6.3890818">
                <text:p>6.3890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908411">
                <text:p>3.6908411</text:p>
              </table:table-cell>
              <table:table-cell office:value-type="float" office:value="6.1332166">
                <text:p>6.1332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0789911">
                <text:p>5.0789911</text:p>
              </table:table-cell>
              <table:table-cell office:value-type="float" office:value="6.0491137">
                <text:p>6.0491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628148">
                <text:p>4.5628148</text:p>
              </table:table-cell>
              <table:table-cell office:value-type="float" office:value="6.0726462">
                <text:p>6.0726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761909">
                <text:p>3.9761909</text:p>
              </table:table-cell>
              <table:table-cell office:value-type="float" office:value="5.6772897">
                <text:p>5.67728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6107746">
                <text:p>6.6107746</text:p>
              </table:table-cell>
              <table:table-cell office:value-type="float" office:value="12.3683542">
                <text:p>12.3683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8127478">
                <text:p>4.8127478</text:p>
              </table:table-cell>
              <table:table-cell office:value-type="float" office:value="5.8752393">
                <text:p>5.87523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4808178">
                <text:p>4.4808178</text:p>
              </table:table-cell>
              <table:table-cell office:value-type="float" office:value="5.9823728">
                <text:p>5.9823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649368">
                <text:p>3.3649368</text:p>
              </table:table-cell>
              <table:table-cell office:value-type="float" office:value="5.8396">
                <text:p>5.83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0410983">
                <text:p>4.0410983</text:p>
              </table:table-cell>
              <table:table-cell office:value-type="float" office:value="6.2433918">
                <text:p>6.24339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4837936">
                <text:p>8.4837936</text:p>
              </table:table-cell>
              <table:table-cell office:value-type="float" office:value="12.5978545">
                <text:p>12.59785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2434691">
                <text:p>3.2434691</text:p>
              </table:table-cell>
              <table:table-cell office:value-type="float" office:value="6.3451925">
                <text:p>6.3451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189353">
                <text:p>7.189353</text:p>
              </table:table-cell>
              <table:table-cell office:value-type="float" office:value="12.4778674">
                <text:p>12.47786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4899308">
                <text:p>6.4899308</text:p>
              </table:table-cell>
              <table:table-cell office:value-type="float" office:value="12.2496948">
                <text:p>12.2496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7058305">
                <text:p>6.7058305</text:p>
              </table:table-cell>
              <table:table-cell office:value-type="float" office:value="11.8266423">
                <text:p>11.82664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2779327">
                <text:p>6.2779327</text:p>
              </table:table-cell>
              <table:table-cell office:value-type="float" office:value="11.4649632">
                <text:p>11.46496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4386972">
                <text:p>4.4386972</text:p>
              </table:table-cell>
              <table:table-cell office:value-type="float" office:value="6.0750262">
                <text:p>6.07502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600935">
                <text:p>6.9600935</text:p>
              </table:table-cell>
              <table:table-cell office:value-type="float" office:value="12.7403518">
                <text:p>12.74035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8209512">
                <text:p>3.8209512</text:p>
              </table:table-cell>
              <table:table-cell office:value-type="float" office:value="5.5542061">
                <text:p>5.55420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9166485">
                <text:p>3.9166485</text:p>
              </table:table-cell>
              <table:table-cell office:value-type="float" office:value="6.4147538">
                <text:p>6.41475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1849127">
                <text:p>4.1849127</text:p>
              </table:table-cell>
              <table:table-cell office:value-type="float" office:value="6.635873">
                <text:p>6.6358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3853119">
                <text:p>4.3853119</text:p>
              </table:table-cell>
              <table:table-cell office:value-type="float" office:value="6.318272">
                <text:p>6.3182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3108066">
                <text:p>6.3108066</text:p>
              </table:table-cell>
              <table:table-cell office:value-type="float" office:value="12.1382904">
                <text:p>12.1382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950877">
                <text:p>7.5950877</text:p>
              </table:table-cell>
              <table:table-cell office:value-type="float" office:value="12.6190696">
                <text:p>12.61906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995432">
                <text:p>4.1995432</text:p>
              </table:table-cell>
              <table:table-cell office:value-type="float" office:value="6.0140662">
                <text:p>6.0140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205314">
                <text:p>3.1205314</text:p>
              </table:table-cell>
              <table:table-cell office:value-type="float" office:value="5.5700617">
                <text:p>5.57006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119378">
                <text:p>7.119378</text:p>
              </table:table-cell>
              <table:table-cell office:value-type="float" office:value="11.7026587">
                <text:p>11.70265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983143">
                <text:p>3.0983143</text:p>
              </table:table-cell>
              <table:table-cell office:value-type="float" office:value="6.3067308">
                <text:p>6.30673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4308695">
                <text:p>7.4308695</text:p>
              </table:table-cell>
              <table:table-cell office:value-type="float" office:value="11.813578">
                <text:p>11.8135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867747">
                <text:p>3.867747</text:p>
              </table:table-cell>
              <table:table-cell office:value-type="float" office:value="5.6157075">
                <text:p>5.6157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584375">
                <text:p>3.8584375</text:p>
              </table:table-cell>
              <table:table-cell office:value-type="float" office:value="5.2939373">
                <text:p>5.29393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828954">
                <text:p>3.5828954</text:p>
              </table:table-cell>
              <table:table-cell office:value-type="float" office:value="6.137847">
                <text:p>6.1378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8444073">
                <text:p>5.8444073</text:p>
              </table:table-cell>
              <table:table-cell office:value-type="float" office:value="12.6155225">
                <text:p>12.6155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485294">
                <text:p>6.6485294</text:p>
              </table:table-cell>
              <table:table-cell office:value-type="float" office:value="12.6593794">
                <text:p>12.6593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9985779">
                <text:p>5.9985779</text:p>
              </table:table-cell>
              <table:table-cell office:value-type="float" office:value="12.3805728">
                <text:p>12.38057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8120654">
                <text:p>6.8120654</text:p>
              </table:table-cell>
              <table:table-cell office:value-type="float" office:value="12.025675">
                <text:p>12.0256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3364429">
                <text:p>6.3364429</text:p>
              </table:table-cell>
              <table:table-cell office:value-type="float" office:value="12.5041112">
                <text:p>12.50411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4183497">
                <text:p>6.4183497</text:p>
              </table:table-cell>
              <table:table-cell office:value-type="float" office:value="12.179554">
                <text:p>12.1795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127713">
                <text:p>4.6127713</text:p>
              </table:table-cell>
              <table:table-cell office:value-type="float" office:value="5.7919748">
                <text:p>5.79197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8404005">
                <text:p>6.8404005</text:p>
              </table:table-cell>
              <table:table-cell office:value-type="float" office:value="12.3073165">
                <text:p>12.30731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4870242">
                <text:p>3.4870242</text:p>
              </table:table-cell>
              <table:table-cell office:value-type="float" office:value="5.6617462">
                <text:p>5.66174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415606">
                <text:p>3.7415606</text:p>
              </table:table-cell>
              <table:table-cell office:value-type="float" office:value="6.1855119">
                <text:p>6.18551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041051">
                <text:p>2.2041051</text:p>
              </table:table-cell>
              <table:table-cell office:value-type="float" office:value="6.6768364">
                <text:p>6.67683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182129">
                <text:p>4.182129</text:p>
              </table:table-cell>
              <table:table-cell office:value-type="float" office:value="6.355851">
                <text:p>6.3558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7362391">
                <text:p>7.7362391</text:p>
              </table:table-cell>
              <table:table-cell office:value-type="float" office:value="12.7337379">
                <text:p>12.73373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6910258">
                <text:p>3.6910258</text:p>
              </table:table-cell>
              <table:table-cell office:value-type="float" office:value="5.3097123">
                <text:p>5.30971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3703687">
                <text:p>7.3703687</text:p>
              </table:table-cell>
              <table:table-cell office:value-type="float" office:value="11.954758">
                <text:p>11.9547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1340091">
                <text:p>6.1340091</text:p>
              </table:table-cell>
              <table:table-cell office:value-type="float" office:value="12.826658">
                <text:p>12.8266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737105">
                <text:p>5.0737105</text:p>
              </table:table-cell>
              <table:table-cell office:value-type="float" office:value="6.0829993">
                <text:p>6.08299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5290704">
                <text:p>5.5290704</text:p>
              </table:table-cell>
              <table:table-cell office:value-type="float" office:value="6.3370952">
                <text:p>6.33709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6765541">
                <text:p>6.6765541</text:p>
              </table:table-cell>
              <table:table-cell office:value-type="float" office:value="12.0231751">
                <text:p>12.02317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3818931">
                <text:p>4.3818931</text:p>
              </table:table-cell>
              <table:table-cell office:value-type="float" office:value="6.2113485">
                <text:p>6.21134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0264084">
                <text:p>8.0264084</text:p>
              </table:table-cell>
              <table:table-cell office:value-type="float" office:value="12.6086112">
                <text:p>12.60861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5223835">
                <text:p>6.5223835</text:p>
              </table:table-cell>
              <table:table-cell office:value-type="float" office:value="12.2566877">
                <text:p>12.25668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395902">
                <text:p>6.0395902</text:p>
              </table:table-cell>
              <table:table-cell office:value-type="float" office:value="12.4695212">
                <text:p>12.46952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9376238">
                <text:p>3.9376238</text:p>
              </table:table-cell>
              <table:table-cell office:value-type="float" office:value="6.2523969">
                <text:p>6.25239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735486">
                <text:p>5.735486</text:p>
              </table:table-cell>
              <table:table-cell office:value-type="float" office:value="12.4108415">
                <text:p>12.41084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368875">
                <text:p>6.4368875</text:p>
              </table:table-cell>
              <table:table-cell office:value-type="float" office:value="12.1056512">
                <text:p>12.10565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8592643">
                <text:p>2.8592643</text:p>
              </table:table-cell>
              <table:table-cell office:value-type="float" office:value="6.253253">
                <text:p>6.2532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419195">
                <text:p>7.419195</text:p>
              </table:table-cell>
              <table:table-cell office:value-type="float" office:value="13.0042192">
                <text:p>13.00421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8483952">
                <text:p>2.8483952</text:p>
              </table:table-cell>
              <table:table-cell office:value-type="float" office:value="6.3700966">
                <text:p>6.37009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6696525">
                <text:p>3.6696525</text:p>
              </table:table-cell>
              <table:table-cell office:value-type="float" office:value="6.1281851">
                <text:p>6.12818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224868">
                <text:p>4.1224868</text:p>
              </table:table-cell>
              <table:table-cell office:value-type="float" office:value="5.8516133">
                <text:p>5.85161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899538">
                <text:p>2.0899538</text:p>
              </table:table-cell>
              <table:table-cell office:value-type="float" office:value="6.1176602">
                <text:p>6.11766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3815704">
                <text:p>7.3815704</text:p>
              </table:table-cell>
              <table:table-cell office:value-type="float" office:value="12.8888042">
                <text:p>12.88880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9951754">
                <text:p>3.9951754</text:p>
              </table:table-cell>
              <table:table-cell office:value-type="float" office:value="5.7468867">
                <text:p>5.74688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633897">
                <text:p>7.3633897</text:p>
              </table:table-cell>
              <table:table-cell office:value-type="float" office:value="12.1066727">
                <text:p>12.10667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477279">
                <text:p>2.5477279</text:p>
              </table:table-cell>
              <table:table-cell office:value-type="float" office:value="6.3983045">
                <text:p>6.39830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6964985">
                <text:p>3.6964985</text:p>
              </table:table-cell>
              <table:table-cell office:value-type="float" office:value="6.3722811">
                <text:p>6.37228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9896794">
                <text:p>2.9896794</text:p>
              </table:table-cell>
              <table:table-cell office:value-type="float" office:value="6.3429387">
                <text:p>6.34293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238252">
                <text:p>3.8238252</text:p>
              </table:table-cell>
              <table:table-cell office:value-type="float" office:value="6.5612626">
                <text:p>6.56126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922122">
                <text:p>7.9922122</text:p>
              </table:table-cell>
              <table:table-cell office:value-type="float" office:value="12.002634">
                <text:p>12.0026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3699432">
                <text:p>5.3699432</text:p>
              </table:table-cell>
              <table:table-cell office:value-type="float" office:value="6.5302491">
                <text:p>6.53024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5829041">
                <text:p>6.5829041</text:p>
              </table:table-cell>
              <table:table-cell office:value-type="float" office:value="12.1078107">
                <text:p>12.10781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3278786">
                <text:p>7.3278786</text:p>
              </table:table-cell>
              <table:table-cell office:value-type="float" office:value="12.6222308">
                <text:p>12.62223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6357195">
                <text:p>3.6357195</text:p>
              </table:table-cell>
              <table:table-cell office:value-type="float" office:value="5.5571264">
                <text:p>5.55712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5992143">
                <text:p>3.5992143</text:p>
              </table:table-cell>
              <table:table-cell office:value-type="float" office:value="6.5503782">
                <text:p>6.55037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136864">
                <text:p>3.3136864</text:p>
              </table:table-cell>
              <table:table-cell office:value-type="float" office:value="5.4956585">
                <text:p>5.49565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2777805">
                <text:p>5.2777805</text:p>
              </table:table-cell>
              <table:table-cell office:value-type="float" office:value="5.8928639">
                <text:p>5.89286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8911339">
                <text:p>6.8911339</text:p>
              </table:table-cell>
              <table:table-cell office:value-type="float" office:value="12.8299611">
                <text:p>12.82996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1115386">
                <text:p>4.1115386</text:p>
              </table:table-cell>
              <table:table-cell office:value-type="float" office:value="6.5256207">
                <text:p>6.52562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2656019">
                <text:p>7.2656019</text:p>
              </table:table-cell>
              <table:table-cell office:value-type="float" office:value="12.4221152">
                <text:p>12.42211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175377">
                <text:p>7.175377</text:p>
              </table:table-cell>
              <table:table-cell office:value-type="float" office:value="12.3117229">
                <text:p>12.31172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546323">
                <text:p>3.9546323</text:p>
              </table:table-cell>
              <table:table-cell office:value-type="float" office:value="6.9649362">
                <text:p>6.96493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5187594">
                <text:p>5.5187594</text:p>
              </table:table-cell>
              <table:table-cell office:value-type="float" office:value="12.8933735">
                <text:p>12.89337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3997798">
                <text:p>3.3997798</text:p>
              </table:table-cell>
              <table:table-cell office:value-type="float" office:value="5.8617179">
                <text:p>5.86171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9575824">
                <text:p>3.9575824</text:p>
              </table:table-cell>
              <table:table-cell office:value-type="float" office:value="6.4547978">
                <text:p>6.45479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2887303">
                <text:p>4.2887303</text:p>
              </table:table-cell>
              <table:table-cell office:value-type="float" office:value="6.7432009">
                <text:p>6.74320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3415667">
                <text:p>8.3415667</text:p>
              </table:table-cell>
              <table:table-cell office:value-type="float" office:value="12.905261">
                <text:p>12.9052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2147038">
                <text:p>7.2147038</text:p>
              </table:table-cell>
              <table:table-cell office:value-type="float" office:value="12.8881253">
                <text:p>12.88812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8010857">
                <text:p>6.8010857</text:p>
              </table:table-cell>
              <table:table-cell office:value-type="float" office:value="11.9653266">
                <text:p>11.96532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1787346">
                <text:p>6.1787346</text:p>
              </table:table-cell>
              <table:table-cell office:value-type="float" office:value="12.5152782">
                <text:p>12.51527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511745">
                <text:p>3.9511745</text:p>
              </table:table-cell>
              <table:table-cell office:value-type="float" office:value="6.2712242">
                <text:p>6.27122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0598792">
                <text:p>7.0598792</text:p>
              </table:table-cell>
              <table:table-cell office:value-type="float" office:value="12.5856753">
                <text:p>12.58567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1322135">
                <text:p>4.1322135</text:p>
              </table:table-cell>
              <table:table-cell office:value-type="float" office:value="6.0396753">
                <text:p>6.03967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3310825">
                <text:p>3.3310825</text:p>
              </table:table-cell>
              <table:table-cell office:value-type="float" office:value="6.0947699">
                <text:p>6.09476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0903731">
                <text:p>4.0903731</text:p>
              </table:table-cell>
              <table:table-cell office:value-type="float" office:value="6.3221838">
                <text:p>6.32218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4682157">
                <text:p>5.4682157</text:p>
              </table:table-cell>
              <table:table-cell office:value-type="float" office:value="12.2320218">
                <text:p>12.23202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4560688">
                <text:p>7.4560688</text:p>
              </table:table-cell>
              <table:table-cell office:value-type="float" office:value="12.1736479">
                <text:p>12.17364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1042045">
                <text:p>4.1042045</text:p>
              </table:table-cell>
              <table:table-cell office:value-type="float" office:value="6.1188078">
                <text:p>6.11880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7002731">
                <text:p>3.7002731</text:p>
              </table:table-cell>
              <table:table-cell office:value-type="float" office:value="6.159793">
                <text:p>6.1597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2734741">
                <text:p>4.2734741</text:p>
              </table:table-cell>
              <table:table-cell office:value-type="float" office:value="6.5240874">
                <text:p>6.52408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8750553">
                <text:p>6.8750553</text:p>
              </table:table-cell>
              <table:table-cell office:value-type="float" office:value="12.5023255">
                <text:p>12.50232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5937487">
                <text:p>4.5937487</text:p>
              </table:table-cell>
              <table:table-cell office:value-type="float" office:value="6.861456">
                <text:p>6.8614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756995">
                <text:p>3.7756995</text:p>
              </table:table-cell>
              <table:table-cell office:value-type="float" office:value="6.164725">
                <text:p>6.1647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9289247">
                <text:p>3.9289247</text:p>
              </table:table-cell>
              <table:table-cell office:value-type="float" office:value="5.7554205">
                <text:p>5.75542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035357">
                <text:p>7.035357</text:p>
              </table:table-cell>
              <table:table-cell office:value-type="float" office:value="12.648004">
                <text:p>12.6480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7250939">
                <text:p>4.7250939</text:p>
              </table:table-cell>
              <table:table-cell office:value-type="float" office:value="5.9842362">
                <text:p>5.98423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5960763">
                <text:p>7.5960763</text:p>
              </table:table-cell>
              <table:table-cell office:value-type="float" office:value="12.5065982">
                <text:p>12.50659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684927">
                <text:p>4.6684927</text:p>
              </table:table-cell>
              <table:table-cell office:value-type="float" office:value="5.6803628">
                <text:p>5.68036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3089831">
                <text:p>6.3089831</text:p>
              </table:table-cell>
              <table:table-cell office:value-type="float" office:value="12.2820857">
                <text:p>12.28208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4566973">
                <text:p>7.4566973</text:p>
              </table:table-cell>
              <table:table-cell office:value-type="float" office:value="12.7009025">
                <text:p>12.70090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5557198">
                <text:p>4.5557198</text:p>
              </table:table-cell>
              <table:table-cell office:value-type="float" office:value="6.3025789">
                <text:p>6.30257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1379852">
                <text:p>4.1379852</text:p>
              </table:table-cell>
              <table:table-cell office:value-type="float" office:value="6.1179521">
                <text:p>6.11795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9239031">
                <text:p>7.9239031</text:p>
              </table:table-cell>
              <table:table-cell office:value-type="float" office:value="12.2165092">
                <text:p>12.21650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6584067">
                <text:p>3.6584067</text:p>
              </table:table-cell>
              <table:table-cell office:value-type="float" office:value="5.8578399">
                <text:p>5.85783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5078602">
                <text:p>4.5078602</text:p>
              </table:table-cell>
              <table:table-cell office:value-type="float" office:value="6.5548557">
                <text:p>6.55485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3472">
                <text:p>5.3472</text:p>
              </table:table-cell>
              <table:table-cell office:value-type="float" office:value="6.0782949">
                <text:p>6.07829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0750817">
                <text:p>4.0750817</text:p>
              </table:table-cell>
              <table:table-cell office:value-type="float" office:value="6.4075457">
                <text:p>6.40754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0110988">
                <text:p>3.0110988</text:p>
              </table:table-cell>
              <table:table-cell office:value-type="float" office:value="6.6941713">
                <text:p>6.69417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0984584">
                <text:p>7.0984584</text:p>
              </table:table-cell>
              <table:table-cell office:value-type="float" office:value="12.6161649">
                <text:p>12.61616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5653935">
                <text:p>3.5653935</text:p>
              </table:table-cell>
              <table:table-cell office:value-type="float" office:value="6.0894357">
                <text:p>6.08943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7995983">
                <text:p>4.7995983</text:p>
              </table:table-cell>
              <table:table-cell office:value-type="float" office:value="5.8446336">
                <text:p>5.84463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9866065">
                <text:p>2.9866065</text:p>
              </table:table-cell>
              <table:table-cell office:value-type="float" office:value="6.5343785">
                <text:p>6.53437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0305603">
                <text:p>4.0305603</text:p>
              </table:table-cell>
              <table:table-cell office:value-type="float" office:value="5.6450668">
                <text:p>5.64506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9651173">
                <text:p>6.9651173</text:p>
              </table:table-cell>
              <table:table-cell office:value-type="float" office:value="12.2288038">
                <text:p>12.22880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5269544">
                <text:p>3.5269544</text:p>
              </table:table-cell>
              <table:table-cell office:value-type="float" office:value="6.1392004">
                <text:p>6.13920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0226167">
                <text:p>4.0226167</text:p>
              </table:table-cell>
              <table:table-cell office:value-type="float" office:value="5.8496453">
                <text:p>5.84964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3020038">
                <text:p>4.3020038</text:p>
              </table:table-cell>
              <table:table-cell office:value-type="float" office:value="6.7485812">
                <text:p>6.74858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4434332">
                <text:p>7.4434332</text:p>
              </table:table-cell>
              <table:table-cell office:value-type="float" office:value="12.1898013">
                <text:p>12.18980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5584673">
                <text:p>3.5584673</text:p>
              </table:table-cell>
              <table:table-cell office:value-type="float" office:value="6.3679136">
                <text:p>6.36791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2998827">
                <text:p>3.2998827</text:p>
              </table:table-cell>
              <table:table-cell office:value-type="float" office:value="6.0565423">
                <text:p>6.05654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8894451">
                <text:p>7.8894451</text:p>
              </table:table-cell>
              <table:table-cell office:value-type="float" office:value="11.8784714">
                <text:p>11.8784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019544">
                <text:p>5.019544</text:p>
              </table:table-cell>
              <table:table-cell office:value-type="float" office:value="6.2269973">
                <text:p>6.22699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4041641">
                <text:p>7.4041641</text:p>
              </table:table-cell>
              <table:table-cell office:value-type="float" office:value="11.788006">
                <text:p>11.7880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2414691">
                <text:p>4.2414691</text:p>
              </table:table-cell>
              <table:table-cell office:value-type="float" office:value="6.2416956">
                <text:p>6.24169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8657477">
                <text:p>3.8657477</text:p>
              </table:table-cell>
              <table:table-cell office:value-type="float" office:value="5.4531229">
                <text:p>5.45312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5906753">
                <text:p>6.5906753</text:p>
              </table:table-cell>
              <table:table-cell office:value-type="float" office:value="12.2505632">
                <text:p>12.25056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6781949">
                <text:p>3.6781949</text:p>
              </table:table-cell>
              <table:table-cell office:value-type="float" office:value="6.177711">
                <text:p>6.1777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0109277">
                <text:p>5.0109277</text:p>
              </table:table-cell>
              <table:table-cell office:value-type="float" office:value="5.8880766">
                <text:p>5.88807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48713">
                <text:p>6.48713</text:p>
              </table:table-cell>
              <table:table-cell office:value-type="float" office:value="11.5831545">
                <text:p>11.58315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1543987">
                <text:p>7.1543987</text:p>
              </table:table-cell>
              <table:table-cell office:value-type="float" office:value="12.2214663">
                <text:p>12.22146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8454189">
                <text:p>7.8454189</text:p>
              </table:table-cell>
              <table:table-cell office:value-type="float" office:value="12.5519462">
                <text:p>12.55194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1386326">
                <text:p>3.1386326</text:p>
              </table:table-cell>
              <table:table-cell office:value-type="float" office:value="5.5612245">
                <text:p>5.56122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5031593">
                <text:p>3.5031593</text:p>
              </table:table-cell>
              <table:table-cell office:value-type="float" office:value="5.9830362">
                <text:p>5.98303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9077204">
                <text:p>6.9077204</text:p>
              </table:table-cell>
              <table:table-cell office:value-type="float" office:value="12.2673607">
                <text:p>12.26736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933396">
                <text:p>7.6933396</text:p>
              </table:table-cell>
              <table:table-cell office:value-type="float" office:value="12.5676996">
                <text:p>12.56769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8632836">
                <text:p>3.8632836</text:p>
              </table:table-cell>
              <table:table-cell office:value-type="float" office:value="5.6805542">
                <text:p>5.68055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0391548">
                <text:p>7.0391548</text:p>
              </table:table-cell>
              <table:table-cell office:value-type="float" office:value="12.3587258">
                <text:p>12.35872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6506883">
                <text:p>6.6506883</text:p>
              </table:table-cell>
              <table:table-cell office:value-type="float" office:value="12.5600011">
                <text:p>12.56000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4268851">
                <text:p>7.4268851</text:p>
              </table:table-cell>
              <table:table-cell office:value-type="float" office:value="12.1781313">
                <text:p>12.17813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6832189">
                <text:p>3.6832189</text:p>
              </table:table-cell>
              <table:table-cell office:value-type="float" office:value="6.2058103">
                <text:p>6.20581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1061642">
                <text:p>6.1061642</text:p>
              </table:table-cell>
              <table:table-cell office:value-type="float" office:value="12.5808067">
                <text:p>12.58080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4675583">
                <text:p>5.4675583</text:p>
              </table:table-cell>
              <table:table-cell office:value-type="float" office:value="5.6803508">
                <text:p>5.68035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3745747">
                <text:p>4.3745747</text:p>
              </table:table-cell>
              <table:table-cell office:value-type="float" office:value="6.2379036">
                <text:p>6.23790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8440425">
                <text:p>2.8440425</text:p>
              </table:table-cell>
              <table:table-cell office:value-type="float" office:value="6.226045">
                <text:p>6.2260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5093684">
                <text:p>3.5093684</text:p>
              </table:table-cell>
              <table:table-cell office:value-type="float" office:value="5.8976171">
                <text:p>5.89761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1684179">
                <text:p>6.1684179</text:p>
              </table:table-cell>
              <table:table-cell office:value-type="float" office:value="12.8618199">
                <text:p>12.86181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204689">
                <text:p>3.3204689</text:p>
              </table:table-cell>
              <table:table-cell office:value-type="float" office:value="5.7322371">
                <text:p>5.73223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5077696">
                <text:p>6.5077696</text:p>
              </table:table-cell>
              <table:table-cell office:value-type="float" office:value="12.5433692">
                <text:p>12.54336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2033222">
                <text:p>7.2033222</text:p>
              </table:table-cell>
              <table:table-cell office:value-type="float" office:value="12.358836">
                <text:p>12.3588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5933527">
                <text:p>3.5933527</text:p>
              </table:table-cell>
              <table:table-cell office:value-type="float" office:value="6.1088258">
                <text:p>6.10882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7062198">
                <text:p>5.7062198</text:p>
              </table:table-cell>
              <table:table-cell office:value-type="float" office:value="12.5463518">
                <text:p>12.54635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0757103">
                <text:p>7.0757103</text:p>
              </table:table-cell>
              <table:table-cell office:value-type="float" office:value="12.3929452">
                <text:p>12.39294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3514911">
                <text:p>6.3514911</text:p>
              </table:table-cell>
              <table:table-cell office:value-type="float" office:value="12.3141136">
                <text:p>12.31411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1249121">
                <text:p>3.1249121</text:p>
              </table:table-cell>
              <table:table-cell office:value-type="float" office:value="5.8108559">
                <text:p>5.81085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306566">
                <text:p>7.306566</text:p>
              </table:table-cell>
              <table:table-cell office:value-type="float" office:value="12.2730579">
                <text:p>12.27305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2156703">
                <text:p>3.2156703</text:p>
              </table:table-cell>
              <table:table-cell office:value-type="float" office:value="5.4835108">
                <text:p>5.48351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4868311">
                <text:p>7.4868311</text:p>
              </table:table-cell>
              <table:table-cell office:value-type="float" office:value="12.7135684">
                <text:p>12.71356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7005587">
                <text:p>3.7005587</text:p>
              </table:table-cell>
              <table:table-cell office:value-type="float" office:value="5.9884348">
                <text:p>5.98843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1658303">
                <text:p>4.1658303</text:p>
              </table:table-cell>
              <table:table-cell office:value-type="float" office:value="5.4497637">
                <text:p>5.44976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2310652">
                <text:p>6.2310652</text:p>
              </table:table-cell>
              <table:table-cell office:value-type="float" office:value="12.393177">
                <text:p>12.3931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6434835">
                <text:p>5.6434835</text:p>
              </table:table-cell>
              <table:table-cell office:value-type="float" office:value="12.4294444">
                <text:p>12.42944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7898957">
                <text:p>2.7898957</text:p>
              </table:table-cell>
              <table:table-cell office:value-type="float" office:value="6.5780882">
                <text:p>6.57808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2009875">
                <text:p>6.2009875</text:p>
              </table:table-cell>
              <table:table-cell office:value-type="float" office:value="12.3865047">
                <text:p>12.38650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1614734">
                <text:p>4.1614734</text:p>
              </table:table-cell>
              <table:table-cell office:value-type="float" office:value="5.9100656">
                <text:p>5.91006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9127991">
                <text:p>3.9127991</text:p>
              </table:table-cell>
              <table:table-cell office:value-type="float" office:value="5.9353222">
                <text:p>5.93532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4293809">
                <text:p>3.4293809</text:p>
              </table:table-cell>
              <table:table-cell office:value-type="float" office:value="6.0236694">
                <text:p>6.02366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3116091">
                <text:p>4.3116091</text:p>
              </table:table-cell>
              <table:table-cell office:value-type="float" office:value="6.1799206">
                <text:p>6.17992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0666174">
                <text:p>3.0666174</text:p>
              </table:table-cell>
              <table:table-cell office:value-type="float" office:value="5.8899268">
                <text:p>5.88992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3889054">
                <text:p>2.3889054</text:p>
              </table:table-cell>
              <table:table-cell office:value-type="float" office:value="6.2877581">
                <text:p>6.28775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1010245">
                <text:p>4.1010245</text:p>
              </table:table-cell>
              <table:table-cell office:value-type="float" office:value="5.5009017">
                <text:p>5.50090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552651">
                <text:p>7.552651</text:p>
              </table:table-cell>
              <table:table-cell office:value-type="float" office:value="12.8914287">
                <text:p>12.89142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2517509">
                <text:p>4.2517509</text:p>
              </table:table-cell>
              <table:table-cell office:value-type="float" office:value="5.8778293">
                <text:p>5.87782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9213368">
                <text:p>4.9213368</text:p>
              </table:table-cell>
              <table:table-cell office:value-type="float" office:value="6.2893921">
                <text:p>6.28939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7524719">
                <text:p>5.7524719</text:p>
              </table:table-cell>
              <table:table-cell office:value-type="float" office:value="12.6734164">
                <text:p>12.67341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5509609">
                <text:p>4.5509609</text:p>
              </table:table-cell>
              <table:table-cell office:value-type="float" office:value="5.3696788">
                <text:p>5.36967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605663">
                <text:p>3.605663</text:p>
              </table:table-cell>
              <table:table-cell office:value-type="float" office:value="6.8328718">
                <text:p>6.83287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5653226">
                <text:p>6.5653226</text:p>
              </table:table-cell>
              <table:table-cell office:value-type="float" office:value="12.4647165">
                <text:p>12.46471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1485825">
                <text:p>5.1485825</text:p>
              </table:table-cell>
              <table:table-cell office:value-type="float" office:value="6.0564092">
                <text:p>6.05640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1893019">
                <text:p>7.1893019</text:p>
              </table:table-cell>
              <table:table-cell office:value-type="float" office:value="12.530392">
                <text:p>12.5303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3075377">
                <text:p>7.3075377</text:p>
              </table:table-cell>
              <table:table-cell office:value-type="float" office:value="12.8764371">
                <text:p>12.87643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8273749">
                <text:p>3.8273749</text:p>
              </table:table-cell>
              <table:table-cell office:value-type="float" office:value="5.7834834">
                <text:p>5.78348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5111027">
                <text:p>3.5111027</text:p>
              </table:table-cell>
              <table:table-cell office:value-type="float" office:value="6.0647787">
                <text:p>6.06477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9568309">
                <text:p>3.9568309</text:p>
              </table:table-cell>
              <table:table-cell office:value-type="float" office:value="6.3667366">
                <text:p>6.36673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1917362">
                <text:p>4.1917362</text:p>
              </table:table-cell>
              <table:table-cell office:value-type="float" office:value="6.0600715">
                <text:p>6.06007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9932565">
                <text:p>3.9932565</text:p>
              </table:table-cell>
              <table:table-cell office:value-type="float" office:value="5.8929707">
                <text:p>5.89297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4577417">
                <text:p>7.4577417</text:p>
              </table:table-cell>
              <table:table-cell office:value-type="float" office:value="12.7375089">
                <text:p>12.73750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8866156">
                <text:p>6.8866156</text:p>
              </table:table-cell>
              <table:table-cell office:value-type="float" office:value="12.5171953">
                <text:p>12.51719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1295704">
                <text:p>4.1295704</text:p>
              </table:table-cell>
              <table:table-cell office:value-type="float" office:value="5.8606805">
                <text:p>5.86068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5835656">
                <text:p>3.5835656</text:p>
              </table:table-cell>
              <table:table-cell office:value-type="float" office:value="5.9213016">
                <text:p>5.92130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6380362">
                <text:p>3.6380362</text:p>
              </table:table-cell>
              <table:table-cell office:value-type="float" office:value="6.2436988">
                <text:p>6.24369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9487566">
                <text:p>4.9487566</text:p>
              </table:table-cell>
              <table:table-cell office:value-type="float" office:value="5.7036279">
                <text:p>5.70362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9372191">
                <text:p>3.9372191</text:p>
              </table:table-cell>
              <table:table-cell office:value-type="float" office:value="6.4849584">
                <text:p>6.48495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3024752">
                <text:p>7.3024752</text:p>
              </table:table-cell>
              <table:table-cell office:value-type="float" office:value="12.3646605">
                <text:p>12.36466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7468864">
                <text:p>7.7468864</text:p>
              </table:table-cell>
              <table:table-cell office:value-type="float" office:value="12.5525944">
                <text:p>12.55259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.0327862">
                <text:p>6.0327862</text:p>
              </table:table-cell>
              <table:table-cell office:value-type="float" office:value="12.41366">
                <text:p>12.413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1925952">
                <text:p>6.1925952</text:p>
              </table:table-cell>
              <table:table-cell office:value-type="float" office:value="12.5192383">
                <text:p>12.51923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3783531">
                <text:p>3.3783531</text:p>
              </table:table-cell>
              <table:table-cell office:value-type="float" office:value="6.3537614">
                <text:p>6.35376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6602685">
                <text:p>3.6602685</text:p>
              </table:table-cell>
              <table:table-cell office:value-type="float" office:value="6.0639322">
                <text:p>6.06393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.4214068">
                <text:p>6.4214068</text:p>
              </table:table-cell>
              <table:table-cell office:value-type="float" office:value="12.4066176">
                <text:p>12.40661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3974868">
                <text:p>4.3974868</text:p>
              </table:table-cell>
              <table:table-cell office:value-type="float" office:value="6.1683568">
                <text:p>6.16835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8795185">
                <text:p>4.8795185</text:p>
              </table:table-cell>
              <table:table-cell office:value-type="float" office:value="5.9288174">
                <text:p>5.92881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5685093">
                <text:p>7.5685093</text:p>
              </table:table-cell>
              <table:table-cell office:value-type="float" office:value="12.2770527">
                <text:p>12.27705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571259">
                <text:p>2.571259</text:p>
              </table:table-cell>
              <table:table-cell office:value-type="float" office:value="6.1632119">
                <text:p>6.16321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3718569">
                <text:p>3.3718569</text:p>
              </table:table-cell>
              <table:table-cell office:value-type="float" office:value="6.4171422">
                <text:p>6.41714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1.1$Windows_X86_64 LibreOffice_project/54047653041915e595ad4e45cccea684809c77b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75cm" svg:y="4.201cm" style:legend-expansion="high" chart:style-name="ch2"/>
        <chart:plot-area chart:style-name="ch3" svg:x="0.32cm" svg:y="0.18cm" svg:width="12.935cm" svg:height="8.64cm">
          <chart:coordinate-region svg:x="0.569cm" svg:y="0.379cm" svg:width="12.493cm" svg:height="8.24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L1:Лист1.L623" chart:class="chart:scatter">
            <chart:domain table:cell-range-address="Лист1.K1:Лист1.K623"/>
            <chart:data-point chart:repeated="6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  <table:table-cell office:value-type="string">
                <text:p>Столбец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165836">
                <text:p>11.1165836</text:p>
                <draw:g>
                  <svg:desc>Лист1.K1:Лист1.K623</svg:desc>
                </draw:g>
              </table:table-cell>
              <table:table-cell office:value-type="float" office:value="14.1029917">
                <text:p>14.1029917</text:p>
                <draw:g>
                  <svg:desc>Лист1.L1:Лист1.L6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971306">
                <text:p>10.6971306</text:p>
              </table:table-cell>
              <table:table-cell office:value-type="float" office:value="14.4194323">
                <text:p>14.4194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5294126">
                <text:p>11.5294126</text:p>
              </table:table-cell>
              <table:table-cell office:value-type="float" office:value="14.9986701">
                <text:p>14.9986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172422">
                <text:p>22.172422</text:p>
              </table:table-cell>
              <table:table-cell office:value-type="float" office:value="24.2279216">
                <text:p>24.2279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686865">
                <text:p>11.686865</text:p>
              </table:table-cell>
              <table:table-cell office:value-type="float" office:value="13.6353511">
                <text:p>13.63535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2206658">
                <text:p>10.2206658</text:p>
              </table:table-cell>
              <table:table-cell office:value-type="float" office:value="16.1594838">
                <text:p>16.1594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9541128">
                <text:p>11.9541128</text:p>
              </table:table-cell>
              <table:table-cell office:value-type="float" office:value="14.5577495">
                <text:p>14.5577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6854171">
                <text:p>15.6854171</text:p>
              </table:table-cell>
              <table:table-cell office:value-type="float" office:value="23.3589346">
                <text:p>23.35893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3958091">
                <text:p>11.3958091</text:p>
              </table:table-cell>
              <table:table-cell office:value-type="float" office:value="14.1584971">
                <text:p>14.1584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9820546">
                <text:p>10.9820546</text:p>
              </table:table-cell>
              <table:table-cell office:value-type="float" office:value="14.454958">
                <text:p>14.454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540333">
                <text:p>15.3540333</text:p>
              </table:table-cell>
              <table:table-cell office:value-type="float" office:value="23.9794832">
                <text:p>23.9794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7865111">
                <text:p>11.7865111</text:p>
              </table:table-cell>
              <table:table-cell office:value-type="float" office:value="14.9071454">
                <text:p>14.90714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0772861">
                <text:p>12.0772861</text:p>
              </table:table-cell>
              <table:table-cell office:value-type="float" office:value="14.0340861">
                <text:p>14.03408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2968283">
                <text:p>12.2968283</text:p>
              </table:table-cell>
              <table:table-cell office:value-type="float" office:value="14.4469716">
                <text:p>14.4469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63571">
                <text:p>14.63571</text:p>
              </table:table-cell>
              <table:table-cell office:value-type="float" office:value="23.3060232">
                <text:p>23.3060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5796635">
                <text:p>11.5796635</text:p>
              </table:table-cell>
              <table:table-cell office:value-type="float" office:value="15.5721294">
                <text:p>15.5721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8763727">
                <text:p>10.8763727</text:p>
              </table:table-cell>
              <table:table-cell office:value-type="float" office:value="14.0650517">
                <text:p>14.0650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174527">
                <text:p>12.174527</text:p>
              </table:table-cell>
              <table:table-cell office:value-type="float" office:value="15.1739449">
                <text:p>15.17394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677202">
                <text:p>20.677202</text:p>
              </table:table-cell>
              <table:table-cell office:value-type="float" office:value="25.5657622">
                <text:p>25.56576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8470443">
                <text:p>11.8470443</text:p>
              </table:table-cell>
              <table:table-cell office:value-type="float" office:value="14.5280639">
                <text:p>14.52806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6058937">
                <text:p>13.6058937</text:p>
              </table:table-cell>
              <table:table-cell office:value-type="float" office:value="24.7488447">
                <text:p>24.74884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4238593">
                <text:p>12.4238593</text:p>
              </table:table-cell>
              <table:table-cell office:value-type="float" office:value="14.1522352">
                <text:p>14.1522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0082287">
                <text:p>12.0082287</text:p>
              </table:table-cell>
              <table:table-cell office:value-type="float" office:value="15.0324406">
                <text:p>15.03244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6298508">
                <text:p>12.6298508</text:p>
              </table:table-cell>
              <table:table-cell office:value-type="float" office:value="13.807758">
                <text:p>13.8077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787478">
                <text:p>11.787478</text:p>
              </table:table-cell>
              <table:table-cell office:value-type="float" office:value="14.2409339">
                <text:p>14.24093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3274679">
                <text:p>15.3274679</text:p>
              </table:table-cell>
              <table:table-cell office:value-type="float" office:value="23.7596841">
                <text:p>23.75968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9977545">
                <text:p>10.9977545</text:p>
              </table:table-cell>
              <table:table-cell office:value-type="float" office:value="13.003092">
                <text:p>13.0030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044393">
                <text:p>10.044393</text:p>
              </table:table-cell>
              <table:table-cell office:value-type="float" office:value="15.6897847">
                <text:p>15.68978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4215829">
                <text:p>11.4215829</text:p>
              </table:table-cell>
              <table:table-cell office:value-type="float" office:value="15.7641637">
                <text:p>15.76416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3219369">
                <text:p>14.3219369</text:p>
              </table:table-cell>
              <table:table-cell office:value-type="float" office:value="23.7213624">
                <text:p>23.72136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682663">
                <text:p>12.682663</text:p>
              </table:table-cell>
              <table:table-cell office:value-type="float" office:value="15.3411394">
                <text:p>15.34113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4075233">
                <text:p>21.4075233</text:p>
              </table:table-cell>
              <table:table-cell office:value-type="float" office:value="24.5295223">
                <text:p>24.52952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4740788">
                <text:p>14.4740788</text:p>
              </table:table-cell>
              <table:table-cell office:value-type="float" office:value="23.533963">
                <text:p>23.5339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894513">
                <text:p>11.894513</text:p>
              </table:table-cell>
              <table:table-cell office:value-type="float" office:value="14.439439">
                <text:p>14.4394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862795">
                <text:p>10.862795</text:p>
              </table:table-cell>
              <table:table-cell office:value-type="float" office:value="14.3945414">
                <text:p>14.39454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627048">
                <text:p>11.627048</text:p>
              </table:table-cell>
              <table:table-cell office:value-type="float" office:value="13.8833309">
                <text:p>13.88333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8206637">
                <text:p>11.8206637</text:p>
              </table:table-cell>
              <table:table-cell office:value-type="float" office:value="14.0777294">
                <text:p>14.07772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5524444">
                <text:p>12.5524444</text:p>
              </table:table-cell>
              <table:table-cell office:value-type="float" office:value="13.8347839">
                <text:p>13.83478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7622595">
                <text:p>11.7622595</text:p>
              </table:table-cell>
              <table:table-cell office:value-type="float" office:value="14.9853232">
                <text:p>14.98532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1992543">
                <text:p>11.1992543</text:p>
              </table:table-cell>
              <table:table-cell office:value-type="float" office:value="15.6218154">
                <text:p>15.62181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9379034">
                <text:p>11.9379034</text:p>
              </table:table-cell>
              <table:table-cell office:value-type="float" office:value="13.9561934">
                <text:p>13.95619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9907848">
                <text:p>12.9907848</text:p>
              </table:table-cell>
              <table:table-cell office:value-type="float" office:value="14.0958722">
                <text:p>14.09587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7928009">
                <text:p>10.7928009</text:p>
              </table:table-cell>
              <table:table-cell office:value-type="float" office:value="14.7157205">
                <text:p>14.71572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8834676">
                <text:p>20.8834676</text:p>
              </table:table-cell>
              <table:table-cell office:value-type="float" office:value="25.6198073">
                <text:p>25.61980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8480003">
                <text:p>11.8480003</text:p>
              </table:table-cell>
              <table:table-cell office:value-type="float" office:value="13.9858384">
                <text:p>13.98583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967154">
                <text:p>10.967154</text:p>
              </table:table-cell>
              <table:table-cell office:value-type="float" office:value="14.4972867">
                <text:p>14.49728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524529">
                <text:p>14.524529</text:p>
              </table:table-cell>
              <table:table-cell office:value-type="float" office:value="22.3586464">
                <text:p>22.3586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1622894">
                <text:p>12.1622894</text:p>
              </table:table-cell>
              <table:table-cell office:value-type="float" office:value="14.4193087">
                <text:p>14.41930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5130697">
                <text:p>10.5130697</text:p>
              </table:table-cell>
              <table:table-cell office:value-type="float" office:value="13.4411232">
                <text:p>13.44112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3619256">
                <text:p>14.3619256</text:p>
              </table:table-cell>
              <table:table-cell office:value-type="float" office:value="24.1156115">
                <text:p>24.11561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.1592668">
                <text:p>21.1592668</text:p>
              </table:table-cell>
              <table:table-cell office:value-type="float" office:value="25.085443">
                <text:p>25.0854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6917534">
                <text:p>10.6917534</text:p>
              </table:table-cell>
              <table:table-cell office:value-type="float" office:value="15.9363347">
                <text:p>15.93633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5711689">
                <text:p>12.5711689</text:p>
              </table:table-cell>
              <table:table-cell office:value-type="float" office:value="14.4795698">
                <text:p>14.47956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8058088">
                <text:p>11.8058088</text:p>
              </table:table-cell>
              <table:table-cell office:value-type="float" office:value="15.5965925">
                <text:p>15.59659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3066982">
                <text:p>15.3066982</text:p>
              </table:table-cell>
              <table:table-cell office:value-type="float" office:value="22.9713893">
                <text:p>22.97138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7849113">
                <text:p>10.7849113</text:p>
              </table:table-cell>
              <table:table-cell office:value-type="float" office:value="15.2659752">
                <text:p>15.26597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4819076">
                <text:p>12.4819076</text:p>
              </table:table-cell>
              <table:table-cell office:value-type="float" office:value="14.2847808">
                <text:p>14.28478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3682196">
                <text:p>14.3682196</text:p>
              </table:table-cell>
              <table:table-cell office:value-type="float" office:value="22.0775014">
                <text:p>22.07750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.8337489">
                <text:p>20.8337489</text:p>
              </table:table-cell>
              <table:table-cell office:value-type="float" office:value="24.713563">
                <text:p>24.7135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5141455">
                <text:p>12.5141455</text:p>
              </table:table-cell>
              <table:table-cell office:value-type="float" office:value="13.8535424">
                <text:p>13.85354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9644194">
                <text:p>11.9644194</text:p>
              </table:table-cell>
              <table:table-cell office:value-type="float" office:value="14.1937073">
                <text:p>14.19370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33827">
                <text:p>15.33827</text:p>
              </table:table-cell>
              <table:table-cell office:value-type="float" office:value="24.8171514">
                <text:p>24.81715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2047393">
                <text:p>20.2047393</text:p>
              </table:table-cell>
              <table:table-cell office:value-type="float" office:value="25.454529">
                <text:p>25.4545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.7720574">
                <text:p>21.7720574</text:p>
              </table:table-cell>
              <table:table-cell office:value-type="float" office:value="24.2766081">
                <text:p>24.27660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9563882">
                <text:p>10.9563882</text:p>
              </table:table-cell>
              <table:table-cell office:value-type="float" office:value="14.3653335">
                <text:p>14.36533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1801565">
                <text:p>11.1801565</text:p>
              </table:table-cell>
              <table:table-cell office:value-type="float" office:value="14.3406702">
                <text:p>14.34067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1047741">
                <text:p>12.1047741</text:p>
              </table:table-cell>
              <table:table-cell office:value-type="float" office:value="14.1921931">
                <text:p>14.19219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2848772">
                <text:p>11.2848772</text:p>
              </table:table-cell>
              <table:table-cell office:value-type="float" office:value="15.1047664">
                <text:p>15.10476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4257829">
                <text:p>12.4257829</text:p>
              </table:table-cell>
              <table:table-cell office:value-type="float" office:value="14.5522221">
                <text:p>14.55222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162318">
                <text:p>10.162318</text:p>
              </table:table-cell>
              <table:table-cell office:value-type="float" office:value="15.6731132">
                <text:p>15.67311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.1770249">
                <text:p>22.1770249</text:p>
              </table:table-cell>
              <table:table-cell office:value-type="float" office:value="25.22795">
                <text:p>25.227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8420046">
                <text:p>22.8420046</text:p>
              </table:table-cell>
              <table:table-cell office:value-type="float" office:value="24.6460202">
                <text:p>24.64602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2758573">
                <text:p>12.2758573</text:p>
              </table:table-cell>
              <table:table-cell office:value-type="float" office:value="14.5299145">
                <text:p>14.52991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2537572">
                <text:p>12.2537572</text:p>
              </table:table-cell>
              <table:table-cell office:value-type="float" office:value="15.0618676">
                <text:p>15.06186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2840789">
                <text:p>12.2840789</text:p>
              </table:table-cell>
              <table:table-cell office:value-type="float" office:value="14.5733156">
                <text:p>14.57331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8127945">
                <text:p>21.8127945</text:p>
              </table:table-cell>
              <table:table-cell office:value-type="float" office:value="24.2936896">
                <text:p>24.29368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7677354">
                <text:p>12.7677354</text:p>
              </table:table-cell>
              <table:table-cell office:value-type="float" office:value="15.3224112">
                <text:p>15.32241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4672603">
                <text:p>12.4672603</text:p>
              </table:table-cell>
              <table:table-cell office:value-type="float" office:value="14.7344382">
                <text:p>14.73443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.7552271">
                <text:p>14.7552271</text:p>
              </table:table-cell>
              <table:table-cell office:value-type="float" office:value="23.0794144">
                <text:p>23.07941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0602715">
                <text:p>11.0602715</text:p>
              </table:table-cell>
              <table:table-cell office:value-type="float" office:value="13.4461187">
                <text:p>13.44611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3010499">
                <text:p>11.3010499</text:p>
              </table:table-cell>
              <table:table-cell office:value-type="float" office:value="14.2925426">
                <text:p>14.29254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.193596">
                <text:p>14.193596</text:p>
              </table:table-cell>
              <table:table-cell office:value-type="float" office:value="23.623886">
                <text:p>23.6238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9210592">
                <text:p>12.9210592</text:p>
              </table:table-cell>
              <table:table-cell office:value-type="float" office:value="14.477943">
                <text:p>14.4779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8327589">
                <text:p>11.8327589</text:p>
              </table:table-cell>
              <table:table-cell office:value-type="float" office:value="15.0463985">
                <text:p>15.04639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9567465">
                <text:p>21.9567465</text:p>
              </table:table-cell>
              <table:table-cell office:value-type="float" office:value="24.5824734">
                <text:p>24.58247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9334753">
                <text:p>11.9334753</text:p>
              </table:table-cell>
              <table:table-cell office:value-type="float" office:value="12.9145349">
                <text:p>12.91453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.7653622">
                <text:p>14.7653622</text:p>
              </table:table-cell>
              <table:table-cell office:value-type="float" office:value="23.7151495">
                <text:p>23.71514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5025691">
                <text:p>12.5025691</text:p>
              </table:table-cell>
              <table:table-cell office:value-type="float" office:value="13.6242084">
                <text:p>13.62420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5019137">
                <text:p>11.5019137</text:p>
              </table:table-cell>
              <table:table-cell office:value-type="float" office:value="14.5238011">
                <text:p>14.52380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1429647">
                <text:p>11.1429647</text:p>
              </table:table-cell>
              <table:table-cell office:value-type="float" office:value="14.9954942">
                <text:p>14.99549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.7363058">
                <text:p>21.7363058</text:p>
              </table:table-cell>
              <table:table-cell office:value-type="float" office:value="24.4133714">
                <text:p>24.41337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224689">
                <text:p>12.224689</text:p>
              </table:table-cell>
              <table:table-cell office:value-type="float" office:value="13.0668829">
                <text:p>13.06688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3661354">
                <text:p>14.3661354</text:p>
              </table:table-cell>
              <table:table-cell office:value-type="float" office:value="23.483024">
                <text:p>23.4830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9818154">
                <text:p>14.9818154</text:p>
              </table:table-cell>
              <table:table-cell office:value-type="float" office:value="23.0985874">
                <text:p>23.09858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7981735">
                <text:p>11.7981735</text:p>
              </table:table-cell>
              <table:table-cell office:value-type="float" office:value="13.550541">
                <text:p>13.5505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6014804">
                <text:p>15.6014804</text:p>
              </table:table-cell>
              <table:table-cell office:value-type="float" office:value="22.9445453">
                <text:p>22.94454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4323635">
                <text:p>11.4323635</text:p>
              </table:table-cell>
              <table:table-cell office:value-type="float" office:value="15.3237276">
                <text:p>15.32372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8155155">
                <text:p>11.8155155</text:p>
              </table:table-cell>
              <table:table-cell office:value-type="float" office:value="13.4192443">
                <text:p>13.41924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7329526">
                <text:p>13.7329526</text:p>
              </table:table-cell>
              <table:table-cell office:value-type="float" office:value="23.9923981">
                <text:p>23.99239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6275088">
                <text:p>14.6275088</text:p>
              </table:table-cell>
              <table:table-cell office:value-type="float" office:value="23.5024317">
                <text:p>23.50243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7648914">
                <text:p>20.7648914</text:p>
              </table:table-cell>
              <table:table-cell office:value-type="float" office:value="24.8970741">
                <text:p>24.8970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1453556">
                <text:p>11.1453556</text:p>
              </table:table-cell>
              <table:table-cell office:value-type="float" office:value="13.2739594">
                <text:p>13.27395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1257317">
                <text:p>11.1257317</text:p>
              </table:table-cell>
              <table:table-cell office:value-type="float" office:value="15.0692735">
                <text:p>15.06927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282847">
                <text:p>12.282847</text:p>
              </table:table-cell>
              <table:table-cell office:value-type="float" office:value="13.6483281">
                <text:p>13.64832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.6960082">
                <text:p>15.6960082</text:p>
              </table:table-cell>
              <table:table-cell office:value-type="float" office:value="23.2481939">
                <text:p>23.24819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9512831">
                <text:p>11.9512831</text:p>
              </table:table-cell>
              <table:table-cell office:value-type="float" office:value="15.3558758">
                <text:p>15.35587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7058656">
                <text:p>11.7058656</text:p>
              </table:table-cell>
              <table:table-cell office:value-type="float" office:value="13.941221">
                <text:p>13.9412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3366831">
                <text:p>21.3366831</text:p>
              </table:table-cell>
              <table:table-cell office:value-type="float" office:value="25.4485233">
                <text:p>25.44852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.2747684">
                <text:p>20.2747684</text:p>
              </table:table-cell>
              <table:table-cell office:value-type="float" office:value="25.60901">
                <text:p>25.609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.7612671">
                <text:p>14.7612671</text:p>
              </table:table-cell>
              <table:table-cell office:value-type="float" office:value="23.8297936">
                <text:p>23.82979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6157595">
                <text:p>12.6157595</text:p>
              </table:table-cell>
              <table:table-cell office:value-type="float" office:value="14.1041872">
                <text:p>14.10418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6701761">
                <text:p>11.6701761</text:p>
              </table:table-cell>
              <table:table-cell office:value-type="float" office:value="13.6555256">
                <text:p>13.65552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2810933">
                <text:p>10.2810933</text:p>
              </table:table-cell>
              <table:table-cell office:value-type="float" office:value="13.9333134">
                <text:p>13.93331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9558833">
                <text:p>10.9558833</text:p>
              </table:table-cell>
              <table:table-cell office:value-type="float" office:value="14.0581823">
                <text:p>14.05818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8635608">
                <text:p>12.8635608</text:p>
              </table:table-cell>
              <table:table-cell office:value-type="float" office:value="13.778977">
                <text:p>13.7789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8713315">
                <text:p>10.8713315</text:p>
              </table:table-cell>
              <table:table-cell office:value-type="float" office:value="14.4878706">
                <text:p>14.48787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4215591">
                <text:p>12.4215591</text:p>
              </table:table-cell>
              <table:table-cell office:value-type="float" office:value="14.539881">
                <text:p>14.5398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9270518">
                <text:p>11.9270518</text:p>
              </table:table-cell>
              <table:table-cell office:value-type="float" office:value="13.6707899">
                <text:p>13.67078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.5824277">
                <text:p>20.5824277</text:p>
              </table:table-cell>
              <table:table-cell office:value-type="float" office:value="24.2007527">
                <text:p>24.20075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4913354">
                <text:p>11.4913354</text:p>
              </table:table-cell>
              <table:table-cell office:value-type="float" office:value="15.0267699">
                <text:p>15.02676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361529">
                <text:p>14.361529</text:p>
              </table:table-cell>
              <table:table-cell office:value-type="float" office:value="23.8452753">
                <text:p>23.84527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8795751">
                <text:p>14.8795751</text:p>
              </table:table-cell>
              <table:table-cell office:value-type="float" office:value="23.0175439">
                <text:p>23.0175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0773883">
                <text:p>11.0773883</text:p>
              </table:table-cell>
              <table:table-cell office:value-type="float" office:value="13.8060154">
                <text:p>13.80601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0295747">
                <text:p>12.0295747</text:p>
              </table:table-cell>
              <table:table-cell office:value-type="float" office:value="13.43063">
                <text:p>13.430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2875417">
                <text:p>14.2875417</text:p>
              </table:table-cell>
              <table:table-cell office:value-type="float" office:value="22.4938429">
                <text:p>22.49384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1749531">
                <text:p>12.1749531</text:p>
              </table:table-cell>
              <table:table-cell office:value-type="float" office:value="14.9233786">
                <text:p>14.92337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5076384">
                <text:p>12.5076384</text:p>
              </table:table-cell>
              <table:table-cell office:value-type="float" office:value="14.8210973">
                <text:p>14.82109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2021605">
                <text:p>11.2021605</text:p>
              </table:table-cell>
              <table:table-cell office:value-type="float" office:value="14.5797522">
                <text:p>14.57975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6463475">
                <text:p>11.6463475</text:p>
              </table:table-cell>
              <table:table-cell office:value-type="float" office:value="14.5513675">
                <text:p>14.55136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.3953707">
                <text:p>11.3953707</text:p>
              </table:table-cell>
              <table:table-cell office:value-type="float" office:value="15.2623199">
                <text:p>15.26231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.9760863">
                <text:p>11.9760863</text:p>
              </table:table-cell>
              <table:table-cell office:value-type="float" office:value="13.8217798">
                <text:p>13.82177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.2465361">
                <text:p>11.2465361</text:p>
              </table:table-cell>
              <table:table-cell office:value-type="float" office:value="14.6117174">
                <text:p>14.61171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.2937418">
                <text:p>11.2937418</text:p>
              </table:table-cell>
              <table:table-cell office:value-type="float" office:value="13.2735614">
                <text:p>13.27356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.272733">
                <text:p>11.272733</text:p>
              </table:table-cell>
              <table:table-cell office:value-type="float" office:value="14.8008825">
                <text:p>14.80088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7263192">
                <text:p>21.7263192</text:p>
              </table:table-cell>
              <table:table-cell office:value-type="float" office:value="24.6146385">
                <text:p>24.61463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.628505">
                <text:p>20.628505</text:p>
              </table:table-cell>
              <table:table-cell office:value-type="float" office:value="25.1196576">
                <text:p>25.11965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.5435401">
                <text:p>11.5435401</text:p>
              </table:table-cell>
              <table:table-cell office:value-type="float" office:value="13.7722888">
                <text:p>13.77228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7067677">
                <text:p>10.7067677</text:p>
              </table:table-cell>
              <table:table-cell office:value-type="float" office:value="13.4789667">
                <text:p>13.4789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3119464">
                <text:p>12.3119464</text:p>
              </table:table-cell>
              <table:table-cell office:value-type="float" office:value="15.7497187">
                <text:p>15.74971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.687323">
                <text:p>20.687323</text:p>
              </table:table-cell>
              <table:table-cell office:value-type="float" office:value="23.7926161">
                <text:p>23.79261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.4707842">
                <text:p>15.4707842</text:p>
              </table:table-cell>
              <table:table-cell office:value-type="float" office:value="24.512007">
                <text:p>24.5120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701039">
                <text:p>14.701039</text:p>
              </table:table-cell>
              <table:table-cell office:value-type="float" office:value="22.6080313">
                <text:p>22.60803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1498007">
                <text:p>13.1498007</text:p>
              </table:table-cell>
              <table:table-cell office:value-type="float" office:value="24.0042345">
                <text:p>24.00423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.0747073">
                <text:p>12.0747073</text:p>
              </table:table-cell>
              <table:table-cell office:value-type="float" office:value="14.2587048">
                <text:p>14.25870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.8812291">
                <text:p>12.8812291</text:p>
              </table:table-cell>
              <table:table-cell office:value-type="float" office:value="13.813811">
                <text:p>13.8138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.3412028">
                <text:p>21.3412028</text:p>
              </table:table-cell>
              <table:table-cell office:value-type="float" office:value="24.3035933">
                <text:p>24.30359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0555033">
                <text:p>14.0555033</text:p>
              </table:table-cell>
              <table:table-cell office:value-type="float" office:value="24.4816224">
                <text:p>24.48162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183801">
                <text:p>14.7183801</text:p>
              </table:table-cell>
              <table:table-cell office:value-type="float" office:value="23.4830235">
                <text:p>23.48302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.1810894">
                <text:p>11.1810894</text:p>
              </table:table-cell>
              <table:table-cell office:value-type="float" office:value="14.2721859">
                <text:p>14.27218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6828626">
                <text:p>10.6828626</text:p>
              </table:table-cell>
              <table:table-cell office:value-type="float" office:value="14.8895522">
                <text:p>14.88955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7747832">
                <text:p>12.7747832</text:p>
              </table:table-cell>
              <table:table-cell office:value-type="float" office:value="13.5735079">
                <text:p>13.57350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.555522">
                <text:p>11.555522</text:p>
              </table:table-cell>
              <table:table-cell office:value-type="float" office:value="14.5042082">
                <text:p>14.50420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5370469">
                <text:p>14.5370469</text:p>
              </table:table-cell>
              <table:table-cell office:value-type="float" office:value="23.5236855">
                <text:p>23.52368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9585429">
                <text:p>10.9585429</text:p>
              </table:table-cell>
              <table:table-cell office:value-type="float" office:value="14.849876">
                <text:p>14.8498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9764163">
                <text:p>10.9764163</text:p>
              </table:table-cell>
              <table:table-cell office:value-type="float" office:value="14.6867088">
                <text:p>14.68670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2048933">
                <text:p>12.2048933</text:p>
              </table:table-cell>
              <table:table-cell office:value-type="float" office:value="15.4821926">
                <text:p>15.48219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.7111519">
                <text:p>11.7111519</text:p>
              </table:table-cell>
              <table:table-cell office:value-type="float" office:value="13.1932287">
                <text:p>13.19322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.0075335">
                <text:p>21.0075335</text:p>
              </table:table-cell>
              <table:table-cell office:value-type="float" office:value="25.015454">
                <text:p>25.0154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.5450589">
                <text:p>12.5450589</text:p>
              </table:table-cell>
              <table:table-cell office:value-type="float" office:value="14.1576877">
                <text:p>14.15768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.0662598">
                <text:p>12.0662598</text:p>
              </table:table-cell>
              <table:table-cell office:value-type="float" office:value="15.0103625">
                <text:p>15.0103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.6803875">
                <text:p>11.6803875</text:p>
              </table:table-cell>
              <table:table-cell office:value-type="float" office:value="13.485862">
                <text:p>13.4858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.4169167">
                <text:p>14.4169167</text:p>
              </table:table-cell>
              <table:table-cell office:value-type="float" office:value="24.6219401">
                <text:p>24.62194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.2082199">
                <text:p>22.2082199</text:p>
              </table:table-cell>
              <table:table-cell office:value-type="float" office:value="24.2762313">
                <text:p>24.27623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.1940487">
                <text:p>11.1940487</text:p>
              </table:table-cell>
              <table:table-cell office:value-type="float" office:value="15.2461328">
                <text:p>15.24613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679103">
                <text:p>20.679103</text:p>
              </table:table-cell>
              <table:table-cell office:value-type="float" office:value="24.8226912">
                <text:p>24.82269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.4275758">
                <text:p>13.4275758</text:p>
              </table:table-cell>
              <table:table-cell office:value-type="float" office:value="25.4691271">
                <text:p>25.46912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.3482235">
                <text:p>11.3482235</text:p>
              </table:table-cell>
              <table:table-cell office:value-type="float" office:value="14.4573486">
                <text:p>14.45734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.815451">
                <text:p>11.815451</text:p>
              </table:table-cell>
              <table:table-cell office:value-type="float" office:value="14.1960078">
                <text:p>14.19600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088057">
                <text:p>12.088057</text:p>
              </table:table-cell>
              <table:table-cell office:value-type="float" office:value="15.5121639">
                <text:p>15.51216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6323033">
                <text:p>10.6323033</text:p>
              </table:table-cell>
              <table:table-cell office:value-type="float" office:value="14.2988863">
                <text:p>14.29888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.0127517">
                <text:p>11.0127517</text:p>
              </table:table-cell>
              <table:table-cell office:value-type="float" office:value="14.8614785">
                <text:p>14.86147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3022658">
                <text:p>11.3022658</text:p>
              </table:table-cell>
              <table:table-cell office:value-type="float" office:value="14.7316725">
                <text:p>14.73167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.963273">
                <text:p>11.963273</text:p>
              </table:table-cell>
              <table:table-cell office:value-type="float" office:value="14.5222429">
                <text:p>14.52224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.3348603">
                <text:p>13.3348603</text:p>
              </table:table-cell>
              <table:table-cell office:value-type="float" office:value="24.8510958">
                <text:p>24.85109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.1815972">
                <text:p>22.1815972</text:p>
              </table:table-cell>
              <table:table-cell office:value-type="float" office:value="23.904857">
                <text:p>23.9048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.0908125">
                <text:p>11.0908125</text:p>
              </table:table-cell>
              <table:table-cell office:value-type="float" office:value="14.5964991">
                <text:p>14.59649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.8748903">
                <text:p>11.8748903</text:p>
              </table:table-cell>
              <table:table-cell office:value-type="float" office:value="14.786065">
                <text:p>14.7860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.3157">
                <text:p>11.3157</text:p>
              </table:table-cell>
              <table:table-cell office:value-type="float" office:value="15.4876004">
                <text:p>15.48760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.3782316">
                <text:p>12.3782316</text:p>
              </table:table-cell>
              <table:table-cell office:value-type="float" office:value="14.6397717">
                <text:p>14.63977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5984615">
                <text:p>21.5984615</text:p>
              </table:table-cell>
              <table:table-cell office:value-type="float" office:value="24.5399062">
                <text:p>24.53990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.5257563">
                <text:p>12.5257563</text:p>
              </table:table-cell>
              <table:table-cell office:value-type="float" office:value="14.7190946">
                <text:p>14.71909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.5116211">
                <text:p>11.5116211</text:p>
              </table:table-cell>
              <table:table-cell office:value-type="float" office:value="14.0479938">
                <text:p>14.04799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.5701525">
                <text:p>11.5701525</text:p>
              </table:table-cell>
              <table:table-cell office:value-type="float" office:value="14.2896177">
                <text:p>14.28961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.0786773">
                <text:p>15.0786773</text:p>
              </table:table-cell>
              <table:table-cell office:value-type="float" office:value="23.7019518">
                <text:p>23.70195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8853118">
                <text:p>11.8853118</text:p>
              </table:table-cell>
              <table:table-cell office:value-type="float" office:value="15.0319695">
                <text:p>15.03196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.9659169">
                <text:p>15.9659169</text:p>
              </table:table-cell>
              <table:table-cell office:value-type="float" office:value="24.2334843">
                <text:p>24.23348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1193054">
                <text:p>11.1193054</text:p>
              </table:table-cell>
              <table:table-cell office:value-type="float" office:value="14.7102922">
                <text:p>14.71029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026286">
                <text:p>11.026286</text:p>
              </table:table-cell>
              <table:table-cell office:value-type="float" office:value="13.8448121">
                <text:p>13.84481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4647359">
                <text:p>11.4647359</text:p>
              </table:table-cell>
              <table:table-cell office:value-type="float" office:value="15.184709">
                <text:p>15.1847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.5404259">
                <text:p>12.5404259</text:p>
              </table:table-cell>
              <table:table-cell office:value-type="float" office:value="13.5635903">
                <text:p>13.5635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9876042">
                <text:p>10.9876042</text:p>
              </table:table-cell>
              <table:table-cell office:value-type="float" office:value="15.5058247">
                <text:p>15.50582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8524576">
                <text:p>11.8524576</text:p>
              </table:table-cell>
              <table:table-cell office:value-type="float" office:value="14.3341485">
                <text:p>14.33414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8343379">
                <text:p>11.8343379</text:p>
              </table:table-cell>
              <table:table-cell office:value-type="float" office:value="14.9908334">
                <text:p>14.99083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.8449118">
                <text:p>14.8449118</text:p>
              </table:table-cell>
              <table:table-cell office:value-type="float" office:value="24.2580746">
                <text:p>24.25807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0342438">
                <text:p>11.0342438</text:p>
              </table:table-cell>
              <table:table-cell office:value-type="float" office:value="14.4182699">
                <text:p>14.41826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.5759724">
                <text:p>15.5759724</text:p>
              </table:table-cell>
              <table:table-cell office:value-type="float" office:value="23.9668341">
                <text:p>23.96683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2908908">
                <text:p>12.2908908</text:p>
              </table:table-cell>
              <table:table-cell office:value-type="float" office:value="14.9049773">
                <text:p>14.90497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8556127">
                <text:p>11.8556127</text:p>
              </table:table-cell>
              <table:table-cell office:value-type="float" office:value="15.4749111">
                <text:p>15.47491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.3570443">
                <text:p>22.3570443</text:p>
              </table:table-cell>
              <table:table-cell office:value-type="float" office:value="24.5058861">
                <text:p>24.50588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.8460063">
                <text:p>14.8460063</text:p>
              </table:table-cell>
              <table:table-cell office:value-type="float" office:value="23.6644532">
                <text:p>23.66445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6234535">
                <text:p>12.6234535</text:p>
              </table:table-cell>
              <table:table-cell office:value-type="float" office:value="14.0642149">
                <text:p>14.06421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6038478">
                <text:p>21.6038478</text:p>
              </table:table-cell>
              <table:table-cell office:value-type="float" office:value="25.2892821">
                <text:p>25.28928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5706384">
                <text:p>11.5706384</text:p>
              </table:table-cell>
              <table:table-cell office:value-type="float" office:value="14.1791084">
                <text:p>14.17910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5494977">
                <text:p>21.5494977</text:p>
              </table:table-cell>
              <table:table-cell office:value-type="float" office:value="24.3176075">
                <text:p>24.31760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141272">
                <text:p>12.141272</text:p>
              </table:table-cell>
              <table:table-cell office:value-type="float" office:value="13.1333999">
                <text:p>13.13339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3321081">
                <text:p>11.3321081</text:p>
              </table:table-cell>
              <table:table-cell office:value-type="float" office:value="13.6239298">
                <text:p>13.62392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.2815464">
                <text:p>11.2815464</text:p>
              </table:table-cell>
              <table:table-cell office:value-type="float" office:value="14.5173934">
                <text:p>14.51739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9477635">
                <text:p>10.9477635</text:p>
              </table:table-cell>
              <table:table-cell office:value-type="float" office:value="13.3440104">
                <text:p>13.34401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.7964789">
                <text:p>11.7964789</text:p>
              </table:table-cell>
              <table:table-cell office:value-type="float" office:value="15.3222597">
                <text:p>15.32225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.3061826">
                <text:p>11.3061826</text:p>
              </table:table-cell>
              <table:table-cell office:value-type="float" office:value="13.4682218">
                <text:p>13.46822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6744226">
                <text:p>11.6744226</text:p>
              </table:table-cell>
              <table:table-cell office:value-type="float" office:value="14.469222">
                <text:p>14.4692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.877274">
                <text:p>14.877274</text:p>
              </table:table-cell>
              <table:table-cell office:value-type="float" office:value="23.3818276">
                <text:p>23.38182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.6878978">
                <text:p>11.6878978</text:p>
              </table:table-cell>
              <table:table-cell office:value-type="float" office:value="14.0485954">
                <text:p>14.04859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.0493461">
                <text:p>15.0493461</text:p>
              </table:table-cell>
              <table:table-cell office:value-type="float" office:value="23.3720511">
                <text:p>23.37205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.0738797">
                <text:p>11.0738797</text:p>
              </table:table-cell>
              <table:table-cell office:value-type="float" office:value="14.1059978">
                <text:p>14.10599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.5420353">
                <text:p>14.5420353</text:p>
              </table:table-cell>
              <table:table-cell office:value-type="float" office:value="24.1681315">
                <text:p>24.16813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.0395046">
                <text:p>11.0395046</text:p>
              </table:table-cell>
              <table:table-cell office:value-type="float" office:value="15.9313618">
                <text:p>15.93136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3500398">
                <text:p>14.3500398</text:p>
              </table:table-cell>
              <table:table-cell office:value-type="float" office:value="24.3920083">
                <text:p>24.39200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.7750011">
                <text:p>11.7750011</text:p>
              </table:table-cell>
              <table:table-cell office:value-type="float" office:value="14.416581">
                <text:p>14.4165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4501293">
                <text:p>11.4501293</text:p>
              </table:table-cell>
              <table:table-cell office:value-type="float" office:value="16.3759884">
                <text:p>16.37598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.2248908">
                <text:p>14.2248908</text:p>
              </table:table-cell>
              <table:table-cell office:value-type="float" office:value="23.0934881">
                <text:p>23.09348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.6647674">
                <text:p>13.6647674</text:p>
              </table:table-cell>
              <table:table-cell office:value-type="float" office:value="23.6138178">
                <text:p>23.61381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.109433">
                <text:p>14.109433</text:p>
              </table:table-cell>
              <table:table-cell office:value-type="float" office:value="24.3234782">
                <text:p>24.32347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.9749346">
                <text:p>10.9749346</text:p>
              </table:table-cell>
              <table:table-cell office:value-type="float" office:value="14.090696">
                <text:p>14.0906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8058275">
                <text:p>11.8058275</text:p>
              </table:table-cell>
              <table:table-cell office:value-type="float" office:value="14.0337785">
                <text:p>14.03377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9561653">
                <text:p>14.9561653</text:p>
              </table:table-cell>
              <table:table-cell office:value-type="float" office:value="23.186238">
                <text:p>23.1862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1945295">
                <text:p>11.1945295</text:p>
              </table:table-cell>
              <table:table-cell office:value-type="float" office:value="15.2075229">
                <text:p>15.20752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.653643">
                <text:p>14.653643</text:p>
              </table:table-cell>
              <table:table-cell office:value-type="float" office:value="22.9836362">
                <text:p>22.98363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6630558">
                <text:p>13.6630558</text:p>
              </table:table-cell>
              <table:table-cell office:value-type="float" office:value="23.5165753">
                <text:p>23.51657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.2028322">
                <text:p>11.2028322</text:p>
              </table:table-cell>
              <table:table-cell office:value-type="float" office:value="15.7551363">
                <text:p>15.75513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9431173">
                <text:p>11.9431173</text:p>
              </table:table-cell>
              <table:table-cell office:value-type="float" office:value="15.1152243">
                <text:p>15.11522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1743403">
                <text:p>11.1743403</text:p>
              </table:table-cell>
              <table:table-cell office:value-type="float" office:value="13.3787359">
                <text:p>13.37873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9818014">
                <text:p>11.9818014</text:p>
              </table:table-cell>
              <table:table-cell office:value-type="float" office:value="13.3565187">
                <text:p>13.35651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4241497">
                <text:p>21.4241497</text:p>
              </table:table-cell>
              <table:table-cell office:value-type="float" office:value="24.789388">
                <text:p>24.7893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5188943">
                <text:p>11.5188943</text:p>
              </table:table-cell>
              <table:table-cell office:value-type="float" office:value="15.7702048">
                <text:p>15.77020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.1260158">
                <text:p>12.1260158</text:p>
              </table:table-cell>
              <table:table-cell office:value-type="float" office:value="14.5905877">
                <text:p>14.59058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.597212">
                <text:p>15.597212</text:p>
              </table:table-cell>
              <table:table-cell office:value-type="float" office:value="23.2094419">
                <text:p>23.20944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.9783576">
                <text:p>15.9783576</text:p>
              </table:table-cell>
              <table:table-cell office:value-type="float" office:value="22.7504108">
                <text:p>22.75041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9285004">
                <text:p>11.9285004</text:p>
              </table:table-cell>
              <table:table-cell office:value-type="float" office:value="14.6661305">
                <text:p>14.66613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2664173">
                <text:p>11.2664173</text:p>
              </table:table-cell>
              <table:table-cell office:value-type="float" office:value="14.0936509">
                <text:p>14.09365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.5697228">
                <text:p>11.5697228</text:p>
              </table:table-cell>
              <table:table-cell office:value-type="float" office:value="16.0704136">
                <text:p>16.07041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.8032464">
                <text:p>20.8032464</text:p>
              </table:table-cell>
              <table:table-cell office:value-type="float" office:value="24.9760261">
                <text:p>24.97602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7361338">
                <text:p>14.7361338</text:p>
              </table:table-cell>
              <table:table-cell office:value-type="float" office:value="23.4038969">
                <text:p>23.40389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1128235">
                <text:p>12.1128235</text:p>
              </table:table-cell>
              <table:table-cell office:value-type="float" office:value="15.3998827">
                <text:p>15.39988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.8378717">
                <text:p>20.8378717</text:p>
              </table:table-cell>
              <table:table-cell office:value-type="float" office:value="24.6490232">
                <text:p>24.64902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.4021533">
                <text:p>20.4021533</text:p>
              </table:table-cell>
              <table:table-cell office:value-type="float" office:value="25.2420883">
                <text:p>25.24208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.417852">
                <text:p>11.417852</text:p>
              </table:table-cell>
              <table:table-cell office:value-type="float" office:value="14.8630338">
                <text:p>14.86303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.9757559">
                <text:p>10.9757559</text:p>
              </table:table-cell>
              <table:table-cell office:value-type="float" office:value="14.1747336">
                <text:p>14.17473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.8046261">
                <text:p>11.8046261</text:p>
              </table:table-cell>
              <table:table-cell office:value-type="float" office:value="15.7731371">
                <text:p>15.77313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.3622353">
                <text:p>11.3622353</text:p>
              </table:table-cell>
              <table:table-cell office:value-type="float" office:value="14.2103329">
                <text:p>14.21033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.2773877">
                <text:p>11.2773877</text:p>
              </table:table-cell>
              <table:table-cell office:value-type="float" office:value="14.2014022">
                <text:p>14.20140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.6180386">
                <text:p>21.6180386</text:p>
              </table:table-cell>
              <table:table-cell office:value-type="float" office:value="24.9662077">
                <text:p>24.96620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.7147964">
                <text:p>11.7147964</text:p>
              </table:table-cell>
              <table:table-cell office:value-type="float" office:value="13.8346577">
                <text:p>13.83465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.0101258">
                <text:p>22.0101258</text:p>
              </table:table-cell>
              <table:table-cell office:value-type="float" office:value="25.4609935">
                <text:p>25.46099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0305446">
                <text:p>12.0305446</text:p>
              </table:table-cell>
              <table:table-cell office:value-type="float" office:value="13.9886572">
                <text:p>13.98865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6910162">
                <text:p>10.6910162</text:p>
              </table:table-cell>
              <table:table-cell office:value-type="float" office:value="15.5307313">
                <text:p>15.53073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.7193634">
                <text:p>11.7193634</text:p>
              </table:table-cell>
              <table:table-cell office:value-type="float" office:value="14.5996139">
                <text:p>14.59961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.5009466">
                <text:p>11.5009466</text:p>
              </table:table-cell>
              <table:table-cell office:value-type="float" office:value="14.0786333">
                <text:p>14.0786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.2476636">
                <text:p>22.2476636</text:p>
              </table:table-cell>
              <table:table-cell office:value-type="float" office:value="25.9755939">
                <text:p>25.97559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893566">
                <text:p>10.893566</text:p>
              </table:table-cell>
              <table:table-cell office:value-type="float" office:value="15.2878309">
                <text:p>15.28783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.9574996">
                <text:p>14.9574996</text:p>
              </table:table-cell>
              <table:table-cell office:value-type="float" office:value="24.3166959">
                <text:p>24.31669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4758977">
                <text:p>10.4758977</text:p>
              </table:table-cell>
              <table:table-cell office:value-type="float" office:value="14.1689181">
                <text:p>14.16891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.240585">
                <text:p>22.240585</text:p>
              </table:table-cell>
              <table:table-cell office:value-type="float" office:value="24.1361784">
                <text:p>24.13617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.0975716">
                <text:p>11.0975716</text:p>
              </table:table-cell>
              <table:table-cell office:value-type="float" office:value="13.3462621">
                <text:p>13.34626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.1266618">
                <text:p>11.1266618</text:p>
              </table:table-cell>
              <table:table-cell office:value-type="float" office:value="14.9396025">
                <text:p>14.93960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9520091">
                <text:p>10.9520091</text:p>
              </table:table-cell>
              <table:table-cell office:value-type="float" office:value="13.8659915">
                <text:p>13.86599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.5980208">
                <text:p>14.5980208</text:p>
              </table:table-cell>
              <table:table-cell office:value-type="float" office:value="23.0677202">
                <text:p>23.06772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.1068155">
                <text:p>12.1068155</text:p>
              </table:table-cell>
              <table:table-cell office:value-type="float" office:value="14.3829472">
                <text:p>14.38294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.4856546">
                <text:p>11.4856546</text:p>
              </table:table-cell>
              <table:table-cell office:value-type="float" office:value="15.1116216">
                <text:p>15.11162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4668609">
                <text:p>13.4668609</text:p>
              </table:table-cell>
              <table:table-cell office:value-type="float" office:value="22.7641939">
                <text:p>22.76419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.1576703">
                <text:p>12.1576703</text:p>
              </table:table-cell>
              <table:table-cell office:value-type="float" office:value="14.9032391">
                <text:p>14.90323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8348424">
                <text:p>10.8348424</text:p>
              </table:table-cell>
              <table:table-cell office:value-type="float" office:value="14.3961025">
                <text:p>14.39610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.388855">
                <text:p>12.388855</text:p>
              </table:table-cell>
              <table:table-cell office:value-type="float" office:value="14.7767369">
                <text:p>14.77673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.2114395">
                <text:p>14.2114395</text:p>
              </table:table-cell>
              <table:table-cell office:value-type="float" office:value="22.6667082">
                <text:p>22.66670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.445273">
                <text:p>11.445273</text:p>
              </table:table-cell>
              <table:table-cell office:value-type="float" office:value="15.2631633">
                <text:p>15.26316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.2906552">
                <text:p>11.2906552</text:p>
              </table:table-cell>
              <table:table-cell office:value-type="float" office:value="14.3810258">
                <text:p>14.38102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3916977">
                <text:p>11.3916977</text:p>
              </table:table-cell>
              <table:table-cell office:value-type="float" office:value="14.4966975">
                <text:p>14.49669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7397709">
                <text:p>11.7397709</text:p>
              </table:table-cell>
              <table:table-cell office:value-type="float" office:value="16.1009149">
                <text:p>16.10091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.9878782">
                <text:p>11.9878782</text:p>
              </table:table-cell>
              <table:table-cell office:value-type="float" office:value="13.9480182">
                <text:p>13.94801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.8062503">
                <text:p>11.8062503</text:p>
              </table:table-cell>
              <table:table-cell office:value-type="float" office:value="14.3467535">
                <text:p>14.34675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.7412344">
                <text:p>21.7412344</text:p>
              </table:table-cell>
              <table:table-cell office:value-type="float" office:value="24.9612643">
                <text:p>24.96126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.2214376">
                <text:p>10.2214376</text:p>
              </table:table-cell>
              <table:table-cell office:value-type="float" office:value="15.7196015">
                <text:p>15.71960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.4650454">
                <text:p>11.4650454</text:p>
              </table:table-cell>
              <table:table-cell office:value-type="float" office:value="14.8287728">
                <text:p>14.82877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.3124906">
                <text:p>22.3124906</text:p>
              </table:table-cell>
              <table:table-cell office:value-type="float" office:value="24.5251463">
                <text:p>24.52514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.4302202">
                <text:p>15.4302202</text:p>
              </table:table-cell>
              <table:table-cell office:value-type="float" office:value="23.2754922">
                <text:p>23.27549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.3138317">
                <text:p>21.3138317</text:p>
              </table:table-cell>
              <table:table-cell office:value-type="float" office:value="24.2053538">
                <text:p>24.20535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.1687814">
                <text:p>11.1687814</text:p>
              </table:table-cell>
              <table:table-cell office:value-type="float" office:value="14.9580577">
                <text:p>14.95805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.8901731">
                <text:p>10.8901731</text:p>
              </table:table-cell>
              <table:table-cell office:value-type="float" office:value="14.2835414">
                <text:p>14.28354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.4166126">
                <text:p>12.4166126</text:p>
              </table:table-cell>
              <table:table-cell office:value-type="float" office:value="13.2796117">
                <text:p>13.27961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7376983">
                <text:p>10.7376983</text:p>
              </table:table-cell>
              <table:table-cell office:value-type="float" office:value="13.8897069">
                <text:p>13.88970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.3162549">
                <text:p>12.3162549</text:p>
              </table:table-cell>
              <table:table-cell office:value-type="float" office:value="14.2572781">
                <text:p>14.25727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.2715959">
                <text:p>22.2715959</text:p>
              </table:table-cell>
              <table:table-cell office:value-type="float" office:value="25.4993352">
                <text:p>25.49933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.5332522">
                <text:p>11.5332522</text:p>
              </table:table-cell>
              <table:table-cell office:value-type="float" office:value="15.9725117">
                <text:p>15.97251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.9679721">
                <text:p>13.9679721</text:p>
              </table:table-cell>
              <table:table-cell office:value-type="float" office:value="24.0588633">
                <text:p>24.05886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.9176416">
                <text:p>20.9176416</text:p>
              </table:table-cell>
              <table:table-cell office:value-type="float" office:value="24.9088655">
                <text:p>24.90886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.8302472">
                <text:p>11.8302472</text:p>
              </table:table-cell>
              <table:table-cell office:value-type="float" office:value="13.6801097">
                <text:p>13.68010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.5950352">
                <text:p>11.5950352</text:p>
              </table:table-cell>
              <table:table-cell office:value-type="float" office:value="13.6348792">
                <text:p>13.63487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.1702243">
                <text:p>11.1702243</text:p>
              </table:table-cell>
              <table:table-cell office:value-type="float" office:value="14.0119692">
                <text:p>14.01196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.2293723">
                <text:p>12.2293723</text:p>
              </table:table-cell>
              <table:table-cell office:value-type="float" office:value="14.7030142">
                <text:p>14.70301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9582457">
                <text:p>10.9582457</text:p>
              </table:table-cell>
              <table:table-cell office:value-type="float" office:value="15.5200994">
                <text:p>15.52009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2.3334876">
                <text:p>22.3334876</text:p>
              </table:table-cell>
              <table:table-cell office:value-type="float" office:value="24.8619003">
                <text:p>24.86190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2.0989232">
                <text:p>22.0989232</text:p>
              </table:table-cell>
              <table:table-cell office:value-type="float" office:value="25.1819284">
                <text:p>25.18192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.5378336">
                <text:p>11.5378336</text:p>
              </table:table-cell>
              <table:table-cell office:value-type="float" office:value="13.9588178">
                <text:p>13.95881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.0517612">
                <text:p>11.0517612</text:p>
              </table:table-cell>
              <table:table-cell office:value-type="float" office:value="13.2696308">
                <text:p>13.26963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.0933324">
                <text:p>21.0933324</text:p>
              </table:table-cell>
              <table:table-cell office:value-type="float" office:value="25.7363047">
                <text:p>25.736304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1774514">
                <text:p>10.1774514</text:p>
              </table:table-cell>
              <table:table-cell office:value-type="float" office:value="14.9865968">
                <text:p>14.98659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6301319">
                <text:p>10.6301319</text:p>
              </table:table-cell>
              <table:table-cell office:value-type="float" office:value="14.6315524">
                <text:p>14.63155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.9010925">
                <text:p>12.9010925</text:p>
              </table:table-cell>
              <table:table-cell office:value-type="float" office:value="15.4307919">
                <text:p>15.43079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.5458496">
                <text:p>11.5458496</text:p>
              </table:table-cell>
              <table:table-cell office:value-type="float" office:value="14.7679097">
                <text:p>14.76790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4373776">
                <text:p>10.4373776</text:p>
              </table:table-cell>
              <table:table-cell office:value-type="float" office:value="13.8457568">
                <text:p>13.84575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.0543159">
                <text:p>12.0543159</text:p>
              </table:table-cell>
              <table:table-cell office:value-type="float" office:value="14.8131951">
                <text:p>14.813195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2.0365438">
                <text:p>22.0365438</text:p>
              </table:table-cell>
              <table:table-cell office:value-type="float" office:value="24.7452948">
                <text:p>24.74529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.04622">
                <text:p>11.04622</text:p>
              </table:table-cell>
              <table:table-cell office:value-type="float" office:value="15.2380567">
                <text:p>15.23805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8625867">
                <text:p>10.8625867</text:p>
              </table:table-cell>
              <table:table-cell office:value-type="float" office:value="15.6581343">
                <text:p>15.65813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3189156">
                <text:p>15.3189156</text:p>
              </table:table-cell>
              <table:table-cell office:value-type="float" office:value="21.7369403">
                <text:p>21.73694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.8176434">
                <text:p>14.8176434</text:p>
              </table:table-cell>
              <table:table-cell office:value-type="float" office:value="22.1401919">
                <text:p>22.14019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.7306413">
                <text:p>12.7306413</text:p>
              </table:table-cell>
              <table:table-cell office:value-type="float" office:value="12.6365889">
                <text:p>12.63658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.2375127">
                <text:p>12.2375127</text:p>
              </table:table-cell>
              <table:table-cell office:value-type="float" office:value="14.2861928">
                <text:p>14.28619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.897417">
                <text:p>11.897417</text:p>
              </table:table-cell>
              <table:table-cell office:value-type="float" office:value="13.886443">
                <text:p>13.8864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.9831198">
                <text:p>14.9831198</text:p>
              </table:table-cell>
              <table:table-cell office:value-type="float" office:value="23.8050754">
                <text:p>23.80507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.7463767">
                <text:p>11.7463767</text:p>
              </table:table-cell>
              <table:table-cell office:value-type="float" office:value="14.1521954">
                <text:p>14.15219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.2984482">
                <text:p>12.2984482</text:p>
              </table:table-cell>
              <table:table-cell office:value-type="float" office:value="13.2747229">
                <text:p>13.274722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8216803">
                <text:p>10.8216803</text:p>
              </table:table-cell>
              <table:table-cell office:value-type="float" office:value="15.7188722">
                <text:p>15.71887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.6305601">
                <text:p>11.6305601</text:p>
              </table:table-cell>
              <table:table-cell office:value-type="float" office:value="14.769004">
                <text:p>14.7690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.8330103">
                <text:p>12.8330103</text:p>
              </table:table-cell>
              <table:table-cell office:value-type="float" office:value="14.9868444">
                <text:p>14.98684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.8118185">
                <text:p>11.8118185</text:p>
              </table:table-cell>
              <table:table-cell office:value-type="float" office:value="14.270328">
                <text:p>14.2703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.8370876">
                <text:p>15.8370876</text:p>
              </table:table-cell>
              <table:table-cell office:value-type="float" office:value="23.9342641">
                <text:p>23.93426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.5743426">
                <text:p>11.5743426</text:p>
              </table:table-cell>
              <table:table-cell office:value-type="float" office:value="13.2781666">
                <text:p>13.27816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.743128">
                <text:p>12.743128</text:p>
              </table:table-cell>
              <table:table-cell office:value-type="float" office:value="13.9575629">
                <text:p>13.95756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.6575834">
                <text:p>21.6575834</text:p>
              </table:table-cell>
              <table:table-cell office:value-type="float" office:value="24.5228228">
                <text:p>24.52282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2171597">
                <text:p>11.2171597</text:p>
              </table:table-cell>
              <table:table-cell office:value-type="float" office:value="14.7128626">
                <text:p>14.71286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321032">
                <text:p>11.321032</text:p>
              </table:table-cell>
              <table:table-cell office:value-type="float" office:value="14.7417807">
                <text:p>14.74178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1002114">
                <text:p>11.1002114</text:p>
              </table:table-cell>
              <table:table-cell office:value-type="float" office:value="13.5432558">
                <text:p>13.54325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3577917">
                <text:p>11.3577917</text:p>
              </table:table-cell>
              <table:table-cell office:value-type="float" office:value="14.9971802">
                <text:p>14.99718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.1445213">
                <text:p>15.1445213</text:p>
              </table:table-cell>
              <table:table-cell office:value-type="float" office:value="23.2735772">
                <text:p>23.27357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.2331316">
                <text:p>12.2331316</text:p>
              </table:table-cell>
              <table:table-cell office:value-type="float" office:value="13.9313569">
                <text:p>13.93135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.1995053">
                <text:p>12.1995053</text:p>
              </table:table-cell>
              <table:table-cell office:value-type="float" office:value="12.9286391">
                <text:p>12.92863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.9431455">
                <text:p>21.9431455</text:p>
              </table:table-cell>
              <table:table-cell office:value-type="float" office:value="23.8706284">
                <text:p>23.87062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1208331">
                <text:p>11.1208331</text:p>
              </table:table-cell>
              <table:table-cell office:value-type="float" office:value="14.4906329">
                <text:p>14.49063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.619524">
                <text:p>14.619524</text:p>
              </table:table-cell>
              <table:table-cell office:value-type="float" office:value="22.3268149">
                <text:p>22.32681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6110227">
                <text:p>11.6110227</text:p>
              </table:table-cell>
              <table:table-cell office:value-type="float" office:value="15.0191744">
                <text:p>15.01917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.3976732">
                <text:p>14.3976732</text:p>
              </table:table-cell>
              <table:table-cell office:value-type="float" office:value="22.795733">
                <text:p>22.7957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.7223917">
                <text:p>12.7223917</text:p>
              </table:table-cell>
              <table:table-cell office:value-type="float" office:value="16.0880596">
                <text:p>16.08805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.8065241">
                <text:p>10.8065241</text:p>
              </table:table-cell>
              <table:table-cell office:value-type="float" office:value="14.9532526">
                <text:p>14.95325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.9278249">
                <text:p>10.9278249</text:p>
              </table:table-cell>
              <table:table-cell office:value-type="float" office:value="15.4044268">
                <text:p>15.40442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7000646">
                <text:p>11.7000646</text:p>
              </table:table-cell>
              <table:table-cell office:value-type="float" office:value="13.8018361">
                <text:p>13.801836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2425783">
                <text:p>11.2425783</text:p>
              </table:table-cell>
              <table:table-cell office:value-type="float" office:value="14.8734248">
                <text:p>14.87342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.6938006">
                <text:p>10.6938006</text:p>
              </table:table-cell>
              <table:table-cell office:value-type="float" office:value="14.2809531">
                <text:p>14.28095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5485854">
                <text:p>11.5485854</text:p>
              </table:table-cell>
              <table:table-cell office:value-type="float" office:value="14.2317236">
                <text:p>14.23172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.5886194">
                <text:p>10.5886194</text:p>
              </table:table-cell>
              <table:table-cell office:value-type="float" office:value="14.2842606">
                <text:p>14.28426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7392366">
                <text:p>11.7392366</text:p>
              </table:table-cell>
              <table:table-cell office:value-type="float" office:value="13.9311996">
                <text:p>13.93119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8584701">
                <text:p>11.8584701</text:p>
              </table:table-cell>
              <table:table-cell office:value-type="float" office:value="14.9446232">
                <text:p>14.94462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.9842497">
                <text:p>20.9842497</text:p>
              </table:table-cell>
              <table:table-cell office:value-type="float" office:value="25.1860285">
                <text:p>25.18602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.6741746">
                <text:p>20.6741746</text:p>
              </table:table-cell>
              <table:table-cell office:value-type="float" office:value="24.5730435">
                <text:p>24.57304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.2687937">
                <text:p>14.2687937</text:p>
              </table:table-cell>
              <table:table-cell office:value-type="float" office:value="23.9643826">
                <text:p>23.96438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1.525531">
                <text:p>21.525531</text:p>
              </table:table-cell>
              <table:table-cell office:value-type="float" office:value="24.973814">
                <text:p>24.9738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.1123875">
                <text:p>22.1123875</text:p>
              </table:table-cell>
              <table:table-cell office:value-type="float" office:value="23.8299506">
                <text:p>23.82995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.8299199">
                <text:p>13.8299199</text:p>
              </table:table-cell>
              <table:table-cell office:value-type="float" office:value="23.9503907">
                <text:p>23.95039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.9005428">
                <text:p>12.9005428</text:p>
              </table:table-cell>
              <table:table-cell office:value-type="float" office:value="13.5543196">
                <text:p>13.55431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.2473281">
                <text:p>11.2473281</text:p>
              </table:table-cell>
              <table:table-cell office:value-type="float" office:value="13.2516785">
                <text:p>13.25167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.7683551">
                <text:p>14.7683551</text:p>
              </table:table-cell>
              <table:table-cell office:value-type="float" office:value="23.3437211">
                <text:p>23.34372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.2680742">
                <text:p>10.2680742</text:p>
              </table:table-cell>
              <table:table-cell office:value-type="float" office:value="14.9187833">
                <text:p>14.91878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.7643052">
                <text:p>11.7643052</text:p>
              </table:table-cell>
              <table:table-cell office:value-type="float" office:value="14.6433739">
                <text:p>14.64337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.6713451">
                <text:p>11.6713451</text:p>
              </table:table-cell>
              <table:table-cell office:value-type="float" office:value="13.8530073">
                <text:p>13.85300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.1400888">
                <text:p>13.1400888</text:p>
              </table:table-cell>
              <table:table-cell office:value-type="float" office:value="13.1530628">
                <text:p>13.15306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.4296513">
                <text:p>12.4296513</text:p>
              </table:table-cell>
              <table:table-cell office:value-type="float" office:value="13.9516415">
                <text:p>13.95164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.2978737">
                <text:p>11.2978737</text:p>
              </table:table-cell>
              <table:table-cell office:value-type="float" office:value="14.0627907">
                <text:p>14.06279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.8883781">
                <text:p>10.8883781</text:p>
              </table:table-cell>
              <table:table-cell office:value-type="float" office:value="14.9171468">
                <text:p>14.91714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.5977861">
                <text:p>10.5977861</text:p>
              </table:table-cell>
              <table:table-cell office:value-type="float" office:value="15.5503858">
                <text:p>15.55038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.9504002">
                <text:p>13.9504002</text:p>
              </table:table-cell>
              <table:table-cell office:value-type="float" office:value="24.127747">
                <text:p>24.1277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.5680275">
                <text:p>11.5680275</text:p>
              </table:table-cell>
              <table:table-cell office:value-type="float" office:value="15.0108546">
                <text:p>15.01085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.1719312">
                <text:p>13.1719312</text:p>
              </table:table-cell>
              <table:table-cell office:value-type="float" office:value="14.7298603">
                <text:p>14.72986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.7474928">
                <text:p>11.7474928</text:p>
              </table:table-cell>
              <table:table-cell office:value-type="float" office:value="13.8128936">
                <text:p>13.81289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.6706129">
                <text:p>13.6706129</text:p>
              </table:table-cell>
              <table:table-cell office:value-type="float" office:value="23.782159">
                <text:p>23.7821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.8732542">
                <text:p>11.8732542</text:p>
              </table:table-cell>
              <table:table-cell office:value-type="float" office:value="13.6299818">
                <text:p>13.62998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.0003528">
                <text:p>14.0003528</text:p>
              </table:table-cell>
              <table:table-cell office:value-type="float" office:value="23.931913">
                <text:p>23.9319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.633804">
                <text:p>12.633804</text:p>
              </table:table-cell>
              <table:table-cell office:value-type="float" office:value="13.6227762">
                <text:p>13.62277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0665567">
                <text:p>12.0665567</text:p>
              </table:table-cell>
              <table:table-cell office:value-type="float" office:value="14.6482875">
                <text:p>14.64828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.6823287">
                <text:p>10.6823287</text:p>
              </table:table-cell>
              <table:table-cell office:value-type="float" office:value="14.2834568">
                <text:p>14.283456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.9839793">
                <text:p>11.9839793</text:p>
              </table:table-cell>
              <table:table-cell office:value-type="float" office:value="15.0647793">
                <text:p>15.064779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.1845696">
                <text:p>11.1845696</text:p>
              </table:table-cell>
              <table:table-cell office:value-type="float" office:value="14.4131183">
                <text:p>14.41311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.8541176">
                <text:p>11.8541176</text:p>
              </table:table-cell>
              <table:table-cell office:value-type="float" office:value="15.2808112">
                <text:p>15.28081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.5573317">
                <text:p>20.5573317</text:p>
              </table:table-cell>
              <table:table-cell office:value-type="float" office:value="25.716172">
                <text:p>25.7161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.6920771">
                <text:p>14.6920771</text:p>
              </table:table-cell>
              <table:table-cell office:value-type="float" office:value="23.2761379">
                <text:p>23.27613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.0946353">
                <text:p>11.0946353</text:p>
              </table:table-cell>
              <table:table-cell office:value-type="float" office:value="14.4874304">
                <text:p>14.48743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.6546263">
                <text:p>11.6546263</text:p>
              </table:table-cell>
              <table:table-cell office:value-type="float" office:value="14.5819536">
                <text:p>14.58195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0207551">
                <text:p>12.0207551</text:p>
              </table:table-cell>
              <table:table-cell office:value-type="float" office:value="14.5449648">
                <text:p>14.54496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.150235">
                <text:p>11.150235</text:p>
              </table:table-cell>
              <table:table-cell office:value-type="float" office:value="12.775115">
                <text:p>12.7751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.4916945">
                <text:p>20.4916945</text:p>
              </table:table-cell>
              <table:table-cell office:value-type="float" office:value="25.3760169">
                <text:p>25.37601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.1934651">
                <text:p>15.1934651</text:p>
              </table:table-cell>
              <table:table-cell office:value-type="float" office:value="22.23194">
                <text:p>22.2319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.571396">
                <text:p>11.571396</text:p>
              </table:table-cell>
              <table:table-cell office:value-type="float" office:value="15.1698299">
                <text:p>15.16982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.3994714">
                <text:p>10.3994714</text:p>
              </table:table-cell>
              <table:table-cell office:value-type="float" office:value="15.4060507">
                <text:p>15.40605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.9611984">
                <text:p>20.9611984</text:p>
              </table:table-cell>
              <table:table-cell office:value-type="float" office:value="25.393657">
                <text:p>25.3936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.685577">
                <text:p>20.685577</text:p>
              </table:table-cell>
              <table:table-cell office:value-type="float" office:value="25.1797591">
                <text:p>25.17975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.4473872">
                <text:p>12.4473872</text:p>
              </table:table-cell>
              <table:table-cell office:value-type="float" office:value="14.1298165">
                <text:p>14.12981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.7825313">
                <text:p>11.7825313</text:p>
              </table:table-cell>
              <table:table-cell office:value-type="float" office:value="13.9524694">
                <text:p>13.95246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.8742519">
                <text:p>10.8742519</text:p>
              </table:table-cell>
              <table:table-cell office:value-type="float" office:value="13.6149143">
                <text:p>13.61491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.2500167">
                <text:p>11.2500167</text:p>
              </table:table-cell>
              <table:table-cell office:value-type="float" office:value="13.7921064">
                <text:p>13.79210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.8233506">
                <text:p>11.8233506</text:p>
              </table:table-cell>
              <table:table-cell office:value-type="float" office:value="13.5267333">
                <text:p>13.52673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.9350345">
                <text:p>10.9350345</text:p>
              </table:table-cell>
              <table:table-cell office:value-type="float" office:value="15.033234">
                <text:p>15.03323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.128085">
                <text:p>11.128085</text:p>
              </table:table-cell>
              <table:table-cell office:value-type="float" office:value="15.0810798">
                <text:p>15.08107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.0091753">
                <text:p>10.0091753</text:p>
              </table:table-cell>
              <table:table-cell office:value-type="float" office:value="14.4467589">
                <text:p>14.44675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.7119482">
                <text:p>12.7119482</text:p>
              </table:table-cell>
              <table:table-cell office:value-type="float" office:value="13.4425785">
                <text:p>13.44257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.799667">
                <text:p>10.799667</text:p>
              </table:table-cell>
              <table:table-cell office:value-type="float" office:value="15.3364293">
                <text:p>15.33642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.1045374">
                <text:p>22.1045374</text:p>
              </table:table-cell>
              <table:table-cell office:value-type="float" office:value="25.3932403">
                <text:p>25.39324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.2133917">
                <text:p>11.2133917</text:p>
              </table:table-cell>
              <table:table-cell office:value-type="float" office:value="14.3302304">
                <text:p>14.330230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.4308764">
                <text:p>11.4308764</text:p>
              </table:table-cell>
              <table:table-cell office:value-type="float" office:value="13.1898993">
                <text:p>13.189899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.9670339">
                <text:p>11.9670339</text:p>
              </table:table-cell>
              <table:table-cell office:value-type="float" office:value="14.8859842">
                <text:p>14.88598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.6048202">
                <text:p>11.6048202</text:p>
              </table:table-cell>
              <table:table-cell office:value-type="float" office:value="15.3362129">
                <text:p>15.33621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.5950613">
                <text:p>14.5950613</text:p>
              </table:table-cell>
              <table:table-cell office:value-type="float" office:value="23.2885045">
                <text:p>23.28850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.0361934">
                <text:p>11.0361934</text:p>
              </table:table-cell>
              <table:table-cell office:value-type="float" office:value="13.8728338">
                <text:p>13.872833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.8646331">
                <text:p>14.8646331</text:p>
              </table:table-cell>
              <table:table-cell office:value-type="float" office:value="24.4887611">
                <text:p>24.48876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2.2645577">
                <text:p>22.2645577</text:p>
              </table:table-cell>
              <table:table-cell office:value-type="float" office:value="23.6095213">
                <text:p>23.60952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.2731849">
                <text:p>12.2731849</text:p>
              </table:table-cell>
              <table:table-cell office:value-type="float" office:value="13.666842">
                <text:p>13.6668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.4937505">
                <text:p>12.4937505</text:p>
              </table:table-cell>
              <table:table-cell office:value-type="float" office:value="13.7248402">
                <text:p>13.72484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.685402">
                <text:p>14.685402</text:p>
              </table:table-cell>
              <table:table-cell office:value-type="float" office:value="24.3050662">
                <text:p>24.305066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.5442237">
                <text:p>13.5442237</text:p>
              </table:table-cell>
              <table:table-cell office:value-type="float" office:value="25.1197097">
                <text:p>25.11970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1.423941">
                <text:p>21.423941</text:p>
              </table:table-cell>
              <table:table-cell office:value-type="float" office:value="25.1865746">
                <text:p>25.186574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.9173896">
                <text:p>11.9173896</text:p>
              </table:table-cell>
              <table:table-cell office:value-type="float" office:value="14.1167007">
                <text:p>14.11670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.3577664">
                <text:p>21.3577664</text:p>
              </table:table-cell>
              <table:table-cell office:value-type="float" office:value="26.0134361">
                <text:p>26.013436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.8531215">
                <text:p>10.8531215</text:p>
              </table:table-cell>
              <table:table-cell office:value-type="float" office:value="15.5630873">
                <text:p>15.56308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.7467672">
                <text:p>13.7467672</text:p>
              </table:table-cell>
              <table:table-cell office:value-type="float" office:value="23.2528233">
                <text:p>23.25282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.4690028">
                <text:p>14.4690028</text:p>
              </table:table-cell>
              <table:table-cell office:value-type="float" office:value="24.4330998">
                <text:p>24.43309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.4017321">
                <text:p>14.4017321</text:p>
              </table:table-cell>
              <table:table-cell office:value-type="float" office:value="23.1078614">
                <text:p>23.10786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.4679691">
                <text:p>11.4679691</text:p>
              </table:table-cell>
              <table:table-cell office:value-type="float" office:value="14.1903689">
                <text:p>14.190368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2.7751364">
                <text:p>22.7751364</text:p>
              </table:table-cell>
              <table:table-cell office:value-type="float" office:value="24.465283">
                <text:p>24.4652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.8628753">
                <text:p>10.8628753</text:p>
              </table:table-cell>
              <table:table-cell office:value-type="float" office:value="15.7561223">
                <text:p>15.75612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.1196017">
                <text:p>12.1196017</text:p>
              </table:table-cell>
              <table:table-cell office:value-type="float" office:value="15.3138338">
                <text:p>15.313833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.2225795">
                <text:p>11.2225795</text:p>
              </table:table-cell>
              <table:table-cell office:value-type="float" office:value="14.1199167">
                <text:p>14.11991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.6110621">
                <text:p>20.6110621</text:p>
              </table:table-cell>
              <table:table-cell office:value-type="float" office:value="24.721282">
                <text:p>24.7212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.0493681">
                <text:p>21.0493681</text:p>
              </table:table-cell>
              <table:table-cell office:value-type="float" office:value="24.3669758">
                <text:p>24.36697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.4425728">
                <text:p>13.4425728</text:p>
              </table:table-cell>
              <table:table-cell office:value-type="float" office:value="13.9513821">
                <text:p>13.951382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.1700415">
                <text:p>21.1700415</text:p>
              </table:table-cell>
              <table:table-cell office:value-type="float" office:value="24.8696064">
                <text:p>24.869606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.2277922">
                <text:p>12.2277922</text:p>
              </table:table-cell>
              <table:table-cell office:value-type="float" office:value="14.1773101">
                <text:p>14.17731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.2312292">
                <text:p>21.2312292</text:p>
              </table:table-cell>
              <table:table-cell office:value-type="float" office:value="24.2541162">
                <text:p>24.25411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.1233712">
                <text:p>12.1233712</text:p>
              </table:table-cell>
              <table:table-cell office:value-type="float" office:value="14.2892555">
                <text:p>14.28925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.2508002">
                <text:p>14.2508002</text:p>
              </table:table-cell>
              <table:table-cell office:value-type="float" office:value="22.600979">
                <text:p>22.60097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.8338876">
                <text:p>11.8338876</text:p>
              </table:table-cell>
              <table:table-cell office:value-type="float" office:value="15.1593442">
                <text:p>15.159344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.0629271">
                <text:p>12.0629271</text:p>
              </table:table-cell>
              <table:table-cell office:value-type="float" office:value="13.4456467">
                <text:p>13.44564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.5690324">
                <text:p>10.5690324</text:p>
              </table:table-cell>
              <table:table-cell office:value-type="float" office:value="15.1385182">
                <text:p>15.13851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.6204802">
                <text:p>12.6204802</text:p>
              </table:table-cell>
              <table:table-cell office:value-type="float" office:value="15.1851811">
                <text:p>15.18518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1.3946551">
                <text:p>21.3946551</text:p>
              </table:table-cell>
              <table:table-cell office:value-type="float" office:value="24.7510816">
                <text:p>24.75108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1.2996928">
                <text:p>21.2996928</text:p>
              </table:table-cell>
              <table:table-cell office:value-type="float" office:value="25.3230873">
                <text:p>25.32308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.8691868">
                <text:p>10.8691868</text:p>
              </table:table-cell>
              <table:table-cell office:value-type="float" office:value="14.4776053">
                <text:p>14.47760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.8236636">
                <text:p>10.8236636</text:p>
              </table:table-cell>
              <table:table-cell office:value-type="float" office:value="13.7390944">
                <text:p>13.73909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.4227674">
                <text:p>11.4227674</text:p>
              </table:table-cell>
              <table:table-cell office:value-type="float" office:value="13.2549988">
                <text:p>13.25499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.4972176">
                <text:p>14.4972176</text:p>
              </table:table-cell>
              <table:table-cell office:value-type="float" office:value="23.8886833">
                <text:p>23.888683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.5573703">
                <text:p>14.5573703</text:p>
              </table:table-cell>
              <table:table-cell office:value-type="float" office:value="23.8793121">
                <text:p>23.879312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.5974409">
                <text:p>11.5974409</text:p>
              </table:table-cell>
              <table:table-cell office:value-type="float" office:value="15.4982576">
                <text:p>15.49825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.3943147">
                <text:p>20.3943147</text:p>
              </table:table-cell>
              <table:table-cell office:value-type="float" office:value="24.3788818">
                <text:p>24.37888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.9675271">
                <text:p>9.9675271</text:p>
              </table:table-cell>
              <table:table-cell office:value-type="float" office:value="16.3530663">
                <text:p>16.35306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9.1257571">
                <text:p>39.1257571</text:p>
              </table:table-cell>
              <table:table-cell office:value-type="float" office:value="41.3337089">
                <text:p>41.333708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.528571">
                <text:p>14.528571</text:p>
              </table:table-cell>
              <table:table-cell office:value-type="float" office:value="24.1866865">
                <text:p>24.18668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.7083268">
                <text:p>14.7083268</text:p>
              </table:table-cell>
              <table:table-cell office:value-type="float" office:value="23.4977196">
                <text:p>23.497719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.1981003">
                <text:p>11.1981003</text:p>
              </table:table-cell>
              <table:table-cell office:value-type="float" office:value="14.2187247">
                <text:p>14.21872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.7037024">
                <text:p>12.7037024</text:p>
              </table:table-cell>
              <table:table-cell office:value-type="float" office:value="12.4219801">
                <text:p>12.421980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.9616469">
                <text:p>20.9616469</text:p>
              </table:table-cell>
              <table:table-cell office:value-type="float" office:value="26.3337089">
                <text:p>26.33370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1.1900448">
                <text:p>21.1900448</text:p>
              </table:table-cell>
              <table:table-cell office:value-type="float" office:value="23.851828">
                <text:p>23.8518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.5031868">
                <text:p>12.5031868</text:p>
              </table:table-cell>
              <table:table-cell office:value-type="float" office:value="14.0396702">
                <text:p>14.03967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.5709992">
                <text:p>13.5709992</text:p>
              </table:table-cell>
              <table:table-cell office:value-type="float" office:value="13.455653">
                <text:p>13.4556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.5304265">
                <text:p>11.5304265</text:p>
              </table:table-cell>
              <table:table-cell office:value-type="float" office:value="13.3316471">
                <text:p>13.331647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.4348272">
                <text:p>11.4348272</text:p>
              </table:table-cell>
              <table:table-cell office:value-type="float" office:value="14.1659453">
                <text:p>14.16594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.6922405">
                <text:p>11.6922405</text:p>
              </table:table-cell>
              <table:table-cell office:value-type="float" office:value="14.6010856">
                <text:p>14.60108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.3327908">
                <text:p>14.3327908</text:p>
              </table:table-cell>
              <table:table-cell office:value-type="float" office:value="22.8457533">
                <text:p>22.84575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.3136637">
                <text:p>11.3136637</text:p>
              </table:table-cell>
              <table:table-cell office:value-type="float" office:value="12.7517057">
                <text:p>12.751705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8.649038">
                <text:p>-8.649038</text:p>
              </table:table-cell>
              <table:table-cell office:value-type="float" office:value="36.3337089">
                <text:p>36.333708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.5167581">
                <text:p>11.5167581</text:p>
              </table:table-cell>
              <table:table-cell office:value-type="float" office:value="13.8627712">
                <text:p>13.86277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.7720093">
                <text:p>14.7720093</text:p>
              </table:table-cell>
              <table:table-cell office:value-type="float" office:value="22.5732996">
                <text:p>22.57329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.528133">
                <text:p>11.528133</text:p>
              </table:table-cell>
              <table:table-cell office:value-type="float" office:value="14.3901348">
                <text:p>14.39013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.6545993">
                <text:p>11.6545993</text:p>
              </table:table-cell>
              <table:table-cell office:value-type="float" office:value="14.5922393">
                <text:p>14.59223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.3873092">
                <text:p>11.3873092</text:p>
              </table:table-cell>
              <table:table-cell office:value-type="float" office:value="13.2544548">
                <text:p>13.254454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.4571945">
                <text:p>11.4571945</text:p>
              </table:table-cell>
              <table:table-cell office:value-type="float" office:value="15.3785393">
                <text:p>15.378539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.9710584">
                <text:p>19.9710584</text:p>
              </table:table-cell>
              <table:table-cell office:value-type="float" office:value="24.9448802">
                <text:p>24.94488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.3436179">
                <text:p>11.3436179</text:p>
              </table:table-cell>
              <table:table-cell office:value-type="float" office:value="14.3048655">
                <text:p>14.30486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.0372974">
                <text:p>22.0372974</text:p>
              </table:table-cell>
              <table:table-cell office:value-type="float" office:value="24.8107169">
                <text:p>24.81071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.9868326">
                <text:p>20.9868326</text:p>
              </table:table-cell>
              <table:table-cell office:value-type="float" office:value="24.9813575">
                <text:p>24.98135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.6128086">
                <text:p>14.6128086</text:p>
              </table:table-cell>
              <table:table-cell office:value-type="float" office:value="23.8988821">
                <text:p>23.89888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3.5448821">
                <text:p>13.5448821</text:p>
              </table:table-cell>
              <table:table-cell office:value-type="float" office:value="24.353569">
                <text:p>24.3535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.0989767">
                <text:p>11.0989767</text:p>
              </table:table-cell>
              <table:table-cell office:value-type="float" office:value="14.7817509">
                <text:p>14.781750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.6209936">
                <text:p>12.6209936</text:p>
              </table:table-cell>
              <table:table-cell office:value-type="float" office:value="14.5239905">
                <text:p>14.52399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1.2241345">
                <text:p>21.2241345</text:p>
              </table:table-cell>
              <table:table-cell office:value-type="float" office:value="23.579927">
                <text:p>23.5799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.9855868">
                <text:p>14.9855868</text:p>
              </table:table-cell>
              <table:table-cell office:value-type="float" office:value="23.3133851">
                <text:p>23.313385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.7679337">
                <text:p>10.7679337</text:p>
              </table:table-cell>
              <table:table-cell office:value-type="float" office:value="16.4647448">
                <text:p>16.464744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.4020011">
                <text:p>11.4020011</text:p>
              </table:table-cell>
              <table:table-cell office:value-type="float" office:value="14.8993447">
                <text:p>14.89934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.809581">
                <text:p>12.809581</text:p>
              </table:table-cell>
              <table:table-cell office:value-type="float" office:value="12.9697528">
                <text:p>12.96975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.3128212">
                <text:p>11.3128212</text:p>
              </table:table-cell>
              <table:table-cell office:value-type="float" office:value="14.8207991">
                <text:p>14.82079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.4480406">
                <text:p>11.4480406</text:p>
              </table:table-cell>
              <table:table-cell office:value-type="float" office:value="14.913217">
                <text:p>14.9132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.3456616">
                <text:p>11.3456616</text:p>
              </table:table-cell>
              <table:table-cell office:value-type="float" office:value="15.0094838">
                <text:p>15.009483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.1721906">
                <text:p>11.1721906</text:p>
              </table:table-cell>
              <table:table-cell office:value-type="float" office:value="15.6901229">
                <text:p>15.69012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.4399529">
                <text:p>11.4399529</text:p>
              </table:table-cell>
              <table:table-cell office:value-type="float" office:value="15.0442395">
                <text:p>15.04423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.875404">
                <text:p>10.875404</text:p>
              </table:table-cell>
              <table:table-cell office:value-type="float" office:value="14.8424144">
                <text:p>14.84241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.7252881">
                <text:p>11.7252881</text:p>
              </table:table-cell>
              <table:table-cell office:value-type="float" office:value="14.6470852">
                <text:p>14.64708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.9089466">
                <text:p>10.9089466</text:p>
              </table:table-cell>
              <table:table-cell office:value-type="float" office:value="14.3267244">
                <text:p>14.326724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2.334588">
                <text:p>22.334588</text:p>
              </table:table-cell>
              <table:table-cell office:value-type="float" office:value="25.0154578">
                <text:p>25.01545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.6494763">
                <text:p>20.6494763</text:p>
              </table:table-cell>
              <table:table-cell office:value-type="float" office:value="25.1356247">
                <text:p>25.13562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.0053939">
                <text:p>11.0053939</text:p>
              </table:table-cell>
              <table:table-cell office:value-type="float" office:value="16.1923945">
                <text:p>16.19239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.0566632">
                <text:p>10.0566632</text:p>
              </table:table-cell>
              <table:table-cell office:value-type="float" office:value="14.5625379">
                <text:p>14.562537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.7491752">
                <text:p>9.7491752</text:p>
              </table:table-cell>
              <table:table-cell office:value-type="float" office:value="14.8582486">
                <text:p>14.85824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.6066639">
                <text:p>13.6066639</text:p>
              </table:table-cell>
              <table:table-cell office:value-type="float" office:value="24.5684979">
                <text:p>24.56849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.1257571">
                <text:p>23.1257571</text:p>
              </table:table-cell>
              <table:table-cell office:value-type="float" office:value="23.3363392">
                <text:p>23.336339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.8735911">
                <text:p>20.8735911</text:p>
              </table:table-cell>
              <table:table-cell office:value-type="float" office:value="24.3012534">
                <text:p>24.301253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1.8771588">
                <text:p>21.8771588</text:p>
              </table:table-cell>
              <table:table-cell office:value-type="float" office:value="25.5163014">
                <text:p>25.51630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1.0574683">
                <text:p>21.0574683</text:p>
              </table:table-cell>
              <table:table-cell office:value-type="float" office:value="24.6403758">
                <text:p>24.640375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3.0894802">
                <text:p>13.0894802</text:p>
              </table:table-cell>
              <table:table-cell office:value-type="float" office:value="14.3014856">
                <text:p>14.30148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.8602579">
                <text:p>14.8602579</text:p>
              </table:table-cell>
              <table:table-cell office:value-type="float" office:value="23.763646">
                <text:p>23.76364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.9294504">
                <text:p>12.9294504</text:p>
              </table:table-cell>
              <table:table-cell office:value-type="float" office:value="14.3642736">
                <text:p>14.36427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.991477">
                <text:p>13.991477</text:p>
              </table:table-cell>
              <table:table-cell office:value-type="float" office:value="23.8033797">
                <text:p>23.80337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.5417972">
                <text:p>16.5417972</text:p>
              </table:table-cell>
              <table:table-cell office:value-type="float" office:value="23.1693768">
                <text:p>23.169376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.8907247">
                <text:p>10.8907247</text:p>
              </table:table-cell>
              <table:table-cell office:value-type="float" office:value="15.2684504">
                <text:p>15.26845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.6479706">
                <text:p>20.6479706</text:p>
              </table:table-cell>
              <table:table-cell office:value-type="float" office:value="24.8035539">
                <text:p>24.803553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.0122822">
                <text:p>14.0122822</text:p>
              </table:table-cell>
              <table:table-cell office:value-type="float" office:value="23.2130598">
                <text:p>23.21305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.7131981">
                <text:p>10.7131981</text:p>
              </table:table-cell>
              <table:table-cell office:value-type="float" office:value="13.389053">
                <text:p>13.38905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3.9019351">
                <text:p>13.9019351</text:p>
              </table:table-cell>
              <table:table-cell office:value-type="float" office:value="23.3024809">
                <text:p>23.302480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.591733">
                <text:p>11.591733</text:p>
              </table:table-cell>
              <table:table-cell office:value-type="float" office:value="14.1144992">
                <text:p>14.114499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.6168438">
                <text:p>11.6168438</text:p>
              </table:table-cell>
              <table:table-cell office:value-type="float" office:value="15.5960887">
                <text:p>15.596088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.6017448">
                <text:p>14.6017448</text:p>
              </table:table-cell>
              <table:table-cell office:value-type="float" office:value="23.8803519">
                <text:p>23.88035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1.3637941">
                <text:p>21.3637941</text:p>
              </table:table-cell>
              <table:table-cell office:value-type="float" office:value="23.564466">
                <text:p>23.56446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.1662575">
                <text:p>12.1662575</text:p>
              </table:table-cell>
              <table:table-cell office:value-type="float" office:value="14.8109859">
                <text:p>14.810985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.4319311">
                <text:p>14.4319311</text:p>
              </table:table-cell>
              <table:table-cell office:value-type="float" office:value="25.2866623">
                <text:p>25.28666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.0561306">
                <text:p>12.0561306</text:p>
              </table:table-cell>
              <table:table-cell office:value-type="float" office:value="13.654521">
                <text:p>13.6545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.9857175">
                <text:p>10.9857175</text:p>
              </table:table-cell>
              <table:table-cell office:value-type="float" office:value="15.1933404">
                <text:p>15.193340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.4289837">
                <text:p>13.4289837</text:p>
              </table:table-cell>
              <table:table-cell office:value-type="float" office:value="24.3177307">
                <text:p>24.317730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.1594861">
                <text:p>14.1594861</text:p>
              </table:table-cell>
              <table:table-cell office:value-type="float" office:value="23.85844">
                <text:p>23.858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.2530798">
                <text:p>15.2530798</text:p>
              </table:table-cell>
              <table:table-cell office:value-type="float" office:value="23.5599486">
                <text:p>23.559948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.0260109">
                <text:p>10.0260109</text:p>
              </table:table-cell>
              <table:table-cell office:value-type="float" office:value="14.2366933">
                <text:p>14.236693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.0605747">
                <text:p>12.0605747</text:p>
              </table:table-cell>
              <table:table-cell office:value-type="float" office:value="14.8859202">
                <text:p>14.885920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.7184771">
                <text:p>13.7184771</text:p>
              </table:table-cell>
              <table:table-cell office:value-type="float" office:value="22.6115558">
                <text:p>22.61155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.0879178">
                <text:p>12.0879178</text:p>
              </table:table-cell>
              <table:table-cell office:value-type="float" office:value="15.9050276">
                <text:p>15.905027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.5439214">
                <text:p>12.5439214</text:p>
              </table:table-cell>
              <table:table-cell office:value-type="float" office:value="12.6729827">
                <text:p>12.672982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2.0878139">
                <text:p>12.0878139</text:p>
              </table:table-cell>
              <table:table-cell office:value-type="float" office:value="13.6074799">
                <text:p>13.607479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2.8336256">
                <text:p>12.8336256</text:p>
              </table:table-cell>
              <table:table-cell office:value-type="float" office:value="13.9572924">
                <text:p>13.957292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2.1695874">
                <text:p>12.1695874</text:p>
              </table:table-cell>
              <table:table-cell office:value-type="float" office:value="15.1013865">
                <text:p>15.10138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2.0727356">
                <text:p>12.0727356</text:p>
              </table:table-cell>
              <table:table-cell office:value-type="float" office:value="14.8914787">
                <text:p>14.891478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.4840446">
                <text:p>11.4840446</text:p>
              </table:table-cell>
              <table:table-cell office:value-type="float" office:value="13.8726654">
                <text:p>13.872665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.1299441">
                <text:p>20.1299441</text:p>
              </table:table-cell>
              <table:table-cell office:value-type="float" office:value="25.8980112">
                <text:p>25.89801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1.5387035">
                <text:p>21.5387035</text:p>
              </table:table-cell>
              <table:table-cell office:value-type="float" office:value="24.8504045">
                <text:p>24.850404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.4537011">
                <text:p>15.4537011</text:p>
              </table:table-cell>
              <table:table-cell office:value-type="float" office:value="23.9341905">
                <text:p>23.93419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.2514195">
                <text:p>14.2514195</text:p>
              </table:table-cell>
              <table:table-cell office:value-type="float" office:value="23.4512868">
                <text:p>23.451286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.7569522">
                <text:p>11.7569522</text:p>
              </table:table-cell>
              <table:table-cell office:value-type="float" office:value="14.3765116">
                <text:p>14.37651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.0257538">
                <text:p>11.0257538</text:p>
              </table:table-cell>
              <table:table-cell office:value-type="float" office:value="12.9063673">
                <text:p>12.906367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.1299834">
                <text:p>11.1299834</text:p>
              </table:table-cell>
              <table:table-cell office:value-type="float" office:value="13.9727719">
                <text:p>13.97277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580962">
                <text:p>1.580962</text:p>
              </table:table-cell>
              <table:table-cell office:value-type="float" office:value="-11.8780199">
                <text:p>-11.87801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2.0776445">
                <text:p>12.0776445</text:p>
              </table:table-cell>
              <table:table-cell office:value-type="float" office:value="13.7937892">
                <text:p>13.793789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.9645727">
                <text:p>12.9645727</text:p>
              </table:table-cell>
              <table:table-cell office:value-type="float" office:value="15.4017377">
                <text:p>15.401737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.103606">
                <text:p>11.103606</text:p>
              </table:table-cell>
              <table:table-cell office:value-type="float" office:value="14.5841227">
                <text:p>14.584122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.3762977">
                <text:p>11.3762977</text:p>
              </table:table-cell>
              <table:table-cell office:value-type="float" office:value="15.4743196">
                <text:p>15.474319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0.0655903">
                <text:p>20.0655903</text:p>
              </table:table-cell>
              <table:table-cell office:value-type="float" office:value="24.1195067">
                <text:p>24.119506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2.5776593">
                <text:p>12.5776593</text:p>
              </table:table-cell>
              <table:table-cell office:value-type="float" office:value="13.6875693">
                <text:p>13.687569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1.5244522">
                <text:p>21.5244522</text:p>
              </table:table-cell>
              <table:table-cell office:value-type="float" office:value="23.518268">
                <text:p>23.51826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.4040755">
                <text:p>11.4040755</text:p>
              </table:table-cell>
              <table:table-cell office:value-type="float" office:value="15.033279">
                <text:p>15.03327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.8500802">
                <text:p>14.8500802</text:p>
              </table:table-cell>
              <table:table-cell office:value-type="float" office:value="23.6365211">
                <text:p>23.63652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1.3656903">
                <text:p>21.3656903</text:p>
              </table:table-cell>
              <table:table-cell office:value-type="float" office:value="26.0498902">
                <text:p>26.049890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.6407997">
                <text:p>10.6407997</text:p>
              </table:table-cell>
              <table:table-cell office:value-type="float" office:value="15.6619707">
                <text:p>15.661970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.0223389">
                <text:p>11.0223389</text:p>
              </table:table-cell>
              <table:table-cell office:value-type="float" office:value="15.4188516">
                <text:p>15.418851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.0161491">
                <text:p>12.0161491</text:p>
              </table:table-cell>
              <table:table-cell office:value-type="float" office:value="15.6153766">
                <text:p>15.615376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.4791021">
                <text:p>11.4791021</text:p>
              </table:table-cell>
              <table:table-cell office:value-type="float" office:value="15.127362">
                <text:p>15.12736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.285948">
                <text:p>14.285948</text:p>
              </table:table-cell>
              <table:table-cell office:value-type="float" office:value="22.4824905">
                <text:p>22.482490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.2057205">
                <text:p>11.2057205</text:p>
              </table:table-cell>
              <table:table-cell office:value-type="float" office:value="13.3885924">
                <text:p>13.388592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.3085874">
                <text:p>12.3085874</text:p>
              </table:table-cell>
              <table:table-cell office:value-type="float" office:value="15.2505175">
                <text:p>15.25051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2.7108924">
                <text:p>22.7108924</text:p>
              </table:table-cell>
              <table:table-cell office:value-type="float" office:value="24.6602245">
                <text:p>24.660224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.3847746">
                <text:p>11.3847746</text:p>
              </table:table-cell>
              <table:table-cell office:value-type="float" office:value="13.2028994">
                <text:p>13.202899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.9087082">
                <text:p>11.9087082</text:p>
              </table:table-cell>
              <table:table-cell office:value-type="float" office:value="14.4142496">
                <text:p>14.414249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.3432651">
                <text:p>12.3432651</text:p>
              </table:table-cell>
              <table:table-cell office:value-type="float" office:value="15.2063536">
                <text:p>15.206353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.3227256">
                <text:p>11.3227256</text:p>
              </table:table-cell>
              <table:table-cell office:value-type="float" office:value="16.126698">
                <text:p>16.12669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.0402505">
                <text:p>12.0402505</text:p>
              </table:table-cell>
              <table:table-cell office:value-type="float" office:value="14.7951472">
                <text:p>14.795147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.5699224">
                <text:p>11.5699224</text:p>
              </table:table-cell>
              <table:table-cell office:value-type="float" office:value="13.2224838">
                <text:p>13.222483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1.6493323">
                <text:p>21.6493323</text:p>
              </table:table-cell>
              <table:table-cell office:value-type="float" office:value="24.1326197">
                <text:p>24.132619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.5985848">
                <text:p>11.5985848</text:p>
              </table:table-cell>
              <table:table-cell office:value-type="float" office:value="13.3545386">
                <text:p>13.354538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.7270541">
                <text:p>11.7270541</text:p>
              </table:table-cell>
              <table:table-cell office:value-type="float" office:value="13.1248003">
                <text:p>13.124800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.9648703">
                <text:p>14.9648703</text:p>
              </table:table-cell>
              <table:table-cell office:value-type="float" office:value="22.9325583">
                <text:p>22.932558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.8884752">
                <text:p>10.8884752</text:p>
              </table:table-cell>
              <table:table-cell office:value-type="float" office:value="14.7458879">
                <text:p>14.745887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.9374344">
                <text:p>12.9374344</text:p>
              </table:table-cell>
              <table:table-cell office:value-type="float" office:value="14.2843745">
                <text:p>14.284374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1.4318899">
                <text:p>21.4318899</text:p>
              </table:table-cell>
              <table:table-cell office:value-type="float" office:value="24.5372584">
                <text:p>24.537258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.1710353">
                <text:p>11.1710353</text:p>
              </table:table-cell>
              <table:table-cell office:value-type="float" office:value="14.7654462">
                <text:p>14.765446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.350962">
                <text:p>9.350962</text:p>
              </table:table-cell>
              <table:table-cell office:value-type="float" office:value="15.7454534">
                <text:p>15.745453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.3829105">
                <text:p>11.3829105</text:p>
              </table:table-cell>
              <table:table-cell office:value-type="float" office:value="16.9810736">
                <text:p>16.981073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.9370805">
                <text:p>14.9370805</text:p>
              </table:table-cell>
              <table:table-cell office:value-type="float" office:value="23.7175051">
                <text:p>23.717505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.5259637">
                <text:p>15.5259637</text:p>
              </table:table-cell>
              <table:table-cell office:value-type="float" office:value="23.9623202">
                <text:p>23.962320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.7523454">
                <text:p>11.7523454</text:p>
              </table:table-cell>
              <table:table-cell office:value-type="float" office:value="14.6972886">
                <text:p>14.697288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.2539055">
                <text:p>11.2539055</text:p>
              </table:table-cell>
              <table:table-cell office:value-type="float" office:value="14.5850203">
                <text:p>14.585020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.6963952">
                <text:p>10.6963952</text:p>
              </table:table-cell>
              <table:table-cell office:value-type="float" office:value="14.5917071">
                <text:p>14.591707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1.6896108">
                <text:p>21.6896108</text:p>
              </table:table-cell>
              <table:table-cell office:value-type="float" office:value="24.6279085">
                <text:p>24.627908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.162104">
                <text:p>11.162104</text:p>
              </table:table-cell>
              <table:table-cell office:value-type="float" office:value="15.6605288">
                <text:p>15.660528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.7679956">
                <text:p>14.7679956</text:p>
              </table:table-cell>
              <table:table-cell office:value-type="float" office:value="23.0742859">
                <text:p>23.074285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.8949186">
                <text:p>11.8949186</text:p>
              </table:table-cell>
              <table:table-cell office:value-type="float" office:value="15.7475543">
                <text:p>15.747554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2.9963346">
                <text:p>22.9963346</text:p>
              </table:table-cell>
              <table:table-cell office:value-type="float" office:value="24.2491767">
                <text:p>24.249176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1.0632831">
                <text:p>21.0632831</text:p>
              </table:table-cell>
              <table:table-cell office:value-type="float" office:value="23.8902587">
                <text:p>23.890258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.9497306">
                <text:p>11.9497306</text:p>
              </table:table-cell>
              <table:table-cell office:value-type="float" office:value="14.5817936">
                <text:p>14.581793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1.8141756">
                <text:p>21.8141756</text:p>
              </table:table-cell>
              <table:table-cell office:value-type="float" office:value="24.1374691">
                <text:p>24.137469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.9538217">
                <text:p>11.9538217</text:p>
              </table:table-cell>
              <table:table-cell office:value-type="float" office:value="14.2263184">
                <text:p>14.226318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0.9313342">
                <text:p>20.9313342</text:p>
              </table:table-cell>
              <table:table-cell office:value-type="float" office:value="25.2779334">
                <text:p>25.277933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.2353415">
                <text:p>15.2353415</text:p>
              </table:table-cell>
              <table:table-cell office:value-type="float" office:value="23.8970107">
                <text:p>23.89701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2.8075601">
                <text:p>22.8075601</text:p>
              </table:table-cell>
              <table:table-cell office:value-type="float" office:value="25.2650864">
                <text:p>25.265086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.4959456">
                <text:p>11.4959456</text:p>
              </table:table-cell>
              <table:table-cell office:value-type="float" office:value="13.9201889">
                <text:p>13.920188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.203456">
                <text:p>11.203456</text:p>
              </table:table-cell>
              <table:table-cell office:value-type="float" office:value="15.8167989">
                <text:p>15.816798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.6559558">
                <text:p>11.6559558</text:p>
              </table:table-cell>
              <table:table-cell office:value-type="float" office:value="15.6002625">
                <text:p>15.600262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.6616883">
                <text:p>11.6616883</text:p>
              </table:table-cell>
              <table:table-cell office:value-type="float" office:value="14.2648237">
                <text:p>14.264823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.5443343">
                <text:p>11.5443343</text:p>
              </table:table-cell>
              <table:table-cell office:value-type="float" office:value="14.8158008">
                <text:p>14.815800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.2626254">
                <text:p>11.2626254</text:p>
              </table:table-cell>
              <table:table-cell office:value-type="float" office:value="12.6005911">
                <text:p>12.60059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.1766187">
                <text:p>10.1766187</text:p>
              </table:table-cell>
              <table:table-cell office:value-type="float" office:value="15.579293">
                <text:p>15.57929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.0680244">
                <text:p>12.0680244</text:p>
              </table:table-cell>
              <table:table-cell office:value-type="float" office:value="13.2281662">
                <text:p>13.228166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.9759637">
                <text:p>10.9759637</text:p>
              </table:table-cell>
              <table:table-cell office:value-type="float" office:value="13.6232998">
                <text:p>13.623299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1.0124964">
                <text:p>21.0124964</text:p>
              </table:table-cell>
              <table:table-cell office:value-type="float" office:value="24.3206943">
                <text:p>24.320694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.7665777">
                <text:p>11.7665777</text:p>
              </table:table-cell>
              <table:table-cell office:value-type="float" office:value="16.2457351">
                <text:p>16.245735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1.7040445">
                <text:p>21.7040445</text:p>
              </table:table-cell>
              <table:table-cell office:value-type="float" office:value="24.0405911">
                <text:p>24.040591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.6060633">
                <text:p>11.6060633</text:p>
              </table:table-cell>
              <table:table-cell office:value-type="float" office:value="14.0475579">
                <text:p>14.047557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1.6180377">
                <text:p>11.6180377</text:p>
              </table:table-cell>
              <table:table-cell office:value-type="float" office:value="13.8064359">
                <text:p>13.806435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.5750602">
                <text:p>10.5750602</text:p>
              </table:table-cell>
              <table:table-cell office:value-type="float" office:value="12.4315649">
                <text:p>12.431564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.702646">
                <text:p>10.702646</text:p>
              </table:table-cell>
              <table:table-cell office:value-type="float" office:value="15.8454235">
                <text:p>15.845423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.7675706">
                <text:p>20.7675706</text:p>
              </table:table-cell>
              <table:table-cell office:value-type="float" office:value="24.9844584">
                <text:p>24.984458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.935789">
                <text:p>10.935789</text:p>
              </table:table-cell>
              <table:table-cell office:value-type="float" office:value="14.5447209">
                <text:p>14.54472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.0888471">
                <text:p>12.0888471</text:p>
              </table:table-cell>
              <table:table-cell office:value-type="float" office:value="14.550123">
                <text:p>14.55012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.9905786">
                <text:p>10.9905786</text:p>
              </table:table-cell>
              <table:table-cell office:value-type="float" office:value="15.8255434">
                <text:p>15.825543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.9100237">
                <text:p>11.9100237</text:p>
              </table:table-cell>
              <table:table-cell office:value-type="float" office:value="13.486241">
                <text:p>13.48624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.6477974">
                <text:p>14.6477974</text:p>
              </table:table-cell>
              <table:table-cell office:value-type="float" office:value="22.9219077">
                <text:p>22.92190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.3158624">
                <text:p>12.3158624</text:p>
              </table:table-cell>
              <table:table-cell office:value-type="float" office:value="14.4726661">
                <text:p>14.472666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.7451293">
                <text:p>11.7451293</text:p>
              </table:table-cell>
              <table:table-cell office:value-type="float" office:value="14.6682503">
                <text:p>14.668250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.8712557">
                <text:p>10.8712557</text:p>
              </table:table-cell>
              <table:table-cell office:value-type="float" office:value="14.2629136">
                <text:p>14.262913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.6373712">
                <text:p>11.6373712</text:p>
              </table:table-cell>
              <table:table-cell office:value-type="float" office:value="15.3901149">
                <text:p>15.390114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.6308016">
                <text:p>10.6308016</text:p>
              </table:table-cell>
              <table:table-cell office:value-type="float" office:value="14.6805425">
                <text:p>14.68054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1.4650433">
                <text:p>21.4650433</text:p>
              </table:table-cell>
              <table:table-cell office:value-type="float" office:value="24.2562502">
                <text:p>24.256250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.5444395">
                <text:p>11.5444395</text:p>
              </table:table-cell>
              <table:table-cell office:value-type="float" office:value="14.1381906">
                <text:p>14.138190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.5942954">
                <text:p>14.5942954</text:p>
              </table:table-cell>
              <table:table-cell office:value-type="float" office:value="23.1756423">
                <text:p>23.17564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1.1$Windows_X86_64 LibreOffice_project/54047653041915e595ad4e45cccea684809c77b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